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657cm"/>
    </style:style>
    <style:style style:name="co2" style:family="table-column">
      <style:table-column-properties fo:break-before="auto" style:column-width="3.46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34cm" fo:break-before="auto" style:use-optimal-row-height="true"/>
    </style:style>
    <style:style style:name="ro3" style:family="table-row">
      <style:table-row-properties style:row-height="0.42cm" fo:break-before="auto" style:use-optimal-row-height="true"/>
    </style:style>
    <style:style style:name="ro4" style:family="table-row">
      <style:table-row-properties style:row-height="1.603cm" fo:break-before="auto" style:use-optimal-row-height="true"/>
    </style:style>
    <style:style style:name="ro5" style:family="table-row">
      <style:table-row-properties style:row-height="1.214cm" fo:break-before="auto" style:use-optimal-row-height="true"/>
    </style:style>
    <style:style style:name="ro6" style:family="table-row">
      <style:table-row-properties style:row-height="0.82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>
      <style:table-cell-properties fo:background-color="#99ff66"/>
      <style:text-properties fo:font-size="10pt" style:font-size-asian="10pt" style:font-size-complex="10pt"/>
    </style:style>
    <style:style style:name="ce2" style:family="table-cell" style:parent-style-name="Default" style:data-style-name="N60">
      <style:table-cell-properties fo:background-color="#ffff00"/>
      <style:text-properties fo:font-size="10pt" style:font-size-asian="10pt" style:font-size-complex="10pt"/>
    </style:style>
    <style:style style:name="ce3" style:family="table-cell" style:parent-style-name="Default" style:data-style-name="N60">
      <style:text-properties fo:font-size="10pt" style:font-size-asian="10pt" style:font-size-complex="10pt"/>
    </style:style>
    <style:style style:name="ce4" style:family="table-cell" style:parent-style-name="Default" style:data-style-name="N60">
      <style:table-cell-properties fo:background-color="#ff3333"/>
      <style:text-properties fo:font-size="10pt" style:font-size-asian="10pt" style:font-size-complex="10pt"/>
    </style:style>
    <style:style style:name="ce5" style:family="table-cell" style:parent-style-name="Default">
      <style:table-cell-properties fo:background-color="#99ff66" fo:wrap-option="wrap"/>
      <style:text-properties style:use-window-font-color="true" style:text-outline="false" style:text-line-through-style="none" style:font-name="Liberation Mono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font-name="Liberation Mono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Liberation Mono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3333" fo:wrap-option="wrap"/>
      <style:text-properties style:use-window-font-color="true" style:text-outline="false" style:text-line-through-style="none" style:font-name="Liberation Mono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8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number-columns-repeated="4" table:default-cell-style-name="Default"/>
        <table:table-column table:style-name="co1" table:default-cell-style-name="Default"/>
        <table:table-column table:style-name="co2" table:number-columns-repeated="3" table:default-cell-style-name="Default"/>
        <table:table-column table:style-name="co1" table:default-cell-style-name="Default"/>
        <table:table-column table:style-name="co2" table:number-columns-repeated="4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10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4" table:default-cell-style-name="Default"/>
        <table:table-column table:style-name="co1" table:number-columns-repeated="2" table:default-cell-style-name="Default"/>
        <table:table-column table:style-name="co2" table:number-columns-repeated="1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number-columns-repeated="3" table:default-cell-style-name="Default"/>
        <table:table-column table:style-name="co1" table:default-cell-style-name="Default"/>
        <table:table-column table:style-name="co2" table:number-columns-repeated="7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number-columns-repeated="4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5" table:default-cell-style-name="Default"/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table:number-columns-repeated="113"/>
        </table:table-row>
      </table:table>
      <table:table table:name="Feuille2" table:style-name="ta1">
        <table:shapes>
          <draw:frame draw:z-index="0" draw:style-name="gr1" draw:text-style-name="P1" svg:width="15.999cm" svg:height="19.215cm" svg:x="31.309cm" svg:y="1.067cm">
            <draw:object draw:notify-on-update-of-ranges="Feuille2.H1:Feuille2.H1 Feuille2.H2:Feuille2.H289" xlink:href="./Object 1" xlink:type="simple" xlink:show="embed" xlink:actuate="onLoad">
              <text:p/>
            </draw:object>
            <draw:image xlink:href="./ObjectReplacements/Object 1" xlink:type="simple" xlink:show="embed" xlink:actuate="onLoad"/>
          </draw:frame>
        </table:shapes>
        <table:table-column table:style-name="co3" table:number-columns-repeated="10" table:default-cell-style-name="Default"/>
        <table:table-row table:style-name="ro2">
          <table:table-cell office:value-type="string">
            <text:p>density</text:p>
          </table:table-cell>
          <table:table-cell office:value-type="string">
            <text:p>distance</text:p>
          </table:table-cell>
          <table:table-cell office:value-type="string">
            <text:p>entropy</text:p>
          </table:table-cell>
          <table:table-cell office:value-type="string">
            <text:p>moran</text:p>
          </table:table-cell>
          <table:table-cell office:value-type="string">
            <text:p>slope</text:p>
          </table:table-cell>
          <table:table-cell office:value-type="string">
            <text:p>dist5</text:p>
          </table:table-cell>
          <table:table-cell office:value-type="string">
            <text:p>which5</text:p>
          </table:table-cell>
          <table:table-cell office:value-type="string">
            <text:p>dist4</text:p>
          </table:table-cell>
          <table:table-cell office:value-type="string">
            <text:p>which4</text:p>
          </table:table-cell>
          <table:table-cell office:value-type="string">
            <text:p>grid</text:p>
          </table:table-cell>
        </table:table-row>
        <table:table-row table:style-name="ro3">
          <table:table-cell office:value-type="float" office:value="18196.783151198">
            <text:p>18196,783151198</text:p>
          </table:table-cell>
          <table:table-cell office:value-type="float" office:value="5.44090464864816">
            <text:p>5,4409046486</text:p>
          </table:table-cell>
          <table:table-cell office:value-type="float" office:value="0.770728743136754">
            <text:p>0,7707287431</text:p>
          </table:table-cell>
          <table:table-cell office:value-type="float" office:value="0.0998975786181611">
            <text:p>0,0998975786</text:p>
          </table:table-cell>
          <table:table-cell office:value-type="float" office:value="1.7475583654387">
            <text:p>1,7475583654</text:p>
          </table:table-cell>
          <table:table-cell office:value-type="float" office:value="302.279764106055">
            <text:p>302,2797641061</text:p>
          </table:table-cell>
          <table:table-cell office:value-type="float" office:value="3">
            <text:p>3</text:p>
          </table:table-cell>
          <table:table-cell office:value-type="float" office:value="0.164792178926958">
            <text:p>0,1647921789</text:p>
          </table:table-cell>
          <table:table-cell office:value-type="float" office:value="3">
            <text:p>3</text:p>
          </table:table-cell>
          <table:table-cell office:value-type="string">
            <text:p>gridAnas_34</text:p>
          </table:table-cell>
        </table:table-row>
        <table:table-row table:style-name="ro3">
          <table:table-cell office:value-type="float" office:value="16116.8317140004">
            <text:p>16116,8317140004</text:p>
          </table:table-cell>
          <table:table-cell office:value-type="float" office:value="6.77385646559693">
            <text:p>6,7738564656</text:p>
          </table:table-cell>
          <table:table-cell office:value-type="float" office:value="0.850799410737971">
            <text:p>0,8507994107</text:p>
          </table:table-cell>
          <table:table-cell office:value-type="float" office:value="0.108213051184187">
            <text:p>0,1082130512</text:p>
          </table:table-cell>
          <table:table-cell office:value-type="float" office:value="1.33094387964045">
            <text:p>1,3309438796</text:p>
          </table:table-cell>
          <table:table-cell office:value-type="float" office:value="267.614306958263">
            <text:p>267,6143069583</text:p>
          </table:table-cell>
          <table:table-cell office:value-type="float" office:value="3">
            <text:p>3</text:p>
          </table:table-cell>
          <table:table-cell office:value-type="float" office:value="0.200670091224354">
            <text:p>0,2006700912</text:p>
          </table:table-cell>
          <table:table-cell office:value-type="float" office:value="2">
            <text:p>2</text:p>
          </table:table-cell>
          <table:table-cell office:value-type="string">
            <text:p>gridAnas_49</text:p>
          </table:table-cell>
        </table:table-row>
        <table:table-row table:style-name="ro3">
          <table:table-cell office:value-type="float" office:value="16119.4656836121">
            <text:p>16119,4656836121</text:p>
          </table:table-cell>
          <table:table-cell office:value-type="float" office:value="5.88428388643054">
            <text:p>5,8842838864</text:p>
          </table:table-cell>
          <table:table-cell office:value-type="float" office:value="0.800034387468929">
            <text:p>0,8000343875</text:p>
          </table:table-cell>
          <table:table-cell office:value-type="float" office:value="0.108881604636481">
            <text:p>0,1088816046</text:p>
          </table:table-cell>
          <table:table-cell office:value-type="float" office:value="1.68717713448373">
            <text:p>1,6871771345</text:p>
          </table:table-cell>
          <table:table-cell office:value-type="float" office:value="267.657840549149">
            <text:p>267,6578405491</text:p>
          </table:table-cell>
          <table:table-cell office:value-type="float" office:value="3">
            <text:p>3</text:p>
          </table:table-cell>
          <table:table-cell office:value-type="float" office:value="0.205847602072708">
            <text:p>0,2058476021</text:p>
          </table:table-cell>
          <table:table-cell office:value-type="float" office:value="3">
            <text:p>3</text:p>
          </table:table-cell>
          <table:table-cell office:value-type="string">
            <text:p>gridAnas_108</text:p>
          </table:table-cell>
        </table:table-row>
        <table:table-row table:style-name="ro3">
          <table:table-cell office:value-type="float" office:value="21347.5235589783">
            <text:p>21347,5235589783</text:p>
          </table:table-cell>
          <table:table-cell office:value-type="float" office:value="5.25730458035325">
            <text:p>5,2573045804</text:p>
          </table:table-cell>
          <table:table-cell office:value-type="float" office:value="0.733512850832318">
            <text:p>0,7335128508</text:p>
          </table:table-cell>
          <table:table-cell office:value-type="float" office:value="0.0802212511669857">
            <text:p>0,0802212512</text:p>
          </table:table-cell>
          <table:table-cell office:value-type="float" office:value="1.84441803555716">
            <text:p>1,8444180356</text:p>
          </table:table-cell>
          <table:table-cell office:value-type="float" office:value="354.792120968865">
            <text:p>354,7921209689</text:p>
          </table:table-cell>
          <table:table-cell office:value-type="float" office:value="3">
            <text:p>3</text:p>
          </table:table-cell>
          <table:table-cell office:value-type="float" office:value="0.209159464075272">
            <text:p>0,2091594641</text:p>
          </table:table-cell>
          <table:table-cell office:value-type="float" office:value="3">
            <text:p>3</text:p>
          </table:table-cell>
          <table:table-cell office:value-type="string">
            <text:p>gridAnas_37</text:p>
          </table:table-cell>
        </table:table-row>
        <table:table-row table:style-name="ro3">
          <table:table-cell office:value-type="float" office:value="11067.2294819527">
            <text:p>11067,2294819527</text:p>
          </table:table-cell>
          <table:table-cell office:value-type="float" office:value="7.91201587487863">
            <text:p>7,9120158749</text:p>
          </table:table-cell>
          <table:table-cell office:value-type="float" office:value="0.888144047041218">
            <text:p>0,888144047</text:p>
          </table:table-cell>
          <table:table-cell office:value-type="float" office:value="0.11291321561634">
            <text:p>0,1129132156</text:p>
          </table:table-cell>
          <table:table-cell office:value-type="float" office:value="1.28985532580448">
            <text:p>1,2898553258</text:p>
          </table:table-cell>
          <table:table-cell office:value-type="float" office:value="183.454836128349">
            <text:p>183,4548361283</text:p>
          </table:table-cell>
          <table:table-cell office:value-type="float" office:value="3">
            <text:p>3</text:p>
          </table:table-cell>
          <table:table-cell office:value-type="float" office:value="0.217942827722615">
            <text:p>0,2179428277</text:p>
          </table:table-cell>
          <table:table-cell office:value-type="float" office:value="2">
            <text:p>2</text:p>
          </table:table-cell>
          <table:table-cell office:value-type="string">
            <text:p>gridAnas_3</text:p>
          </table:table-cell>
        </table:table-row>
        <table:table-row table:style-name="ro3">
          <table:table-cell office:value-type="float" office:value="23482.5121741228">
            <text:p>23482,5121741228</text:p>
          </table:table-cell>
          <table:table-cell office:value-type="float" office:value="5.13909227211913">
            <text:p>5,1390922721</text:p>
          </table:table-cell>
          <table:table-cell office:value-type="float" office:value="0.716712489864126">
            <text:p>0,7167124899</text:p>
          </table:table-cell>
          <table:table-cell office:value-type="float" office:value="0.0758276573327225">
            <text:p>0,0758276573</text:p>
          </table:table-cell>
          <table:table-cell office:value-type="float" office:value="1.55696014024713">
            <text:p>1,5569601402</text:p>
          </table:table-cell>
          <table:table-cell office:value-type="float" office:value="390.375264081444">
            <text:p>390,3752640814</text:p>
          </table:table-cell>
          <table:table-cell office:value-type="float" office:value="3">
            <text:p>3</text:p>
          </table:table-cell>
          <table:table-cell office:value-type="float" office:value="0.21855398088319">
            <text:p>0,2185539809</text:p>
          </table:table-cell>
          <table:table-cell office:value-type="float" office:value="3">
            <text:p>3</text:p>
          </table:table-cell>
          <table:table-cell office:value-type="string">
            <text:p>gridAnas_8</text:p>
          </table:table-cell>
        </table:table-row>
        <table:table-row table:style-name="ro3">
          <table:table-cell office:value-type="float" office:value="21742.7939530336">
            <text:p>21742,7939530336</text:p>
          </table:table-cell>
          <table:table-cell office:value-type="float" office:value="5.65346389504193">
            <text:p>5,653463895</text:p>
          </table:table-cell>
          <table:table-cell office:value-type="float" office:value="0.740171329262229">
            <text:p>0,7401713293</text:p>
          </table:table-cell>
          <table:table-cell office:value-type="float" office:value="0.0834929766734505">
            <text:p>0,0834929767</text:p>
          </table:table-cell>
          <table:table-cell office:value-type="float" office:value="1.51207953955698">
            <text:p>1,5120795396</text:p>
          </table:table-cell>
          <table:table-cell office:value-type="float" office:value="361.37996902942">
            <text:p>361,3799690294</text:p>
          </table:table-cell>
          <table:table-cell office:value-type="float" office:value="3">
            <text:p>3</text:p>
          </table:table-cell>
          <table:table-cell office:value-type="float" office:value="0.224627361056243">
            <text:p>0,2246273611</text:p>
          </table:table-cell>
          <table:table-cell office:value-type="float" office:value="3">
            <text:p>3</text:p>
          </table:table-cell>
          <table:table-cell office:value-type="string">
            <text:p>gridAnas_72</text:p>
          </table:table-cell>
        </table:table-row>
        <table:table-row table:style-name="ro3">
          <table:table-cell office:value-type="float" office:value="22384.7418746747">
            <text:p>22384,7418746747</text:p>
          </table:table-cell>
          <table:table-cell office:value-type="float" office:value="7.9077765505334">
            <text:p>7,9077765505</text:p>
          </table:table-cell>
          <table:table-cell office:value-type="float" office:value="0.762231583357447">
            <text:p>0,7622315834</text:p>
          </table:table-cell>
          <table:table-cell office:value-type="float" office:value="0.0562700889586076">
            <text:p>0,056270089</text:p>
          </table:table-cell>
          <table:table-cell office:value-type="float" office:value="1.37368036397199">
            <text:p>1,373680364</text:p>
          </table:table-cell>
          <table:table-cell office:value-type="float" office:value="372.07933581972">
            <text:p>372,0793358197</text:p>
          </table:table-cell>
          <table:table-cell office:value-type="float" office:value="3">
            <text:p>3</text:p>
          </table:table-cell>
          <table:table-cell office:value-type="float" office:value="0.233107395019889">
            <text:p>0,233107395</text:p>
          </table:table-cell>
          <table:table-cell office:value-type="float" office:value="2">
            <text:p>2</text:p>
          </table:table-cell>
          <table:table-cell office:value-type="string">
            <text:p>gridAnas_74</text:p>
          </table:table-cell>
        </table:table-row>
        <table:table-row table:style-name="ro3">
          <table:table-cell office:value-type="float" office:value="22384.7418746747">
            <text:p>22384,7418746747</text:p>
          </table:table-cell>
          <table:table-cell office:value-type="float" office:value="7.9077765505334">
            <text:p>7,9077765505</text:p>
          </table:table-cell>
          <table:table-cell office:value-type="float" office:value="0.762231583357447">
            <text:p>0,7622315834</text:p>
          </table:table-cell>
          <table:table-cell office:value-type="float" office:value="0.0562700889586076">
            <text:p>0,056270089</text:p>
          </table:table-cell>
          <table:table-cell office:value-type="float" office:value="1.37368036397199">
            <text:p>1,373680364</text:p>
          </table:table-cell>
          <table:table-cell office:value-type="float" office:value="372.07933581972">
            <text:p>372,0793358197</text:p>
          </table:table-cell>
          <table:table-cell office:value-type="float" office:value="3">
            <text:p>3</text:p>
          </table:table-cell>
          <table:table-cell office:value-type="float" office:value="0.233107395019889">
            <text:p>0,233107395</text:p>
          </table:table-cell>
          <table:table-cell office:value-type="float" office:value="2">
            <text:p>2</text:p>
          </table:table-cell>
          <table:table-cell office:value-type="string">
            <text:p>gridAnas_74</text:p>
          </table:table-cell>
        </table:table-row>
        <table:table-row table:style-name="ro3">
          <table:table-cell office:value-type="float" office:value="14325.9492398052">
            <text:p>14325,9492398052</text:p>
          </table:table-cell>
          <table:table-cell office:value-type="float" office:value="6.53284690628847">
            <text:p>6,5328469063</text:p>
          </table:table-cell>
          <table:table-cell office:value-type="float" office:value="0.839963374889565">
            <text:p>0,8399633749</text:p>
          </table:table-cell>
          <table:table-cell office:value-type="float" office:value="0.118997414513348">
            <text:p>0,1189974145</text:p>
          </table:table-cell>
          <table:table-cell office:value-type="float" office:value="1.3172497504514">
            <text:p>1,3172497505</text:p>
          </table:table-cell>
          <table:table-cell office:value-type="float" office:value="237.766321819077">
            <text:p>237,7663218191</text:p>
          </table:table-cell>
          <table:table-cell office:value-type="float" office:value="3">
            <text:p>3</text:p>
          </table:table-cell>
          <table:table-cell office:value-type="float" office:value="0.236414556376002">
            <text:p>0,2364145564</text:p>
          </table:table-cell>
          <table:table-cell office:value-type="float" office:value="2">
            <text:p>2</text:p>
          </table:table-cell>
          <table:table-cell office:value-type="string">
            <text:p>gridAnas_58</text:p>
          </table:table-cell>
        </table:table-row>
        <table:table-row table:style-name="ro3">
          <table:table-cell office:value-type="float" office:value="16327.0233132782">
            <text:p>16327,0233132782</text:p>
          </table:table-cell>
          <table:table-cell office:value-type="float" office:value="6.14445652442982">
            <text:p>6,1444565244</text:p>
          </table:table-cell>
          <table:table-cell office:value-type="float" office:value="0.811983414480841">
            <text:p>0,8119834145</text:p>
          </table:table-cell>
          <table:table-cell office:value-type="float" office:value="0.109662238784825">
            <text:p>0,1096622388</text:p>
          </table:table-cell>
          <table:table-cell office:value-type="float" office:value="1.46335081663984">
            <text:p>1,4633508166</text:p>
          </table:table-cell>
          <table:table-cell office:value-type="float" office:value="271.11725591684">
            <text:p>271,1172559168</text:p>
          </table:table-cell>
          <table:table-cell office:value-type="float" office:value="3">
            <text:p>3</text:p>
          </table:table-cell>
          <table:table-cell office:value-type="float" office:value="0.246412725234179">
            <text:p>0,2464127252</text:p>
          </table:table-cell>
          <table:table-cell office:value-type="float" office:value="2">
            <text:p>2</text:p>
          </table:table-cell>
          <table:table-cell office:value-type="string">
            <text:p>gridAnas_68</text:p>
          </table:table-cell>
        </table:table-row>
        <table:table-row table:style-name="ro3">
          <table:table-cell office:value-type="float" office:value="16520.1138565802">
            <text:p>16520,1138565802</text:p>
          </table:table-cell>
          <table:table-cell office:value-type="float" office:value="6.59080961049827">
            <text:p>6,5908096105</text:p>
          </table:table-cell>
          <table:table-cell office:value-type="float" office:value="0.81677474058393">
            <text:p>0,8167747406</text:p>
          </table:table-cell>
          <table:table-cell office:value-type="float" office:value="0.110084645494228">
            <text:p>0,1100846455</text:p>
          </table:table-cell>
          <table:table-cell office:value-type="float" office:value="1.67191612357332">
            <text:p>1,6719161236</text:p>
          </table:table-cell>
          <table:table-cell office:value-type="float" office:value="274.335346368486">
            <text:p>274,3353463685</text:p>
          </table:table-cell>
          <table:table-cell office:value-type="float" office:value="3">
            <text:p>3</text:p>
          </table:table-cell>
          <table:table-cell office:value-type="float" office:value="0.251655649793123">
            <text:p>0,2516556498</text:p>
          </table:table-cell>
          <table:table-cell office:value-type="float" office:value="3">
            <text:p>3</text:p>
          </table:table-cell>
          <table:table-cell office:value-type="string">
            <text:p>gridAnas_106</text:p>
          </table:table-cell>
        </table:table-row>
        <table:table-row table:style-name="ro3">
          <table:table-cell office:value-type="float" office:value="11689.7065778458">
            <text:p>11689,7065778458</text:p>
          </table:table-cell>
          <table:table-cell office:value-type="float" office:value="7.1968866442764">
            <text:p>7,1968866443</text:p>
          </table:table-cell>
          <table:table-cell office:value-type="float" office:value="0.872466867357915">
            <text:p>0,8724668674</text:p>
          </table:table-cell>
          <table:table-cell office:value-type="float" office:value="0.136165485017816">
            <text:p>0,136165485</text:p>
          </table:table-cell>
          <table:table-cell office:value-type="float" office:value="1.40166688451107">
            <text:p>1,4016668845</text:p>
          </table:table-cell>
          <table:table-cell office:value-type="float" office:value="193.829121562714">
            <text:p>193,8291215627</text:p>
          </table:table-cell>
          <table:table-cell office:value-type="float" office:value="3">
            <text:p>3</text:p>
          </table:table-cell>
          <table:table-cell office:value-type="float" office:value="0.252557140015803">
            <text:p>0,25255714</text:p>
          </table:table-cell>
          <table:table-cell office:value-type="float" office:value="2">
            <text:p>2</text:p>
          </table:table-cell>
          <table:table-cell office:value-type="string">
            <text:p>gridAnas_43</text:p>
          </table:table-cell>
        </table:table-row>
        <table:table-row table:style-name="ro3">
          <table:table-cell office:value-type="float" office:value="15553.1571759436">
            <text:p>15553,1571759436</text:p>
          </table:table-cell>
          <table:table-cell office:value-type="float" office:value="5.4492680346406">
            <text:p>5,4492680346</text:p>
          </table:table-cell>
          <table:table-cell office:value-type="float" office:value="0.803494500620565">
            <text:p>0,8034945006</text:p>
          </table:table-cell>
          <table:table-cell office:value-type="float" office:value="0.114309345221579">
            <text:p>0,1143093452</text:p>
          </table:table-cell>
          <table:table-cell office:value-type="float" office:value="1.80845397958259">
            <text:p>1,8084539796</text:p>
          </table:table-cell>
          <table:table-cell office:value-type="float" office:value="258.219411091381">
            <text:p>258,2194110914</text:p>
          </table:table-cell>
          <table:table-cell office:value-type="float" office:value="3">
            <text:p>3</text:p>
          </table:table-cell>
          <table:table-cell office:value-type="float" office:value="0.253899188389669">
            <text:p>0,2538991884</text:p>
          </table:table-cell>
          <table:table-cell office:value-type="float" office:value="3">
            <text:p>3</text:p>
          </table:table-cell>
          <table:table-cell office:value-type="string">
            <text:p>gridAnas_92</text:p>
          </table:table-cell>
        </table:table-row>
        <table:table-row table:style-name="ro3">
          <table:table-cell office:value-type="float" office:value="15017.1883122846">
            <text:p>15017,1883122846</text:p>
          </table:table-cell>
          <table:table-cell office:value-type="float" office:value="6.06420484477781">
            <text:p>6,0642048448</text:p>
          </table:table-cell>
          <table:table-cell office:value-type="float" office:value="0.824611382532304">
            <text:p>0,8246113825</text:p>
          </table:table-cell>
          <table:table-cell office:value-type="float" office:value="0.119134559096503">
            <text:p>0,1191345591</text:p>
          </table:table-cell>
          <table:table-cell office:value-type="float" office:value="1.64283666549294">
            <text:p>1,6428366655</text:p>
          </table:table-cell>
          <table:table-cell office:value-type="float" office:value="249.286621493058">
            <text:p>249,2866214931</text:p>
          </table:table-cell>
          <table:table-cell office:value-type="float" office:value="3">
            <text:p>3</text:p>
          </table:table-cell>
          <table:table-cell office:value-type="float" office:value="0.273125113417012">
            <text:p>0,2731251134</text:p>
          </table:table-cell>
          <table:table-cell office:value-type="float" office:value="3">
            <text:p>3</text:p>
          </table:table-cell>
          <table:table-cell office:value-type="string">
            <text:p>gridAnas_101</text:p>
          </table:table-cell>
        </table:table-row>
        <table:table-row table:style-name="ro3">
          <table:table-cell office:value-type="float" office:value="14760.9823239507">
            <text:p>14760,9823239507</text:p>
          </table:table-cell>
          <table:table-cell office:value-type="float" office:value="4.89789034401788">
            <text:p>4,897890344</text:p>
          </table:table-cell>
          <table:table-cell office:value-type="float" office:value="0.821038458458537">
            <text:p>0,8210384585</text:p>
          </table:table-cell>
          <table:table-cell office:value-type="float" office:value="0.109066234944643">
            <text:p>0,1090662349</text:p>
          </table:table-cell>
          <table:table-cell office:value-type="float" office:value="1.71393845836127">
            <text:p>1,7139384584</text:p>
          </table:table-cell>
          <table:table-cell office:value-type="float" office:value="245.01653497178">
            <text:p>245,0165349718</text:p>
          </table:table-cell>
          <table:table-cell office:value-type="float" office:value="3">
            <text:p>3</text:p>
          </table:table-cell>
          <table:table-cell office:value-type="float" office:value="0.28254073811243">
            <text:p>0,2825407381</text:p>
          </table:table-cell>
          <table:table-cell office:value-type="float" office:value="3">
            <text:p>3</text:p>
          </table:table-cell>
          <table:table-cell office:value-type="string">
            <text:p>gridAnas_30</text:p>
          </table:table-cell>
        </table:table-row>
        <table:table-row table:style-name="ro3">
          <table:table-cell office:value-type="float" office:value="17910.2852760244">
            <text:p>17910,2852760244</text:p>
          </table:table-cell>
          <table:table-cell office:value-type="float" office:value="5.08626894668967">
            <text:p>5,0862689467</text:p>
          </table:table-cell>
          <table:table-cell office:value-type="float" office:value="0.765559430974451">
            <text:p>0,765559431</text:p>
          </table:table-cell>
          <table:table-cell office:value-type="float" office:value="0.108715425241746">
            <text:p>0,1087154252</text:p>
          </table:table-cell>
          <table:table-cell office:value-type="float" office:value="1.92379962414651">
            <text:p>1,9237996241</text:p>
          </table:table-cell>
          <table:table-cell office:value-type="float" office:value="297.504892787705">
            <text:p>297,5048927877</text:p>
          </table:table-cell>
          <table:table-cell office:value-type="float" office:value="3">
            <text:p>3</text:p>
          </table:table-cell>
          <table:table-cell office:value-type="float" office:value="0.286745140317801">
            <text:p>0,2867451403</text:p>
          </table:table-cell>
          <table:table-cell office:value-type="float" office:value="3">
            <text:p>3</text:p>
          </table:table-cell>
          <table:table-cell office:value-type="string">
            <text:p>gridAnas_33</text:p>
          </table:table-cell>
        </table:table-row>
        <table:table-row table:style-name="ro3">
          <table:table-cell office:value-type="float" office:value="10998.9310512942">
            <text:p>10998,9310512942</text:p>
          </table:table-cell>
          <table:table-cell office:value-type="float" office:value="7.20271126573714">
            <text:p>7,2027112657</text:p>
          </table:table-cell>
          <table:table-cell office:value-type="float" office:value="0.882286446163786">
            <text:p>0,8822864462</text:p>
          </table:table-cell>
          <table:table-cell office:value-type="float" office:value="0.142479395874535">
            <text:p>0,1424793959</text:p>
          </table:table-cell>
          <table:table-cell office:value-type="float" office:value="1.33152483164724">
            <text:p>1,3315248316</text:p>
          </table:table-cell>
          <table:table-cell office:value-type="float" office:value="182.316440100079">
            <text:p>182,3164401001</text:p>
          </table:table-cell>
          <table:table-cell office:value-type="float" office:value="3">
            <text:p>3</text:p>
          </table:table-cell>
          <table:table-cell office:value-type="float" office:value="0.294648766554331">
            <text:p>0,2946487666</text:p>
          </table:table-cell>
          <table:table-cell office:value-type="float" office:value="2">
            <text:p>2</text:p>
          </table:table-cell>
          <table:table-cell office:value-type="string">
            <text:p>gridAnas_81</text:p>
          </table:table-cell>
        </table:table-row>
        <table:table-row table:style-name="ro3">
          <table:table-cell office:value-type="float" office:value="12214.7890947132">
            <text:p>12214,7890947132</text:p>
          </table:table-cell>
          <table:table-cell office:value-type="float" office:value="6.78482556229976">
            <text:p>6,7848255623</text:p>
          </table:table-cell>
          <table:table-cell office:value-type="float" office:value="0.870699453227076">
            <text:p>0,8706994532</text:p>
          </table:table-cell>
          <table:table-cell office:value-type="float" office:value="0.136693927150414">
            <text:p>0,1366939272</text:p>
          </table:table-cell>
          <table:table-cell office:value-type="float" office:value="1.29431761817478">
            <text:p>1,2943176182</text:p>
          </table:table-cell>
          <table:table-cell office:value-type="float" office:value="202.580618957043">
            <text:p>202,580618957</text:p>
          </table:table-cell>
          <table:table-cell office:value-type="float" office:value="3">
            <text:p>3</text:p>
          </table:table-cell>
          <table:table-cell office:value-type="float" office:value="0.296472870764859">
            <text:p>0,2964728708</text:p>
          </table:table-cell>
          <table:table-cell office:value-type="float" office:value="2">
            <text:p>2</text:p>
          </table:table-cell>
          <table:table-cell office:value-type="string">
            <text:p>gridAnas_44</text:p>
          </table:table-cell>
        </table:table-row>
        <table:table-row table:style-name="ro3">
          <table:table-cell office:value-type="float" office:value="14887.8124828978">
            <text:p>14887,8124828978</text:p>
          </table:table-cell>
          <table:table-cell office:value-type="float" office:value="5.64830613190355">
            <text:p>5,6483061319</text:p>
          </table:table-cell>
          <table:table-cell office:value-type="float" office:value="0.802161777483107">
            <text:p>0,8021617775</text:p>
          </table:table-cell>
          <table:table-cell office:value-type="float" office:value="0.117393538283852">
            <text:p>0,1173935383</text:p>
          </table:table-cell>
          <table:table-cell office:value-type="float" office:value="1.91619444814878">
            <text:p>1,9161944481</text:p>
          </table:table-cell>
          <table:table-cell office:value-type="float" office:value="247.130406292229">
            <text:p>247,1304062922</text:p>
          </table:table-cell>
          <table:table-cell office:value-type="float" office:value="3">
            <text:p>3</text:p>
          </table:table-cell>
          <table:table-cell office:value-type="float" office:value="0.313024228916179">
            <text:p>0,3130242289</text:p>
          </table:table-cell>
          <table:table-cell office:value-type="float" office:value="3">
            <text:p>3</text:p>
          </table:table-cell>
          <table:table-cell office:value-type="string">
            <text:p>gridAnas_109</text:p>
          </table:table-cell>
        </table:table-row>
        <table:table-row table:style-name="ro3">
          <table:table-cell office:value-type="float" office:value="18497.9048698544">
            <text:p>18497,9048698544</text:p>
          </table:table-cell>
          <table:table-cell office:value-type="float" office:value="7.19641753893973">
            <text:p>7,1964175389</text:p>
          </table:table-cell>
          <table:table-cell office:value-type="float" office:value="0.766819970214175">
            <text:p>0,7668199702</text:p>
          </table:table-cell>
          <table:table-cell office:value-type="float" office:value="0.0892588998353206">
            <text:p>0,0892588998</text:p>
          </table:table-cell>
          <table:table-cell office:value-type="float" office:value="1.93940806412342">
            <text:p>1,9394080641</text:p>
          </table:table-cell>
          <table:table-cell office:value-type="float" office:value="307.298577898949">
            <text:p>307,2985778989</text:p>
          </table:table-cell>
          <table:table-cell office:value-type="float" office:value="3">
            <text:p>3</text:p>
          </table:table-cell>
          <table:table-cell office:value-type="float" office:value="0.316900605719873">
            <text:p>0,3169006057</text:p>
          </table:table-cell>
          <table:table-cell office:value-type="float" office:value="3">
            <text:p>3</text:p>
          </table:table-cell>
          <table:table-cell office:value-type="string">
            <text:p>gridAnas_5</text:p>
          </table:table-cell>
        </table:table-row>
        <table:table-row table:style-name="ro3">
          <table:table-cell office:value-type="float" office:value="14161.1331973778">
            <text:p>14161,1331973778</text:p>
          </table:table-cell>
          <table:table-cell office:value-type="float" office:value="5.55438065300202">
            <text:p>5,554380653</text:p>
          </table:table-cell>
          <table:table-cell office:value-type="float" office:value="0.83863368554348">
            <text:p>0,8386336855</text:p>
          </table:table-cell>
          <table:table-cell office:value-type="float" office:value="0.11654119514296">
            <text:p>0,1165411951</text:p>
          </table:table-cell>
          <table:table-cell office:value-type="float" office:value="1.40245363318758">
            <text:p>1,4024536332</text:p>
          </table:table-cell>
          <table:table-cell office:value-type="float" office:value="235.019259686457">
            <text:p>235,0192596865</text:p>
          </table:table-cell>
          <table:table-cell office:value-type="float" office:value="3">
            <text:p>3</text:p>
          </table:table-cell>
          <table:table-cell office:value-type="float" office:value="0.325991585734381">
            <text:p>0,3259915857</text:p>
          </table:table-cell>
          <table:table-cell office:value-type="float" office:value="2">
            <text:p>2</text:p>
          </table:table-cell>
          <table:table-cell office:value-type="string">
            <text:p>gridAnas_110</text:p>
          </table:table-cell>
        </table:table-row>
        <table:table-row table:style-name="ro3">
          <table:table-cell office:value-type="float" office:value="18300.918614901">
            <text:p>18300,918614901</text:p>
          </table:table-cell>
          <table:table-cell office:value-type="float" office:value="4.63680128777123">
            <text:p>4,6368012878</text:p>
          </table:table-cell>
          <table:table-cell office:value-type="float" office:value="0.814792552351396">
            <text:p>0,8147925524</text:p>
          </table:table-cell>
          <table:table-cell office:value-type="float" office:value="0.124564875939715">
            <text:p>0,1245648759</text:p>
          </table:table-cell>
          <table:table-cell office:value-type="float" office:value="1.80313134607019">
            <text:p>1,8031313461</text:p>
          </table:table-cell>
          <table:table-cell office:value-type="float" office:value="304.015486994871">
            <text:p>304,0154869949</text:p>
          </table:table-cell>
          <table:table-cell office:value-type="float" office:value="3">
            <text:p>3</text:p>
          </table:table-cell>
          <table:table-cell office:value-type="float" office:value="0.327822098451208">
            <text:p>0,3278220985</text:p>
          </table:table-cell>
          <table:table-cell office:value-type="float" office:value="3">
            <text:p>3</text:p>
          </table:table-cell>
          <table:table-cell office:value-type="string">
            <text:p>gridAnas_94</text:p>
          </table:table-cell>
        </table:table-row>
        <table:table-row table:style-name="ro3">
          <table:table-cell office:value-type="float" office:value="13197.4395383183">
            <text:p>13197,4395383183</text:p>
          </table:table-cell>
          <table:table-cell office:value-type="float" office:value="8.23430001662738">
            <text:p>8,2343000166</text:p>
          </table:table-cell>
          <table:table-cell office:value-type="float" office:value="0.888784370842267">
            <text:p>0,8887843708</text:p>
          </table:table-cell>
          <table:table-cell office:value-type="float" office:value="0.119082445557776">
            <text:p>0,1190824456</text:p>
          </table:table-cell>
          <table:table-cell office:value-type="float" office:value="1.12930914763073">
            <text:p>1,1293091476</text:p>
          </table:table-cell>
          <table:table-cell office:value-type="float" office:value="218.958593807209">
            <text:p>218,9585938072</text:p>
          </table:table-cell>
          <table:table-cell office:value-type="float" office:value="3">
            <text:p>3</text:p>
          </table:table-cell>
          <table:table-cell office:value-type="float" office:value="0.338770492471616">
            <text:p>0,3387704925</text:p>
          </table:table-cell>
          <table:table-cell office:value-type="float" office:value="2">
            <text:p>2</text:p>
          </table:table-cell>
          <table:table-cell office:value-type="string">
            <text:p>gridAnas_69</text:p>
          </table:table-cell>
        </table:table-row>
        <table:table-row table:style-name="ro3">
          <table:table-cell office:value-type="float" office:value="12127.4417924777">
            <text:p>12127,4417924777</text:p>
          </table:table-cell>
          <table:table-cell office:value-type="float" office:value="5.67093973879786">
            <text:p>5,6709397388</text:p>
          </table:table-cell>
          <table:table-cell office:value-type="float" office:value="0.870485598081358">
            <text:p>0,8704855981</text:p>
          </table:table-cell>
          <table:table-cell office:value-type="float" office:value="0.113449245997326">
            <text:p>0,113449246</text:p>
          </table:table-cell>
          <table:table-cell office:value-type="float" office:value="1.31966443172781">
            <text:p>1,3196644317</text:p>
          </table:table-cell>
          <table:table-cell office:value-type="float" office:value="201.12469396733">
            <text:p>201,1246939673</text:p>
          </table:table-cell>
          <table:table-cell office:value-type="float" office:value="3">
            <text:p>3</text:p>
          </table:table-cell>
          <table:table-cell office:value-type="float" office:value="0.340010130278404">
            <text:p>0,3400101303</text:p>
          </table:table-cell>
          <table:table-cell office:value-type="float" office:value="2">
            <text:p>2</text:p>
          </table:table-cell>
          <table:table-cell office:value-type="string">
            <text:p>gridAnas_11</text:p>
          </table:table-cell>
        </table:table-row>
        <table:table-row table:style-name="ro3">
          <table:table-cell office:value-type="float" office:value="15453.5284840803">
            <text:p>15453,5284840803</text:p>
          </table:table-cell>
          <table:table-cell office:value-type="float" office:value="6.42512062297921">
            <text:p>6,425120623</text:p>
          </table:table-cell>
          <table:table-cell office:value-type="float" office:value="0.844059959034074">
            <text:p>0,844059959</text:p>
          </table:table-cell>
          <table:table-cell office:value-type="float" office:value="0.103179943426585">
            <text:p>0,1031799434</text:p>
          </table:table-cell>
          <table:table-cell office:value-type="float" office:value="1.13245494490433">
            <text:p>1,1324549449</text:p>
          </table:table-cell>
          <table:table-cell office:value-type="float" office:value="256.559603590318">
            <text:p>256,5596035903</text:p>
          </table:table-cell>
          <table:table-cell office:value-type="float" office:value="3">
            <text:p>3</text:p>
          </table:table-cell>
          <table:table-cell office:value-type="float" office:value="0.34402340968526">
            <text:p>0,3440234097</text:p>
          </table:table-cell>
          <table:table-cell office:value-type="float" office:value="2">
            <text:p>2</text:p>
          </table:table-cell>
          <table:table-cell office:value-type="string">
            <text:p>gridAnas_53</text:p>
          </table:table-cell>
        </table:table-row>
        <table:table-row table:style-name="ro3">
          <table:table-cell office:value-type="float" office:value="15766.2271865013">
            <text:p>15766,2271865013</text:p>
          </table:table-cell>
          <table:table-cell office:value-type="float" office:value="5.59439324033156">
            <text:p>5,5943932403</text:p>
          </table:table-cell>
          <table:table-cell office:value-type="float" office:value="0.850890048604115">
            <text:p>0,8508900486</text:p>
          </table:table-cell>
          <table:table-cell office:value-type="float" office:value="0.129163435896998">
            <text:p>0,1291634359</text:p>
          </table:table-cell>
          <table:table-cell office:value-type="float" office:value="1.56865079851821">
            <text:p>1,5686507985</text:p>
          </table:table-cell>
          <table:table-cell office:value-type="float" office:value="261.770705537535">
            <text:p>261,7707055375</text:p>
          </table:table-cell>
          <table:table-cell office:value-type="float" office:value="3">
            <text:p>3</text:p>
          </table:table-cell>
          <table:table-cell office:value-type="float" office:value="0.363534132253605">
            <text:p>0,3635341323</text:p>
          </table:table-cell>
          <table:table-cell office:value-type="float" office:value="3">
            <text:p>3</text:p>
          </table:table-cell>
          <table:table-cell office:value-type="string">
            <text:p>gridAnas_13</text:p>
          </table:table-cell>
        </table:table-row>
        <table:table-row table:style-name="ro3">
          <table:table-cell office:value-type="float" office:value="11968.0077866001">
            <text:p>11968,0077866001</text:p>
          </table:table-cell>
          <table:table-cell office:value-type="float" office:value="7.10968762236286">
            <text:p>7,1096876224</text:p>
          </table:table-cell>
          <table:table-cell office:value-type="float" office:value="0.880934269207171">
            <text:p>0,8809342692</text:p>
          </table:table-cell>
          <table:table-cell office:value-type="float" office:value="0.131218497519915">
            <text:p>0,1312184975</text:p>
          </table:table-cell>
          <table:table-cell office:value-type="float" office:value="1.13508543502254">
            <text:p>1,135085435</text:p>
          </table:table-cell>
          <table:table-cell office:value-type="float" office:value="198.468040181229">
            <text:p>198,4680401812</text:p>
          </table:table-cell>
          <table:table-cell office:value-type="float" office:value="3">
            <text:p>3</text:p>
          </table:table-cell>
          <table:table-cell office:value-type="float" office:value="0.364871576281757">
            <text:p>0,3648715763</text:p>
          </table:table-cell>
          <table:table-cell office:value-type="float" office:value="2">
            <text:p>2</text:p>
          </table:table-cell>
          <table:table-cell office:value-type="string">
            <text:p>gridAnas_107</text:p>
          </table:table-cell>
        </table:table-row>
        <table:table-row table:style-name="ro3">
          <table:table-cell office:value-type="float" office:value="10887.1242927915">
            <text:p>10887,1242927915</text:p>
          </table:table-cell>
          <table:table-cell office:value-type="float" office:value="7.5843723300124">
            <text:p>7,58437233</text:p>
          </table:table-cell>
          <table:table-cell office:value-type="float" office:value="0.90108063673735">
            <text:p>0,9010806367</text:p>
          </table:table-cell>
          <table:table-cell office:value-type="float" office:value="0.142102073812117">
            <text:p>0,1421020738</text:p>
          </table:table-cell>
          <table:table-cell office:value-type="float" office:value="1.17578306929711">
            <text:p>1,1757830693</text:p>
          </table:table-cell>
          <table:table-cell office:value-type="float" office:value="180.453512571965">
            <text:p>180,453512572</text:p>
          </table:table-cell>
          <table:table-cell office:value-type="float" office:value="3">
            <text:p>3</text:p>
          </table:table-cell>
          <table:table-cell office:value-type="float" office:value="0.371693677461276">
            <text:p>0,3716936775</text:p>
          </table:table-cell>
          <table:table-cell office:value-type="float" office:value="2">
            <text:p>2</text:p>
          </table:table-cell>
          <table:table-cell office:value-type="string">
            <text:p>gridAnas_97</text:p>
          </table:table-cell>
        </table:table-row>
        <table:table-row table:style-name="ro3">
          <table:table-cell office:value-type="float" office:value="16966.0242543223">
            <text:p>16966,0242543223</text:p>
          </table:table-cell>
          <table:table-cell office:value-type="float" office:value="3.97678122941923">
            <text:p>3,9767812294</text:p>
          </table:table-cell>
          <table:table-cell office:value-type="float" office:value="0.844286861285428">
            <text:p>0,8442868613</text:p>
          </table:table-cell>
          <table:table-cell office:value-type="float" office:value="0.0992562466285058">
            <text:p>0,0992562466</text:p>
          </table:table-cell>
          <table:table-cell office:value-type="float" office:value="1.5995246464805">
            <text:p>1,5995246465</text:p>
          </table:table-cell>
          <table:table-cell office:value-type="float" office:value="281.767350113721">
            <text:p>281,7673501137</text:p>
          </table:table-cell>
          <table:table-cell office:value-type="float" office:value="3">
            <text:p>3</text:p>
          </table:table-cell>
          <table:table-cell office:value-type="float" office:value="0.396665496389194">
            <text:p>0,3966654964</text:p>
          </table:table-cell>
          <table:table-cell office:value-type="float" office:value="3">
            <text:p>3</text:p>
          </table:table-cell>
          <table:table-cell office:value-type="string">
            <text:p>gridAnas_17</text:p>
          </table:table-cell>
        </table:table-row>
        <table:table-row table:style-name="ro3">
          <table:table-cell office:value-type="float" office:value="10196.1031223693">
            <text:p>10196,1031223693</text:p>
          </table:table-cell>
          <table:table-cell office:value-type="float" office:value="7.61648708241522">
            <text:p>7,6164870824</text:p>
          </table:table-cell>
          <table:table-cell office:value-type="float" office:value="0.900517480005549">
            <text:p>0,90051748</text:p>
          </table:table-cell>
          <table:table-cell office:value-type="float" office:value="0.147440923977828">
            <text:p>0,147440924</text:p>
          </table:table-cell>
          <table:table-cell office:value-type="float" office:value="1.1568906855381">
            <text:p>1,1568906855</text:p>
          </table:table-cell>
          <table:table-cell office:value-type="float" office:value="168.936688433816">
            <text:p>168,9366884338</text:p>
          </table:table-cell>
          <table:table-cell office:value-type="float" office:value="3">
            <text:p>3</text:p>
          </table:table-cell>
          <table:table-cell office:value-type="float" office:value="0.397594497370863">
            <text:p>0,3975944974</text:p>
          </table:table-cell>
          <table:table-cell office:value-type="float" office:value="2">
            <text:p>2</text:p>
          </table:table-cell>
          <table:table-cell office:value-type="string">
            <text:p>gridAnas_59</text:p>
          </table:table-cell>
        </table:table-row>
        <table:table-row table:style-name="ro3">
          <table:table-cell office:value-type="float" office:value="10043.7664457085">
            <text:p>10043,7664457085</text:p>
          </table:table-cell>
          <table:table-cell office:value-type="float" office:value="6.47584071959448">
            <text:p>6,4758407196</text:p>
          </table:table-cell>
          <table:table-cell office:value-type="float" office:value="0.884654340918709">
            <text:p>0,8846543409</text:p>
          </table:table-cell>
          <table:table-cell office:value-type="float" office:value="0.161696728487817">
            <text:p>0,1616967285</text:p>
          </table:table-cell>
          <table:table-cell office:value-type="float" office:value="1.29462823621888">
            <text:p>1,2946282362</text:p>
          </table:table-cell>
          <table:table-cell office:value-type="float" office:value="166.397307618113">
            <text:p>166,3973076181</text:p>
          </table:table-cell>
          <table:table-cell office:value-type="float" office:value="3">
            <text:p>3</text:p>
          </table:table-cell>
          <table:table-cell office:value-type="float" office:value="0.413797815516317">
            <text:p>0,4137978155</text:p>
          </table:table-cell>
          <table:table-cell office:value-type="float" office:value="2">
            <text:p>2</text:p>
          </table:table-cell>
          <table:table-cell office:value-type="string">
            <text:p>gridAnas_77</text:p>
          </table:table-cell>
        </table:table-row>
        <table:table-row table:style-name="ro3">
          <table:table-cell office:value-type="float" office:value="10043.7664457085">
            <text:p>10043,7664457085</text:p>
          </table:table-cell>
          <table:table-cell office:value-type="float" office:value="6.47584071959448">
            <text:p>6,4758407196</text:p>
          </table:table-cell>
          <table:table-cell office:value-type="float" office:value="0.884654340918709">
            <text:p>0,8846543409</text:p>
          </table:table-cell>
          <table:table-cell office:value-type="float" office:value="0.161696728487817">
            <text:p>0,1616967285</text:p>
          </table:table-cell>
          <table:table-cell office:value-type="float" office:value="1.29462823621888">
            <text:p>1,2946282362</text:p>
          </table:table-cell>
          <table:table-cell office:value-type="float" office:value="166.397307618113">
            <text:p>166,3973076181</text:p>
          </table:table-cell>
          <table:table-cell office:value-type="float" office:value="3">
            <text:p>3</text:p>
          </table:table-cell>
          <table:table-cell office:value-type="float" office:value="0.413797815516317">
            <text:p>0,4137978155</text:p>
          </table:table-cell>
          <table:table-cell office:value-type="float" office:value="2">
            <text:p>2</text:p>
          </table:table-cell>
          <table:table-cell office:value-type="string">
            <text:p>gridAnas_77</text:p>
          </table:table-cell>
        </table:table-row>
        <table:table-row table:style-name="ro3">
          <table:table-cell office:value-type="float" office:value="12638.1356003067">
            <text:p>12638,1356003067</text:p>
          </table:table-cell>
          <table:table-cell office:value-type="float" office:value="7.25189695121879">
            <text:p>7,2518969512</text:p>
          </table:table-cell>
          <table:table-cell office:value-type="float" office:value="0.878806493765324">
            <text:p>0,8788064938</text:p>
          </table:table-cell>
          <table:table-cell office:value-type="float" office:value="0.130330119653914">
            <text:p>0,1303301197</text:p>
          </table:table-cell>
          <table:table-cell office:value-type="float" office:value="1.05332804763911">
            <text:p>1,0533280476</text:p>
          </table:table-cell>
          <table:table-cell office:value-type="float" office:value="209.63700902309">
            <text:p>209,6370090231</text:p>
          </table:table-cell>
          <table:table-cell office:value-type="float" office:value="3">
            <text:p>3</text:p>
          </table:table-cell>
          <table:table-cell office:value-type="float" office:value="0.420435321159803">
            <text:p>0,4204353212</text:p>
          </table:table-cell>
          <table:table-cell office:value-type="float" office:value="2">
            <text:p>2</text:p>
          </table:table-cell>
          <table:table-cell office:value-type="string">
            <text:p>gridAnas_85</text:p>
          </table:table-cell>
        </table:table-row>
        <table:table-row table:style-name="ro3">
          <table:table-cell office:value-type="float" office:value="27084.9450063656">
            <text:p>27084,9450063656</text:p>
          </table:table-cell>
          <table:table-cell office:value-type="float" office:value="3.288988577227">
            <text:p>3,2889885772</text:p>
          </table:table-cell>
          <table:table-cell office:value-type="float" office:value="0.809970451599927">
            <text:p>0,8099704516</text:p>
          </table:table-cell>
          <table:table-cell office:value-type="float" office:value="0.11709759161961">
            <text:p>0,1170975916</text:p>
          </table:table-cell>
          <table:table-cell office:value-type="float" office:value="1.79604298930675">
            <text:p>1,7960429893</text:p>
          </table:table-cell>
          <table:table-cell office:value-type="float" office:value="450.415949636905">
            <text:p>450,4159496369</text:p>
          </table:table-cell>
          <table:table-cell office:value-type="float" office:value="3">
            <text:p>3</text:p>
          </table:table-cell>
          <table:table-cell office:value-type="float" office:value="0.423961886288386">
            <text:p>0,4239618863</text:p>
          </table:table-cell>
          <table:table-cell office:value-type="float" office:value="3">
            <text:p>3</text:p>
          </table:table-cell>
          <table:table-cell office:value-type="string">
            <text:p>gridAnas_46</text:p>
          </table:table-cell>
        </table:table-row>
        <table:table-row table:style-name="ro3">
          <table:table-cell office:value-type="float" office:value="10991.6753398194">
            <text:p>10991,6753398194</text:p>
          </table:table-cell>
          <table:table-cell office:value-type="float" office:value="7.48345992799674">
            <text:p>7,483459928</text:p>
          </table:table-cell>
          <table:table-cell office:value-type="float" office:value="0.899468384202798">
            <text:p>0,8994683842</text:p>
          </table:table-cell>
          <table:table-cell office:value-type="float" office:value="0.141098288760673">
            <text:p>0,1410982888</text:p>
          </table:table-cell>
          <table:table-cell office:value-type="float" office:value="1.08989866744527">
            <text:p>1,0898986674</text:p>
          </table:table-cell>
          <table:table-cell office:value-type="float" office:value="182.196257496978">
            <text:p>182,196257497</text:p>
          </table:table-cell>
          <table:table-cell office:value-type="float" office:value="3">
            <text:p>3</text:p>
          </table:table-cell>
          <table:table-cell office:value-type="float" office:value="0.42677203630368">
            <text:p>0,4267720363</text:p>
          </table:table-cell>
          <table:table-cell office:value-type="float" office:value="2">
            <text:p>2</text:p>
          </table:table-cell>
          <table:table-cell office:value-type="string">
            <text:p>gridAnas_52</text:p>
          </table:table-cell>
        </table:table-row>
        <table:table-row table:style-name="ro3">
          <table:table-cell office:value-type="float" office:value="9484.89977690412">
            <text:p>9484,8997769041</text:p>
          </table:table-cell>
          <table:table-cell office:value-type="float" office:value="8.82928559549558">
            <text:p>8,8292855955</text:p>
          </table:table-cell>
          <table:table-cell office:value-type="float" office:value="0.920695666595635">
            <text:p>0,9206956666</text:p>
          </table:table-cell>
          <table:table-cell office:value-type="float" office:value="0.123566909503602">
            <text:p>0,1235669095</text:p>
          </table:table-cell>
          <table:table-cell office:value-type="float" office:value="1.05716671734635">
            <text:p>1,0571667173</text:p>
          </table:table-cell>
          <table:table-cell office:value-type="float" office:value="157.084040743942">
            <text:p>157,0840407439</text:p>
          </table:table-cell>
          <table:table-cell office:value-type="float" office:value="3">
            <text:p>3</text:p>
          </table:table-cell>
          <table:table-cell office:value-type="float" office:value="0.447699627687433">
            <text:p>0,4476996277</text:p>
          </table:table-cell>
          <table:table-cell office:value-type="float" office:value="2">
            <text:p>2</text:p>
          </table:table-cell>
          <table:table-cell office:value-type="string">
            <text:p>gridAnas_100</text:p>
          </table:table-cell>
        </table:table-row>
        <table:table-row table:style-name="ro3">
          <table:table-cell office:value-type="float" office:value="10328.0842946077">
            <text:p>10328,0842946077</text:p>
          </table:table-cell>
          <table:table-cell office:value-type="float" office:value="7.66976132941723">
            <text:p>7,6697613294</text:p>
          </table:table-cell>
          <table:table-cell office:value-type="float" office:value="0.907719717365914">
            <text:p>0,9077197174</text:p>
          </table:table-cell>
          <table:table-cell office:value-type="float" office:value="0.149478759197699">
            <text:p>0,1494787592</text:p>
          </table:table-cell>
          <table:table-cell office:value-type="float" office:value="1.09189403563357">
            <text:p>1,0918940356</text:p>
          </table:table-cell>
          <table:table-cell office:value-type="float" office:value="171.136628996379">
            <text:p>171,1366289964</text:p>
          </table:table-cell>
          <table:table-cell office:value-type="float" office:value="3">
            <text:p>3</text:p>
          </table:table-cell>
          <table:table-cell office:value-type="float" office:value="0.45194153414991">
            <text:p>0,4519415341</text:p>
          </table:table-cell>
          <table:table-cell office:value-type="float" office:value="2">
            <text:p>2</text:p>
          </table:table-cell>
          <table:table-cell office:value-type="string">
            <text:p>gridAnas_82</text:p>
          </table:table-cell>
        </table:table-row>
        <table:table-row table:style-name="ro3">
          <table:table-cell office:value-type="float" office:value="10855.6030026229">
            <text:p>10855,6030026229</text:p>
          </table:table-cell>
          <table:table-cell office:value-type="float" office:value="7.39079401284493">
            <text:p>7,3907940128</text:p>
          </table:table-cell>
          <table:table-cell office:value-type="float" office:value="0.898030904488281">
            <text:p>0,8980309045</text:p>
          </table:table-cell>
          <table:table-cell office:value-type="float" office:value="0.150203770407057">
            <text:p>0,1502037704</text:p>
          </table:table-cell>
          <table:table-cell office:value-type="float" office:value="1.06677698531519">
            <text:p>1,0667769853</text:p>
          </table:table-cell>
          <table:table-cell office:value-type="float" office:value="179.928525966693">
            <text:p>179,9285259667</text:p>
          </table:table-cell>
          <table:table-cell office:value-type="float" office:value="3">
            <text:p>3</text:p>
          </table:table-cell>
          <table:table-cell office:value-type="float" office:value="0.467212169161859">
            <text:p>0,4672121692</text:p>
          </table:table-cell>
          <table:table-cell office:value-type="float" office:value="2">
            <text:p>2</text:p>
          </table:table-cell>
          <table:table-cell office:value-type="string">
            <text:p>gridAnas_102</text:p>
          </table:table-cell>
        </table:table-row>
        <table:table-row table:style-name="ro3">
          <table:table-cell office:value-type="float" office:value="10855.6030026229">
            <text:p>10855,6030026229</text:p>
          </table:table-cell>
          <table:table-cell office:value-type="float" office:value="7.39079401284493">
            <text:p>7,3907940128</text:p>
          </table:table-cell>
          <table:table-cell office:value-type="float" office:value="0.898030904488281">
            <text:p>0,8980309045</text:p>
          </table:table-cell>
          <table:table-cell office:value-type="float" office:value="0.150203770407057">
            <text:p>0,1502037704</text:p>
          </table:table-cell>
          <table:table-cell office:value-type="float" office:value="1.06677698531519">
            <text:p>1,0667769853</text:p>
          </table:table-cell>
          <table:table-cell office:value-type="float" office:value="179.928525966693">
            <text:p>179,9285259667</text:p>
          </table:table-cell>
          <table:table-cell office:value-type="float" office:value="3">
            <text:p>3</text:p>
          </table:table-cell>
          <table:table-cell office:value-type="float" office:value="0.467212169161859">
            <text:p>0,4672121692</text:p>
          </table:table-cell>
          <table:table-cell office:value-type="float" office:value="2">
            <text:p>2</text:p>
          </table:table-cell>
          <table:table-cell office:value-type="string">
            <text:p>gridAnas_102</text:p>
          </table:table-cell>
        </table:table-row>
        <table:table-row table:style-name="ro3">
          <table:table-cell office:value-type="float" office:value="26241.9684388892">
            <text:p>26241,9684388892</text:p>
          </table:table-cell>
          <table:table-cell office:value-type="float" office:value="4.4708889371758">
            <text:p>4,4708889372</text:p>
          </table:table-cell>
          <table:table-cell office:value-type="float" office:value="0.837565910681687">
            <text:p>0,8375659107</text:p>
          </table:table-cell>
          <table:table-cell office:value-type="float" office:value="0.137334604359945">
            <text:p>0,1373346044</text:p>
          </table:table-cell>
          <table:table-cell office:value-type="float" office:value="1.43055143956107">
            <text:p>1,4305514396</text:p>
          </table:table-cell>
          <table:table-cell office:value-type="float" office:value="436.366392364374">
            <text:p>436,3663923644</text:p>
          </table:table-cell>
          <table:table-cell office:value-type="float" office:value="3">
            <text:p>3</text:p>
          </table:table-cell>
          <table:table-cell office:value-type="float" office:value="0.468701328625685">
            <text:p>0,4687013286</text:p>
          </table:table-cell>
          <table:table-cell office:value-type="float" office:value="3">
            <text:p>3</text:p>
          </table:table-cell>
          <table:table-cell office:value-type="string">
            <text:p>gridAnas_27</text:p>
          </table:table-cell>
        </table:table-row>
        <table:table-row table:style-name="ro3">
          <table:table-cell office:value-type="float" office:value="10798.1032057977">
            <text:p>10798,1032057977</text:p>
          </table:table-cell>
          <table:table-cell office:value-type="float" office:value="7.9611236227515">
            <text:p>7,9611236228</text:p>
          </table:table-cell>
          <table:table-cell office:value-type="float" office:value="0.90499213717779">
            <text:p>0,9049921372</text:p>
          </table:table-cell>
          <table:table-cell office:value-type="float" office:value="0.140831757893725">
            <text:p>0,1408317579</text:p>
          </table:table-cell>
          <table:table-cell office:value-type="float" office:value="1.03389297552081">
            <text:p>1,0338929755</text:p>
          </table:table-cell>
          <table:table-cell office:value-type="float" office:value="178.97038028954">
            <text:p>178,9703802895</text:p>
          </table:table-cell>
          <table:table-cell office:value-type="float" office:value="3">
            <text:p>3</text:p>
          </table:table-cell>
          <table:table-cell office:value-type="float" office:value="0.468862640189537">
            <text:p>0,4688626402</text:p>
          </table:table-cell>
          <table:table-cell office:value-type="float" office:value="2">
            <text:p>2</text:p>
          </table:table-cell>
          <table:table-cell office:value-type="string">
            <text:p>gridAnas_66</text:p>
          </table:table-cell>
        </table:table-row>
        <table:table-row table:style-name="ro3">
          <table:table-cell office:value-type="float" office:value="13935.6039937866">
            <text:p>13935,6039937866</text:p>
          </table:table-cell>
          <table:table-cell office:value-type="float" office:value="5.50681990819331">
            <text:p>5,5068199082</text:p>
          </table:table-cell>
          <table:table-cell office:value-type="float" office:value="0.905397388524606">
            <text:p>0,9053973885</text:p>
          </table:table-cell>
          <table:table-cell office:value-type="float" office:value="0.150221103562629">
            <text:p>0,1502211036</text:p>
          </table:table-cell>
          <table:table-cell office:value-type="float" office:value="1.23256277667987">
            <text:p>1,2325627767</text:p>
          </table:table-cell>
          <table:table-cell office:value-type="float" office:value="231.261048365428">
            <text:p>231,2610483654</text:p>
          </table:table-cell>
          <table:table-cell office:value-type="float" office:value="3">
            <text:p>3</text:p>
          </table:table-cell>
          <table:table-cell office:value-type="float" office:value="0.482335789953089">
            <text:p>0,48233579</text:p>
          </table:table-cell>
          <table:table-cell office:value-type="float" office:value="2">
            <text:p>2</text:p>
          </table:table-cell>
          <table:table-cell office:value-type="string">
            <text:p>gridAnas_95</text:p>
          </table:table-cell>
        </table:table-row>
        <table:table-row table:style-name="ro3">
          <table:table-cell office:value-type="float" office:value="13181.2162364579">
            <text:p>13181,2162364579</text:p>
          </table:table-cell>
          <table:table-cell office:value-type="float" office:value="8.43716186050699">
            <text:p>8,4371618605</text:p>
          </table:table-cell>
          <table:table-cell office:value-type="float" office:value="0.926706888201653">
            <text:p>0,9267068882</text:p>
          </table:table-cell>
          <table:table-cell office:value-type="float" office:value="0.0860608592306838">
            <text:p>0,0860608592</text:p>
          </table:table-cell>
          <table:table-cell office:value-type="float" office:value="0.983567795505391">
            <text:p>0,9835677955</text:p>
          </table:table-cell>
          <table:table-cell office:value-type="float" office:value="218.688804148219">
            <text:p>218,6888041482</text:p>
          </table:table-cell>
          <table:table-cell office:value-type="float" office:value="3">
            <text:p>3</text:p>
          </table:table-cell>
          <table:table-cell office:value-type="float" office:value="0.495457279276226">
            <text:p>0,4954572793</text:p>
          </table:table-cell>
          <table:table-cell office:value-type="float" office:value="2">
            <text:p>2</text:p>
          </table:table-cell>
          <table:table-cell office:value-type="string">
            <text:p>gridAnas_96</text:p>
          </table:table-cell>
        </table:table-row>
        <table:table-row table:style-name="ro3">
          <table:table-cell office:value-type="float" office:value="9229.49898120314">
            <text:p>9229,4989812031</text:p>
          </table:table-cell>
          <table:table-cell office:value-type="float" office:value="8.02074477926451">
            <text:p>8,0207447793</text:p>
          </table:table-cell>
          <table:table-cell office:value-type="float" office:value="0.917348759187941">
            <text:p>0,9173487592</text:p>
          </table:table-cell>
          <table:table-cell office:value-type="float" office:value="0.152561061349397">
            <text:p>0,1525610613</text:p>
          </table:table-cell>
          <table:table-cell office:value-type="float" office:value="1.03581733853607">
            <text:p>1,0358173385</text:p>
          </table:table-cell>
          <table:table-cell office:value-type="float" office:value="152.827479222559">
            <text:p>152,8274792226</text:p>
          </table:table-cell>
          <table:table-cell office:value-type="float" office:value="3">
            <text:p>3</text:p>
          </table:table-cell>
          <table:table-cell office:value-type="float" office:value="0.506739863688751">
            <text:p>0,5067398637</text:p>
          </table:table-cell>
          <table:table-cell office:value-type="float" office:value="2">
            <text:p>2</text:p>
          </table:table-cell>
          <table:table-cell office:value-type="string">
            <text:p>gridAnas_86</text:p>
          </table:table-cell>
        </table:table-row>
        <table:table-row table:style-name="ro4">
          <table:table-cell table:style-name="ce1" office:value-type="float" office:value="33425.23">
            <text:p>3,34E+004</text:p>
          </table:table-cell>
          <table:table-cell table:style-name="ce1" office:value-type="float" office:value="3.274835">
            <text:p>3,27E+000</text:p>
          </table:table-cell>
          <table:table-cell table:style-name="ce1" office:value-type="float" office:value="0.6251226">
            <text:p>6,25E-001</text:p>
          </table:table-cell>
          <table:table-cell table:style-name="ce1" office:value-type="float" office:value="0.04675367">
            <text:p>4,68E-002</text:p>
          </table:table-cell>
          <table:table-cell table:style-name="ce1" office:value-type="float" office:value="1.479457">
            <text:p>1,48E+000</text:p>
          </table:table-cell>
          <table:table-cell table:style-name="ce1" office:value-type="float" office:value="556.0874">
            <text:p>5,56E+002</text:p>
          </table:table-cell>
          <table:table-cell table:style-name="ce1" office:value-type="float" office:value="3">
            <text:p>3,00E+000</text:p>
          </table:table-cell>
          <table:table-cell table:style-name="ce1" office:value-type="float" office:value="0.5079217">
            <text:p>5,08E-001</text:p>
          </table:table-cell>
          <table:table-cell table:style-name="ce1" office:value-type="float" office:value="3">
            <text:p>3,00E+000</text:p>
          </table:table-cell>
          <table:table-cell table:style-name="ce5" office:value-type="string">
            <text:p>-11258480653_config.csv</text:p>
          </table:table-cell>
        </table:table-row>
        <table:table-row table:style-name="ro3">
          <table:table-cell office:value-type="float" office:value="17298.0415737395">
            <text:p>17298,0415737395</text:p>
          </table:table-cell>
          <table:table-cell office:value-type="float" office:value="7.18677626243039">
            <text:p>7,1867762624</text:p>
          </table:table-cell>
          <table:table-cell office:value-type="float" office:value="0.855485621307842">
            <text:p>0,8554856213</text:p>
          </table:table-cell>
          <table:table-cell office:value-type="float" office:value="0.0891055873105011">
            <text:p>0,0891055873</text:p>
          </table:table-cell>
          <table:table-cell office:value-type="float" office:value="0.916463269623871">
            <text:p>0,9164632696</text:p>
          </table:table-cell>
          <table:table-cell office:value-type="float" office:value="287.301973096765">
            <text:p>287,3019730968</text:p>
          </table:table-cell>
          <table:table-cell office:value-type="float" office:value="3">
            <text:p>3</text:p>
          </table:table-cell>
          <table:table-cell office:value-type="float" office:value="0.509335761307338">
            <text:p>0,5093357613</text:p>
          </table:table-cell>
          <table:table-cell office:value-type="float" office:value="2">
            <text:p>2</text:p>
          </table:table-cell>
          <table:table-cell office:value-type="string">
            <text:p>gridAnas_29</text:p>
          </table:table-cell>
        </table:table-row>
        <table:table-row table:style-name="ro3">
          <table:table-cell office:value-type="float" office:value="10094.2517895027">
            <text:p>10094,2517895027</text:p>
          </table:table-cell>
          <table:table-cell office:value-type="float" office:value="8.7223568680587">
            <text:p>8,7223568681</text:p>
          </table:table-cell>
          <table:table-cell office:value-type="float" office:value="0.924065889796595">
            <text:p>0,9240658898</text:p>
          </table:table-cell>
          <table:table-cell office:value-type="float" office:value="0.112406314744424">
            <text:p>0,1124063147</text:p>
          </table:table-cell>
          <table:table-cell office:value-type="float" office:value="0.9499340691629">
            <text:p>0,9499340692</text:p>
          </table:table-cell>
          <table:table-cell office:value-type="float" office:value="167.240169969155">
            <text:p>167,2401699692</text:p>
          </table:table-cell>
          <table:table-cell office:value-type="float" office:value="3">
            <text:p>3</text:p>
          </table:table-cell>
          <table:table-cell office:value-type="float" office:value="0.525480498789712">
            <text:p>0,5254804988</text:p>
          </table:table-cell>
          <table:table-cell office:value-type="float" office:value="2">
            <text:p>2</text:p>
          </table:table-cell>
          <table:table-cell office:value-type="string">
            <text:p>gridAnas_15</text:p>
          </table:table-cell>
        </table:table-row>
        <table:table-row table:style-name="ro3">
          <table:table-cell office:value-type="float" office:value="14341.9114756645">
            <text:p>14341,9114756645</text:p>
          </table:table-cell>
          <table:table-cell office:value-type="float" office:value="6.03621737240211">
            <text:p>6,0362173724</text:p>
          </table:table-cell>
          <table:table-cell office:value-type="float" office:value="0.798470178772199">
            <text:p>0,7984701788</text:p>
          </table:table-cell>
          <table:table-cell office:value-type="float" office:value="0.11410873402189">
            <text:p>0,114108734</text:p>
          </table:table-cell>
          <table:table-cell office:value-type="float" office:value="2.18879815894572">
            <text:p>2,1887981589</text:p>
          </table:table-cell>
          <table:table-cell office:value-type="float" office:value="238.032451767783">
            <text:p>238,0324517678</text:p>
          </table:table-cell>
          <table:table-cell office:value-type="float" office:value="3">
            <text:p>3</text:p>
          </table:table-cell>
          <table:table-cell office:value-type="float" office:value="0.531701090174919">
            <text:p>0,5317010902</text:p>
          </table:table-cell>
          <table:table-cell office:value-type="float" office:value="3">
            <text:p>3</text:p>
          </table:table-cell>
          <table:table-cell office:value-type="string">
            <text:p>gridAnas_65</text:p>
          </table:table-cell>
        </table:table-row>
        <table:table-row table:style-name="ro3">
          <table:table-cell office:value-type="float" office:value="15315.5831375292">
            <text:p>15315,5831375292</text:p>
          </table:table-cell>
          <table:table-cell office:value-type="float" office:value="6.31418454256143">
            <text:p>6,3141845426</text:p>
          </table:table-cell>
          <table:table-cell office:value-type="float" office:value="0.835084185069788">
            <text:p>0,8350841851</text:p>
          </table:table-cell>
          <table:table-cell office:value-type="float" office:value="0.143975875620332">
            <text:p>0,1439758756</text:p>
          </table:table-cell>
          <table:table-cell office:value-type="float" office:value="2.11434300621631">
            <text:p>2,1143430062</text:p>
          </table:table-cell>
          <table:table-cell office:value-type="float" office:value="254.260298209154">
            <text:p>254,2602982092</text:p>
          </table:table-cell>
          <table:table-cell office:value-type="float" office:value="3">
            <text:p>3</text:p>
          </table:table-cell>
          <table:table-cell office:value-type="float" office:value="0.54273417968157">
            <text:p>0,5427341797</text:p>
          </table:table-cell>
          <table:table-cell office:value-type="float" office:value="3">
            <text:p>3</text:p>
          </table:table-cell>
          <table:table-cell office:value-type="string">
            <text:p>gridAnas_63</text:p>
          </table:table-cell>
        </table:table-row>
        <table:table-row table:style-name="ro4">
          <table:table-cell table:style-name="ce1" office:value-type="float" office:value="34324.08">
            <text:p>3,43E+004</text:p>
          </table:table-cell>
          <table:table-cell table:style-name="ce1" office:value-type="float" office:value="3.056182">
            <text:p>3,06E+000</text:p>
          </table:table-cell>
          <table:table-cell table:style-name="ce1" office:value-type="float" office:value="0.6026233">
            <text:p>6,03E-001</text:p>
          </table:table-cell>
          <table:table-cell table:style-name="ce1" office:value-type="float" office:value="0.04222082">
            <text:p>4,22E-002</text:p>
          </table:table-cell>
          <table:table-cell table:style-name="ce1" office:value-type="float" office:value="1.468077">
            <text:p>1,47E+000</text:p>
          </table:table-cell>
          <table:table-cell table:style-name="ce1" office:value-type="float" office:value="571.0683">
            <text:p>5,71E+002</text:p>
          </table:table-cell>
          <table:table-cell table:style-name="ce1" office:value-type="float" office:value="3">
            <text:p>3,00E+000</text:p>
          </table:table-cell>
          <table:table-cell table:style-name="ce1" office:value-type="float" office:value="0.5573018">
            <text:p>5,57E-001</text:p>
          </table:table-cell>
          <table:table-cell table:style-name="ce1" office:value-type="float" office:value="3">
            <text:p>3,00E+000</text:p>
          </table:table-cell>
          <table:table-cell table:style-name="ce5" office:value-type="string">
            <text:p>-5328387501_config.csv</text:p>
          </table:table-cell>
        </table:table-row>
        <table:table-row table:style-name="ro3">
          <table:table-cell office:value-type="float" office:value="24106.9651262653">
            <text:p>24106,9651262653</text:p>
          </table:table-cell>
          <table:table-cell office:value-type="float" office:value="3.89667684922593">
            <text:p>3,8966768492</text:p>
          </table:table-cell>
          <table:table-cell office:value-type="float" office:value="0.690179348273742">
            <text:p>0,6901793483</text:p>
          </table:table-cell>
          <table:table-cell office:value-type="float" office:value="0.0817197848897245">
            <text:p>0,0817197849</text:p>
          </table:table-cell>
          <table:table-cell office:value-type="float" office:value="2.18464539780909">
            <text:p>2,1846453978</text:p>
          </table:table-cell>
          <table:table-cell office:value-type="float" office:value="400.783142272723">
            <text:p>400,7831422727</text:p>
          </table:table-cell>
          <table:table-cell office:value-type="float" office:value="3">
            <text:p>3</text:p>
          </table:table-cell>
          <table:table-cell office:value-type="float" office:value="0.559236625546278">
            <text:p>0,5592366255</text:p>
          </table:table-cell>
          <table:table-cell office:value-type="float" office:value="3">
            <text:p>3</text:p>
          </table:table-cell>
          <table:table-cell office:value-type="string">
            <text:p>gridAnas_99</text:p>
          </table:table-cell>
        </table:table-row>
        <table:table-row table:style-name="ro5">
          <table:table-cell table:style-name="ce1" office:value-type="float" office:value="35342.61">
            <text:p>3,53E+004</text:p>
          </table:table-cell>
          <table:table-cell table:style-name="ce1" office:value-type="float" office:value="2.917321">
            <text:p>2,92E+000</text:p>
          </table:table-cell>
          <table:table-cell table:style-name="ce1" office:value-type="float" office:value="0.5744279">
            <text:p>5,74E-001</text:p>
          </table:table-cell>
          <table:table-cell table:style-name="ce1" office:value-type="float" office:value="0.04101617">
            <text:p>4,10E-002</text:p>
          </table:table-cell>
          <table:table-cell table:style-name="ce1" office:value-type="float" office:value="1.570555">
            <text:p>1,57E+000</text:p>
          </table:table-cell>
          <table:table-cell table:style-name="ce1" office:value-type="float" office:value="588.0437">
            <text:p>5,88E+002</text:p>
          </table:table-cell>
          <table:table-cell table:style-name="ce1" office:value-type="float" office:value="3">
            <text:p>3,00E+000</text:p>
          </table:table-cell>
          <table:table-cell table:style-name="ce1" office:value-type="float" office:value="0.5615065">
            <text:p>5,62E-001</text:p>
          </table:table-cell>
          <table:table-cell table:style-name="ce1" office:value-type="float" office:value="3">
            <text:p>3,00E+000</text:p>
          </table:table-cell>
          <table:table-cell table:style-name="ce5" office:value-type="string">
            <text:p>11438580621_config.csv</text:p>
          </table:table-cell>
        </table:table-row>
        <table:table-row table:style-name="ro5">
          <table:table-cell table:style-name="ce1" office:value-type="float" office:value="29763.25">
            <text:p>2,98E+004</text:p>
          </table:table-cell>
          <table:table-cell table:style-name="ce1" office:value-type="float" office:value="5.478658">
            <text:p>5,48E+000</text:p>
          </table:table-cell>
          <table:table-cell table:style-name="ce1" office:value-type="float" office:value="0.7087794">
            <text:p>7,09E-001</text:p>
          </table:table-cell>
          <table:table-cell table:style-name="ce1" office:value-type="float" office:value="0.05617944">
            <text:p>5,62E-002</text:p>
          </table:table-cell>
          <table:table-cell table:style-name="ce1" office:value-type="float" office:value="1.011238">
            <text:p>1,01E+000</text:p>
          </table:table-cell>
          <table:table-cell table:style-name="ce1" office:value-type="float" office:value="495.0546">
            <text:p>4,95E+002</text:p>
          </table:table-cell>
          <table:table-cell table:style-name="ce1" office:value-type="float" office:value="3">
            <text:p>3,00E+000</text:p>
          </table:table-cell>
          <table:table-cell table:style-name="ce1" office:value-type="float" office:value="0.5759842">
            <text:p>5,76E-001</text:p>
          </table:table-cell>
          <table:table-cell table:style-name="ce1" office:value-type="float" office:value="2">
            <text:p>2,00E+000</text:p>
          </table:table-cell>
          <table:table-cell table:style-name="ce5" office:value-type="string">
            <text:p>14587718181_config.csv</text:p>
          </table:table-cell>
        </table:table-row>
        <table:table-row table:style-name="ro6">
          <table:table-cell table:style-name="ce1" office:value-type="float" office:value="38411.38">
            <text:p>3,84E+004</text:p>
          </table:table-cell>
          <table:table-cell table:style-name="ce1" office:value-type="float" office:value="5.076363">
            <text:p>5,08E+000</text:p>
          </table:table-cell>
          <table:table-cell table:style-name="ce1" office:value-type="float" office:value="0.6608806">
            <text:p>6,61E-001</text:p>
          </table:table-cell>
          <table:table-cell table:style-name="ce1" office:value-type="float" office:value="0.05272477">
            <text:p>5,27E-002</text:p>
          </table:table-cell>
          <table:table-cell table:style-name="ce1" office:value-type="float" office:value="1.121183">
            <text:p>1,12E+000</text:p>
          </table:table-cell>
          <table:table-cell table:style-name="ce1" office:value-type="float" office:value="639.19">
            <text:p>6,39E+002</text:p>
          </table:table-cell>
          <table:table-cell table:style-name="ce1" office:value-type="float" office:value="3">
            <text:p>3,00E+000</text:p>
          </table:table-cell>
          <table:table-cell table:style-name="ce1" office:value-type="float" office:value="0.5870147">
            <text:p>5,87E-001</text:p>
          </table:table-cell>
          <table:table-cell table:style-name="ce1" office:value-type="float" office:value="2">
            <text:p>2,00E+000</text:p>
          </table:table-cell>
          <table:table-cell table:style-name="ce5" office:value-type="string">
            <text:p>960536221_config.csv</text:p>
          </table:table-cell>
        </table:table-row>
        <table:table-row table:style-name="ro5">
          <table:table-cell table:style-name="ce1" office:value-type="float" office:value="29772.76">
            <text:p>2,98E+004</text:p>
          </table:table-cell>
          <table:table-cell table:style-name="ce1" office:value-type="float" office:value="7.049997">
            <text:p>7,05E+000</text:p>
          </table:table-cell>
          <table:table-cell table:style-name="ce1" office:value-type="float" office:value="0.7462147">
            <text:p>7,46E-001</text:p>
          </table:table-cell>
          <table:table-cell table:style-name="ce1" office:value-type="float" office:value="0.03707885">
            <text:p>3,71E-002</text:p>
          </table:table-cell>
          <table:table-cell table:style-name="ce1" office:value-type="float" office:value="0.9225981">
            <text:p>9,23E-001</text:p>
          </table:table-cell>
          <table:table-cell table:style-name="ce1" office:value-type="float" office:value="495.2134">
            <text:p>4,95E+002</text:p>
          </table:table-cell>
          <table:table-cell table:style-name="ce1" office:value-type="float" office:value="3">
            <text:p>3,00E+000</text:p>
          </table:table-cell>
          <table:table-cell table:style-name="ce1" office:value-type="float" office:value="0.5937696">
            <text:p>5,94E-001</text:p>
          </table:table-cell>
          <table:table-cell table:style-name="ce1" office:value-type="float" office:value="2">
            <text:p>2,00E+000</text:p>
          </table:table-cell>
          <table:table-cell table:style-name="ce5" office:value-type="string">
            <text:p>10099110921_config.csv</text:p>
          </table:table-cell>
        </table:table-row>
        <table:table-row table:style-name="ro3">
          <table:table-cell office:value-type="float" office:value="18293.9655758484">
            <text:p>18293,9655758484</text:p>
          </table:table-cell>
          <table:table-cell office:value-type="float" office:value="4.4531957981891">
            <text:p>4,4531957982</text:p>
          </table:table-cell>
          <table:table-cell office:value-type="float" office:value="0.752314480381504">
            <text:p>0,7523144804</text:p>
          </table:table-cell>
          <table:table-cell office:value-type="float" office:value="0.11947912208659">
            <text:p>0,1194791221</text:p>
          </table:table-cell>
          <table:table-cell office:value-type="float" office:value="2.2614885553841">
            <text:p>2,2614885554</text:p>
          </table:table-cell>
          <table:table-cell office:value-type="float" office:value="303.900040096445">
            <text:p>303,9000400964</text:p>
          </table:table-cell>
          <table:table-cell office:value-type="float" office:value="3">
            <text:p>3</text:p>
          </table:table-cell>
          <table:table-cell office:value-type="float" office:value="0.610808437887517">
            <text:p>0,6108084379</text:p>
          </table:table-cell>
          <table:table-cell office:value-type="float" office:value="3">
            <text:p>3</text:p>
          </table:table-cell>
          <table:table-cell office:value-type="string">
            <text:p>gridAnas_38</text:p>
          </table:table-cell>
        </table:table-row>
        <table:table-row table:style-name="ro3">
          <table:table-cell office:value-type="float" office:value="14623.4093518497">
            <text:p>14623,4093518497</text:p>
          </table:table-cell>
          <table:table-cell office:value-type="float" office:value="8.55419991034811">
            <text:p>8,5541999103</text:p>
          </table:table-cell>
          <table:table-cell office:value-type="float" office:value="0.892488792984442">
            <text:p>0,892488793</text:p>
          </table:table-cell>
          <table:table-cell office:value-type="float" office:value="0.104890350788348">
            <text:p>0,1048903508</text:p>
          </table:table-cell>
          <table:table-cell office:value-type="float" office:value="0.81891711385696">
            <text:p>0,8189171139</text:p>
          </table:table-cell>
          <table:table-cell office:value-type="float" office:value="242.725604865674">
            <text:p>242,7256048657</text:p>
          </table:table-cell>
          <table:table-cell office:value-type="float" office:value="3">
            <text:p>3</text:p>
          </table:table-cell>
          <table:table-cell office:value-type="float" office:value="0.614223851883309">
            <text:p>0,6142238519</text:p>
          </table:table-cell>
          <table:table-cell office:value-type="float" office:value="2">
            <text:p>2</text:p>
          </table:table-cell>
          <table:table-cell office:value-type="string">
            <text:p>gridAnas_7</text:p>
          </table:table-cell>
        </table:table-row>
        <table:table-row table:style-name="ro3">
          <table:table-cell office:value-type="float" office:value="9977.43160731408">
            <text:p>9977,4316073141</text:p>
          </table:table-cell>
          <table:table-cell office:value-type="float" office:value="9.05135273416743">
            <text:p>9,0513527342</text:p>
          </table:table-cell>
          <table:table-cell office:value-type="float" office:value="0.932837959229585">
            <text:p>0,9328379592</text:p>
          </table:table-cell>
          <table:table-cell office:value-type="float" office:value="0.121543872206061">
            <text:p>0,1215438722</text:p>
          </table:table-cell>
          <table:table-cell office:value-type="float" office:value="0.867366722964004">
            <text:p>0,867366723</text:p>
          </table:table-cell>
          <table:table-cell office:value-type="float" office:value="165.29375506129">
            <text:p>165,2937550613</text:p>
          </table:table-cell>
          <table:table-cell office:value-type="float" office:value="3">
            <text:p>3</text:p>
          </table:table-cell>
          <table:table-cell office:value-type="float" office:value="0.618996235754225">
            <text:p>0,6189962358</text:p>
          </table:table-cell>
          <table:table-cell office:value-type="float" office:value="2">
            <text:p>2</text:p>
          </table:table-cell>
          <table:table-cell office:value-type="string">
            <text:p>gridAnas_39</text:p>
          </table:table-cell>
        </table:table-row>
        <table:table-row table:style-name="ro3">
          <table:table-cell office:value-type="float" office:value="11740.73476843">
            <text:p>11740,73476843</text:p>
          </table:table-cell>
          <table:table-cell office:value-type="float" office:value="8.87956374579152">
            <text:p>8,8795637458</text:p>
          </table:table-cell>
          <table:table-cell office:value-type="float" office:value="0.915254121669928">
            <text:p>0,9152541217</text:p>
          </table:table-cell>
          <table:table-cell office:value-type="float" office:value="0.116831336986066">
            <text:p>0,116831337</text:p>
          </table:table-cell>
          <table:table-cell office:value-type="float" office:value="0.84147249176151">
            <text:p>0,8414724918</text:p>
          </table:table-cell>
          <table:table-cell office:value-type="float" office:value="194.681632779515">
            <text:p>194,6816327795</text:p>
          </table:table-cell>
          <table:table-cell office:value-type="float" office:value="3">
            <text:p>3</text:p>
          </table:table-cell>
          <table:table-cell office:value-type="float" office:value="0.619884974255843">
            <text:p>0,6198849743</text:p>
          </table:table-cell>
          <table:table-cell office:value-type="float" office:value="2">
            <text:p>2</text:p>
          </table:table-cell>
          <table:table-cell office:value-type="string">
            <text:p>gridAnas_6</text:p>
          </table:table-cell>
        </table:table-row>
        <table:table-row table:style-name="ro3">
          <table:table-cell office:value-type="float" office:value="45349.0443139884">
            <text:p>45349,0443139884</text:p>
          </table:table-cell>
          <table:table-cell office:value-type="float" office:value="2.18465167101106">
            <text:p>2,184651671</text:p>
          </table:table-cell>
          <table:table-cell office:value-type="float" office:value="0.787664646555316">
            <text:p>0,7876646466</text:p>
          </table:table-cell>
          <table:table-cell office:value-type="float" office:value="0.121715241068698">
            <text:p>0,1217152411</text:p>
          </table:table-cell>
          <table:table-cell office:value-type="float" office:value="2.04850540743423">
            <text:p>2,0485054074</text:p>
          </table:table-cell>
          <table:table-cell office:value-type="float" office:value="754.817664525253">
            <text:p>754,8176645253</text:p>
          </table:table-cell>
          <table:table-cell office:value-type="float" office:value="3">
            <text:p>3</text:p>
          </table:table-cell>
          <table:table-cell office:value-type="float" office:value="0.625648837022691">
            <text:p>0,625648837</text:p>
          </table:table-cell>
          <table:table-cell office:value-type="float" office:value="3">
            <text:p>3</text:p>
          </table:table-cell>
          <table:table-cell office:value-type="string">
            <text:p>gridAnas_47</text:p>
          </table:table-cell>
        </table:table-row>
        <table:table-row table:style-name="ro4">
          <table:table-cell table:style-name="ce2" office:value-type="float" office:value="30707.57">
            <text:p>3,07E+004</text:p>
          </table:table-cell>
          <table:table-cell table:style-name="ce2" office:value-type="float" office:value="7.75043">
            <text:p>7,75E+000</text:p>
          </table:table-cell>
          <table:table-cell table:style-name="ce2" office:value-type="float" office:value="0.7671304">
            <text:p>7,67E-001</text:p>
          </table:table-cell>
          <table:table-cell table:style-name="ce2" office:value-type="float" office:value="0.02781632">
            <text:p>2,78E-002</text:p>
          </table:table-cell>
          <table:table-cell table:style-name="ce2" office:value-type="float" office:value="0.8433653">
            <text:p>8,43E-001</text:p>
          </table:table-cell>
          <table:table-cell table:style-name="ce2" office:value-type="float" office:value="510.7937">
            <text:p>5,11E+002</text:p>
          </table:table-cell>
          <table:table-cell table:style-name="ce2" office:value-type="float" office:value="3">
            <text:p>3,00E+000</text:p>
          </table:table-cell>
          <table:table-cell table:style-name="ce2" office:value-type="float" office:value="0.6343424">
            <text:p>6,34E-001</text:p>
          </table:table-cell>
          <table:table-cell table:style-name="ce2" office:value-type="float" office:value="1">
            <text:p>1,00E+000</text:p>
          </table:table-cell>
          <table:table-cell table:style-name="ce6" office:value-type="string">
            <text:p>-15521851023_config.csv</text:p>
          </table:table-cell>
        </table:table-row>
        <table:table-row table:style-name="ro5">
          <table:table-cell table:style-name="ce2" office:value-type="float" office:value="36042.8">
            <text:p>3,60E+004</text:p>
          </table:table-cell>
          <table:table-cell table:style-name="ce2" office:value-type="float" office:value="2.780581">
            <text:p>2,78E+000</text:p>
          </table:table-cell>
          <table:table-cell table:style-name="ce2" office:value-type="float" office:value="0.5524233">
            <text:p>5,52E-001</text:p>
          </table:table-cell>
          <table:table-cell table:style-name="ce2" office:value-type="float" office:value="0.03104806">
            <text:p>3,10E-002</text:p>
          </table:table-cell>
          <table:table-cell table:style-name="ce2" office:value-type="float" office:value="1.508773">
            <text:p>1,51E+000</text:p>
          </table:table-cell>
          <table:table-cell table:style-name="ce2" office:value-type="float" office:value="599.7137">
            <text:p>6,00E+002</text:p>
          </table:table-cell>
          <table:table-cell table:style-name="ce2" office:value-type="float" office:value="3">
            <text:p>3,00E+000</text:p>
          </table:table-cell>
          <table:table-cell table:style-name="ce2" office:value-type="float" office:value="0.6359954">
            <text:p>6,36E-001</text:p>
          </table:table-cell>
          <table:table-cell table:style-name="ce2" office:value-type="float" office:value="3">
            <text:p>3,00E+000</text:p>
          </table:table-cell>
          <table:table-cell table:style-name="ce6" office:value-type="string">
            <text:p>14525407863_config.csv</text:p>
          </table:table-cell>
        </table:table-row>
        <table:table-row table:style-name="ro4">
          <table:table-cell table:style-name="ce2" office:value-type="float" office:value="34505.98">
            <text:p>3,45E+004</text:p>
          </table:table-cell>
          <table:table-cell table:style-name="ce2" office:value-type="float" office:value="8.231135">
            <text:p>8,23E+000</text:p>
          </table:table-cell>
          <table:table-cell table:style-name="ce2" office:value-type="float" office:value="0.7692519">
            <text:p>7,69E-001</text:p>
          </table:table-cell>
          <table:table-cell table:style-name="ce2" office:value-type="float" office:value="0.0327084">
            <text:p>3,27E-002</text:p>
          </table:table-cell>
          <table:table-cell table:style-name="ce2" office:value-type="float" office:value="0.8106972">
            <text:p>8,11E-001</text:p>
          </table:table-cell>
          <table:table-cell table:style-name="ce2" office:value-type="float" office:value="574.1006">
            <text:p>5,74E+002</text:p>
          </table:table-cell>
          <table:table-cell table:style-name="ce2" office:value-type="float" office:value="3">
            <text:p>3,00E+000</text:p>
          </table:table-cell>
          <table:table-cell table:style-name="ce2" office:value-type="float" office:value="0.6364936">
            <text:p>6,36E-001</text:p>
          </table:table-cell>
          <table:table-cell table:style-name="ce2" office:value-type="float" office:value="1">
            <text:p>1,00E+000</text:p>
          </table:table-cell>
          <table:table-cell table:style-name="ce6" office:value-type="string">
            <text:p>-19438823361_config.csv</text:p>
          </table:table-cell>
        </table:table-row>
        <table:table-row table:style-name="ro5">
          <table:table-cell table:style-name="ce2" office:value-type="float" office:value="26494.51">
            <text:p>2,65E+004</text:p>
          </table:table-cell>
          <table:table-cell table:style-name="ce2" office:value-type="float" office:value="7.713298">
            <text:p>7,71E+000</text:p>
          </table:table-cell>
          <table:table-cell table:style-name="ce2" office:value-type="float" office:value="0.762788">
            <text:p>7,63E-001</text:p>
          </table:table-cell>
          <table:table-cell table:style-name="ce2" office:value-type="float" office:value="0.02977525">
            <text:p>2,98E-002</text:p>
          </table:table-cell>
          <table:table-cell table:style-name="ce2" office:value-type="float" office:value="0.8406841">
            <text:p>8,41E-001</text:p>
          </table:table-cell>
          <table:table-cell table:style-name="ce2" office:value-type="float" office:value="440.5762">
            <text:p>4,41E+002</text:p>
          </table:table-cell>
          <table:table-cell table:style-name="ce2" office:value-type="float" office:value="3">
            <text:p>3,00E+000</text:p>
          </table:table-cell>
          <table:table-cell table:style-name="ce2" office:value-type="float" office:value="0.6367242">
            <text:p>6,37E-001</text:p>
          </table:table-cell>
          <table:table-cell table:style-name="ce2" office:value-type="float" office:value="1">
            <text:p>1,00E+000</text:p>
          </table:table-cell>
          <table:table-cell table:style-name="ce6" office:value-type="string">
            <text:p>-425250383_config.csv</text:p>
          </table:table-cell>
        </table:table-row>
        <table:table-row table:style-name="ro4">
          <table:table-cell table:style-name="ce2" office:value-type="float" office:value="35712.83">
            <text:p>3,57E+004</text:p>
          </table:table-cell>
          <table:table-cell table:style-name="ce2" office:value-type="float" office:value="5.391901">
            <text:p>5,39E+000</text:p>
          </table:table-cell>
          <table:table-cell table:style-name="ce2" office:value-type="float" office:value="0.6484269">
            <text:p>6,48E-001</text:p>
          </table:table-cell>
          <table:table-cell table:style-name="ce2" office:value-type="float" office:value="0.02811744">
            <text:p>2,81E-002</text:p>
          </table:table-cell>
          <table:table-cell table:style-name="ce2" office:value-type="float" office:value="1.119393">
            <text:p>1,12E+000</text:p>
          </table:table-cell>
          <table:table-cell table:style-name="ce2" office:value-type="float" office:value="594.2143">
            <text:p>5,94E+002</text:p>
          </table:table-cell>
          <table:table-cell table:style-name="ce2" office:value-type="float" office:value="3">
            <text:p>3,00E+000</text:p>
          </table:table-cell>
          <table:table-cell table:style-name="ce2" office:value-type="float" office:value="0.6372596">
            <text:p>6,37E-001</text:p>
          </table:table-cell>
          <table:table-cell table:style-name="ce2" office:value-type="float" office:value="2">
            <text:p>2,00E+000</text:p>
          </table:table-cell>
          <table:table-cell table:style-name="ce6" office:value-type="string">
            <text:p>-12835180821_config.csv</text:p>
          </table:table-cell>
        </table:table-row>
        <table:table-row table:style-name="ro4">
          <table:table-cell table:style-name="ce2" office:value-type="float" office:value="57850.06">
            <text:p>5,79E+004</text:p>
          </table:table-cell>
          <table:table-cell table:style-name="ce2" office:value-type="float" office:value="7.462751">
            <text:p>7,46E+000</text:p>
          </table:table-cell>
          <table:table-cell table:style-name="ce2" office:value-type="float" office:value="0.596304">
            <text:p>5,96E-001</text:p>
          </table:table-cell>
          <table:table-cell table:style-name="ce2" office:value-type="float" office:value="0.0063667">
            <text:p>6,37E-003</text:p>
          </table:table-cell>
          <table:table-cell table:style-name="ce2" office:value-type="float" office:value="0.9858923">
            <text:p>9,86E-001</text:p>
          </table:table-cell>
          <table:table-cell table:style-name="ce2" office:value-type="float" office:value="963.168">
            <text:p>9,63E+002</text:p>
          </table:table-cell>
          <table:table-cell table:style-name="ce2" office:value-type="float" office:value="3">
            <text:p>3,00E+000</text:p>
          </table:table-cell>
          <table:table-cell table:style-name="ce2" office:value-type="float" office:value="0.6435524">
            <text:p>6,44E-001</text:p>
          </table:table-cell>
          <table:table-cell table:style-name="ce2" office:value-type="float" office:value="1">
            <text:p>1,00E+000</text:p>
          </table:table-cell>
          <table:table-cell table:style-name="ce6" office:value-type="string">
            <text:p>-13545381501_config.csv</text:p>
          </table:table-cell>
        </table:table-row>
        <table:table-row table:style-name="ro3">
          <table:table-cell office:value-type="float" office:value="9875.64187135963">
            <text:p>9875,6418713596</text:p>
          </table:table-cell>
          <table:table-cell office:value-type="float" office:value="8.09466338057994">
            <text:p>8,0946633806</text:p>
          </table:table-cell>
          <table:table-cell office:value-type="float" office:value="0.931903451966593">
            <text:p>0,931903452</text:p>
          </table:table-cell>
          <table:table-cell office:value-type="float" office:value="0.143713684147101">
            <text:p>0,1437136841</text:p>
          </table:table-cell>
          <table:table-cell office:value-type="float" office:value="0.84908009440583">
            <text:p>0,8490800944</text:p>
          </table:table-cell>
          <table:table-cell office:value-type="float" office:value="163.597257162027">
            <text:p>163,597257162</text:p>
          </table:table-cell>
          <table:table-cell office:value-type="float" office:value="3">
            <text:p>3</text:p>
          </table:table-cell>
          <table:table-cell office:value-type="float" office:value="0.648859767239518">
            <text:p>0,6488597672</text:p>
          </table:table-cell>
          <table:table-cell office:value-type="float" office:value="2">
            <text:p>2</text:p>
          </table:table-cell>
          <table:table-cell office:value-type="string">
            <text:p>gridAnas_84</text:p>
          </table:table-cell>
        </table:table-row>
        <table:table-row table:style-name="ro5">
          <table:table-cell table:style-name="ce2" office:value-type="float" office:value="29185.67">
            <text:p>2,92E+004</text:p>
          </table:table-cell>
          <table:table-cell table:style-name="ce2" office:value-type="float" office:value="8.666208">
            <text:p>8,67E+000</text:p>
          </table:table-cell>
          <table:table-cell table:style-name="ce2" office:value-type="float" office:value="0.7550229">
            <text:p>7,55E-001</text:p>
          </table:table-cell>
          <table:table-cell table:style-name="ce2" office:value-type="float" office:value="0.02458244">
            <text:p>2,46E-002</text:p>
          </table:table-cell>
          <table:table-cell table:style-name="ce2" office:value-type="float" office:value="0.7790892">
            <text:p>7,79E-001</text:p>
          </table:table-cell>
          <table:table-cell table:style-name="ce2" office:value-type="float" office:value="485.429">
            <text:p>4,85E+002</text:p>
          </table:table-cell>
          <table:table-cell table:style-name="ce2" office:value-type="float" office:value="3">
            <text:p>3,00E+000</text:p>
          </table:table-cell>
          <table:table-cell table:style-name="ce2" office:value-type="float" office:value="0.655423">
            <text:p>6,55E-001</text:p>
          </table:table-cell>
          <table:table-cell table:style-name="ce2" office:value-type="float" office:value="1">
            <text:p>1,00E+000</text:p>
          </table:table-cell>
          <table:table-cell table:style-name="ce6" office:value-type="string">
            <text:p>20533943511_config.csv</text:p>
          </table:table-cell>
        </table:table-row>
        <table:table-row table:style-name="ro5">
          <table:table-cell table:style-name="ce2" office:value-type="float" office:value="38253.69">
            <text:p>3,83E+004</text:p>
          </table:table-cell>
          <table:table-cell table:style-name="ce2" office:value-type="float" office:value="6.509697">
            <text:p>6,51E+000</text:p>
          </table:table-cell>
          <table:table-cell table:style-name="ce2" office:value-type="float" office:value="0.704509">
            <text:p>7,05E-001</text:p>
          </table:table-cell>
          <table:table-cell table:style-name="ce2" office:value-type="float" office:value="0.04181153">
            <text:p>4,18E-002</text:p>
          </table:table-cell>
          <table:table-cell table:style-name="ce2" office:value-type="float" office:value="0.8715929">
            <text:p>8,72E-001</text:p>
          </table:table-cell>
          <table:table-cell table:style-name="ce2" office:value-type="float" office:value="636.562">
            <text:p>6,37E+002</text:p>
          </table:table-cell>
          <table:table-cell table:style-name="ce2" office:value-type="float" office:value="3">
            <text:p>3,00E+000</text:p>
          </table:table-cell>
          <table:table-cell table:style-name="ce2" office:value-type="float" office:value="0.6595747">
            <text:p>6,60E-001</text:p>
          </table:table-cell>
          <table:table-cell table:style-name="ce2" office:value-type="float" office:value="2">
            <text:p>2,00E+000</text:p>
          </table:table-cell>
          <table:table-cell table:style-name="ce6" office:value-type="string">
            <text:p>13284182713_config.csv</text:p>
          </table:table-cell>
        </table:table-row>
        <table:table-row table:style-name="ro5">
          <table:table-cell table:style-name="ce2" office:value-type="float" office:value="20443.76">
            <text:p>2,04E+004</text:p>
          </table:table-cell>
          <table:table-cell table:style-name="ce2" office:value-type="float" office:value="10.37364">
            <text:p>1,04E+001</text:p>
          </table:table-cell>
          <table:table-cell table:style-name="ce2" office:value-type="float" office:value="0.8799842">
            <text:p>8,80E-001</text:p>
          </table:table-cell>
          <table:table-cell table:style-name="ce2" office:value-type="float" office:value="-0.0001638495">
            <text:p>-1,64E-004</text:p>
          </table:table-cell>
          <table:table-cell table:style-name="ce2" office:value-type="float" office:value="0.8458286">
            <text:p>8,46E-001</text:p>
          </table:table-cell>
          <table:table-cell table:style-name="ce2" office:value-type="float" office:value="339.7314">
            <text:p>3,40E+002</text:p>
          </table:table-cell>
          <table:table-cell table:style-name="ce2" office:value-type="float" office:value="3">
            <text:p>3,00E+000</text:p>
          </table:table-cell>
          <table:table-cell table:style-name="ce2" office:value-type="float" office:value="0.6631601">
            <text:p>6,63E-001</text:p>
          </table:table-cell>
          <table:table-cell table:style-name="ce2" office:value-type="float" office:value="1">
            <text:p>1,00E+000</text:p>
          </table:table-cell>
          <table:table-cell table:style-name="ce6" office:value-type="string">
            <text:p>1893712123_config.csv</text:p>
          </table:table-cell>
        </table:table-row>
        <table:table-row table:style-name="ro4">
          <table:table-cell table:style-name="ce2" office:value-type="float" office:value="29984.98">
            <text:p>3,00E+004</text:p>
          </table:table-cell>
          <table:table-cell table:style-name="ce2" office:value-type="float" office:value="5.694837">
            <text:p>5,69E+000</text:p>
          </table:table-cell>
          <table:table-cell table:style-name="ce2" office:value-type="float" office:value="0.6652067">
            <text:p>6,65E-001</text:p>
          </table:table-cell>
          <table:table-cell table:style-name="ce2" office:value-type="float" office:value="0.02362679">
            <text:p>2,36E-002</text:p>
          </table:table-cell>
          <table:table-cell table:style-name="ce2" office:value-type="float" office:value="1.027311">
            <text:p>1,03E+000</text:p>
          </table:table-cell>
          <table:table-cell table:style-name="ce2" office:value-type="float" office:value="498.7503">
            <text:p>4,99E+002</text:p>
          </table:table-cell>
          <table:table-cell table:style-name="ce2" office:value-type="float" office:value="3">
            <text:p>3,00E+000</text:p>
          </table:table-cell>
          <table:table-cell table:style-name="ce2" office:value-type="float" office:value="0.6636443">
            <text:p>6,64E-001</text:p>
          </table:table-cell>
          <table:table-cell table:style-name="ce2" office:value-type="float" office:value="2">
            <text:p>2,00E+000</text:p>
          </table:table-cell>
          <table:table-cell table:style-name="ce6" office:value-type="string">
            <text:p>-8382520751_config.csv</text:p>
          </table:table-cell>
        </table:table-row>
        <table:table-row table:style-name="ro5">
          <table:table-cell table:style-name="ce2" office:value-type="float" office:value="35901.2">
            <text:p>3,59E+004</text:p>
          </table:table-cell>
          <table:table-cell table:style-name="ce2" office:value-type="float" office:value="6.711066">
            <text:p>6,71E+000</text:p>
          </table:table-cell>
          <table:table-cell table:style-name="ce2" office:value-type="float" office:value="0.7071332">
            <text:p>7,07E-001</text:p>
          </table:table-cell>
          <table:table-cell table:style-name="ce2" office:value-type="float" office:value="0.03578074">
            <text:p>3,58E-002</text:p>
          </table:table-cell>
          <table:table-cell table:style-name="ce2" office:value-type="float" office:value="0.8686569">
            <text:p>8,69E-001</text:p>
          </table:table-cell>
          <table:table-cell table:style-name="ce2" office:value-type="float" office:value="597.3541">
            <text:p>5,97E+002</text:p>
          </table:table-cell>
          <table:table-cell table:style-name="ce2" office:value-type="float" office:value="3">
            <text:p>3,00E+000</text:p>
          </table:table-cell>
          <table:table-cell table:style-name="ce2" office:value-type="float" office:value="0.6677453">
            <text:p>6,68E-001</text:p>
          </table:table-cell>
          <table:table-cell table:style-name="ce2" office:value-type="float" office:value="2">
            <text:p>2,00E+000</text:p>
          </table:table-cell>
          <table:table-cell table:style-name="ce6" office:value-type="string">
            <text:p>10284030502_config.csv</text:p>
          </table:table-cell>
        </table:table-row>
        <table:table-row table:style-name="ro3">
          <table:table-cell office:value-type="float" office:value="19571.2568627163">
            <text:p>19571,2568627163</text:p>
          </table:table-cell>
          <table:table-cell office:value-type="float" office:value="5.80265287307033">
            <text:p>5,8026528731</text:p>
          </table:table-cell>
          <table:table-cell office:value-type="float" office:value="0.752849144752337">
            <text:p>0,7528491448</text:p>
          </table:table-cell>
          <table:table-cell office:value-type="float" office:value="0.0916578755435811">
            <text:p>0,0916578755</text:p>
          </table:table-cell>
          <table:table-cell office:value-type="float" office:value="2.35953370671773">
            <text:p>2,3595337067</text:p>
          </table:table-cell>
          <table:table-cell office:value-type="float" office:value="325.188303987693">
            <text:p>325,1883039877</text:p>
          </table:table-cell>
          <table:table-cell office:value-type="float" office:value="3">
            <text:p>3</text:p>
          </table:table-cell>
          <table:table-cell office:value-type="float" office:value="0.669705266680897">
            <text:p>0,6697052667</text:p>
          </table:table-cell>
          <table:table-cell office:value-type="float" office:value="3">
            <text:p>3</text:p>
          </table:table-cell>
          <table:table-cell office:value-type="string">
            <text:p>gridAnas_79</text:p>
          </table:table-cell>
        </table:table-row>
        <table:table-row table:style-name="ro4">
          <table:table-cell table:style-name="ce2" office:value-type="float" office:value="29093.95">
            <text:p>2,91E+004</text:p>
          </table:table-cell>
          <table:table-cell table:style-name="ce2" office:value-type="float" office:value="7.135406">
            <text:p>7,14E+000</text:p>
          </table:table-cell>
          <table:table-cell table:style-name="ce2" office:value-type="float" office:value="0.7650584">
            <text:p>7,65E-001</text:p>
          </table:table-cell>
          <table:table-cell table:style-name="ce2" office:value-type="float" office:value="0.03990685">
            <text:p>3,99E-002</text:p>
          </table:table-cell>
          <table:table-cell table:style-name="ce2" office:value-type="float" office:value="0.8128213">
            <text:p>8,13E-001</text:p>
          </table:table-cell>
          <table:table-cell table:style-name="ce2" office:value-type="float" office:value="483.9002">
            <text:p>4,84E+002</text:p>
          </table:table-cell>
          <table:table-cell table:style-name="ce2" office:value-type="float" office:value="3">
            <text:p>3,00E+000</text:p>
          </table:table-cell>
          <table:table-cell table:style-name="ce2" office:value-type="float" office:value="0.6720284">
            <text:p>6,72E-001</text:p>
          </table:table-cell>
          <table:table-cell table:style-name="ce2" office:value-type="float" office:value="2">
            <text:p>2,00E+000</text:p>
          </table:table-cell>
          <table:table-cell table:style-name="ce6" office:value-type="string">
            <text:p>-12537598382_config.csv</text:p>
          </table:table-cell>
        </table:table-row>
        <table:table-row table:style-name="ro5">
          <table:table-cell table:style-name="ce2" office:value-type="float" office:value="35772.71">
            <text:p>3,58E+004</text:p>
          </table:table-cell>
          <table:table-cell table:style-name="ce2" office:value-type="float" office:value="6.781326">
            <text:p>6,78E+000</text:p>
          </table:table-cell>
          <table:table-cell table:style-name="ce2" office:value-type="float" office:value="0.7315803">
            <text:p>7,32E-001</text:p>
          </table:table-cell>
          <table:table-cell table:style-name="ce2" office:value-type="float" office:value="0.04015596">
            <text:p>4,02E-002</text:p>
          </table:table-cell>
          <table:table-cell table:style-name="ce2" office:value-type="float" office:value="0.8331115">
            <text:p>8,33E-001</text:p>
          </table:table-cell>
          <table:table-cell table:style-name="ce2" office:value-type="float" office:value="595.2125">
            <text:p>5,95E+002</text:p>
          </table:table-cell>
          <table:table-cell table:style-name="ce2" office:value-type="float" office:value="3">
            <text:p>3,00E+000</text:p>
          </table:table-cell>
          <table:table-cell table:style-name="ce2" office:value-type="float" office:value="0.6729235">
            <text:p>6,73E-001</text:p>
          </table:table-cell>
          <table:table-cell table:style-name="ce2" office:value-type="float" office:value="2">
            <text:p>2,00E+000</text:p>
          </table:table-cell>
          <table:table-cell table:style-name="ce6" office:value-type="string">
            <text:p>7793085472_config.csv</text:p>
          </table:table-cell>
        </table:table-row>
        <table:table-row table:style-name="ro3">
          <table:table-cell office:value-type="float" office:value="9422.73475113254">
            <text:p>9422,7347511325</text:p>
          </table:table-cell>
          <table:table-cell office:value-type="float" office:value="7.18187572203799">
            <text:p>7,181875722</text:p>
          </table:table-cell>
          <table:table-cell office:value-type="float" office:value="0.940351607953587">
            <text:p>0,940351608</text:p>
          </table:table-cell>
          <table:table-cell office:value-type="float" office:value="0.125753069792052">
            <text:p>0,1257530698</text:p>
          </table:table-cell>
          <table:table-cell office:value-type="float" office:value="0.809615045326534">
            <text:p>0,8096150453</text:p>
          </table:table-cell>
          <table:table-cell office:value-type="float" office:value="156.048982855666">
            <text:p>156,0489828557</text:p>
          </table:table-cell>
          <table:table-cell office:value-type="float" office:value="3">
            <text:p>3</text:p>
          </table:table-cell>
          <table:table-cell office:value-type="float" office:value="0.674082669125241">
            <text:p>0,6740826691</text:p>
          </table:table-cell>
          <table:table-cell office:value-type="float" office:value="2">
            <text:p>2</text:p>
          </table:table-cell>
          <table:table-cell office:value-type="string">
            <text:p>gridAnas_18</text:p>
          </table:table-cell>
        </table:table-row>
        <table:table-row table:style-name="ro3">
          <table:table-cell office:value-type="float" office:value="8510.70779845793">
            <text:p>8510,7077984579</text:p>
          </table:table-cell>
          <table:table-cell office:value-type="float" office:value="8.49836627854055">
            <text:p>8,4983662785</text:p>
          </table:table-cell>
          <table:table-cell office:value-type="float" office:value="0.93847489424621">
            <text:p>0,9384748942</text:p>
          </table:table-cell>
          <table:table-cell office:value-type="float" office:value="0.159861255575728">
            <text:p>0,1598612556</text:p>
          </table:table-cell>
          <table:table-cell office:value-type="float" office:value="0.866724980159629">
            <text:p>0,8667249802</text:p>
          </table:table-cell>
          <table:table-cell office:value-type="float" office:value="140.849066659108">
            <text:p>140,8490666591</text:p>
          </table:table-cell>
          <table:table-cell office:value-type="float" office:value="3">
            <text:p>3</text:p>
          </table:table-cell>
          <table:table-cell office:value-type="float" office:value="0.674202080177261">
            <text:p>0,6742020802</text:p>
          </table:table-cell>
          <table:table-cell office:value-type="float" office:value="2">
            <text:p>2</text:p>
          </table:table-cell>
          <table:table-cell office:value-type="string">
            <text:p>gridAnas_26</text:p>
          </table:table-cell>
        </table:table-row>
        <table:table-row table:style-name="ro5">
          <table:table-cell table:style-name="ce2" office:value-type="float" office:value="40120.1">
            <text:p>4,01E+004</text:p>
          </table:table-cell>
          <table:table-cell table:style-name="ce2" office:value-type="float" office:value="5.388206">
            <text:p>5,39E+000</text:p>
          </table:table-cell>
          <table:table-cell table:style-name="ce2" office:value-type="float" office:value="0.6420467">
            <text:p>6,42E-001</text:p>
          </table:table-cell>
          <table:table-cell table:style-name="ce2" office:value-type="float" office:value="0.05090643">
            <text:p>5,09E-002</text:p>
          </table:table-cell>
          <table:table-cell table:style-name="ce2" office:value-type="float" office:value="0.9531477">
            <text:p>9,53E-001</text:p>
          </table:table-cell>
          <table:table-cell table:style-name="ce2" office:value-type="float" office:value="667.6689">
            <text:p>6,68E+002</text:p>
          </table:table-cell>
          <table:table-cell table:style-name="ce2" office:value-type="float" office:value="3">
            <text:p>3,00E+000</text:p>
          </table:table-cell>
          <table:table-cell table:style-name="ce2" office:value-type="float" office:value="0.6828718">
            <text:p>6,83E-001</text:p>
          </table:table-cell>
          <table:table-cell table:style-name="ce2" office:value-type="float" office:value="2">
            <text:p>2,00E+000</text:p>
          </table:table-cell>
          <table:table-cell table:style-name="ce6" office:value-type="string">
            <text:p>19055430491_config.csv</text:p>
          </table:table-cell>
        </table:table-row>
        <table:table-row table:style-name="ro4">
          <table:table-cell table:style-name="ce2" office:value-type="float" office:value="37997.77">
            <text:p>3,80E+004</text:p>
          </table:table-cell>
          <table:table-cell table:style-name="ce2" office:value-type="float" office:value="7.72371">
            <text:p>7,72E+000</text:p>
          </table:table-cell>
          <table:table-cell table:style-name="ce2" office:value-type="float" office:value="0.7524377">
            <text:p>7,52E-001</text:p>
          </table:table-cell>
          <table:table-cell table:style-name="ce2" office:value-type="float" office:value="0.03049227">
            <text:p>3,05E-002</text:p>
          </table:table-cell>
          <table:table-cell table:style-name="ce2" office:value-type="float" office:value="0.7868235">
            <text:p>7,87E-001</text:p>
          </table:table-cell>
          <table:table-cell table:style-name="ce2" office:value-type="float" office:value="632.2969">
            <text:p>6,32E+002</text:p>
          </table:table-cell>
          <table:table-cell table:style-name="ce2" office:value-type="float" office:value="3">
            <text:p>3,00E+000</text:p>
          </table:table-cell>
          <table:table-cell table:style-name="ce2" office:value-type="float" office:value="0.6829962">
            <text:p>6,83E-001</text:p>
          </table:table-cell>
          <table:table-cell table:style-name="ce2" office:value-type="float" office:value="1">
            <text:p>1,00E+000</text:p>
          </table:table-cell>
          <table:table-cell table:style-name="ce6" office:value-type="string">
            <text:p>-7266963241_config.csv</text:p>
          </table:table-cell>
        </table:table-row>
        <table:table-row table:style-name="ro3">
          <table:table-cell office:value-type="float" office:value="14369.3852722512">
            <text:p>14369,3852722512</text:p>
          </table:table-cell>
          <table:table-cell office:value-type="float" office:value="10.233690152054">
            <text:p>10,2336901521</text:p>
          </table:table-cell>
          <table:table-cell office:value-type="float" office:value="0.914306821051045">
            <text:p>0,9143068211</text:p>
          </table:table-cell>
          <table:table-cell office:value-type="float" office:value="0.0849631901278148">
            <text:p>0,0849631901</text:p>
          </table:table-cell>
          <table:table-cell office:value-type="float" office:value="0.818979642898289">
            <text:p>0,8189796429</text:p>
          </table:table-cell>
          <table:table-cell office:value-type="float" office:value="238.492366005914">
            <text:p>238,4923660059</text:p>
          </table:table-cell>
          <table:table-cell office:value-type="float" office:value="3">
            <text:p>3</text:p>
          </table:table-cell>
          <table:table-cell office:value-type="float" office:value="0.688084607254406">
            <text:p>0,6880846073</text:p>
          </table:table-cell>
          <table:table-cell office:value-type="float" office:value="2">
            <text:p>2</text:p>
          </table:table-cell>
          <table:table-cell office:value-type="string">
            <text:p>gridAnas_48</text:p>
          </table:table-cell>
        </table:table-row>
        <table:table-row table:style-name="ro5">
          <table:table-cell table:style-name="ce2" office:value-type="float" office:value="35123.43">
            <text:p>3,51E+004</text:p>
          </table:table-cell>
          <table:table-cell table:style-name="ce2" office:value-type="float" office:value="8.363382">
            <text:p>8,36E+000</text:p>
          </table:table-cell>
          <table:table-cell table:style-name="ce2" office:value-type="float" office:value="0.7649264">
            <text:p>7,65E-001</text:p>
          </table:table-cell>
          <table:table-cell table:style-name="ce2" office:value-type="float" office:value="0.02087912">
            <text:p>2,09E-002</text:p>
          </table:table-cell>
          <table:table-cell table:style-name="ce2" office:value-type="float" office:value="0.7600117">
            <text:p>7,60E-001</text:p>
          </table:table-cell>
          <table:table-cell table:style-name="ce2" office:value-type="float" office:value="584.3914">
            <text:p>5,84E+002</text:p>
          </table:table-cell>
          <table:table-cell table:style-name="ce2" office:value-type="float" office:value="3">
            <text:p>3,00E+000</text:p>
          </table:table-cell>
          <table:table-cell table:style-name="ce2" office:value-type="float" office:value="0.6881342">
            <text:p>6,88E-001</text:p>
          </table:table-cell>
          <table:table-cell table:style-name="ce2" office:value-type="float" office:value="1">
            <text:p>1,00E+000</text:p>
          </table:table-cell>
          <table:table-cell table:style-name="ce6" office:value-type="string">
            <text:p>5647008511_config.csv</text:p>
          </table:table-cell>
        </table:table-row>
        <table:table-row table:style-name="ro5">
          <table:table-cell table:style-name="ce2" office:value-type="float" office:value="37179.88">
            <text:p>3,72E+004</text:p>
          </table:table-cell>
          <table:table-cell table:style-name="ce2" office:value-type="float" office:value="7.083347">
            <text:p>7,08E+000</text:p>
          </table:table-cell>
          <table:table-cell table:style-name="ce2" office:value-type="float" office:value="0.724983">
            <text:p>7,25E-001</text:p>
          </table:table-cell>
          <table:table-cell table:style-name="ce2" office:value-type="float" office:value="0.03279724">
            <text:p>3,28E-002</text:p>
          </table:table-cell>
          <table:table-cell table:style-name="ce2" office:value-type="float" office:value="0.8232047">
            <text:p>8,23E-001</text:p>
          </table:table-cell>
          <table:table-cell table:style-name="ce2" office:value-type="float" office:value="618.6654">
            <text:p>6,19E+002</text:p>
          </table:table-cell>
          <table:table-cell table:style-name="ce2" office:value-type="float" office:value="3">
            <text:p>3,00E+000</text:p>
          </table:table-cell>
          <table:table-cell table:style-name="ce2" office:value-type="float" office:value="0.6895756">
            <text:p>6,90E-001</text:p>
          </table:table-cell>
          <table:table-cell table:style-name="ce2" office:value-type="float" office:value="1">
            <text:p>1,00E+000</text:p>
          </table:table-cell>
          <table:table-cell table:style-name="ce6" office:value-type="string">
            <text:p>20721264603_config.csv</text:p>
          </table:table-cell>
        </table:table-row>
        <table:table-row table:style-name="ro4">
          <table:table-cell table:style-name="ce2" office:value-type="float" office:value="27972.03">
            <text:p>2,80E+004</text:p>
          </table:table-cell>
          <table:table-cell table:style-name="ce2" office:value-type="float" office:value="9.682054">
            <text:p>9,68E+000</text:p>
          </table:table-cell>
          <table:table-cell table:style-name="ce2" office:value-type="float" office:value="0.8253037">
            <text:p>8,25E-001</text:p>
          </table:table-cell>
          <table:table-cell table:style-name="ce2" office:value-type="float" office:value="0.01296057">
            <text:p>1,30E-002</text:p>
          </table:table-cell>
          <table:table-cell table:style-name="ce2" office:value-type="float" office:value="0.7534788">
            <text:p>7,53E-001</text:p>
          </table:table-cell>
          <table:table-cell table:style-name="ce2" office:value-type="float" office:value="465.202">
            <text:p>4,65E+002</text:p>
          </table:table-cell>
          <table:table-cell table:style-name="ce2" office:value-type="float" office:value="3">
            <text:p>3,00E+000</text:p>
          </table:table-cell>
          <table:table-cell table:style-name="ce2" office:value-type="float" office:value="0.6903258">
            <text:p>6,90E-001</text:p>
          </table:table-cell>
          <table:table-cell table:style-name="ce2" office:value-type="float" office:value="1">
            <text:p>1,00E+000</text:p>
          </table:table-cell>
          <table:table-cell table:style-name="ce6" office:value-type="string">
            <text:p>-8082686721_config.csv</text:p>
          </table:table-cell>
        </table:table-row>
        <table:table-row table:style-name="ro5">
          <table:table-cell table:style-name="ce2" office:value-type="float" office:value="29622.27">
            <text:p>2,96E+004</text:p>
          </table:table-cell>
          <table:table-cell table:style-name="ce2" office:value-type="float" office:value="10.20713">
            <text:p>1,02E+001</text:p>
          </table:table-cell>
          <table:table-cell table:style-name="ce2" office:value-type="float" office:value="0.8367374">
            <text:p>8,37E-001</text:p>
          </table:table-cell>
          <table:table-cell table:style-name="ce2" office:value-type="float" office:value="0.0092095">
            <text:p>9,21E-003</text:p>
          </table:table-cell>
          <table:table-cell table:style-name="ce2" office:value-type="float" office:value="0.7581157">
            <text:p>7,58E-001</text:p>
          </table:table-cell>
          <table:table-cell table:style-name="ce2" office:value-type="float" office:value="492.7059">
            <text:p>4,93E+002</text:p>
          </table:table-cell>
          <table:table-cell table:style-name="ce2" office:value-type="float" office:value="3">
            <text:p>3,00E+000</text:p>
          </table:table-cell>
          <table:table-cell table:style-name="ce2" office:value-type="float" office:value="0.6959712">
            <text:p>6,96E-001</text:p>
          </table:table-cell>
          <table:table-cell table:style-name="ce2" office:value-type="float" office:value="1">
            <text:p>1,00E+000</text:p>
          </table:table-cell>
          <table:table-cell table:style-name="ce6" office:value-type="string">
            <text:p>3707473041_config.csv</text:p>
          </table:table-cell>
        </table:table-row>
        <table:table-row table:style-name="ro5">
          <table:table-cell table:style-name="ce2" office:value-type="float" office:value="40568.77">
            <text:p>4,06E+004</text:p>
          </table:table-cell>
          <table:table-cell table:style-name="ce2" office:value-type="float" office:value="5.342516">
            <text:p>5,34E+000</text:p>
          </table:table-cell>
          <table:table-cell table:style-name="ce2" office:value-type="float" office:value="0.6299729">
            <text:p>6,30E-001</text:p>
          </table:table-cell>
          <table:table-cell table:style-name="ce2" office:value-type="float" office:value="0.04586027">
            <text:p>4,59E-002</text:p>
          </table:table-cell>
          <table:table-cell table:style-name="ce2" office:value-type="float" office:value="0.9689122">
            <text:p>9,69E-001</text:p>
          </table:table-cell>
          <table:table-cell table:style-name="ce2" office:value-type="float" office:value="675.1466">
            <text:p>6,75E+002</text:p>
          </table:table-cell>
          <table:table-cell table:style-name="ce2" office:value-type="float" office:value="3">
            <text:p>3,00E+000</text:p>
          </table:table-cell>
          <table:table-cell table:style-name="ce2" office:value-type="float" office:value="0.6964901">
            <text:p>6,96E-001</text:p>
          </table:table-cell>
          <table:table-cell table:style-name="ce2" office:value-type="float" office:value="2">
            <text:p>2,00E+000</text:p>
          </table:table-cell>
          <table:table-cell table:style-name="ce6" office:value-type="string">
            <text:p>21156392382_config.csv</text:p>
          </table:table-cell>
        </table:table-row>
        <table:table-row table:style-name="ro5">
          <table:table-cell table:style-name="ce2" office:value-type="float" office:value="28111.32">
            <text:p>2,81E+004</text:p>
          </table:table-cell>
          <table:table-cell table:style-name="ce2" office:value-type="float" office:value="7.2951">
            <text:p>7,30E+000</text:p>
          </table:table-cell>
          <table:table-cell table:style-name="ce2" office:value-type="float" office:value="0.7370161">
            <text:p>7,37E-001</text:p>
          </table:table-cell>
          <table:table-cell table:style-name="ce2" office:value-type="float" office:value="0.02217596">
            <text:p>2,22E-002</text:p>
          </table:table-cell>
          <table:table-cell table:style-name="ce2" office:value-type="float" office:value="0.8035216">
            <text:p>8,04E-001</text:p>
          </table:table-cell>
          <table:table-cell table:style-name="ce2" office:value-type="float" office:value="467.523">
            <text:p>4,68E+002</text:p>
          </table:table-cell>
          <table:table-cell table:style-name="ce2" office:value-type="float" office:value="3">
            <text:p>3,00E+000</text:p>
          </table:table-cell>
          <table:table-cell table:style-name="ce2" office:value-type="float" office:value="0.7000966">
            <text:p>7,00E-001</text:p>
          </table:table-cell>
          <table:table-cell table:style-name="ce2" office:value-type="float" office:value="1">
            <text:p>1,00E+000</text:p>
          </table:table-cell>
          <table:table-cell table:style-name="ce6" office:value-type="string">
            <text:p>12294225871_config.csv</text:p>
          </table:table-cell>
        </table:table-row>
        <table:table-row table:style-name="ro4">
          <table:table-cell table:style-name="ce2" office:value-type="float" office:value="37728.58">
            <text:p>3,77E+004</text:p>
          </table:table-cell>
          <table:table-cell table:style-name="ce2" office:value-type="float" office:value="3.852902">
            <text:p>3,85E+000</text:p>
          </table:table-cell>
          <table:table-cell table:style-name="ce2" office:value-type="float" office:value="0.6007499">
            <text:p>6,01E-001</text:p>
          </table:table-cell>
          <table:table-cell table:style-name="ce2" office:value-type="float" office:value="0.03480511">
            <text:p>3,48E-002</text:p>
          </table:table-cell>
          <table:table-cell table:style-name="ce2" office:value-type="float" office:value="1.17684">
            <text:p>1,18E+000</text:p>
          </table:table-cell>
          <table:table-cell table:style-name="ce2" office:value-type="float" office:value="627.8101">
            <text:p>6,28E+002</text:p>
          </table:table-cell>
          <table:table-cell table:style-name="ce2" office:value-type="float" office:value="3">
            <text:p>3,00E+000</text:p>
          </table:table-cell>
          <table:table-cell table:style-name="ce2" office:value-type="float" office:value="0.700992">
            <text:p>7,01E-001</text:p>
          </table:table-cell>
          <table:table-cell table:style-name="ce2" office:value-type="float" office:value="3">
            <text:p>3,00E+000</text:p>
          </table:table-cell>
          <table:table-cell table:style-name="ce6" office:value-type="string">
            <text:p>-18652828473_config.csv</text:p>
          </table:table-cell>
        </table:table-row>
        <table:table-row table:style-name="ro4">
          <table:table-cell table:style-name="ce2" office:value-type="float" office:value="36206.5">
            <text:p>3,62E+004</text:p>
          </table:table-cell>
          <table:table-cell table:style-name="ce2" office:value-type="float" office:value="7.747372">
            <text:p>7,75E+000</text:p>
          </table:table-cell>
          <table:table-cell table:style-name="ce2" office:value-type="float" office:value="0.6863119">
            <text:p>6,86E-001</text:p>
          </table:table-cell>
          <table:table-cell table:style-name="ce2" office:value-type="float" office:value="0.01120582">
            <text:p>1,12E-002</text:p>
          </table:table-cell>
          <table:table-cell table:style-name="ce2" office:value-type="float" office:value="0.7992579">
            <text:p>7,99E-001</text:p>
          </table:table-cell>
          <table:table-cell table:style-name="ce2" office:value-type="float" office:value="602.4425">
            <text:p>6,02E+002</text:p>
          </table:table-cell>
          <table:table-cell table:style-name="ce2" office:value-type="float" office:value="3">
            <text:p>3,00E+000</text:p>
          </table:table-cell>
          <table:table-cell table:style-name="ce2" office:value-type="float" office:value="0.7028704">
            <text:p>7,03E-001</text:p>
          </table:table-cell>
          <table:table-cell table:style-name="ce2" office:value-type="float" office:value="1">
            <text:p>1,00E+000</text:p>
          </table:table-cell>
          <table:table-cell table:style-name="ce6" office:value-type="string">
            <text:p>-15015939242_config.csv</text:p>
          </table:table-cell>
        </table:table-row>
        <table:table-row table:style-name="ro4">
          <table:table-cell table:style-name="ce2" office:value-type="float" office:value="24953.23">
            <text:p>2,50E+004</text:p>
          </table:table-cell>
          <table:table-cell table:style-name="ce2" office:value-type="float" office:value="6.683822">
            <text:p>6,68E+000</text:p>
          </table:table-cell>
          <table:table-cell table:style-name="ce2" office:value-type="float" office:value="0.8120578">
            <text:p>8,12E-001</text:p>
          </table:table-cell>
          <table:table-cell table:style-name="ce2" office:value-type="float" office:value="0.0341712">
            <text:p>3,42E-002</text:p>
          </table:table-cell>
          <table:table-cell table:style-name="ce2" office:value-type="float" office:value="0.7985951">
            <text:p>7,99E-001</text:p>
          </table:table-cell>
          <table:table-cell table:style-name="ce2" office:value-type="float" office:value="414.8883">
            <text:p>4,15E+002</text:p>
          </table:table-cell>
          <table:table-cell table:style-name="ce2" office:value-type="float" office:value="3">
            <text:p>3,00E+000</text:p>
          </table:table-cell>
          <table:table-cell table:style-name="ce2" office:value-type="float" office:value="0.7054592">
            <text:p>7,05E-001</text:p>
          </table:table-cell>
          <table:table-cell table:style-name="ce2" office:value-type="float" office:value="2">
            <text:p>2,00E+000</text:p>
          </table:table-cell>
          <table:table-cell table:style-name="ce6" office:value-type="string">
            <text:p>-6266391331_config.csv</text:p>
          </table:table-cell>
        </table:table-row>
        <table:table-row table:style-name="ro4">
          <table:table-cell table:style-name="ce2" office:value-type="float" office:value="32231.98">
            <text:p>3,22E+004</text:p>
          </table:table-cell>
          <table:table-cell table:style-name="ce2" office:value-type="float" office:value="6.930943">
            <text:p>6,93E+000</text:p>
          </table:table-cell>
          <table:table-cell table:style-name="ce2" office:value-type="float" office:value="0.6944169">
            <text:p>6,94E-001</text:p>
          </table:table-cell>
          <table:table-cell table:style-name="ce2" office:value-type="float" office:value="0.02333407">
            <text:p>2,33E-002</text:p>
          </table:table-cell>
          <table:table-cell table:style-name="ce2" office:value-type="float" office:value="0.8307235">
            <text:p>8,31E-001</text:p>
          </table:table-cell>
          <table:table-cell table:style-name="ce2" office:value-type="float" office:value="536.2005">
            <text:p>5,36E+002</text:p>
          </table:table-cell>
          <table:table-cell table:style-name="ce2" office:value-type="float" office:value="3">
            <text:p>3,00E+000</text:p>
          </table:table-cell>
          <table:table-cell table:style-name="ce2" office:value-type="float" office:value="0.7080848">
            <text:p>7,08E-001</text:p>
          </table:table-cell>
          <table:table-cell table:style-name="ce2" office:value-type="float" office:value="1">
            <text:p>1,00E+000</text:p>
          </table:table-cell>
          <table:table-cell table:style-name="ce6" office:value-type="string">
            <text:p>-3640078881_config.csv</text:p>
          </table:table-cell>
        </table:table-row>
        <table:table-row table:style-name="ro5">
          <table:table-cell table:style-name="ce2" office:value-type="float" office:value="38397.05">
            <text:p>3,84E+004</text:p>
          </table:table-cell>
          <table:table-cell table:style-name="ce2" office:value-type="float" office:value="3.368991">
            <text:p>3,37E+000</text:p>
          </table:table-cell>
          <table:table-cell table:style-name="ce2" office:value-type="float" office:value="0.558929">
            <text:p>5,59E-001</text:p>
          </table:table-cell>
          <table:table-cell table:style-name="ce2" office:value-type="float" office:value="0.03186153">
            <text:p>3,19E-002</text:p>
          </table:table-cell>
          <table:table-cell table:style-name="ce2" office:value-type="float" office:value="1.248722">
            <text:p>1,25E+000</text:p>
          </table:table-cell>
          <table:table-cell table:style-name="ce2" office:value-type="float" office:value="638.9512">
            <text:p>6,39E+002</text:p>
          </table:table-cell>
          <table:table-cell table:style-name="ce2" office:value-type="float" office:value="3">
            <text:p>3,00E+000</text:p>
          </table:table-cell>
          <table:table-cell table:style-name="ce2" office:value-type="float" office:value="0.712381">
            <text:p>7,12E-001</text:p>
          </table:table-cell>
          <table:table-cell table:style-name="ce2" office:value-type="float" office:value="3">
            <text:p>3,00E+000</text:p>
          </table:table-cell>
          <table:table-cell table:style-name="ce6" office:value-type="string">
            <text:p>8616417833_config.csv</text:p>
          </table:table-cell>
        </table:table-row>
        <table:table-row table:style-name="ro5">
          <table:table-cell table:style-name="ce2" office:value-type="float" office:value="41398.39">
            <text:p>4,14E+004</text:p>
          </table:table-cell>
          <table:table-cell table:style-name="ce2" office:value-type="float" office:value="7.142105">
            <text:p>7,14E+000</text:p>
          </table:table-cell>
          <table:table-cell table:style-name="ce2" office:value-type="float" office:value="0.7001693">
            <text:p>7,00E-001</text:p>
          </table:table-cell>
          <table:table-cell table:style-name="ce2" office:value-type="float" office:value="0.008966493">
            <text:p>8,97E-003</text:p>
          </table:table-cell>
          <table:table-cell table:style-name="ce2" office:value-type="float" office:value="0.8268388">
            <text:p>8,27E-001</text:p>
          </table:table-cell>
          <table:table-cell table:style-name="ce2" office:value-type="float" office:value="688.9739">
            <text:p>6,89E+002</text:p>
          </table:table-cell>
          <table:table-cell table:style-name="ce2" office:value-type="float" office:value="3">
            <text:p>3,00E+000</text:p>
          </table:table-cell>
          <table:table-cell table:style-name="ce2" office:value-type="float" office:value="0.712852">
            <text:p>7,13E-001</text:p>
          </table:table-cell>
          <table:table-cell table:style-name="ce2" office:value-type="float" office:value="1">
            <text:p>1,00E+000</text:p>
          </table:table-cell>
          <table:table-cell table:style-name="ce6" office:value-type="string">
            <text:p>9314170552_config.csv</text:p>
          </table:table-cell>
        </table:table-row>
        <table:table-row table:style-name="ro4">
          <table:table-cell table:style-name="ce2" office:value-type="float" office:value="31710.28">
            <text:p>3,17E+004</text:p>
          </table:table-cell>
          <table:table-cell table:style-name="ce2" office:value-type="float" office:value="5.780139">
            <text:p>5,78E+000</text:p>
          </table:table-cell>
          <table:table-cell table:style-name="ce2" office:value-type="float" office:value="0.6743712">
            <text:p>6,74E-001</text:p>
          </table:table-cell>
          <table:table-cell table:style-name="ce2" office:value-type="float" office:value="0.02056712">
            <text:p>2,06E-002</text:p>
          </table:table-cell>
          <table:table-cell table:style-name="ce2" office:value-type="float" office:value="0.939943">
            <text:p>9,40E-001</text:p>
          </table:table-cell>
          <table:table-cell table:style-name="ce2" office:value-type="float" office:value="527.5053">
            <text:p>5,28E+002</text:p>
          </table:table-cell>
          <table:table-cell table:style-name="ce2" office:value-type="float" office:value="3">
            <text:p>3,00E+000</text:p>
          </table:table-cell>
          <table:table-cell table:style-name="ce2" office:value-type="float" office:value="0.7138059">
            <text:p>7,14E-001</text:p>
          </table:table-cell>
          <table:table-cell table:style-name="ce2" office:value-type="float" office:value="2">
            <text:p>2,00E+000</text:p>
          </table:table-cell>
          <table:table-cell table:style-name="ce6" office:value-type="string">
            <text:p>-5694203882_config.csv</text:p>
          </table:table-cell>
        </table:table-row>
        <table:table-row table:style-name="ro4">
          <table:table-cell table:style-name="ce2" office:value-type="float" office:value="59420.74">
            <text:p>5,94E+004</text:p>
          </table:table-cell>
          <table:table-cell table:style-name="ce2" office:value-type="float" office:value="3.368556">
            <text:p>3,37E+000</text:p>
          </table:table-cell>
          <table:table-cell table:style-name="ce2" office:value-type="float" office:value="0.4754341">
            <text:p>4,75E-001</text:p>
          </table:table-cell>
          <table:table-cell table:style-name="ce2" office:value-type="float" office:value="0.02319959">
            <text:p>2,32E-002</text:p>
          </table:table-cell>
          <table:table-cell table:style-name="ce2" office:value-type="float" office:value="1.45384">
            <text:p>1,45E+000</text:p>
          </table:table-cell>
          <table:table-cell table:style-name="ce2" office:value-type="float" office:value="989.3459">
            <text:p>9,89E+002</text:p>
          </table:table-cell>
          <table:table-cell table:style-name="ce2" office:value-type="float" office:value="3">
            <text:p>3,00E+000</text:p>
          </table:table-cell>
          <table:table-cell table:style-name="ce2" office:value-type="float" office:value="0.7196993">
            <text:p>7,20E-001</text:p>
          </table:table-cell>
          <table:table-cell table:style-name="ce2" office:value-type="float" office:value="3">
            <text:p>3,00E+000</text:p>
          </table:table-cell>
          <table:table-cell table:style-name="ce6" office:value-type="string">
            <text:p>-8153468482_config.csv</text:p>
          </table:table-cell>
        </table:table-row>
        <table:table-row table:style-name="ro3">
          <table:table-cell office:value-type="float" office:value="9413.91803908498">
            <text:p>9413,918039085</text:p>
          </table:table-cell>
          <table:table-cell office:value-type="float" office:value="10.1297176993893">
            <text:p>10,1297176994</text:p>
          </table:table-cell>
          <table:table-cell office:value-type="float" office:value="0.944071489233499">
            <text:p>0,9440714892</text:p>
          </table:table-cell>
          <table:table-cell office:value-type="float" office:value="0.111250655404045">
            <text:p>0,1112506554</text:p>
          </table:table-cell>
          <table:table-cell office:value-type="float" office:value="0.798515956605431">
            <text:p>0,7985159566</text:p>
          </table:table-cell>
          <table:table-cell office:value-type="float" office:value="155.902869368782">
            <text:p>155,9028693688</text:p>
          </table:table-cell>
          <table:table-cell office:value-type="float" office:value="3">
            <text:p>3</text:p>
          </table:table-cell>
          <table:table-cell office:value-type="float" office:value="0.720308360901383">
            <text:p>0,7203083609</text:p>
          </table:table-cell>
          <table:table-cell office:value-type="float" office:value="2">
            <text:p>2</text:p>
          </table:table-cell>
          <table:table-cell office:value-type="string">
            <text:p>gridAnas_111</text:p>
          </table:table-cell>
        </table:table-row>
        <table:table-row table:style-name="ro5">
          <table:table-cell table:style-name="ce2" office:value-type="float" office:value="41393.28">
            <text:p>4,14E+004</text:p>
          </table:table-cell>
          <table:table-cell table:style-name="ce2" office:value-type="float" office:value="2.959207">
            <text:p>2,96E+000</text:p>
          </table:table-cell>
          <table:table-cell table:style-name="ce2" office:value-type="float" office:value="0.4841305">
            <text:p>4,84E-001</text:p>
          </table:table-cell>
          <table:table-cell table:style-name="ce2" office:value-type="float" office:value="0.01918983">
            <text:p>1,92E-002</text:p>
          </table:table-cell>
          <table:table-cell table:style-name="ce2" office:value-type="float" office:value="1.528904">
            <text:p>1,53E+000</text:p>
          </table:table-cell>
          <table:table-cell table:style-name="ce2" office:value-type="float" office:value="688.8885">
            <text:p>6,89E+002</text:p>
          </table:table-cell>
          <table:table-cell table:style-name="ce2" office:value-type="float" office:value="3">
            <text:p>3,00E+000</text:p>
          </table:table-cell>
          <table:table-cell table:style-name="ce2" office:value-type="float" office:value="0.7234673">
            <text:p>7,23E-001</text:p>
          </table:table-cell>
          <table:table-cell table:style-name="ce2" office:value-type="float" office:value="3">
            <text:p>3,00E+000</text:p>
          </table:table-cell>
          <table:table-cell table:style-name="ce6" office:value-type="string">
            <text:p>10703081612_config.csv</text:p>
          </table:table-cell>
        </table:table-row>
        <table:table-row table:style-name="ro5">
          <table:table-cell table:style-name="ce2" office:value-type="float" office:value="34147.26">
            <text:p>3,41E+004</text:p>
          </table:table-cell>
          <table:table-cell table:style-name="ce2" office:value-type="float" office:value="5.553238">
            <text:p>5,55E+000</text:p>
          </table:table-cell>
          <table:table-cell table:style-name="ce2" office:value-type="float" office:value="0.6756193">
            <text:p>6,76E-001</text:p>
          </table:table-cell>
          <table:table-cell table:style-name="ce2" office:value-type="float" office:value="0.02759052">
            <text:p>2,76E-002</text:p>
          </table:table-cell>
          <table:table-cell table:style-name="ce2" office:value-type="float" office:value="0.9110759">
            <text:p>9,11E-001</text:p>
          </table:table-cell>
          <table:table-cell table:style-name="ce2" office:value-type="float" office:value="568.1216">
            <text:p>5,68E+002</text:p>
          </table:table-cell>
          <table:table-cell table:style-name="ce2" office:value-type="float" office:value="3">
            <text:p>3,00E+000</text:p>
          </table:table-cell>
          <table:table-cell table:style-name="ce2" office:value-type="float" office:value="0.7249474">
            <text:p>7,25E-001</text:p>
          </table:table-cell>
          <table:table-cell table:style-name="ce2" office:value-type="float" office:value="2">
            <text:p>2,00E+000</text:p>
          </table:table-cell>
          <table:table-cell table:style-name="ce6" office:value-type="string">
            <text:p>6027881373_config.csv</text:p>
          </table:table-cell>
        </table:table-row>
        <table:table-row table:style-name="ro4">
          <table:table-cell table:style-name="ce2" office:value-type="float" office:value="33370.84">
            <text:p>3,34E+004</text:p>
          </table:table-cell>
          <table:table-cell table:style-name="ce2" office:value-type="float" office:value="6.369703">
            <text:p>6,37E+000</text:p>
          </table:table-cell>
          <table:table-cell table:style-name="ce2" office:value-type="float" office:value="0.6730466">
            <text:p>6,73E-001</text:p>
          </table:table-cell>
          <table:table-cell table:style-name="ce2" office:value-type="float" office:value="0.02968175">
            <text:p>2,97E-002</text:p>
          </table:table-cell>
          <table:table-cell table:style-name="ce2" office:value-type="float" office:value="0.8557677">
            <text:p>8,56E-001</text:p>
          </table:table-cell>
          <table:table-cell table:style-name="ce2" office:value-type="float" office:value="555.1813">
            <text:p>5,55E+002</text:p>
          </table:table-cell>
          <table:table-cell table:style-name="ce2" office:value-type="float" office:value="3">
            <text:p>3,00E+000</text:p>
          </table:table-cell>
          <table:table-cell table:style-name="ce2" office:value-type="float" office:value="0.7251228">
            <text:p>7,25E-001</text:p>
          </table:table-cell>
          <table:table-cell table:style-name="ce2" office:value-type="float" office:value="2">
            <text:p>2,00E+000</text:p>
          </table:table-cell>
          <table:table-cell table:style-name="ce6" office:value-type="string">
            <text:p>-12894292213_config.csv</text:p>
          </table:table-cell>
        </table:table-row>
        <table:table-row table:style-name="ro5">
          <table:table-cell table:style-name="ce2" office:value-type="float" office:value="30708.82">
            <text:p>3,07E+004</text:p>
          </table:table-cell>
          <table:table-cell table:style-name="ce2" office:value-type="float" office:value="8.403029">
            <text:p>8,40E+000</text:p>
          </table:table-cell>
          <table:table-cell table:style-name="ce2" office:value-type="float" office:value="0.7821625">
            <text:p>7,82E-001</text:p>
          </table:table-cell>
          <table:table-cell table:style-name="ce2" office:value-type="float" office:value="0.02276848">
            <text:p>2,28E-002</text:p>
          </table:table-cell>
          <table:table-cell table:style-name="ce2" office:value-type="float" office:value="0.7150153">
            <text:p>7,15E-001</text:p>
          </table:table-cell>
          <table:table-cell table:style-name="ce2" office:value-type="float" office:value="510.8148">
            <text:p>5,11E+002</text:p>
          </table:table-cell>
          <table:table-cell table:style-name="ce2" office:value-type="float" office:value="3">
            <text:p>3,00E+000</text:p>
          </table:table-cell>
          <table:table-cell table:style-name="ce2" office:value-type="float" office:value="0.7291978">
            <text:p>7,29E-001</text:p>
          </table:table-cell>
          <table:table-cell table:style-name="ce2" office:value-type="float" office:value="1">
            <text:p>1,00E+000</text:p>
          </table:table-cell>
          <table:table-cell table:style-name="ce6" office:value-type="string">
            <text:p>11559294023_config.csv</text:p>
          </table:table-cell>
        </table:table-row>
        <table:table-row table:style-name="ro5">
          <table:table-cell table:style-name="ce2" office:value-type="float" office:value="45712.09">
            <text:p>4,57E+004</text:p>
          </table:table-cell>
          <table:table-cell table:style-name="ce2" office:value-type="float" office:value="6.545616">
            <text:p>6,55E+000</text:p>
          </table:table-cell>
          <table:table-cell table:style-name="ce2" office:value-type="float" office:value="0.6721577">
            <text:p>6,72E-001</text:p>
          </table:table-cell>
          <table:table-cell table:style-name="ce2" office:value-type="float" office:value="0.02867659">
            <text:p>2,87E-002</text:p>
          </table:table-cell>
          <table:table-cell table:style-name="ce2" office:value-type="float" office:value="0.841095">
            <text:p>8,41E-001</text:p>
          </table:table-cell>
          <table:table-cell table:style-name="ce2" office:value-type="float" office:value="760.8688">
            <text:p>7,61E+002</text:p>
          </table:table-cell>
          <table:table-cell table:style-name="ce2" office:value-type="float" office:value="3">
            <text:p>3,00E+000</text:p>
          </table:table-cell>
          <table:table-cell table:style-name="ce2" office:value-type="float" office:value="0.7310466">
            <text:p>7,31E-001</text:p>
          </table:table-cell>
          <table:table-cell table:style-name="ce2" office:value-type="float" office:value="1">
            <text:p>1,00E+000</text:p>
          </table:table-cell>
          <table:table-cell table:style-name="ce6" office:value-type="string">
            <text:p>21237848072_config.csv</text:p>
          </table:table-cell>
        </table:table-row>
        <table:table-row table:style-name="ro3">
          <table:table-cell office:value-type="float" office:value="15789.2418464305">
            <text:p>15789,2418464305</text:p>
          </table:table-cell>
          <table:table-cell office:value-type="float" office:value="8.74237807411353">
            <text:p>8,7423780741</text:p>
          </table:table-cell>
          <table:table-cell office:value-type="float" office:value="0.893574658276992">
            <text:p>0,8935746583</text:p>
          </table:table-cell>
          <table:table-cell office:value-type="float" office:value="0.0871274445003558">
            <text:p>0,0871274445</text:p>
          </table:table-cell>
          <table:table-cell office:value-type="float" office:value="0.698669791753069">
            <text:p>0,6986697918</text:p>
          </table:table-cell>
          <table:table-cell office:value-type="float" office:value="262.156461011892">
            <text:p>262,1564610119</text:p>
          </table:table-cell>
          <table:table-cell office:value-type="float" office:value="3">
            <text:p>3</text:p>
          </table:table-cell>
          <table:table-cell office:value-type="float" office:value="0.734603856606088">
            <text:p>0,7346038566</text:p>
          </table:table-cell>
          <table:table-cell office:value-type="float" office:value="2">
            <text:p>2</text:p>
          </table:table-cell>
          <table:table-cell office:value-type="string">
            <text:p>gridAnas_19</text:p>
          </table:table-cell>
        </table:table-row>
        <table:table-row table:style-name="ro3">
          <table:table-cell office:value-type="float" office:value="15789.2418464305">
            <text:p>15789,2418464305</text:p>
          </table:table-cell>
          <table:table-cell office:value-type="float" office:value="8.74237807411353">
            <text:p>8,7423780741</text:p>
          </table:table-cell>
          <table:table-cell office:value-type="float" office:value="0.893574658276992">
            <text:p>0,8935746583</text:p>
          </table:table-cell>
          <table:table-cell office:value-type="float" office:value="0.0871274445003558">
            <text:p>0,0871274445</text:p>
          </table:table-cell>
          <table:table-cell office:value-type="float" office:value="0.698669791753069">
            <text:p>0,6986697918</text:p>
          </table:table-cell>
          <table:table-cell office:value-type="float" office:value="262.156461011892">
            <text:p>262,1564610119</text:p>
          </table:table-cell>
          <table:table-cell office:value-type="float" office:value="3">
            <text:p>3</text:p>
          </table:table-cell>
          <table:table-cell office:value-type="float" office:value="0.734603856606088">
            <text:p>0,7346038566</text:p>
          </table:table-cell>
          <table:table-cell office:value-type="float" office:value="2">
            <text:p>2</text:p>
          </table:table-cell>
          <table:table-cell office:value-type="string">
            <text:p>gridAnas_19</text:p>
          </table:table-cell>
        </table:table-row>
        <table:table-row table:style-name="ro4">
          <table:table-cell table:style-name="ce2" office:value-type="float" office:value="39262.76">
            <text:p>3,93E+004</text:p>
          </table:table-cell>
          <table:table-cell table:style-name="ce2" office:value-type="float" office:value="7.283489">
            <text:p>7,28E+000</text:p>
          </table:table-cell>
          <table:table-cell table:style-name="ce2" office:value-type="float" office:value="0.7394546">
            <text:p>7,39E-001</text:p>
          </table:table-cell>
          <table:table-cell table:style-name="ce2" office:value-type="float" office:value="0.02820297">
            <text:p>2,82E-002</text:p>
          </table:table-cell>
          <table:table-cell table:style-name="ce2" office:value-type="float" office:value="0.7525218">
            <text:p>7,53E-001</text:p>
          </table:table-cell>
          <table:table-cell table:style-name="ce2" office:value-type="float" office:value="653.3802">
            <text:p>6,53E+002</text:p>
          </table:table-cell>
          <table:table-cell table:style-name="ce2" office:value-type="float" office:value="3">
            <text:p>3,00E+000</text:p>
          </table:table-cell>
          <table:table-cell table:style-name="ce2" office:value-type="float" office:value="0.7394959">
            <text:p>7,39E-001</text:p>
          </table:table-cell>
          <table:table-cell table:style-name="ce2" office:value-type="float" office:value="1">
            <text:p>1,00E+000</text:p>
          </table:table-cell>
          <table:table-cell table:style-name="ce6" office:value-type="string">
            <text:p>-1082997411_config.csv</text:p>
          </table:table-cell>
        </table:table-row>
        <table:table-row table:style-name="ro4">
          <table:table-cell table:style-name="ce2" office:value-type="float" office:value="34205.8">
            <text:p>3,42E+004</text:p>
          </table:table-cell>
          <table:table-cell table:style-name="ce2" office:value-type="float" office:value="7.176981">
            <text:p>7,18E+000</text:p>
          </table:table-cell>
          <table:table-cell table:style-name="ce2" office:value-type="float" office:value="0.7374068">
            <text:p>7,37E-001</text:p>
          </table:table-cell>
          <table:table-cell table:style-name="ce2" office:value-type="float" office:value="0.01982961">
            <text:p>1,98E-002</text:p>
          </table:table-cell>
          <table:table-cell table:style-name="ce2" office:value-type="float" office:value="0.7682764">
            <text:p>7,68E-001</text:p>
          </table:table-cell>
          <table:table-cell table:style-name="ce2" office:value-type="float" office:value="569.0977">
            <text:p>5,69E+002</text:p>
          </table:table-cell>
          <table:table-cell table:style-name="ce2" office:value-type="float" office:value="3">
            <text:p>3,00E+000</text:p>
          </table:table-cell>
          <table:table-cell table:style-name="ce2" office:value-type="float" office:value="0.7395862">
            <text:p>7,40E-001</text:p>
          </table:table-cell>
          <table:table-cell table:style-name="ce2" office:value-type="float" office:value="1">
            <text:p>1,00E+000</text:p>
          </table:table-cell>
          <table:table-cell table:style-name="ce6" office:value-type="string">
            <text:p>-1715308971_config.csv</text:p>
          </table:table-cell>
        </table:table-row>
        <table:table-row table:style-name="ro5">
          <table:table-cell table:style-name="ce2" office:value-type="float" office:value="37242.8">
            <text:p>3,72E+004</text:p>
          </table:table-cell>
          <table:table-cell table:style-name="ce2" office:value-type="float" office:value="8.144431">
            <text:p>8,14E+000</text:p>
          </table:table-cell>
          <table:table-cell table:style-name="ce2" office:value-type="float" office:value="0.7605215">
            <text:p>7,61E-001</text:p>
          </table:table-cell>
          <table:table-cell table:style-name="ce2" office:value-type="float" office:value="0.01894198">
            <text:p>1,89E-002</text:p>
          </table:table-cell>
          <table:table-cell table:style-name="ce2" office:value-type="float" office:value="0.7149156">
            <text:p>7,15E-001</text:p>
          </table:table-cell>
          <table:table-cell table:style-name="ce2" office:value-type="float" office:value="619.7143">
            <text:p>6,20E+002</text:p>
          </table:table-cell>
          <table:table-cell table:style-name="ce2" office:value-type="float" office:value="3">
            <text:p>3,00E+000</text:p>
          </table:table-cell>
          <table:table-cell table:style-name="ce2" office:value-type="float" office:value="0.7400659">
            <text:p>7,40E-001</text:p>
          </table:table-cell>
          <table:table-cell table:style-name="ce2" office:value-type="float" office:value="1">
            <text:p>1,00E+000</text:p>
          </table:table-cell>
          <table:table-cell table:style-name="ce6" office:value-type="string">
            <text:p>15482502232_config.csv</text:p>
          </table:table-cell>
        </table:table-row>
        <table:table-row table:style-name="ro5">
          <table:table-cell table:style-name="ce2" office:value-type="float" office:value="32350.13">
            <text:p>3,24E+004</text:p>
          </table:table-cell>
          <table:table-cell table:style-name="ce2" office:value-type="float" office:value="5.235321">
            <text:p>5,24E+000</text:p>
          </table:table-cell>
          <table:table-cell table:style-name="ce2" office:value-type="float" office:value="0.7134814">
            <text:p>7,13E-001</text:p>
          </table:table-cell>
          <table:table-cell table:style-name="ce2" office:value-type="float" office:value="0.03184361">
            <text:p>3,18E-002</text:p>
          </table:table-cell>
          <table:table-cell table:style-name="ce2" office:value-type="float" office:value="0.8685664">
            <text:p>8,69E-001</text:p>
          </table:table-cell>
          <table:table-cell table:style-name="ce2" office:value-type="float" office:value="538.1696">
            <text:p>5,38E+002</text:p>
          </table:table-cell>
          <table:table-cell table:style-name="ce2" office:value-type="float" office:value="3">
            <text:p>3,00E+000</text:p>
          </table:table-cell>
          <table:table-cell table:style-name="ce2" office:value-type="float" office:value="0.7402194">
            <text:p>7,40E-001</text:p>
          </table:table-cell>
          <table:table-cell table:style-name="ce2" office:value-type="float" office:value="2">
            <text:p>2,00E+000</text:p>
          </table:table-cell>
          <table:table-cell table:style-name="ce6" office:value-type="string">
            <text:p>7038047091_config.csv</text:p>
          </table:table-cell>
        </table:table-row>
        <table:table-row table:style-name="ro4">
          <table:table-cell table:style-name="ce2" office:value-type="float" office:value="42653.48">
            <text:p>4,27E+004</text:p>
          </table:table-cell>
          <table:table-cell table:style-name="ce2" office:value-type="float" office:value="7.601662">
            <text:p>7,60E+000</text:p>
          </table:table-cell>
          <table:table-cell table:style-name="ce2" office:value-type="float" office:value="0.7177801">
            <text:p>7,18E-001</text:p>
          </table:table-cell>
          <table:table-cell table:style-name="ce2" office:value-type="float" office:value="0.02126485">
            <text:p>2,13E-002</text:p>
          </table:table-cell>
          <table:table-cell table:style-name="ce2" office:value-type="float" office:value="0.741414">
            <text:p>7,41E-001</text:p>
          </table:table-cell>
          <table:table-cell table:style-name="ce2" office:value-type="float" office:value="709.8921">
            <text:p>7,10E+002</text:p>
          </table:table-cell>
          <table:table-cell table:style-name="ce2" office:value-type="float" office:value="3">
            <text:p>3,00E+000</text:p>
          </table:table-cell>
          <table:table-cell table:style-name="ce2" office:value-type="float" office:value="0.7405444">
            <text:p>7,41E-001</text:p>
          </table:table-cell>
          <table:table-cell table:style-name="ce2" office:value-type="float" office:value="1">
            <text:p>1,00E+000</text:p>
          </table:table-cell>
          <table:table-cell table:style-name="ce6" office:value-type="string">
            <text:p>-4402628373_config.csv</text:p>
          </table:table-cell>
        </table:table-row>
        <table:table-row table:style-name="ro5">
          <table:table-cell table:style-name="ce2" office:value-type="float" office:value="26841.29">
            <text:p>2,68E+004</text:p>
          </table:table-cell>
          <table:table-cell table:style-name="ce2" office:value-type="float" office:value="8.835163">
            <text:p>8,84E+000</text:p>
          </table:table-cell>
          <table:table-cell table:style-name="ce2" office:value-type="float" office:value="0.7885279">
            <text:p>7,89E-001</text:p>
          </table:table-cell>
          <table:table-cell table:style-name="ce2" office:value-type="float" office:value="0.02515811">
            <text:p>2,52E-002</text:p>
          </table:table-cell>
          <table:table-cell table:style-name="ce2" office:value-type="float" office:value="0.6873051">
            <text:p>6,87E-001</text:p>
          </table:table-cell>
          <table:table-cell table:style-name="ce2" office:value-type="float" office:value="446.3564">
            <text:p>4,46E+002</text:p>
          </table:table-cell>
          <table:table-cell table:style-name="ce2" office:value-type="float" office:value="3">
            <text:p>3,00E+000</text:p>
          </table:table-cell>
          <table:table-cell table:style-name="ce2" office:value-type="float" office:value="0.7419571">
            <text:p>7,42E-001</text:p>
          </table:table-cell>
          <table:table-cell table:style-name="ce2" office:value-type="float" office:value="1">
            <text:p>1,00E+000</text:p>
          </table:table-cell>
          <table:table-cell table:style-name="ce6" office:value-type="string">
            <text:p>18867189022_config.csv</text:p>
          </table:table-cell>
        </table:table-row>
        <table:table-row table:style-name="ro5">
          <table:table-cell table:style-name="ce2" office:value-type="float" office:value="46250.1">
            <text:p>4,63E+004</text:p>
          </table:table-cell>
          <table:table-cell table:style-name="ce2" office:value-type="float" office:value="3.771687">
            <text:p>3,77E+000</text:p>
          </table:table-cell>
          <table:table-cell table:style-name="ce2" office:value-type="float" office:value="0.5340802">
            <text:p>5,34E-001</text:p>
          </table:table-cell>
          <table:table-cell table:style-name="ce2" office:value-type="float" office:value="0.02896667">
            <text:p>2,90E-002</text:p>
          </table:table-cell>
          <table:table-cell table:style-name="ce2" office:value-type="float" office:value="1.211022">
            <text:p>1,21E+000</text:p>
          </table:table-cell>
          <table:table-cell table:style-name="ce2" office:value-type="float" office:value="769.8354">
            <text:p>7,70E+002</text:p>
          </table:table-cell>
          <table:table-cell table:style-name="ce2" office:value-type="float" office:value="3">
            <text:p>3,00E+000</text:p>
          </table:table-cell>
          <table:table-cell table:style-name="ce2" office:value-type="float" office:value="0.7436021">
            <text:p>7,44E-001</text:p>
          </table:table-cell>
          <table:table-cell table:style-name="ce2" office:value-type="float" office:value="3">
            <text:p>3,00E+000</text:p>
          </table:table-cell>
          <table:table-cell table:style-name="ce6" office:value-type="string">
            <text:p>16643977991_config.csv</text:p>
          </table:table-cell>
        </table:table-row>
        <table:table-row table:style-name="ro5">
          <table:table-cell table:style-name="ce2" office:value-type="float" office:value="26613.87">
            <text:p>2,66E+004</text:p>
          </table:table-cell>
          <table:table-cell table:style-name="ce2" office:value-type="float" office:value="9.770478">
            <text:p>9,77E+000</text:p>
          </table:table-cell>
          <table:table-cell table:style-name="ce2" office:value-type="float" office:value="0.8365381">
            <text:p>8,37E-001</text:p>
          </table:table-cell>
          <table:table-cell table:style-name="ce2" office:value-type="float" office:value="0.02456862">
            <text:p>2,46E-002</text:p>
          </table:table-cell>
          <table:table-cell table:style-name="ce2" office:value-type="float" office:value="0.6879687">
            <text:p>6,88E-001</text:p>
          </table:table-cell>
          <table:table-cell table:style-name="ce2" office:value-type="float" office:value="442.5662">
            <text:p>4,43E+002</text:p>
          </table:table-cell>
          <table:table-cell table:style-name="ce2" office:value-type="float" office:value="3">
            <text:p>3,00E+000</text:p>
          </table:table-cell>
          <table:table-cell table:style-name="ce2" office:value-type="float" office:value="0.7442687">
            <text:p>7,44E-001</text:p>
          </table:table-cell>
          <table:table-cell table:style-name="ce2" office:value-type="float" office:value="1">
            <text:p>1,00E+000</text:p>
          </table:table-cell>
          <table:table-cell table:style-name="ce6" office:value-type="string">
            <text:p>18290401422_config.csv</text:p>
          </table:table-cell>
        </table:table-row>
        <table:table-row table:style-name="ro4">
          <table:table-cell table:style-name="ce2" office:value-type="float" office:value="42294.13">
            <text:p>4,23E+004</text:p>
          </table:table-cell>
          <table:table-cell table:style-name="ce2" office:value-type="float" office:value="6.10885">
            <text:p>6,11E+000</text:p>
          </table:table-cell>
          <table:table-cell table:style-name="ce2" office:value-type="float" office:value="0.6135195">
            <text:p>6,14E-001</text:p>
          </table:table-cell>
          <table:table-cell table:style-name="ce2" office:value-type="float" office:value="0.02222114">
            <text:p>2,22E-002</text:p>
          </table:table-cell>
          <table:table-cell table:style-name="ce2" office:value-type="float" office:value="0.9252403">
            <text:p>9,25E-001</text:p>
          </table:table-cell>
          <table:table-cell table:style-name="ce2" office:value-type="float" office:value="703.9028">
            <text:p>7,04E+002</text:p>
          </table:table-cell>
          <table:table-cell table:style-name="ce2" office:value-type="float" office:value="3">
            <text:p>3,00E+000</text:p>
          </table:table-cell>
          <table:table-cell table:style-name="ce2" office:value-type="float" office:value="0.7455031">
            <text:p>7,46E-001</text:p>
          </table:table-cell>
          <table:table-cell table:style-name="ce2" office:value-type="float" office:value="1">
            <text:p>1,00E+000</text:p>
          </table:table-cell>
          <table:table-cell table:style-name="ce6" office:value-type="string">
            <text:p>-3007472582_config.csv</text:p>
          </table:table-cell>
        </table:table-row>
        <table:table-row table:style-name="ro5">
          <table:table-cell table:style-name="ce2" office:value-type="float" office:value="41977.81">
            <text:p>4,20E+004</text:p>
          </table:table-cell>
          <table:table-cell table:style-name="ce2" office:value-type="float" office:value="9.430527">
            <text:p>9,43E+000</text:p>
          </table:table-cell>
          <table:table-cell table:style-name="ce2" office:value-type="float" office:value="0.746413">
            <text:p>7,46E-001</text:p>
          </table:table-cell>
          <table:table-cell table:style-name="ce2" office:value-type="float" office:value="0.01885507">
            <text:p>1,89E-002</text:p>
          </table:table-cell>
          <table:table-cell table:style-name="ce2" office:value-type="float" office:value="0.6732857">
            <text:p>6,73E-001</text:p>
          </table:table-cell>
          <table:table-cell table:style-name="ce2" office:value-type="float" office:value="698.6312">
            <text:p>6,99E+002</text:p>
          </table:table-cell>
          <table:table-cell table:style-name="ce2" office:value-type="float" office:value="3">
            <text:p>3,00E+000</text:p>
          </table:table-cell>
          <table:table-cell table:style-name="ce2" office:value-type="float" office:value="0.7466475">
            <text:p>7,47E-001</text:p>
          </table:table-cell>
          <table:table-cell table:style-name="ce2" office:value-type="float" office:value="1">
            <text:p>1,00E+000</text:p>
          </table:table-cell>
          <table:table-cell table:style-name="ce6" office:value-type="string">
            <text:p>17205261141_config.csv</text:p>
          </table:table-cell>
        </table:table-row>
        <table:table-row table:style-name="ro4">
          <table:table-cell table:style-name="ce2" office:value-type="float" office:value="42827.06">
            <text:p>4,28E+004</text:p>
          </table:table-cell>
          <table:table-cell table:style-name="ce2" office:value-type="float" office:value="7.147653">
            <text:p>7,15E+000</text:p>
          </table:table-cell>
          <table:table-cell table:style-name="ce2" office:value-type="float" office:value="0.664762">
            <text:p>6,65E-001</text:p>
          </table:table-cell>
          <table:table-cell table:style-name="ce2" office:value-type="float" office:value="0.02106293">
            <text:p>2,11E-002</text:p>
          </table:table-cell>
          <table:table-cell table:style-name="ce2" office:value-type="float" office:value="0.7823562">
            <text:p>7,82E-001</text:p>
          </table:table-cell>
          <table:table-cell table:style-name="ce2" office:value-type="float" office:value="712.7851">
            <text:p>7,13E+002</text:p>
          </table:table-cell>
          <table:table-cell table:style-name="ce2" office:value-type="float" office:value="3">
            <text:p>3,00E+000</text:p>
          </table:table-cell>
          <table:table-cell table:style-name="ce2" office:value-type="float" office:value="0.7473975">
            <text:p>7,47E-001</text:p>
          </table:table-cell>
          <table:table-cell table:style-name="ce2" office:value-type="float" office:value="1">
            <text:p>1,00E+000</text:p>
          </table:table-cell>
          <table:table-cell table:style-name="ce6" office:value-type="string">
            <text:p>-8618891001_config.csv</text:p>
          </table:table-cell>
        </table:table-row>
        <table:table-row table:style-name="ro4">
          <table:table-cell table:style-name="ce2" office:value-type="float" office:value="34908.87">
            <text:p>3,49E+004</text:p>
          </table:table-cell>
          <table:table-cell table:style-name="ce2" office:value-type="float" office:value="7.818689">
            <text:p>7,82E+000</text:p>
          </table:table-cell>
          <table:table-cell table:style-name="ce2" office:value-type="float" office:value="0.7671843">
            <text:p>7,67E-001</text:p>
          </table:table-cell>
          <table:table-cell table:style-name="ce2" office:value-type="float" office:value="0.00713185">
            <text:p>7,13E-003</text:p>
          </table:table-cell>
          <table:table-cell table:style-name="ce2" office:value-type="float" office:value="0.7303433">
            <text:p>7,30E-001</text:p>
          </table:table-cell>
          <table:table-cell table:style-name="ce2" office:value-type="float" office:value="580.8156">
            <text:p>5,81E+002</text:p>
          </table:table-cell>
          <table:table-cell table:style-name="ce2" office:value-type="float" office:value="3">
            <text:p>3,00E+000</text:p>
          </table:table-cell>
          <table:table-cell table:style-name="ce2" office:value-type="float" office:value="0.7549231">
            <text:p>7,55E-001</text:p>
          </table:table-cell>
          <table:table-cell table:style-name="ce2" office:value-type="float" office:value="1">
            <text:p>1,00E+000</text:p>
          </table:table-cell>
          <table:table-cell table:style-name="ce6" office:value-type="string">
            <text:p>-5345567991_config.csv</text:p>
          </table:table-cell>
        </table:table-row>
        <table:table-row table:style-name="ro4">
          <table:table-cell table:style-name="ce2" office:value-type="float" office:value="48361.12">
            <text:p>4,84E+004</text:p>
          </table:table-cell>
          <table:table-cell table:style-name="ce2" office:value-type="float" office:value="6.15611">
            <text:p>6,16E+000</text:p>
          </table:table-cell>
          <table:table-cell table:style-name="ce2" office:value-type="float" office:value="0.6286493">
            <text:p>6,29E-001</text:p>
          </table:table-cell>
          <table:table-cell table:style-name="ce2" office:value-type="float" office:value="0.02206001">
            <text:p>2,21E-002</text:p>
          </table:table-cell>
          <table:table-cell table:style-name="ce2" office:value-type="float" office:value="0.8868417">
            <text:p>8,87E-001</text:p>
          </table:table-cell>
          <table:table-cell table:style-name="ce2" office:value-type="float" office:value="805.0192">
            <text:p>8,05E+002</text:p>
          </table:table-cell>
          <table:table-cell table:style-name="ce2" office:value-type="float" office:value="3">
            <text:p>3,00E+000</text:p>
          </table:table-cell>
          <table:table-cell table:style-name="ce2" office:value-type="float" office:value="0.7567157">
            <text:p>7,57E-001</text:p>
          </table:table-cell>
          <table:table-cell table:style-name="ce2" office:value-type="float" office:value="1">
            <text:p>1,00E+000</text:p>
          </table:table-cell>
          <table:table-cell table:style-name="ce6" office:value-type="string">
            <text:p>-18419985372_config.csv</text:p>
          </table:table-cell>
        </table:table-row>
        <table:table-row table:style-name="ro4">
          <table:table-cell table:style-name="ce2" office:value-type="float" office:value="40980.02">
            <text:p>4,10E+004</text:p>
          </table:table-cell>
          <table:table-cell table:style-name="ce2" office:value-type="float" office:value="8.439808">
            <text:p>8,44E+000</text:p>
          </table:table-cell>
          <table:table-cell table:style-name="ce2" office:value-type="float" office:value="0.7794319">
            <text:p>7,79E-001</text:p>
          </table:table-cell>
          <table:table-cell table:style-name="ce2" office:value-type="float" office:value="0.008475692">
            <text:p>8,48E-003</text:p>
          </table:table-cell>
          <table:table-cell table:style-name="ce2" office:value-type="float" office:value="0.6975501">
            <text:p>6,98E-001</text:p>
          </table:table-cell>
          <table:table-cell table:style-name="ce2" office:value-type="float" office:value="682.0013">
            <text:p>6,82E+002</text:p>
          </table:table-cell>
          <table:table-cell table:style-name="ce2" office:value-type="float" office:value="3">
            <text:p>3,00E+000</text:p>
          </table:table-cell>
          <table:table-cell table:style-name="ce2" office:value-type="float" office:value="0.7602907">
            <text:p>7,60E-001</text:p>
          </table:table-cell>
          <table:table-cell table:style-name="ce2" office:value-type="float" office:value="1">
            <text:p>1,00E+000</text:p>
          </table:table-cell>
          <table:table-cell table:style-name="ce6" office:value-type="string">
            <text:p>-20873709023_config.csv</text:p>
          </table:table-cell>
        </table:table-row>
        <table:table-row table:style-name="ro5">
          <table:table-cell table:style-name="ce2" office:value-type="float" office:value="48211.6">
            <text:p>4,82E+004</text:p>
          </table:table-cell>
          <table:table-cell table:style-name="ce2" office:value-type="float" office:value="7.184867">
            <text:p>7,18E+000</text:p>
          </table:table-cell>
          <table:table-cell table:style-name="ce2" office:value-type="float" office:value="0.6246359">
            <text:p>6,25E-001</text:p>
          </table:table-cell>
          <table:table-cell table:style-name="ce2" office:value-type="float" office:value="0.01167065">
            <text:p>1,17E-002</text:p>
          </table:table-cell>
          <table:table-cell table:style-name="ce2" office:value-type="float" office:value="0.8037549">
            <text:p>8,04E-001</text:p>
          </table:table-cell>
          <table:table-cell table:style-name="ce2" office:value-type="float" office:value="802.5273">
            <text:p>8,03E+002</text:p>
          </table:table-cell>
          <table:table-cell table:style-name="ce2" office:value-type="float" office:value="3">
            <text:p>3,00E+000</text:p>
          </table:table-cell>
          <table:table-cell table:style-name="ce2" office:value-type="float" office:value="0.7608738">
            <text:p>7,61E-001</text:p>
          </table:table-cell>
          <table:table-cell table:style-name="ce2" office:value-type="float" office:value="1">
            <text:p>1,00E+000</text:p>
          </table:table-cell>
          <table:table-cell table:style-name="ce6" office:value-type="string">
            <text:p>10665245701_config.csv</text:p>
          </table:table-cell>
        </table:table-row>
        <table:table-row table:style-name="ro5">
          <table:table-cell table:style-name="ce2" office:value-type="float" office:value="43069.78">
            <text:p>4,31E+004</text:p>
          </table:table-cell>
          <table:table-cell table:style-name="ce2" office:value-type="float" office:value="6.492891">
            <text:p>6,49E+000</text:p>
          </table:table-cell>
          <table:table-cell table:style-name="ce2" office:value-type="float" office:value="0.6847798">
            <text:p>6,85E-001</text:p>
          </table:table-cell>
          <table:table-cell table:style-name="ce2" office:value-type="float" office:value="0.02065669">
            <text:p>2,07E-002</text:p>
          </table:table-cell>
          <table:table-cell table:style-name="ce2" office:value-type="float" office:value="0.8081189">
            <text:p>8,08E-001</text:p>
          </table:table-cell>
          <table:table-cell table:style-name="ce2" office:value-type="float" office:value="716.8303">
            <text:p>7,17E+002</text:p>
          </table:table-cell>
          <table:table-cell table:style-name="ce2" office:value-type="float" office:value="3">
            <text:p>3,00E+000</text:p>
          </table:table-cell>
          <table:table-cell table:style-name="ce2" office:value-type="float" office:value="0.7622652">
            <text:p>7,62E-001</text:p>
          </table:table-cell>
          <table:table-cell table:style-name="ce2" office:value-type="float" office:value="1">
            <text:p>1,00E+000</text:p>
          </table:table-cell>
          <table:table-cell table:style-name="ce6" office:value-type="string">
            <text:p>2875275861_config.csv</text:p>
          </table:table-cell>
        </table:table-row>
        <table:table-row table:style-name="ro4">
          <table:table-cell table:style-name="ce2" office:value-type="float" office:value="57594.87">
            <text:p>5,76E+004</text:p>
          </table:table-cell>
          <table:table-cell table:style-name="ce2" office:value-type="float" office:value="7.72079">
            <text:p>7,72E+000</text:p>
          </table:table-cell>
          <table:table-cell table:style-name="ce2" office:value-type="float" office:value="0.6616641">
            <text:p>6,62E-001</text:p>
          </table:table-cell>
          <table:table-cell table:style-name="ce2" office:value-type="float" office:value="0.01454446">
            <text:p>1,45E-002</text:p>
          </table:table-cell>
          <table:table-cell table:style-name="ce2" office:value-type="float" office:value="0.7381957">
            <text:p>7,38E-001</text:p>
          </table:table-cell>
          <table:table-cell table:style-name="ce2" office:value-type="float" office:value="958.9151">
            <text:p>9,59E+002</text:p>
          </table:table-cell>
          <table:table-cell table:style-name="ce2" office:value-type="float" office:value="3">
            <text:p>3,00E+000</text:p>
          </table:table-cell>
          <table:table-cell table:style-name="ce2" office:value-type="float" office:value="0.7627542">
            <text:p>7,63E-001</text:p>
          </table:table-cell>
          <table:table-cell table:style-name="ce2" office:value-type="float" office:value="1">
            <text:p>1,00E+000</text:p>
          </table:table-cell>
          <table:table-cell table:style-name="ce6" office:value-type="string">
            <text:p>-13748108753_config.csv</text:p>
          </table:table-cell>
        </table:table-row>
        <table:table-row table:style-name="ro5">
          <table:table-cell table:style-name="ce2" office:value-type="float" office:value="40465.24">
            <text:p>4,05E+004</text:p>
          </table:table-cell>
          <table:table-cell table:style-name="ce2" office:value-type="float" office:value="4.169705">
            <text:p>4,17E+000</text:p>
          </table:table-cell>
          <table:table-cell table:style-name="ce2" office:value-type="float" office:value="0.5670454">
            <text:p>5,67E-001</text:p>
          </table:table-cell>
          <table:table-cell table:style-name="ce2" office:value-type="float" office:value="0.02764528">
            <text:p>2,76E-002</text:p>
          </table:table-cell>
          <table:table-cell table:style-name="ce2" office:value-type="float" office:value="1.117298">
            <text:p>1,12E+000</text:p>
          </table:table-cell>
          <table:table-cell table:style-name="ce2" office:value-type="float" office:value="673.4211">
            <text:p>6,73E+002</text:p>
          </table:table-cell>
          <table:table-cell table:style-name="ce2" office:value-type="float" office:value="3">
            <text:p>3,00E+000</text:p>
          </table:table-cell>
          <table:table-cell table:style-name="ce2" office:value-type="float" office:value="0.770372">
            <text:p>7,70E-001</text:p>
          </table:table-cell>
          <table:table-cell table:style-name="ce2" office:value-type="float" office:value="3">
            <text:p>3,00E+000</text:p>
          </table:table-cell>
          <table:table-cell table:style-name="ce6" office:value-type="string">
            <text:p>14913241421_config.csv</text:p>
          </table:table-cell>
        </table:table-row>
        <table:table-row table:style-name="ro5">
          <table:table-cell table:style-name="ce2" office:value-type="float" office:value="38553.64">
            <text:p>3,86E+004</text:p>
          </table:table-cell>
          <table:table-cell table:style-name="ce2" office:value-type="float" office:value="9.140474">
            <text:p>9,14E+000</text:p>
          </table:table-cell>
          <table:table-cell table:style-name="ce2" office:value-type="float" office:value="0.7374374">
            <text:p>7,37E-001</text:p>
          </table:table-cell>
          <table:table-cell table:style-name="ce2" office:value-type="float" office:value="0.01405359">
            <text:p>1,41E-002</text:p>
          </table:table-cell>
          <table:table-cell table:style-name="ce2" office:value-type="float" office:value="0.6564192">
            <text:p>6,56E-001</text:p>
          </table:table-cell>
          <table:table-cell table:style-name="ce2" office:value-type="float" office:value="641.5618">
            <text:p>6,42E+002</text:p>
          </table:table-cell>
          <table:table-cell table:style-name="ce2" office:value-type="float" office:value="3">
            <text:p>3,00E+000</text:p>
          </table:table-cell>
          <table:table-cell table:style-name="ce2" office:value-type="float" office:value="0.7729107">
            <text:p>7,73E-001</text:p>
          </table:table-cell>
          <table:table-cell table:style-name="ce2" office:value-type="float" office:value="1">
            <text:p>1,00E+000</text:p>
          </table:table-cell>
          <table:table-cell table:style-name="ce6" office:value-type="string">
            <text:p>6829794361_config.csv</text:p>
          </table:table-cell>
        </table:table-row>
        <table:table-row table:style-name="ro4">
          <table:table-cell table:style-name="ce2" office:value-type="float" office:value="49961.28">
            <text:p>5,00E+004</text:p>
          </table:table-cell>
          <table:table-cell table:style-name="ce2" office:value-type="float" office:value="6.425579">
            <text:p>6,43E+000</text:p>
          </table:table-cell>
          <table:table-cell table:style-name="ce2" office:value-type="float" office:value="0.5999846">
            <text:p>6,00E-001</text:p>
          </table:table-cell>
          <table:table-cell table:style-name="ce2" office:value-type="float" office:value="0.01963149">
            <text:p>1,96E-002</text:p>
          </table:table-cell>
          <table:table-cell table:style-name="ce2" office:value-type="float" office:value="0.8660168">
            <text:p>8,66E-001</text:p>
          </table:table-cell>
          <table:table-cell table:style-name="ce2" office:value-type="float" office:value="831.6886">
            <text:p>8,32E+002</text:p>
          </table:table-cell>
          <table:table-cell table:style-name="ce2" office:value-type="float" office:value="3">
            <text:p>3,00E+000</text:p>
          </table:table-cell>
          <table:table-cell table:style-name="ce2" office:value-type="float" office:value="0.7732045">
            <text:p>7,73E-001</text:p>
          </table:table-cell>
          <table:table-cell table:style-name="ce2" office:value-type="float" office:value="1">
            <text:p>1,00E+000</text:p>
          </table:table-cell>
          <table:table-cell table:style-name="ce6" office:value-type="string">
            <text:p>-11966552433_config.csv</text:p>
          </table:table-cell>
        </table:table-row>
        <table:table-row table:style-name="ro3">
          <table:table-cell office:value-type="float" office:value="8964.59631790365">
            <text:p>8964,5963179037</text:p>
          </table:table-cell>
          <table:table-cell office:value-type="float" office:value="8.50653299787627">
            <text:p>8,5065329979</text:p>
          </table:table-cell>
          <table:table-cell office:value-type="float" office:value="0.947414858170177">
            <text:p>0,9474148582</text:p>
          </table:table-cell>
          <table:table-cell office:value-type="float" office:value="0.162273302069899">
            <text:p>0,1622733021</text:p>
          </table:table-cell>
          <table:table-cell office:value-type="float" office:value="0.758456677017088">
            <text:p>0,758456677</text:p>
          </table:table-cell>
          <table:table-cell office:value-type="float" office:value="148.414407526229">
            <text:p>148,4144075262</text:p>
          </table:table-cell>
          <table:table-cell office:value-type="float" office:value="3">
            <text:p>3</text:p>
          </table:table-cell>
          <table:table-cell office:value-type="float" office:value="0.774248342352946">
            <text:p>0,7742483424</text:p>
          </table:table-cell>
          <table:table-cell office:value-type="float" office:value="2">
            <text:p>2</text:p>
          </table:table-cell>
          <table:table-cell office:value-type="string">
            <text:p>gridAnas_35</text:p>
          </table:table-cell>
        </table:table-row>
        <table:table-row table:style-name="ro4">
          <table:table-cell table:style-name="ce2" office:value-type="float" office:value="23709.58">
            <text:p>2,37E+004</text:p>
          </table:table-cell>
          <table:table-cell table:style-name="ce2" office:value-type="float" office:value="8.588517">
            <text:p>8,59E+000</text:p>
          </table:table-cell>
          <table:table-cell table:style-name="ce2" office:value-type="float" office:value="0.8226096">
            <text:p>8,23E-001</text:p>
          </table:table-cell>
          <table:table-cell table:style-name="ce2" office:value-type="float" office:value="0.0287284">
            <text:p>2,87E-002</text:p>
          </table:table-cell>
          <table:table-cell table:style-name="ce2" office:value-type="float" office:value="0.6652412">
            <text:p>6,65E-001</text:p>
          </table:table-cell>
          <table:table-cell table:style-name="ce2" office:value-type="float" office:value="394.1614">
            <text:p>3,94E+002</text:p>
          </table:table-cell>
          <table:table-cell table:style-name="ce2" office:value-type="float" office:value="3">
            <text:p>3,00E+000</text:p>
          </table:table-cell>
          <table:table-cell table:style-name="ce2" office:value-type="float" office:value="0.7767886">
            <text:p>7,77E-001</text:p>
          </table:table-cell>
          <table:table-cell table:style-name="ce2" office:value-type="float" office:value="1">
            <text:p>1,00E+000</text:p>
          </table:table-cell>
          <table:table-cell table:style-name="ce6" office:value-type="string">
            <text:p>-10023783501_config.csv</text:p>
          </table:table-cell>
        </table:table-row>
        <table:table-row table:style-name="ro4">
          <table:table-cell table:style-name="ce2" office:value-type="float" office:value="23709.58">
            <text:p>2,37E+004</text:p>
          </table:table-cell>
          <table:table-cell table:style-name="ce2" office:value-type="float" office:value="8.588517">
            <text:p>8,59E+000</text:p>
          </table:table-cell>
          <table:table-cell table:style-name="ce2" office:value-type="float" office:value="0.8226096">
            <text:p>8,23E-001</text:p>
          </table:table-cell>
          <table:table-cell table:style-name="ce2" office:value-type="float" office:value="0.0287284">
            <text:p>2,87E-002</text:p>
          </table:table-cell>
          <table:table-cell table:style-name="ce2" office:value-type="float" office:value="0.6652412">
            <text:p>6,65E-001</text:p>
          </table:table-cell>
          <table:table-cell table:style-name="ce2" office:value-type="float" office:value="394.1614">
            <text:p>3,94E+002</text:p>
          </table:table-cell>
          <table:table-cell table:style-name="ce2" office:value-type="float" office:value="3">
            <text:p>3,00E+000</text:p>
          </table:table-cell>
          <table:table-cell table:style-name="ce2" office:value-type="float" office:value="0.7767886">
            <text:p>7,77E-001</text:p>
          </table:table-cell>
          <table:table-cell table:style-name="ce2" office:value-type="float" office:value="1">
            <text:p>1,00E+000</text:p>
          </table:table-cell>
          <table:table-cell table:style-name="ce6" office:value-type="string">
            <text:p>-10023783501_config.csv</text:p>
          </table:table-cell>
        </table:table-row>
        <table:table-row table:style-name="ro5">
          <table:table-cell table:style-name="ce2" office:value-type="float" office:value="29336.27">
            <text:p>2,93E+004</text:p>
          </table:table-cell>
          <table:table-cell table:style-name="ce2" office:value-type="float" office:value="9.435346">
            <text:p>9,44E+000</text:p>
          </table:table-cell>
          <table:table-cell table:style-name="ce2" office:value-type="float" office:value="0.8154385">
            <text:p>8,15E-001</text:p>
          </table:table-cell>
          <table:table-cell table:style-name="ce2" office:value-type="float" office:value="0.01004585">
            <text:p>1,00E-002</text:p>
          </table:table-cell>
          <table:table-cell table:style-name="ce2" office:value-type="float" office:value="0.6607804">
            <text:p>6,61E-001</text:p>
          </table:table-cell>
          <table:table-cell table:style-name="ce2" office:value-type="float" office:value="487.9394">
            <text:p>4,88E+002</text:p>
          </table:table-cell>
          <table:table-cell table:style-name="ce2" office:value-type="float" office:value="3">
            <text:p>3,00E+000</text:p>
          </table:table-cell>
          <table:table-cell table:style-name="ce2" office:value-type="float" office:value="0.7800414">
            <text:p>7,80E-001</text:p>
          </table:table-cell>
          <table:table-cell table:style-name="ce2" office:value-type="float" office:value="1">
            <text:p>1,00E+000</text:p>
          </table:table-cell>
          <table:table-cell table:style-name="ce6" office:value-type="string">
            <text:p>1621276503_config.csv</text:p>
          </table:table-cell>
        </table:table-row>
        <table:table-row table:style-name="ro3">
          <table:table-cell office:value-type="float" office:value="7966.73424943126">
            <text:p>7966,7342494313</text:p>
          </table:table-cell>
          <table:table-cell office:value-type="float" office:value="8.59353021841022">
            <text:p>8,5935302184</text:p>
          </table:table-cell>
          <table:table-cell office:value-type="float" office:value="0.950472177710501">
            <text:p>0,9504721777</text:p>
          </table:table-cell>
          <table:table-cell office:value-type="float" office:value="0.164631651976263">
            <text:p>0,164631652</text:p>
          </table:table-cell>
          <table:table-cell office:value-type="float" office:value="0.761219302241066">
            <text:p>0,7612193022</text:p>
          </table:table-cell>
          <table:table-cell office:value-type="float" office:value="131.783995107753">
            <text:p>131,7839951078</text:p>
          </table:table-cell>
          <table:table-cell office:value-type="float" office:value="3">
            <text:p>3</text:p>
          </table:table-cell>
          <table:table-cell office:value-type="float" office:value="0.780092232653464">
            <text:p>0,7800922327</text:p>
          </table:table-cell>
          <table:table-cell office:value-type="float" office:value="2">
            <text:p>2</text:p>
          </table:table-cell>
          <table:table-cell office:value-type="string">
            <text:p>gridAnas_16</text:p>
          </table:table-cell>
        </table:table-row>
        <table:table-row table:style-name="ro4">
          <table:table-cell table:style-name="ce2" office:value-type="float" office:value="36925.61">
            <text:p>3,69E+004</text:p>
          </table:table-cell>
          <table:table-cell table:style-name="ce2" office:value-type="float" office:value="7.070161">
            <text:p>7,07E+000</text:p>
          </table:table-cell>
          <table:table-cell table:style-name="ce2" office:value-type="float" office:value="0.7007761">
            <text:p>7,01E-001</text:p>
          </table:table-cell>
          <table:table-cell table:style-name="ce2" office:value-type="float" office:value="0.02648795">
            <text:p>2,65E-002</text:p>
          </table:table-cell>
          <table:table-cell table:style-name="ce2" office:value-type="float" office:value="0.7277597">
            <text:p>7,28E-001</text:p>
          </table:table-cell>
          <table:table-cell table:style-name="ce2" office:value-type="float" office:value="614.4277">
            <text:p>6,14E+002</text:p>
          </table:table-cell>
          <table:table-cell table:style-name="ce2" office:value-type="float" office:value="3">
            <text:p>3,00E+000</text:p>
          </table:table-cell>
          <table:table-cell table:style-name="ce2" office:value-type="float" office:value="0.7807328">
            <text:p>7,81E-001</text:p>
          </table:table-cell>
          <table:table-cell table:style-name="ce2" office:value-type="float" office:value="1">
            <text:p>1,00E+000</text:p>
          </table:table-cell>
          <table:table-cell table:style-name="ce6" office:value-type="string">
            <text:p>-15319699791_config.csv</text:p>
          </table:table-cell>
        </table:table-row>
        <table:table-row table:style-name="ro3">
          <table:table-cell office:value-type="float" office:value="10718.5049958017">
            <text:p>10718,5049958017</text:p>
          </table:table-cell>
          <table:table-cell office:value-type="float" office:value="8.92626022293902">
            <text:p>8,9262602229</text:p>
          </table:table-cell>
          <table:table-cell office:value-type="float" office:value="0.939453158653135">
            <text:p>0,9394531587</text:p>
          </table:table-cell>
          <table:table-cell office:value-type="float" office:value="0.122124840366016">
            <text:p>0,1221248404</text:p>
          </table:table-cell>
          <table:table-cell office:value-type="float" office:value="0.687184633473508">
            <text:p>0,6871846335</text:p>
          </table:table-cell>
          <table:table-cell office:value-type="float" office:value="177.645693724902">
            <text:p>177,6456937249</text:p>
          </table:table-cell>
          <table:table-cell office:value-type="float" office:value="3">
            <text:p>3</text:p>
          </table:table-cell>
          <table:table-cell office:value-type="float" office:value="0.782008816049759">
            <text:p>0,782008816</text:p>
          </table:table-cell>
          <table:table-cell office:value-type="float" office:value="2">
            <text:p>2</text:p>
          </table:table-cell>
          <table:table-cell office:value-type="string">
            <text:p>gridAnas_90</text:p>
          </table:table-cell>
        </table:table-row>
        <table:table-row table:style-name="ro5">
          <table:table-cell table:style-name="ce2" office:value-type="float" office:value="35865.14">
            <text:p>3,59E+004</text:p>
          </table:table-cell>
          <table:table-cell table:style-name="ce2" office:value-type="float" office:value="6.918103">
            <text:p>6,92E+000</text:p>
          </table:table-cell>
          <table:table-cell table:style-name="ce2" office:value-type="float" office:value="0.7710525">
            <text:p>7,71E-001</text:p>
          </table:table-cell>
          <table:table-cell table:style-name="ce2" office:value-type="float" office:value="0.01306455">
            <text:p>1,31E-002</text:p>
          </table:table-cell>
          <table:table-cell table:style-name="ce2" office:value-type="float" office:value="0.7444272">
            <text:p>7,44E-001</text:p>
          </table:table-cell>
          <table:table-cell table:style-name="ce2" office:value-type="float" office:value="596.7533">
            <text:p>5,97E+002</text:p>
          </table:table-cell>
          <table:table-cell table:style-name="ce2" office:value-type="float" office:value="3">
            <text:p>3,00E+000</text:p>
          </table:table-cell>
          <table:table-cell table:style-name="ce2" office:value-type="float" office:value="0.783621">
            <text:p>7,84E-001</text:p>
          </table:table-cell>
          <table:table-cell table:style-name="ce2" office:value-type="float" office:value="1">
            <text:p>1,00E+000</text:p>
          </table:table-cell>
          <table:table-cell table:style-name="ce6" office:value-type="string">
            <text:p>11360728453_config.csv</text:p>
          </table:table-cell>
        </table:table-row>
        <table:table-row table:style-name="ro5">
          <table:table-cell table:style-name="ce2" office:value-type="float" office:value="36904.68">
            <text:p>3,69E+004</text:p>
          </table:table-cell>
          <table:table-cell table:style-name="ce2" office:value-type="float" office:value="5.085257">
            <text:p>5,09E+000</text:p>
          </table:table-cell>
          <table:table-cell table:style-name="ce2" office:value-type="float" office:value="0.6167118">
            <text:p>6,17E-001</text:p>
          </table:table-cell>
          <table:table-cell table:style-name="ce2" office:value-type="float" office:value="0.02128669">
            <text:p>2,13E-002</text:p>
          </table:table-cell>
          <table:table-cell table:style-name="ce2" office:value-type="float" office:value="0.9546147">
            <text:p>9,55E-001</text:p>
          </table:table-cell>
          <table:table-cell table:style-name="ce2" office:value-type="float" office:value="614.0787">
            <text:p>6,14E+002</text:p>
          </table:table-cell>
          <table:table-cell table:style-name="ce2" office:value-type="float" office:value="3">
            <text:p>3,00E+000</text:p>
          </table:table-cell>
          <table:table-cell table:style-name="ce2" office:value-type="float" office:value="0.7876463">
            <text:p>7,88E-001</text:p>
          </table:table-cell>
          <table:table-cell table:style-name="ce2" office:value-type="float" office:value="2">
            <text:p>2,00E+000</text:p>
          </table:table-cell>
          <table:table-cell table:style-name="ce6" office:value-type="string">
            <text:p>19875405692_config.csv</text:p>
          </table:table-cell>
        </table:table-row>
        <table:table-row table:style-name="ro4">
          <table:table-cell table:style-name="ce2" office:value-type="float" office:value="32830.5">
            <text:p>3,28E+004</text:p>
          </table:table-cell>
          <table:table-cell table:style-name="ce2" office:value-type="float" office:value="5.226915">
            <text:p>5,23E+000</text:p>
          </table:table-cell>
          <table:table-cell table:style-name="ce2" office:value-type="float" office:value="0.6610048">
            <text:p>6,61E-001</text:p>
          </table:table-cell>
          <table:table-cell table:style-name="ce2" office:value-type="float" office:value="0.02050839">
            <text:p>2,05E-002</text:p>
          </table:table-cell>
          <table:table-cell table:style-name="ce2" office:value-type="float" office:value="0.8848138">
            <text:p>8,85E-001</text:p>
          </table:table-cell>
          <table:table-cell table:style-name="ce2" office:value-type="float" office:value="546.1758">
            <text:p>5,46E+002</text:p>
          </table:table-cell>
          <table:table-cell table:style-name="ce2" office:value-type="float" office:value="3">
            <text:p>3,00E+000</text:p>
          </table:table-cell>
          <table:table-cell table:style-name="ce2" office:value-type="float" office:value="0.7879243">
            <text:p>7,88E-001</text:p>
          </table:table-cell>
          <table:table-cell table:style-name="ce2" office:value-type="float" office:value="2">
            <text:p>2,00E+000</text:p>
          </table:table-cell>
          <table:table-cell table:style-name="ce6" office:value-type="string">
            <text:p>-21047192511_config.csv</text:p>
          </table:table-cell>
        </table:table-row>
        <table:table-row table:style-name="ro4">
          <table:table-cell table:style-name="ce2" office:value-type="float" office:value="52248.71">
            <text:p>5,22E+004</text:p>
          </table:table-cell>
          <table:table-cell table:style-name="ce2" office:value-type="float" office:value="6.158202">
            <text:p>6,16E+000</text:p>
          </table:table-cell>
          <table:table-cell table:style-name="ce2" office:value-type="float" office:value="0.5779143">
            <text:p>5,78E-001</text:p>
          </table:table-cell>
          <table:table-cell table:style-name="ce2" office:value-type="float" office:value="0.02080868">
            <text:p>2,08E-002</text:p>
          </table:table-cell>
          <table:table-cell table:style-name="ce2" office:value-type="float" office:value="0.8958394">
            <text:p>8,96E-001</text:p>
          </table:table-cell>
          <table:table-cell table:style-name="ce2" office:value-type="float" office:value="869.8123">
            <text:p>8,70E+002</text:p>
          </table:table-cell>
          <table:table-cell table:style-name="ce2" office:value-type="float" office:value="3">
            <text:p>3,00E+000</text:p>
          </table:table-cell>
          <table:table-cell table:style-name="ce2" office:value-type="float" office:value="0.7902854">
            <text:p>7,90E-001</text:p>
          </table:table-cell>
          <table:table-cell table:style-name="ce2" office:value-type="float" office:value="1">
            <text:p>1,00E+000</text:p>
          </table:table-cell>
          <table:table-cell table:style-name="ce6" office:value-type="string">
            <text:p>-17222241693_config.csv</text:p>
          </table:table-cell>
        </table:table-row>
        <table:table-row table:style-name="ro5">
          <table:table-cell table:style-name="ce2" office:value-type="float" office:value="32823.83">
            <text:p>3,28E+004</text:p>
          </table:table-cell>
          <table:table-cell table:style-name="ce2" office:value-type="float" office:value="8.769479">
            <text:p>8,77E+000</text:p>
          </table:table-cell>
          <table:table-cell table:style-name="ce2" office:value-type="float" office:value="0.8102614">
            <text:p>8,10E-001</text:p>
          </table:table-cell>
          <table:table-cell table:style-name="ce2" office:value-type="float" office:value="0.02199312">
            <text:p>2,20E-002</text:p>
          </table:table-cell>
          <table:table-cell table:style-name="ce2" office:value-type="float" office:value="0.6453277">
            <text:p>6,45E-001</text:p>
          </table:table-cell>
          <table:table-cell table:style-name="ce2" office:value-type="float" office:value="546.0652">
            <text:p>5,46E+002</text:p>
          </table:table-cell>
          <table:table-cell table:style-name="ce2" office:value-type="float" office:value="3">
            <text:p>3,00E+000</text:p>
          </table:table-cell>
          <table:table-cell table:style-name="ce2" office:value-type="float" office:value="0.7920384">
            <text:p>7,92E-001</text:p>
          </table:table-cell>
          <table:table-cell table:style-name="ce2" office:value-type="float" office:value="1">
            <text:p>1,00E+000</text:p>
          </table:table-cell>
          <table:table-cell table:style-name="ce6" office:value-type="string">
            <text:p>15633081551_config.csv</text:p>
          </table:table-cell>
        </table:table-row>
        <table:table-row table:style-name="ro4">
          <table:table-cell table:style-name="ce2" office:value-type="float" office:value="46884.35">
            <text:p>4,69E+004</text:p>
          </table:table-cell>
          <table:table-cell table:style-name="ce2" office:value-type="float" office:value="4.456644">
            <text:p>4,46E+000</text:p>
          </table:table-cell>
          <table:table-cell table:style-name="ce2" office:value-type="float" office:value="0.5751282">
            <text:p>5,75E-001</text:p>
          </table:table-cell>
          <table:table-cell table:style-name="ce2" office:value-type="float" office:value="0.03560768">
            <text:p>3,56E-002</text:p>
          </table:table-cell>
          <table:table-cell table:style-name="ce2" office:value-type="float" office:value="1.040305">
            <text:p>1,04E+000</text:p>
          </table:table-cell>
          <table:table-cell table:style-name="ce2" office:value-type="float" office:value="780.4063">
            <text:p>7,80E+002</text:p>
          </table:table-cell>
          <table:table-cell table:style-name="ce2" office:value-type="float" office:value="3">
            <text:p>3,00E+000</text:p>
          </table:table-cell>
          <table:table-cell table:style-name="ce2" office:value-type="float" office:value="0.7946615">
            <text:p>7,95E-001</text:p>
          </table:table-cell>
          <table:table-cell table:style-name="ce2" office:value-type="float" office:value="2">
            <text:p>2,00E+000</text:p>
          </table:table-cell>
          <table:table-cell table:style-name="ce6" office:value-type="string">
            <text:p>-17342957091_config.csv</text:p>
          </table:table-cell>
        </table:table-row>
        <table:table-row table:style-name="ro5">
          <table:table-cell table:style-name="ce2" office:value-type="float" office:value="42634.84">
            <text:p>4,26E+004</text:p>
          </table:table-cell>
          <table:table-cell table:style-name="ce2" office:value-type="float" office:value="5.658349">
            <text:p>5,66E+000</text:p>
          </table:table-cell>
          <table:table-cell table:style-name="ce2" office:value-type="float" office:value="0.6666145">
            <text:p>6,67E-001</text:p>
          </table:table-cell>
          <table:table-cell table:style-name="ce2" office:value-type="float" office:value="0.01258182">
            <text:p>1,26E-002</text:p>
          </table:table-cell>
          <table:table-cell table:style-name="ce2" office:value-type="float" office:value="0.8670464">
            <text:p>8,67E-001</text:p>
          </table:table-cell>
          <table:table-cell table:style-name="ce2" office:value-type="float" office:value="709.5813">
            <text:p>7,10E+002</text:p>
          </table:table-cell>
          <table:table-cell table:style-name="ce2" office:value-type="float" office:value="3">
            <text:p>3,00E+000</text:p>
          </table:table-cell>
          <table:table-cell table:style-name="ce2" office:value-type="float" office:value="0.7949414">
            <text:p>7,95E-001</text:p>
          </table:table-cell>
          <table:table-cell table:style-name="ce2" office:value-type="float" office:value="2">
            <text:p>2,00E+000</text:p>
          </table:table-cell>
          <table:table-cell table:style-name="ce6" office:value-type="string">
            <text:p>4477439241_config.csv</text:p>
          </table:table-cell>
        </table:table-row>
        <table:table-row table:style-name="ro4">
          <table:table-cell table:style-name="ce2" office:value-type="float" office:value="69300.53">
            <text:p>6,93E+004</text:p>
          </table:table-cell>
          <table:table-cell table:style-name="ce2" office:value-type="float" office:value="6.868343">
            <text:p>6,87E+000</text:p>
          </table:table-cell>
          <table:table-cell table:style-name="ce2" office:value-type="float" office:value="0.597504">
            <text:p>5,98E-001</text:p>
          </table:table-cell>
          <table:table-cell table:style-name="ce2" office:value-type="float" office:value="0.01237933">
            <text:p>1,24E-002</text:p>
          </table:table-cell>
          <table:table-cell table:style-name="ce2" office:value-type="float" office:value="0.8070473">
            <text:p>8,07E-001</text:p>
          </table:table-cell>
          <table:table-cell table:style-name="ce2" office:value-type="float" office:value="1154.009">
            <text:p>1,15E+003</text:p>
          </table:table-cell>
          <table:table-cell table:style-name="ce2" office:value-type="float" office:value="3">
            <text:p>3,00E+000</text:p>
          </table:table-cell>
          <table:table-cell table:style-name="ce2" office:value-type="float" office:value="0.7957603">
            <text:p>7,96E-001</text:p>
          </table:table-cell>
          <table:table-cell table:style-name="ce2" office:value-type="float" office:value="1">
            <text:p>1,00E+000</text:p>
          </table:table-cell>
          <table:table-cell table:style-name="ce6" office:value-type="string">
            <text:p>-21316479091_config.csv</text:p>
          </table:table-cell>
        </table:table-row>
        <table:table-row table:style-name="ro4">
          <table:table-cell table:style-name="ce3" office:value-type="float" office:value="36418.44">
            <text:p>3,64E+004</text:p>
          </table:table-cell>
          <table:table-cell table:style-name="ce3" office:value-type="float" office:value="9.197332">
            <text:p>9,20E+000</text:p>
          </table:table-cell>
          <table:table-cell table:style-name="ce3" office:value-type="float" office:value="0.8004322">
            <text:p>8,00E-001</text:p>
          </table:table-cell>
          <table:table-cell table:style-name="ce3" office:value-type="float" office:value="0.009724946">
            <text:p>9,72E-003</text:p>
          </table:table-cell>
          <table:table-cell table:style-name="ce3" office:value-type="float" office:value="0.637537">
            <text:p>6,38E-001</text:p>
          </table:table-cell>
          <table:table-cell table:style-name="ce3" office:value-type="float" office:value="605.9752">
            <text:p>6,06E+002</text:p>
          </table:table-cell>
          <table:table-cell table:style-name="ce3" office:value-type="float" office:value="3">
            <text:p>3,00E+000</text:p>
          </table:table-cell>
          <table:table-cell table:style-name="ce3" office:value-type="float" office:value="0.8013378">
            <text:p>8,01E-001</text:p>
          </table:table-cell>
          <table:table-cell table:style-name="ce3" office:value-type="float" office:value="1">
            <text:p>1,00E+000</text:p>
          </table:table-cell>
          <table:table-cell table:style-name="ce7" office:value-type="string">
            <text:p>-10644204881_config.csv</text:p>
          </table:table-cell>
        </table:table-row>
        <table:table-row table:style-name="ro5">
          <table:table-cell table:style-name="ce3" office:value-type="float" office:value="34065.27">
            <text:p>3,41E+004</text:p>
          </table:table-cell>
          <table:table-cell table:style-name="ce3" office:value-type="float" office:value="9.144592">
            <text:p>9,14E+000</text:p>
          </table:table-cell>
          <table:table-cell table:style-name="ce3" office:value-type="float" office:value="0.7958638">
            <text:p>7,96E-001</text:p>
          </table:table-cell>
          <table:table-cell table:style-name="ce3" office:value-type="float" office:value="0.01890716">
            <text:p>1,89E-002</text:p>
          </table:table-cell>
          <table:table-cell table:style-name="ce3" office:value-type="float" office:value="0.6253363">
            <text:p>6,25E-001</text:p>
          </table:table-cell>
          <table:table-cell table:style-name="ce3" office:value-type="float" office:value="566.7559">
            <text:p>5,67E+002</text:p>
          </table:table-cell>
          <table:table-cell table:style-name="ce3" office:value-type="float" office:value="3">
            <text:p>3,00E+000</text:p>
          </table:table-cell>
          <table:table-cell table:style-name="ce3" office:value-type="float" office:value="0.8025709">
            <text:p>8,03E-001</text:p>
          </table:table-cell>
          <table:table-cell table:style-name="ce3" office:value-type="float" office:value="1">
            <text:p>1,00E+000</text:p>
          </table:table-cell>
          <table:table-cell table:style-name="ce7" office:value-type="string">
            <text:p>1580825821_config.csv</text:p>
          </table:table-cell>
        </table:table-row>
        <table:table-row table:style-name="ro4">
          <table:table-cell table:style-name="ce3" office:value-type="float" office:value="41422.56">
            <text:p>4,14E+004</text:p>
          </table:table-cell>
          <table:table-cell table:style-name="ce3" office:value-type="float" office:value="6.094182">
            <text:p>6,09E+000</text:p>
          </table:table-cell>
          <table:table-cell table:style-name="ce3" office:value-type="float" office:value="0.6435216">
            <text:p>6,44E-001</text:p>
          </table:table-cell>
          <table:table-cell table:style-name="ce3" office:value-type="float" office:value="0.02765829">
            <text:p>2,77E-002</text:p>
          </table:table-cell>
          <table:table-cell table:style-name="ce3" office:value-type="float" office:value="0.7994201">
            <text:p>7,99E-001</text:p>
          </table:table-cell>
          <table:table-cell table:style-name="ce3" office:value-type="float" office:value="689.3767">
            <text:p>6,89E+002</text:p>
          </table:table-cell>
          <table:table-cell table:style-name="ce3" office:value-type="float" office:value="3">
            <text:p>3,00E+000</text:p>
          </table:table-cell>
          <table:table-cell table:style-name="ce3" office:value-type="float" office:value="0.8038803">
            <text:p>8,04E-001</text:p>
          </table:table-cell>
          <table:table-cell table:style-name="ce3" office:value-type="float" office:value="2">
            <text:p>2,00E+000</text:p>
          </table:table-cell>
          <table:table-cell table:style-name="ce7" office:value-type="string">
            <text:p>-7352617343_config.csv</text:p>
          </table:table-cell>
        </table:table-row>
        <table:table-row table:style-name="ro4">
          <table:table-cell table:style-name="ce3" office:value-type="float" office:value="44385.21">
            <text:p>4,44E+004</text:p>
          </table:table-cell>
          <table:table-cell table:style-name="ce3" office:value-type="float" office:value="6.812382">
            <text:p>6,81E+000</text:p>
          </table:table-cell>
          <table:table-cell table:style-name="ce3" office:value-type="float" office:value="0.6720115">
            <text:p>6,72E-001</text:p>
          </table:table-cell>
          <table:table-cell table:style-name="ce3" office:value-type="float" office:value="0.02019612">
            <text:p>2,02E-002</text:p>
          </table:table-cell>
          <table:table-cell table:style-name="ce3" office:value-type="float" office:value="0.7357902">
            <text:p>7,36E-001</text:p>
          </table:table-cell>
          <table:table-cell table:style-name="ce3" office:value-type="float" office:value="738.7543">
            <text:p>7,39E+002</text:p>
          </table:table-cell>
          <table:table-cell table:style-name="ce3" office:value-type="float" office:value="3">
            <text:p>3,00E+000</text:p>
          </table:table-cell>
          <table:table-cell table:style-name="ce3" office:value-type="float" office:value="0.8040363">
            <text:p>8,04E-001</text:p>
          </table:table-cell>
          <table:table-cell table:style-name="ce3" office:value-type="float" office:value="1">
            <text:p>1,00E+000</text:p>
          </table:table-cell>
          <table:table-cell table:style-name="ce7" office:value-type="string">
            <text:p>-15972100301_config.csv</text:p>
          </table:table-cell>
        </table:table-row>
        <table:table-row table:style-name="ro4">
          <table:table-cell table:style-name="ce3" office:value-type="float" office:value="66351.71">
            <text:p>6,64E+004</text:p>
          </table:table-cell>
          <table:table-cell table:style-name="ce3" office:value-type="float" office:value="6.085926">
            <text:p>6,09E+000</text:p>
          </table:table-cell>
          <table:table-cell table:style-name="ce3" office:value-type="float" office:value="0.6148531">
            <text:p>6,15E-001</text:p>
          </table:table-cell>
          <table:table-cell table:style-name="ce3" office:value-type="float" office:value="0.01053951">
            <text:p>1,05E-002</text:p>
          </table:table-cell>
          <table:table-cell table:style-name="ce3" office:value-type="float" office:value="0.8563518">
            <text:p>8,56E-001</text:p>
          </table:table-cell>
          <table:table-cell table:style-name="ce3" office:value-type="float" office:value="1104.862">
            <text:p>1,10E+003</text:p>
          </table:table-cell>
          <table:table-cell table:style-name="ce3" office:value-type="float" office:value="3">
            <text:p>3,00E+000</text:p>
          </table:table-cell>
          <table:table-cell table:style-name="ce3" office:value-type="float" office:value="0.8043102">
            <text:p>8,04E-001</text:p>
          </table:table-cell>
          <table:table-cell table:style-name="ce3" office:value-type="float" office:value="1">
            <text:p>1,00E+000</text:p>
          </table:table-cell>
          <table:table-cell table:style-name="ce7" office:value-type="string">
            <text:p>-21083256512_config.csv</text:p>
          </table:table-cell>
        </table:table-row>
        <table:table-row table:style-name="ro5">
          <table:table-cell table:style-name="ce3" office:value-type="float" office:value="37615.89">
            <text:p>3,76E+004</text:p>
          </table:table-cell>
          <table:table-cell table:style-name="ce3" office:value-type="float" office:value="9.863211">
            <text:p>9,86E+000</text:p>
          </table:table-cell>
          <table:table-cell table:style-name="ce3" office:value-type="float" office:value="0.7844553">
            <text:p>7,84E-001</text:p>
          </table:table-cell>
          <table:table-cell table:style-name="ce3" office:value-type="float" office:value="0.02160366">
            <text:p>2,16E-002</text:p>
          </table:table-cell>
          <table:table-cell table:style-name="ce3" office:value-type="float" office:value="0.6115107">
            <text:p>6,12E-001</text:p>
          </table:table-cell>
          <table:table-cell table:style-name="ce3" office:value-type="float" office:value="625.9327">
            <text:p>6,26E+002</text:p>
          </table:table-cell>
          <table:table-cell table:style-name="ce3" office:value-type="float" office:value="3">
            <text:p>3,00E+000</text:p>
          </table:table-cell>
          <table:table-cell table:style-name="ce3" office:value-type="float" office:value="0.8043104">
            <text:p>8,04E-001</text:p>
          </table:table-cell>
          <table:table-cell table:style-name="ce3" office:value-type="float" office:value="1">
            <text:p>1,00E+000</text:p>
          </table:table-cell>
          <table:table-cell table:style-name="ce7" office:value-type="string">
            <text:p>14440052101_config.csv</text:p>
          </table:table-cell>
        </table:table-row>
        <table:table-row table:style-name="ro4">
          <table:table-cell table:style-name="ce3" office:value-type="float" office:value="57961.66">
            <text:p>5,80E+004</text:p>
          </table:table-cell>
          <table:table-cell table:style-name="ce3" office:value-type="float" office:value="8.167526">
            <text:p>8,17E+000</text:p>
          </table:table-cell>
          <table:table-cell table:style-name="ce3" office:value-type="float" office:value="0.6876558">
            <text:p>6,88E-001</text:p>
          </table:table-cell>
          <table:table-cell table:style-name="ce3" office:value-type="float" office:value="0.01139758">
            <text:p>1,14E-002</text:p>
          </table:table-cell>
          <table:table-cell table:style-name="ce3" office:value-type="float" office:value="0.6613624">
            <text:p>6,61E-001</text:p>
          </table:table-cell>
          <table:table-cell table:style-name="ce3" office:value-type="float" office:value="965.0284">
            <text:p>9,65E+002</text:p>
          </table:table-cell>
          <table:table-cell table:style-name="ce3" office:value-type="float" office:value="3">
            <text:p>3,00E+000</text:p>
          </table:table-cell>
          <table:table-cell table:style-name="ce3" office:value-type="float" office:value="0.8067556">
            <text:p>8,07E-001</text:p>
          </table:table-cell>
          <table:table-cell table:style-name="ce3" office:value-type="float" office:value="1">
            <text:p>1,00E+000</text:p>
          </table:table-cell>
          <table:table-cell table:style-name="ce7" office:value-type="string">
            <text:p>-1646180873_config.csv</text:p>
          </table:table-cell>
        </table:table-row>
        <table:table-row table:style-name="ro4">
          <table:table-cell table:style-name="ce3" office:value-type="float" office:value="60004.43">
            <text:p>6,00E+004</text:p>
          </table:table-cell>
          <table:table-cell table:style-name="ce3" office:value-type="float" office:value="6.021454">
            <text:p>6,02E+000</text:p>
          </table:table-cell>
          <table:table-cell table:style-name="ce3" office:value-type="float" office:value="0.585811">
            <text:p>5,86E-001</text:p>
          </table:table-cell>
          <table:table-cell table:style-name="ce3" office:value-type="float" office:value="0.01261726">
            <text:p>1,26E-002</text:p>
          </table:table-cell>
          <table:table-cell table:style-name="ce3" office:value-type="float" office:value="0.8829929">
            <text:p>8,83E-001</text:p>
          </table:table-cell>
          <table:table-cell table:style-name="ce3" office:value-type="float" office:value="999.0743">
            <text:p>9,99E+002</text:p>
          </table:table-cell>
          <table:table-cell table:style-name="ce3" office:value-type="float" office:value="3">
            <text:p>3,00E+000</text:p>
          </table:table-cell>
          <table:table-cell table:style-name="ce3" office:value-type="float" office:value="0.8107963">
            <text:p>8,11E-001</text:p>
          </table:table-cell>
          <table:table-cell table:style-name="ce3" office:value-type="float" office:value="1">
            <text:p>1,00E+000</text:p>
          </table:table-cell>
          <table:table-cell table:style-name="ce7" office:value-type="string">
            <text:p>-6416468631_config.csv</text:p>
          </table:table-cell>
        </table:table-row>
        <table:table-row table:style-name="ro6">
          <table:table-cell table:style-name="ce3" office:value-type="float" office:value="49773.84">
            <text:p>4,98E+004</text:p>
          </table:table-cell>
          <table:table-cell table:style-name="ce3" office:value-type="float" office:value="5.979742">
            <text:p>5,98E+000</text:p>
          </table:table-cell>
          <table:table-cell table:style-name="ce3" office:value-type="float" office:value="0.6318408">
            <text:p>6,32E-001</text:p>
          </table:table-cell>
          <table:table-cell table:style-name="ce3" office:value-type="float" office:value="0.01743082">
            <text:p>1,74E-002</text:p>
          </table:table-cell>
          <table:table-cell table:style-name="ce3" office:value-type="float" office:value="0.8256053">
            <text:p>8,26E-001</text:p>
          </table:table-cell>
          <table:table-cell table:style-name="ce3" office:value-type="float" office:value="828.5646">
            <text:p>8,29E+002</text:p>
          </table:table-cell>
          <table:table-cell table:style-name="ce3" office:value-type="float" office:value="3">
            <text:p>3,00E+000</text:p>
          </table:table-cell>
          <table:table-cell table:style-name="ce3" office:value-type="float" office:value="0.815373">
            <text:p>8,15E-001</text:p>
          </table:table-cell>
          <table:table-cell table:style-name="ce3" office:value-type="float" office:value="1">
            <text:p>1,00E+000</text:p>
          </table:table-cell>
          <table:table-cell table:style-name="ce7" office:value-type="string">
            <text:p>884108911_config.csv</text:p>
          </table:table-cell>
        </table:table-row>
        <table:table-row table:style-name="ro3">
          <table:table-cell office:value-type="float" office:value="8749.28501006387">
            <text:p>8749,2850100639</text:p>
          </table:table-cell>
          <table:table-cell office:value-type="float" office:value="8.7797588239701">
            <text:p>8,779758824</text:p>
          </table:table-cell>
          <table:table-cell office:value-type="float" office:value="0.953494823339952">
            <text:p>0,9534948233</text:p>
          </table:table-cell>
          <table:table-cell office:value-type="float" office:value="0.155889267815838">
            <text:p>0,1558892678</text:p>
          </table:table-cell>
          <table:table-cell office:value-type="float" office:value="0.704628293121623">
            <text:p>0,7046282931</text:p>
          </table:table-cell>
          <table:table-cell office:value-type="float" office:value="144.826411275065">
            <text:p>144,8264112751</text:p>
          </table:table-cell>
          <table:table-cell office:value-type="float" office:value="3">
            <text:p>3</text:p>
          </table:table-cell>
          <table:table-cell office:value-type="float" office:value="0.815705266970537">
            <text:p>0,815705267</text:p>
          </table:table-cell>
          <table:table-cell office:value-type="float" office:value="2">
            <text:p>2</text:p>
          </table:table-cell>
          <table:table-cell office:value-type="string">
            <text:p>gridAnas_23</text:p>
          </table:table-cell>
        </table:table-row>
        <table:table-row table:style-name="ro5">
          <table:table-cell table:style-name="ce3" office:value-type="float" office:value="38320.01">
            <text:p>3,83E+004</text:p>
          </table:table-cell>
          <table:table-cell table:style-name="ce3" office:value-type="float" office:value="3.332019">
            <text:p>3,33E+000</text:p>
          </table:table-cell>
          <table:table-cell table:style-name="ce3" office:value-type="float" office:value="0.5488297">
            <text:p>5,49E-001</text:p>
          </table:table-cell>
          <table:table-cell table:style-name="ce3" office:value-type="float" office:value="0.01589158">
            <text:p>1,59E-002</text:p>
          </table:table-cell>
          <table:table-cell table:style-name="ce3" office:value-type="float" office:value="1.164531">
            <text:p>1,16E+000</text:p>
          </table:table-cell>
          <table:table-cell table:style-name="ce3" office:value-type="float" office:value="637.6674">
            <text:p>6,38E+002</text:p>
          </table:table-cell>
          <table:table-cell table:style-name="ce3" office:value-type="float" office:value="3">
            <text:p>3,00E+000</text:p>
          </table:table-cell>
          <table:table-cell table:style-name="ce3" office:value-type="float" office:value="0.816219">
            <text:p>8,16E-001</text:p>
          </table:table-cell>
          <table:table-cell table:style-name="ce3" office:value-type="float" office:value="3">
            <text:p>3,00E+000</text:p>
          </table:table-cell>
          <table:table-cell table:style-name="ce7" office:value-type="string">
            <text:p>16528562122_config.csv</text:p>
          </table:table-cell>
        </table:table-row>
        <table:table-row table:style-name="ro5">
          <table:table-cell table:style-name="ce3" office:value-type="float" office:value="27261.12">
            <text:p>2,73E+004</text:p>
          </table:table-cell>
          <table:table-cell table:style-name="ce3" office:value-type="float" office:value="6.918752">
            <text:p>6,92E+000</text:p>
          </table:table-cell>
          <table:table-cell table:style-name="ce3" office:value-type="float" office:value="0.7678388">
            <text:p>7,68E-001</text:p>
          </table:table-cell>
          <table:table-cell table:style-name="ce3" office:value-type="float" office:value="0.02212526">
            <text:p>2,21E-002</text:p>
          </table:table-cell>
          <table:table-cell table:style-name="ce3" office:value-type="float" office:value="0.6939858">
            <text:p>6,94E-001</text:p>
          </table:table-cell>
          <table:table-cell table:style-name="ce3" office:value-type="float" office:value="453.3534">
            <text:p>4,53E+002</text:p>
          </table:table-cell>
          <table:table-cell table:style-name="ce3" office:value-type="float" office:value="3">
            <text:p>3,00E+000</text:p>
          </table:table-cell>
          <table:table-cell table:style-name="ce3" office:value-type="float" office:value="0.8170062">
            <text:p>8,17E-001</text:p>
          </table:table-cell>
          <table:table-cell table:style-name="ce3" office:value-type="float" office:value="1">
            <text:p>1,00E+000</text:p>
          </table:table-cell>
          <table:table-cell table:style-name="ce7" office:value-type="string">
            <text:p>20697911971_config.csv</text:p>
          </table:table-cell>
        </table:table-row>
        <table:table-row table:style-name="ro5">
          <table:table-cell table:style-name="ce3" office:value-type="float" office:value="46060.11">
            <text:p>4,61E+004</text:p>
          </table:table-cell>
          <table:table-cell table:style-name="ce3" office:value-type="float" office:value="6.587722">
            <text:p>6,59E+000</text:p>
          </table:table-cell>
          <table:table-cell table:style-name="ce3" office:value-type="float" office:value="0.6494136">
            <text:p>6,49E-001</text:p>
          </table:table-cell>
          <table:table-cell table:style-name="ce3" office:value-type="float" office:value="0.01184774">
            <text:p>1,18E-002</text:p>
          </table:table-cell>
          <table:table-cell table:style-name="ce3" office:value-type="float" office:value="0.760501">
            <text:p>7,61E-001</text:p>
          </table:table-cell>
          <table:table-cell table:style-name="ce3" office:value-type="float" office:value="766.6693">
            <text:p>7,67E+002</text:p>
          </table:table-cell>
          <table:table-cell table:style-name="ce3" office:value-type="float" office:value="3">
            <text:p>3,00E+000</text:p>
          </table:table-cell>
          <table:table-cell table:style-name="ce3" office:value-type="float" office:value="0.8171605">
            <text:p>8,17E-001</text:p>
          </table:table-cell>
          <table:table-cell table:style-name="ce3" office:value-type="float" office:value="1">
            <text:p>1,00E+000</text:p>
          </table:table-cell>
          <table:table-cell table:style-name="ce7" office:value-type="string">
            <text:p>-294269353_config.csv</text:p>
          </table:table-cell>
        </table:table-row>
        <table:table-row table:style-name="ro5">
          <table:table-cell table:style-name="ce3" office:value-type="float" office:value="43238.55">
            <text:p>4,32E+004</text:p>
          </table:table-cell>
          <table:table-cell table:style-name="ce3" office:value-type="float" office:value="6.921201">
            <text:p>6,92E+000</text:p>
          </table:table-cell>
          <table:table-cell table:style-name="ce3" office:value-type="float" office:value="0.7774661">
            <text:p>7,77E-001</text:p>
          </table:table-cell>
          <table:table-cell table:style-name="ce3" office:value-type="float" office:value="0.01428043">
            <text:p>1,43E-002</text:p>
          </table:table-cell>
          <table:table-cell table:style-name="ce3" office:value-type="float" office:value="0.7016669">
            <text:p>7,02E-001</text:p>
          </table:table-cell>
          <table:table-cell table:style-name="ce3" office:value-type="float" office:value="719.6433">
            <text:p>7,20E+002</text:p>
          </table:table-cell>
          <table:table-cell table:style-name="ce3" office:value-type="float" office:value="3">
            <text:p>3,00E+000</text:p>
          </table:table-cell>
          <table:table-cell table:style-name="ce3" office:value-type="float" office:value="0.8189587">
            <text:p>8,19E-001</text:p>
          </table:table-cell>
          <table:table-cell table:style-name="ce3" office:value-type="float" office:value="1">
            <text:p>1,00E+000</text:p>
          </table:table-cell>
          <table:table-cell table:style-name="ce7" office:value-type="string">
            <text:p>10503329411_config.csv</text:p>
          </table:table-cell>
        </table:table-row>
        <table:table-row table:style-name="ro5">
          <table:table-cell table:style-name="ce3" office:value-type="float" office:value="35877.41">
            <text:p>3,59E+004</text:p>
          </table:table-cell>
          <table:table-cell table:style-name="ce3" office:value-type="float" office:value="9.266664">
            <text:p>9,27E+000</text:p>
          </table:table-cell>
          <table:table-cell table:style-name="ce3" office:value-type="float" office:value="0.8257508">
            <text:p>8,26E-001</text:p>
          </table:table-cell>
          <table:table-cell table:style-name="ce3" office:value-type="float" office:value="0.008866154">
            <text:p>8,87E-003</text:p>
          </table:table-cell>
          <table:table-cell table:style-name="ce3" office:value-type="float" office:value="0.6225284">
            <text:p>6,23E-001</text:p>
          </table:table-cell>
          <table:table-cell table:style-name="ce3" office:value-type="float" office:value="596.9583">
            <text:p>5,97E+002</text:p>
          </table:table-cell>
          <table:table-cell table:style-name="ce3" office:value-type="float" office:value="3">
            <text:p>3,00E+000</text:p>
          </table:table-cell>
          <table:table-cell table:style-name="ce3" office:value-type="float" office:value="0.8234788">
            <text:p>8,23E-001</text:p>
          </table:table-cell>
          <table:table-cell table:style-name="ce3" office:value-type="float" office:value="1">
            <text:p>1,00E+000</text:p>
          </table:table-cell>
          <table:table-cell table:style-name="ce7" office:value-type="string">
            <text:p>10248655693_config.csv</text:p>
          </table:table-cell>
        </table:table-row>
        <table:table-row table:style-name="ro5">
          <table:table-cell table:style-name="ce3" office:value-type="float" office:value="64798.34">
            <text:p>6,48E+004</text:p>
          </table:table-cell>
          <table:table-cell table:style-name="ce3" office:value-type="float" office:value="8.433686">
            <text:p>8,43E+000</text:p>
          </table:table-cell>
          <table:table-cell table:style-name="ce3" office:value-type="float" office:value="0.7033145">
            <text:p>7,03E-001</text:p>
          </table:table-cell>
          <table:table-cell table:style-name="ce3" office:value-type="float" office:value="0.006965723">
            <text:p>6,97E-003</text:p>
          </table:table-cell>
          <table:table-cell table:style-name="ce3" office:value-type="float" office:value="0.6341204">
            <text:p>6,34E-001</text:p>
          </table:table-cell>
          <table:table-cell table:style-name="ce3" office:value-type="float" office:value="1078.973">
            <text:p>1,08E+003</text:p>
          </table:table-cell>
          <table:table-cell table:style-name="ce3" office:value-type="float" office:value="3">
            <text:p>3,00E+000</text:p>
          </table:table-cell>
          <table:table-cell table:style-name="ce3" office:value-type="float" office:value="0.8245738">
            <text:p>8,25E-001</text:p>
          </table:table-cell>
          <table:table-cell table:style-name="ce3" office:value-type="float" office:value="1">
            <text:p>1,00E+000</text:p>
          </table:table-cell>
          <table:table-cell table:style-name="ce7" office:value-type="string">
            <text:p>18174676073_config.csv</text:p>
          </table:table-cell>
        </table:table-row>
        <table:table-row table:style-name="ro4">
          <table:table-cell table:style-name="ce3" office:value-type="float" office:value="28115.55">
            <text:p>2,81E+004</text:p>
          </table:table-cell>
          <table:table-cell table:style-name="ce3" office:value-type="float" office:value="9.742847">
            <text:p>9,74E+000</text:p>
          </table:table-cell>
          <table:table-cell table:style-name="ce3" office:value-type="float" office:value="0.853856">
            <text:p>8,54E-001</text:p>
          </table:table-cell>
          <table:table-cell table:style-name="ce3" office:value-type="float" office:value="0.02138984">
            <text:p>2,14E-002</text:p>
          </table:table-cell>
          <table:table-cell table:style-name="ce3" office:value-type="float" office:value="0.6152538">
            <text:p>6,15E-001</text:p>
          </table:table-cell>
          <table:table-cell table:style-name="ce3" office:value-type="float" office:value="467.5943">
            <text:p>4,68E+002</text:p>
          </table:table-cell>
          <table:table-cell table:style-name="ce3" office:value-type="float" office:value="3">
            <text:p>3,00E+000</text:p>
          </table:table-cell>
          <table:table-cell table:style-name="ce3" office:value-type="float" office:value="0.8249046">
            <text:p>8,25E-001</text:p>
          </table:table-cell>
          <table:table-cell table:style-name="ce3" office:value-type="float" office:value="1">
            <text:p>1,00E+000</text:p>
          </table:table-cell>
          <table:table-cell table:style-name="ce7" office:value-type="string">
            <text:p>-14141373302_config.csv</text:p>
          </table:table-cell>
        </table:table-row>
        <table:table-row table:style-name="ro5">
          <table:table-cell table:style-name="ce3" office:value-type="float" office:value="45233.4">
            <text:p>4,52E+004</text:p>
          </table:table-cell>
          <table:table-cell table:style-name="ce3" office:value-type="float" office:value="7.653826">
            <text:p>7,65E+000</text:p>
          </table:table-cell>
          <table:table-cell table:style-name="ce3" office:value-type="float" office:value="0.7111299">
            <text:p>7,11E-001</text:p>
          </table:table-cell>
          <table:table-cell table:style-name="ce3" office:value-type="float" office:value="0.01688322">
            <text:p>1,69E-002</text:p>
          </table:table-cell>
          <table:table-cell table:style-name="ce3" office:value-type="float" office:value="0.6503334">
            <text:p>6,50E-001</text:p>
          </table:table-cell>
          <table:table-cell table:style-name="ce3" office:value-type="float" office:value="752.8908">
            <text:p>7,53E+002</text:p>
          </table:table-cell>
          <table:table-cell table:style-name="ce3" office:value-type="float" office:value="3">
            <text:p>3,00E+000</text:p>
          </table:table-cell>
          <table:table-cell table:style-name="ce3" office:value-type="float" office:value="0.8255119">
            <text:p>8,26E-001</text:p>
          </table:table-cell>
          <table:table-cell table:style-name="ce3" office:value-type="float" office:value="1">
            <text:p>1,00E+000</text:p>
          </table:table-cell>
          <table:table-cell table:style-name="ce7" office:value-type="string">
            <text:p>11708260872_config.csv</text:p>
          </table:table-cell>
        </table:table-row>
        <table:table-row table:style-name="ro4">
          <table:table-cell table:style-name="ce3" office:value-type="float" office:value="48485.02">
            <text:p>4,85E+004</text:p>
          </table:table-cell>
          <table:table-cell table:style-name="ce3" office:value-type="float" office:value="5.273736">
            <text:p>5,27E+000</text:p>
          </table:table-cell>
          <table:table-cell table:style-name="ce3" office:value-type="float" office:value="0.6013735">
            <text:p>6,01E-001</text:p>
          </table:table-cell>
          <table:table-cell table:style-name="ce3" office:value-type="float" office:value="0.01497441">
            <text:p>1,50E-002</text:p>
          </table:table-cell>
          <table:table-cell table:style-name="ce3" office:value-type="float" office:value="0.9223644">
            <text:p>9,22E-001</text:p>
          </table:table-cell>
          <table:table-cell table:style-name="ce3" office:value-type="float" office:value="807.0841">
            <text:p>8,07E+002</text:p>
          </table:table-cell>
          <table:table-cell table:style-name="ce3" office:value-type="float" office:value="3">
            <text:p>3,00E+000</text:p>
          </table:table-cell>
          <table:table-cell table:style-name="ce3" office:value-type="float" office:value="0.8263247">
            <text:p>8,26E-001</text:p>
          </table:table-cell>
          <table:table-cell table:style-name="ce3" office:value-type="float" office:value="2">
            <text:p>2,00E+000</text:p>
          </table:table-cell>
          <table:table-cell table:style-name="ce7" office:value-type="string">
            <text:p>-10193601991_config.csv</text:p>
          </table:table-cell>
        </table:table-row>
        <table:table-row table:style-name="ro4">
          <table:table-cell table:style-name="ce3" office:value-type="float" office:value="48485.02">
            <text:p>4,85E+004</text:p>
          </table:table-cell>
          <table:table-cell table:style-name="ce3" office:value-type="float" office:value="5.273736">
            <text:p>5,27E+000</text:p>
          </table:table-cell>
          <table:table-cell table:style-name="ce3" office:value-type="float" office:value="0.6013735">
            <text:p>6,01E-001</text:p>
          </table:table-cell>
          <table:table-cell table:style-name="ce3" office:value-type="float" office:value="0.01497441">
            <text:p>1,50E-002</text:p>
          </table:table-cell>
          <table:table-cell table:style-name="ce3" office:value-type="float" office:value="0.9223644">
            <text:p>9,22E-001</text:p>
          </table:table-cell>
          <table:table-cell table:style-name="ce3" office:value-type="float" office:value="807.0841">
            <text:p>8,07E+002</text:p>
          </table:table-cell>
          <table:table-cell table:style-name="ce3" office:value-type="float" office:value="3">
            <text:p>3,00E+000</text:p>
          </table:table-cell>
          <table:table-cell table:style-name="ce3" office:value-type="float" office:value="0.8263247">
            <text:p>8,26E-001</text:p>
          </table:table-cell>
          <table:table-cell table:style-name="ce3" office:value-type="float" office:value="2">
            <text:p>2,00E+000</text:p>
          </table:table-cell>
          <table:table-cell table:style-name="ce7" office:value-type="string">
            <text:p>-10193601991_config.csv</text:p>
          </table:table-cell>
        </table:table-row>
        <table:table-row table:style-name="ro4">
          <table:table-cell table:style-name="ce3" office:value-type="float" office:value="47365.48">
            <text:p>4,74E+004</text:p>
          </table:table-cell>
          <table:table-cell table:style-name="ce3" office:value-type="float" office:value="6.54216">
            <text:p>6,54E+000</text:p>
          </table:table-cell>
          <table:table-cell table:style-name="ce3" office:value-type="float" office:value="0.6388786">
            <text:p>6,39E-001</text:p>
          </table:table-cell>
          <table:table-cell table:style-name="ce3" office:value-type="float" office:value="0.01959855">
            <text:p>1,96E-002</text:p>
          </table:table-cell>
          <table:table-cell table:style-name="ce3" office:value-type="float" office:value="0.748791">
            <text:p>7,49E-001</text:p>
          </table:table-cell>
          <table:table-cell table:style-name="ce3" office:value-type="float" office:value="788.4253">
            <text:p>7,88E+002</text:p>
          </table:table-cell>
          <table:table-cell table:style-name="ce3" office:value-type="float" office:value="3">
            <text:p>3,00E+000</text:p>
          </table:table-cell>
          <table:table-cell table:style-name="ce3" office:value-type="float" office:value="0.8266764">
            <text:p>8,27E-001</text:p>
          </table:table-cell>
          <table:table-cell table:style-name="ce3" office:value-type="float" office:value="1">
            <text:p>1,00E+000</text:p>
          </table:table-cell>
          <table:table-cell table:style-name="ce7" office:value-type="string">
            <text:p>-10193601992_config.csv</text:p>
          </table:table-cell>
        </table:table-row>
        <table:table-row table:style-name="ro4">
          <table:table-cell table:style-name="ce3" office:value-type="float" office:value="47365.48">
            <text:p>4,74E+004</text:p>
          </table:table-cell>
          <table:table-cell table:style-name="ce3" office:value-type="float" office:value="6.54216">
            <text:p>6,54E+000</text:p>
          </table:table-cell>
          <table:table-cell table:style-name="ce3" office:value-type="float" office:value="0.6388786">
            <text:p>6,39E-001</text:p>
          </table:table-cell>
          <table:table-cell table:style-name="ce3" office:value-type="float" office:value="0.01959855">
            <text:p>1,96E-002</text:p>
          </table:table-cell>
          <table:table-cell table:style-name="ce3" office:value-type="float" office:value="0.748791">
            <text:p>7,49E-001</text:p>
          </table:table-cell>
          <table:table-cell table:style-name="ce3" office:value-type="float" office:value="788.4253">
            <text:p>7,88E+002</text:p>
          </table:table-cell>
          <table:table-cell table:style-name="ce3" office:value-type="float" office:value="3">
            <text:p>3,00E+000</text:p>
          </table:table-cell>
          <table:table-cell table:style-name="ce3" office:value-type="float" office:value="0.8266764">
            <text:p>8,27E-001</text:p>
          </table:table-cell>
          <table:table-cell table:style-name="ce3" office:value-type="float" office:value="1">
            <text:p>1,00E+000</text:p>
          </table:table-cell>
          <table:table-cell table:style-name="ce7" office:value-type="string">
            <text:p>-10193601992_config.csv</text:p>
          </table:table-cell>
        </table:table-row>
        <table:table-row table:style-name="ro5">
          <table:table-cell table:style-name="ce3" office:value-type="float" office:value="45248.58">
            <text:p>4,52E+004</text:p>
          </table:table-cell>
          <table:table-cell table:style-name="ce3" office:value-type="float" office:value="7.647278">
            <text:p>7,65E+000</text:p>
          </table:table-cell>
          <table:table-cell table:style-name="ce3" office:value-type="float" office:value="0.748208">
            <text:p>7,48E-001</text:p>
          </table:table-cell>
          <table:table-cell table:style-name="ce3" office:value-type="float" office:value="0.006840266">
            <text:p>6,84E-003</text:p>
          </table:table-cell>
          <table:table-cell table:style-name="ce3" office:value-type="float" office:value="0.6553159">
            <text:p>6,55E-001</text:p>
          </table:table-cell>
          <table:table-cell table:style-name="ce3" office:value-type="float" office:value="753.1439">
            <text:p>7,53E+002</text:p>
          </table:table-cell>
          <table:table-cell table:style-name="ce3" office:value-type="float" office:value="3">
            <text:p>3,00E+000</text:p>
          </table:table-cell>
          <table:table-cell table:style-name="ce3" office:value-type="float" office:value="0.8292318">
            <text:p>8,29E-001</text:p>
          </table:table-cell>
          <table:table-cell table:style-name="ce3" office:value-type="float" office:value="1">
            <text:p>1,00E+000</text:p>
          </table:table-cell>
          <table:table-cell table:style-name="ce7" office:value-type="string">
            <text:p>1717528912_config.csv</text:p>
          </table:table-cell>
        </table:table-row>
        <table:table-row table:style-name="ro5">
          <table:table-cell table:style-name="ce3" office:value-type="float" office:value="36216.09">
            <text:p>3,62E+004</text:p>
          </table:table-cell>
          <table:table-cell table:style-name="ce3" office:value-type="float" office:value="8.698809">
            <text:p>8,70E+000</text:p>
          </table:table-cell>
          <table:table-cell table:style-name="ce3" office:value-type="float" office:value="0.7926442">
            <text:p>7,93E-001</text:p>
          </table:table-cell>
          <table:table-cell table:style-name="ce3" office:value-type="float" office:value="0.01731854">
            <text:p>1,73E-002</text:p>
          </table:table-cell>
          <table:table-cell table:style-name="ce3" office:value-type="float" office:value="0.6054037">
            <text:p>6,05E-001</text:p>
          </table:table-cell>
          <table:table-cell table:style-name="ce3" office:value-type="float" office:value="602.6027">
            <text:p>6,03E+002</text:p>
          </table:table-cell>
          <table:table-cell table:style-name="ce3" office:value-type="float" office:value="3">
            <text:p>3,00E+000</text:p>
          </table:table-cell>
          <table:table-cell table:style-name="ce3" office:value-type="float" office:value="0.8317535">
            <text:p>8,32E-001</text:p>
          </table:table-cell>
          <table:table-cell table:style-name="ce3" office:value-type="float" office:value="1">
            <text:p>1,00E+000</text:p>
          </table:table-cell>
          <table:table-cell table:style-name="ce7" office:value-type="string">
            <text:p>7356620372_config.csv</text:p>
          </table:table-cell>
        </table:table-row>
        <table:table-row table:style-name="ro5">
          <table:table-cell table:style-name="ce3" office:value-type="float" office:value="18166.41">
            <text:p>1,82E+004</text:p>
          </table:table-cell>
          <table:table-cell table:style-name="ce3" office:value-type="float" office:value="10.29263">
            <text:p>1,03E+001</text:p>
          </table:table-cell>
          <table:table-cell table:style-name="ce3" office:value-type="float" office:value="0.9102887">
            <text:p>9,10E-001</text:p>
          </table:table-cell>
          <table:table-cell table:style-name="ce3" office:value-type="float" office:value="0.01242826">
            <text:p>1,24E-002</text:p>
          </table:table-cell>
          <table:table-cell table:style-name="ce3" office:value-type="float" office:value="0.6555854">
            <text:p>6,56E-001</text:p>
          </table:table-cell>
          <table:table-cell table:style-name="ce3" office:value-type="float" office:value="301.7764">
            <text:p>3,02E+002</text:p>
          </table:table-cell>
          <table:table-cell table:style-name="ce3" office:value-type="float" office:value="3">
            <text:p>3,00E+000</text:p>
          </table:table-cell>
          <table:table-cell table:style-name="ce3" office:value-type="float" office:value="0.8327976">
            <text:p>8,33E-001</text:p>
          </table:table-cell>
          <table:table-cell table:style-name="ce3" office:value-type="float" office:value="1">
            <text:p>1,00E+000</text:p>
          </table:table-cell>
          <table:table-cell table:style-name="ce7" office:value-type="string">
            <text:p>5546962351_config.csv</text:p>
          </table:table-cell>
        </table:table-row>
        <table:table-row table:style-name="ro5">
          <table:table-cell table:style-name="ce3" office:value-type="float" office:value="42107.4">
            <text:p>4,21E+004</text:p>
          </table:table-cell>
          <table:table-cell table:style-name="ce3" office:value-type="float" office:value="9.685707">
            <text:p>9,69E+000</text:p>
          </table:table-cell>
          <table:table-cell table:style-name="ce3" office:value-type="float" office:value="0.7235652">
            <text:p>7,24E-001</text:p>
          </table:table-cell>
          <table:table-cell table:style-name="ce3" office:value-type="float" office:value="0.01203053">
            <text:p>1,20E-002</text:p>
          </table:table-cell>
          <table:table-cell table:style-name="ce3" office:value-type="float" office:value="0.5908869">
            <text:p>5,91E-001</text:p>
          </table:table-cell>
          <table:table-cell table:style-name="ce3" office:value-type="float" office:value="700.7912">
            <text:p>7,01E+002</text:p>
          </table:table-cell>
          <table:table-cell table:style-name="ce3" office:value-type="float" office:value="3">
            <text:p>3,00E+000</text:p>
          </table:table-cell>
          <table:table-cell table:style-name="ce3" office:value-type="float" office:value="0.8336934">
            <text:p>8,34E-001</text:p>
          </table:table-cell>
          <table:table-cell table:style-name="ce3" office:value-type="float" office:value="1">
            <text:p>1,00E+000</text:p>
          </table:table-cell>
          <table:table-cell table:style-name="ce7" office:value-type="string">
            <text:p>14523208601_config.csv</text:p>
          </table:table-cell>
        </table:table-row>
        <table:table-row table:style-name="ro4">
          <table:table-cell table:style-name="ce3" office:value-type="float" office:value="49722.88">
            <text:p>4,97E+004</text:p>
          </table:table-cell>
          <table:table-cell table:style-name="ce3" office:value-type="float" office:value="6.939892">
            <text:p>6,94E+000</text:p>
          </table:table-cell>
          <table:table-cell table:style-name="ce3" office:value-type="float" office:value="0.5966631">
            <text:p>5,97E-001</text:p>
          </table:table-cell>
          <table:table-cell table:style-name="ce3" office:value-type="float" office:value="0.009275543">
            <text:p>9,28E-003</text:p>
          </table:table-cell>
          <table:table-cell table:style-name="ce3" office:value-type="float" office:value="0.7565812">
            <text:p>7,57E-001</text:p>
          </table:table-cell>
          <table:table-cell table:style-name="ce3" office:value-type="float" office:value="827.7154">
            <text:p>8,28E+002</text:p>
          </table:table-cell>
          <table:table-cell table:style-name="ce3" office:value-type="float" office:value="3">
            <text:p>3,00E+000</text:p>
          </table:table-cell>
          <table:table-cell table:style-name="ce3" office:value-type="float" office:value="0.8341554">
            <text:p>8,34E-001</text:p>
          </table:table-cell>
          <table:table-cell table:style-name="ce3" office:value-type="float" office:value="1">
            <text:p>1,00E+000</text:p>
          </table:table-cell>
          <table:table-cell table:style-name="ce7" office:value-type="string">
            <text:p>-4799083741_config.csv</text:p>
          </table:table-cell>
        </table:table-row>
        <table:table-row table:style-name="ro3">
          <table:table-cell office:value-type="float" office:value="8618.95522428872">
            <text:p>8618,9552242887</text:p>
          </table:table-cell>
          <table:table-cell office:value-type="float" office:value="8.12087021566697">
            <text:p>8,1208702157</text:p>
          </table:table-cell>
          <table:table-cell office:value-type="float" office:value="0.953125098846027">
            <text:p>0,9531250988</text:p>
          </table:table-cell>
          <table:table-cell office:value-type="float" office:value="0.160637561639443">
            <text:p>0,1606375616</text:p>
          </table:table-cell>
          <table:table-cell office:value-type="float" office:value="0.684723983373907">
            <text:p>0,6847239834</text:p>
          </table:table-cell>
          <table:table-cell office:value-type="float" office:value="142.654333520623">
            <text:p>142,6543335206</text:p>
          </table:table-cell>
          <table:table-cell office:value-type="float" office:value="3">
            <text:p>3</text:p>
          </table:table-cell>
          <table:table-cell office:value-type="float" office:value="0.835200626033963">
            <text:p>0,835200626</text:p>
          </table:table-cell>
          <table:table-cell office:value-type="float" office:value="2">
            <text:p>2</text:p>
          </table:table-cell>
          <table:table-cell office:value-type="string">
            <text:p>gridAnas_60</text:p>
          </table:table-cell>
        </table:table-row>
        <table:table-row table:style-name="ro5">
          <table:table-cell table:style-name="ce3" office:value-type="float" office:value="47084.48">
            <text:p>4,71E+004</text:p>
          </table:table-cell>
          <table:table-cell table:style-name="ce3" office:value-type="float" office:value="5.266805">
            <text:p>5,27E+000</text:p>
          </table:table-cell>
          <table:table-cell table:style-name="ce3" office:value-type="float" office:value="0.624544">
            <text:p>6,25E-001</text:p>
          </table:table-cell>
          <table:table-cell table:style-name="ce3" office:value-type="float" office:value="0.01615039">
            <text:p>1,62E-002</text:p>
          </table:table-cell>
          <table:table-cell table:style-name="ce3" office:value-type="float" office:value="0.8685404">
            <text:p>8,69E-001</text:p>
          </table:table-cell>
          <table:table-cell table:style-name="ce3" office:value-type="float" office:value="783.742">
            <text:p>7,84E+002</text:p>
          </table:table-cell>
          <table:table-cell table:style-name="ce3" office:value-type="float" office:value="3">
            <text:p>3,00E+000</text:p>
          </table:table-cell>
          <table:table-cell table:style-name="ce3" office:value-type="float" office:value="0.8355129">
            <text:p>8,36E-001</text:p>
          </table:table-cell>
          <table:table-cell table:style-name="ce3" office:value-type="float" office:value="2">
            <text:p>2,00E+000</text:p>
          </table:table-cell>
          <table:table-cell table:style-name="ce7" office:value-type="string">
            <text:p>6146548561_config.csv</text:p>
          </table:table-cell>
        </table:table-row>
        <table:table-row table:style-name="ro5">
          <table:table-cell table:style-name="ce3" office:value-type="float" office:value="52379.13">
            <text:p>5,24E+004</text:p>
          </table:table-cell>
          <table:table-cell table:style-name="ce3" office:value-type="float" office:value="6.776273">
            <text:p>6,78E+000</text:p>
          </table:table-cell>
          <table:table-cell table:style-name="ce3" office:value-type="float" office:value="0.6761688">
            <text:p>6,76E-001</text:p>
          </table:table-cell>
          <table:table-cell table:style-name="ce3" office:value-type="float" office:value="0.01587322">
            <text:p>1,59E-002</text:p>
          </table:table-cell>
          <table:table-cell table:style-name="ce3" office:value-type="float" office:value="0.7037065">
            <text:p>7,04E-001</text:p>
          </table:table-cell>
          <table:table-cell table:style-name="ce3" office:value-type="float" office:value="871.9862">
            <text:p>8,72E+002</text:p>
          </table:table-cell>
          <table:table-cell table:style-name="ce3" office:value-type="float" office:value="3">
            <text:p>3,00E+000</text:p>
          </table:table-cell>
          <table:table-cell table:style-name="ce3" office:value-type="float" office:value="0.8355395">
            <text:p>8,36E-001</text:p>
          </table:table-cell>
          <table:table-cell table:style-name="ce3" office:value-type="float" office:value="1">
            <text:p>1,00E+000</text:p>
          </table:table-cell>
          <table:table-cell table:style-name="ce7" office:value-type="string">
            <text:p>16435732702_config.csv</text:p>
          </table:table-cell>
        </table:table-row>
        <table:table-row table:style-name="ro3">
          <table:table-cell office:value-type="float" office:value="8542.04999189479">
            <text:p>8542,0499918948</text:p>
          </table:table-cell>
          <table:table-cell office:value-type="float" office:value="8.84956495150685">
            <text:p>8,8495649515</text:p>
          </table:table-cell>
          <table:table-cell office:value-type="float" office:value="0.956705554153254">
            <text:p>0,9567055542</text:p>
          </table:table-cell>
          <table:table-cell office:value-type="float" office:value="0.157046268955133">
            <text:p>0,157046269</text:p>
          </table:table-cell>
          <table:table-cell office:value-type="float" office:value="0.678473386207433">
            <text:p>0,6784733862</text:p>
          </table:table-cell>
          <table:table-cell office:value-type="float" office:value="141.372859339705">
            <text:p>141,3728593397</text:p>
          </table:table-cell>
          <table:table-cell office:value-type="float" office:value="3">
            <text:p>3</text:p>
          </table:table-cell>
          <table:table-cell office:value-type="float" office:value="0.84348183545653">
            <text:p>0,8434818355</text:p>
          </table:table-cell>
          <table:table-cell office:value-type="float" office:value="2">
            <text:p>2</text:p>
          </table:table-cell>
          <table:table-cell office:value-type="string">
            <text:p>gridAnas_21</text:p>
          </table:table-cell>
        </table:table-row>
        <table:table-row table:style-name="ro3">
          <table:table-cell office:value-type="float" office:value="8542.04999189479">
            <text:p>8542,0499918948</text:p>
          </table:table-cell>
          <table:table-cell office:value-type="float" office:value="8.84956495150685">
            <text:p>8,8495649515</text:p>
          </table:table-cell>
          <table:table-cell office:value-type="float" office:value="0.956705554153254">
            <text:p>0,9567055542</text:p>
          </table:table-cell>
          <table:table-cell office:value-type="float" office:value="0.157046268955133">
            <text:p>0,157046269</text:p>
          </table:table-cell>
          <table:table-cell office:value-type="float" office:value="0.678473386207433">
            <text:p>0,6784733862</text:p>
          </table:table-cell>
          <table:table-cell office:value-type="float" office:value="141.372859339705">
            <text:p>141,3728593397</text:p>
          </table:table-cell>
          <table:table-cell office:value-type="float" office:value="3">
            <text:p>3</text:p>
          </table:table-cell>
          <table:table-cell office:value-type="float" office:value="0.84348183545653">
            <text:p>0,8434818355</text:p>
          </table:table-cell>
          <table:table-cell office:value-type="float" office:value="2">
            <text:p>2</text:p>
          </table:table-cell>
          <table:table-cell office:value-type="string">
            <text:p>gridAnas_21</text:p>
          </table:table-cell>
        </table:table-row>
        <table:table-row table:style-name="ro5">
          <table:table-cell table:style-name="ce3" office:value-type="float" office:value="60009.24">
            <text:p>6,00E+004</text:p>
          </table:table-cell>
          <table:table-cell table:style-name="ce3" office:value-type="float" office:value="7.98716">
            <text:p>7,99E+000</text:p>
          </table:table-cell>
          <table:table-cell table:style-name="ce3" office:value-type="float" office:value="0.633024">
            <text:p>6,33E-001</text:p>
          </table:table-cell>
          <table:table-cell table:style-name="ce3" office:value-type="float" office:value="0.01323663">
            <text:p>1,32E-002</text:p>
          </table:table-cell>
          <table:table-cell table:style-name="ce3" office:value-type="float" office:value="0.6492448">
            <text:p>6,49E-001</text:p>
          </table:table-cell>
          <table:table-cell table:style-name="ce3" office:value-type="float" office:value="999.1546">
            <text:p>9,99E+002</text:p>
          </table:table-cell>
          <table:table-cell table:style-name="ce3" office:value-type="float" office:value="3">
            <text:p>3,00E+000</text:p>
          </table:table-cell>
          <table:table-cell table:style-name="ce3" office:value-type="float" office:value="0.8458491">
            <text:p>8,46E-001</text:p>
          </table:table-cell>
          <table:table-cell table:style-name="ce3" office:value-type="float" office:value="1">
            <text:p>1,00E+000</text:p>
          </table:table-cell>
          <table:table-cell table:style-name="ce7" office:value-type="string">
            <text:p>20032482691_config.csv</text:p>
          </table:table-cell>
        </table:table-row>
        <table:table-row table:style-name="ro5">
          <table:table-cell table:style-name="ce3" office:value-type="float" office:value="50677.05">
            <text:p>5,07E+004</text:p>
          </table:table-cell>
          <table:table-cell table:style-name="ce3" office:value-type="float" office:value="7.614927">
            <text:p>7,61E+000</text:p>
          </table:table-cell>
          <table:table-cell table:style-name="ce3" office:value-type="float" office:value="0.6671374">
            <text:p>6,67E-001</text:p>
          </table:table-cell>
          <table:table-cell table:style-name="ce3" office:value-type="float" office:value="0.01028885">
            <text:p>1,03E-002</text:p>
          </table:table-cell>
          <table:table-cell table:style-name="ce3" office:value-type="float" office:value="0.6513671">
            <text:p>6,51E-001</text:p>
          </table:table-cell>
          <table:table-cell table:style-name="ce3" office:value-type="float" office:value="843.6182">
            <text:p>8,44E+002</text:p>
          </table:table-cell>
          <table:table-cell table:style-name="ce3" office:value-type="float" office:value="3">
            <text:p>3,00E+000</text:p>
          </table:table-cell>
          <table:table-cell table:style-name="ce3" office:value-type="float" office:value="0.8463004">
            <text:p>8,46E-001</text:p>
          </table:table-cell>
          <table:table-cell table:style-name="ce3" office:value-type="float" office:value="1">
            <text:p>1,00E+000</text:p>
          </table:table-cell>
          <table:table-cell table:style-name="ce7" office:value-type="string">
            <text:p>17340771471_config.csv</text:p>
          </table:table-cell>
        </table:table-row>
        <table:table-row table:style-name="ro4">
          <table:table-cell table:style-name="ce3" office:value-type="float" office:value="27074.16">
            <text:p>2,71E+004</text:p>
          </table:table-cell>
          <table:table-cell table:style-name="ce3" office:value-type="float" office:value="9.322167">
            <text:p>9,32E+000</text:p>
          </table:table-cell>
          <table:table-cell table:style-name="ce3" office:value-type="float" office:value="0.8796964">
            <text:p>8,80E-001</text:p>
          </table:table-cell>
          <table:table-cell table:style-name="ce3" office:value-type="float" office:value="0.01963253">
            <text:p>1,96E-002</text:p>
          </table:table-cell>
          <table:table-cell table:style-name="ce3" office:value-type="float" office:value="0.6133775">
            <text:p>6,13E-001</text:p>
          </table:table-cell>
          <table:table-cell table:style-name="ce3" office:value-type="float" office:value="450.2378">
            <text:p>4,50E+002</text:p>
          </table:table-cell>
          <table:table-cell table:style-name="ce3" office:value-type="float" office:value="3">
            <text:p>3,00E+000</text:p>
          </table:table-cell>
          <table:table-cell table:style-name="ce3" office:value-type="float" office:value="0.846341">
            <text:p>8,46E-001</text:p>
          </table:table-cell>
          <table:table-cell table:style-name="ce3" office:value-type="float" office:value="1">
            <text:p>1,00E+000</text:p>
          </table:table-cell>
          <table:table-cell table:style-name="ce7" office:value-type="string">
            <text:p>-10325968621_config.csv</text:p>
          </table:table-cell>
        </table:table-row>
        <table:table-row table:style-name="ro4">
          <table:table-cell table:style-name="ce3" office:value-type="float" office:value="54795.33">
            <text:p>5,48E+004</text:p>
          </table:table-cell>
          <table:table-cell table:style-name="ce3" office:value-type="float" office:value="7.227582">
            <text:p>7,23E+000</text:p>
          </table:table-cell>
          <table:table-cell table:style-name="ce3" office:value-type="float" office:value="0.6518864">
            <text:p>6,52E-001</text:p>
          </table:table-cell>
          <table:table-cell table:style-name="ce3" office:value-type="float" office:value="0.005108275">
            <text:p>5,11E-003</text:p>
          </table:table-cell>
          <table:table-cell table:style-name="ce3" office:value-type="float" office:value="0.6865699">
            <text:p>6,87E-001</text:p>
          </table:table-cell>
          <table:table-cell table:style-name="ce3" office:value-type="float" office:value="912.2561">
            <text:p>9,12E+002</text:p>
          </table:table-cell>
          <table:table-cell table:style-name="ce3" office:value-type="float" office:value="3">
            <text:p>3,00E+000</text:p>
          </table:table-cell>
          <table:table-cell table:style-name="ce3" office:value-type="float" office:value="0.8473298">
            <text:p>8,47E-001</text:p>
          </table:table-cell>
          <table:table-cell table:style-name="ce3" office:value-type="float" office:value="1">
            <text:p>1,00E+000</text:p>
          </table:table-cell>
          <table:table-cell table:style-name="ce7" office:value-type="string">
            <text:p>-21203266422_config.csv</text:p>
          </table:table-cell>
        </table:table-row>
        <table:table-row table:style-name="ro3">
          <table:table-cell office:value-type="float" office:value="10294.7418025316">
            <text:p>10294,7418025316</text:p>
          </table:table-cell>
          <table:table-cell office:value-type="float" office:value="10.0859172320637">
            <text:p>10,0859172321</text:p>
          </table:table-cell>
          <table:table-cell office:value-type="float" office:value="0.955111874619565">
            <text:p>0,9551118746</text:p>
          </table:table-cell>
          <table:table-cell office:value-type="float" office:value="0.106080178222717">
            <text:p>0,1060801782</text:p>
          </table:table-cell>
          <table:table-cell office:value-type="float" office:value="0.655848228813102">
            <text:p>0,6558482288</text:p>
          </table:table-cell>
          <table:table-cell office:value-type="float" office:value="170.583756115697">
            <text:p>170,5837561157</text:p>
          </table:table-cell>
          <table:table-cell office:value-type="float" office:value="3">
            <text:p>3</text:p>
          </table:table-cell>
          <table:table-cell office:value-type="float" office:value="0.847885614045476">
            <text:p>0,847885614</text:p>
          </table:table-cell>
          <table:table-cell office:value-type="float" office:value="2">
            <text:p>2</text:p>
          </table:table-cell>
          <table:table-cell office:value-type="string">
            <text:p>gridAnas_36</text:p>
          </table:table-cell>
        </table:table-row>
        <table:table-row table:style-name="ro4">
          <table:table-cell table:style-name="ce3" office:value-type="float" office:value="42589.13">
            <text:p>4,26E+004</text:p>
          </table:table-cell>
          <table:table-cell table:style-name="ce3" office:value-type="float" office:value="7.618985">
            <text:p>7,62E+000</text:p>
          </table:table-cell>
          <table:table-cell table:style-name="ce3" office:value-type="float" office:value="0.6889727">
            <text:p>6,89E-001</text:p>
          </table:table-cell>
          <table:table-cell table:style-name="ce3" office:value-type="float" office:value="0.01070004">
            <text:p>1,07E-002</text:p>
          </table:table-cell>
          <table:table-cell table:style-name="ce3" office:value-type="float" office:value="0.6404831">
            <text:p>6,40E-001</text:p>
          </table:table-cell>
          <table:table-cell table:style-name="ce3" office:value-type="float" office:value="708.8199">
            <text:p>7,09E+002</text:p>
          </table:table-cell>
          <table:table-cell table:style-name="ce3" office:value-type="float" office:value="3">
            <text:p>3,00E+000</text:p>
          </table:table-cell>
          <table:table-cell table:style-name="ce3" office:value-type="float" office:value="0.8479134">
            <text:p>8,48E-001</text:p>
          </table:table-cell>
          <table:table-cell table:style-name="ce3" office:value-type="float" office:value="1">
            <text:p>1,00E+000</text:p>
          </table:table-cell>
          <table:table-cell table:style-name="ce7" office:value-type="string">
            <text:p>-9595176101_config.csv</text:p>
          </table:table-cell>
        </table:table-row>
        <table:table-row table:style-name="ro4">
          <table:table-cell table:style-name="ce3" office:value-type="float" office:value="49573.27">
            <text:p>4,96E+004</text:p>
          </table:table-cell>
          <table:table-cell table:style-name="ce3" office:value-type="float" office:value="8.996181">
            <text:p>9,00E+000</text:p>
          </table:table-cell>
          <table:table-cell table:style-name="ce3" office:value-type="float" office:value="0.7154455">
            <text:p>7,15E-001</text:p>
          </table:table-cell>
          <table:table-cell table:style-name="ce3" office:value-type="float" office:value="0.003839324">
            <text:p>3,84E-003</text:p>
          </table:table-cell>
          <table:table-cell table:style-name="ce3" office:value-type="float" office:value="0.5962597">
            <text:p>5,96E-001</text:p>
          </table:table-cell>
          <table:table-cell table:style-name="ce3" office:value-type="float" office:value="825.2221">
            <text:p>8,25E+002</text:p>
          </table:table-cell>
          <table:table-cell table:style-name="ce3" office:value-type="float" office:value="3">
            <text:p>3,00E+000</text:p>
          </table:table-cell>
          <table:table-cell table:style-name="ce3" office:value-type="float" office:value="0.848404">
            <text:p>8,48E-001</text:p>
          </table:table-cell>
          <table:table-cell table:style-name="ce3" office:value-type="float" office:value="1">
            <text:p>1,00E+000</text:p>
          </table:table-cell>
          <table:table-cell table:style-name="ce7" office:value-type="string">
            <text:p>-1991608011_config.csv</text:p>
          </table:table-cell>
        </table:table-row>
        <table:table-row table:style-name="ro5">
          <table:table-cell table:style-name="ce3" office:value-type="float" office:value="45004.98">
            <text:p>4,50E+004</text:p>
          </table:table-cell>
          <table:table-cell table:style-name="ce3" office:value-type="float" office:value="8.65403">
            <text:p>8,65E+000</text:p>
          </table:table-cell>
          <table:table-cell table:style-name="ce3" office:value-type="float" office:value="0.7517485">
            <text:p>7,52E-001</text:p>
          </table:table-cell>
          <table:table-cell table:style-name="ce3" office:value-type="float" office:value="0.01108938">
            <text:p>1,11E-002</text:p>
          </table:table-cell>
          <table:table-cell table:style-name="ce3" office:value-type="float" office:value="0.5910504">
            <text:p>5,91E-001</text:p>
          </table:table-cell>
          <table:table-cell table:style-name="ce3" office:value-type="float" office:value="749.084">
            <text:p>7,49E+002</text:p>
          </table:table-cell>
          <table:table-cell table:style-name="ce3" office:value-type="float" office:value="3">
            <text:p>3,00E+000</text:p>
          </table:table-cell>
          <table:table-cell table:style-name="ce3" office:value-type="float" office:value="0.8488636">
            <text:p>8,49E-001</text:p>
          </table:table-cell>
          <table:table-cell table:style-name="ce3" office:value-type="float" office:value="1">
            <text:p>1,00E+000</text:p>
          </table:table-cell>
          <table:table-cell table:style-name="ce7" office:value-type="string">
            <text:p>-537316711_config.csv</text:p>
          </table:table-cell>
        </table:table-row>
        <table:table-row table:style-name="ro4">
          <table:table-cell table:style-name="ce3" office:value-type="float" office:value="21892.06">
            <text:p>2,19E+004</text:p>
          </table:table-cell>
          <table:table-cell table:style-name="ce3" office:value-type="float" office:value="8.77045">
            <text:p>8,77E+000</text:p>
          </table:table-cell>
          <table:table-cell table:style-name="ce3" office:value-type="float" office:value="0.8789482">
            <text:p>8,79E-001</text:p>
          </table:table-cell>
          <table:table-cell table:style-name="ce3" office:value-type="float" office:value="0.01961884">
            <text:p>1,96E-002</text:p>
          </table:table-cell>
          <table:table-cell table:style-name="ce3" office:value-type="float" office:value="0.6193461">
            <text:p>6,19E-001</text:p>
          </table:table-cell>
          <table:table-cell table:style-name="ce3" office:value-type="float" office:value="363.8698">
            <text:p>3,64E+002</text:p>
          </table:table-cell>
          <table:table-cell table:style-name="ce3" office:value-type="float" office:value="3">
            <text:p>3,00E+000</text:p>
          </table:table-cell>
          <table:table-cell table:style-name="ce3" office:value-type="float" office:value="0.8500754">
            <text:p>8,50E-001</text:p>
          </table:table-cell>
          <table:table-cell table:style-name="ce3" office:value-type="float" office:value="1">
            <text:p>1,00E+000</text:p>
          </table:table-cell>
          <table:table-cell table:style-name="ce7" office:value-type="string">
            <text:p>-1356081212_config.csv</text:p>
          </table:table-cell>
        </table:table-row>
        <table:table-row table:style-name="ro4">
          <table:table-cell table:style-name="ce3" office:value-type="float" office:value="71375.15">
            <text:p>7,14E+004</text:p>
          </table:table-cell>
          <table:table-cell table:style-name="ce3" office:value-type="float" office:value="7.04167">
            <text:p>7,04E+000</text:p>
          </table:table-cell>
          <table:table-cell table:style-name="ce3" office:value-type="float" office:value="0.6069841">
            <text:p>6,07E-001</text:p>
          </table:table-cell>
          <table:table-cell table:style-name="ce3" office:value-type="float" office:value="0.006983469">
            <text:p>6,98E-003</text:p>
          </table:table-cell>
          <table:table-cell table:style-name="ce3" office:value-type="float" office:value="0.7232131">
            <text:p>7,23E-001</text:p>
          </table:table-cell>
          <table:table-cell table:style-name="ce3" office:value-type="float" office:value="1188.586">
            <text:p>1,19E+003</text:p>
          </table:table-cell>
          <table:table-cell table:style-name="ce3" office:value-type="float" office:value="3">
            <text:p>3,00E+000</text:p>
          </table:table-cell>
          <table:table-cell table:style-name="ce3" office:value-type="float" office:value="0.8502123">
            <text:p>8,50E-001</text:p>
          </table:table-cell>
          <table:table-cell table:style-name="ce3" office:value-type="float" office:value="1">
            <text:p>1,00E+000</text:p>
          </table:table-cell>
          <table:table-cell table:style-name="ce7" office:value-type="string">
            <text:p>-6822872921_config.csv</text:p>
          </table:table-cell>
        </table:table-row>
        <table:table-row table:style-name="ro5">
          <table:table-cell table:style-name="ce3" office:value-type="float" office:value="42500.75">
            <text:p>4,25E+004</text:p>
          </table:table-cell>
          <table:table-cell table:style-name="ce3" office:value-type="float" office:value="8.110305">
            <text:p>8,11E+000</text:p>
          </table:table-cell>
          <table:table-cell table:style-name="ce3" office:value-type="float" office:value="0.8075181">
            <text:p>8,08E-001</text:p>
          </table:table-cell>
          <table:table-cell table:style-name="ce3" office:value-type="float" office:value="0.01458005">
            <text:p>1,46E-002</text:p>
          </table:table-cell>
          <table:table-cell table:style-name="ce3" office:value-type="float" office:value="0.6105988">
            <text:p>6,11E-001</text:p>
          </table:table-cell>
          <table:table-cell table:style-name="ce3" office:value-type="float" office:value="707.347">
            <text:p>7,07E+002</text:p>
          </table:table-cell>
          <table:table-cell table:style-name="ce3" office:value-type="float" office:value="3">
            <text:p>3,00E+000</text:p>
          </table:table-cell>
          <table:table-cell table:style-name="ce3" office:value-type="float" office:value="0.8506162">
            <text:p>8,51E-001</text:p>
          </table:table-cell>
          <table:table-cell table:style-name="ce3" office:value-type="float" office:value="1">
            <text:p>1,00E+000</text:p>
          </table:table-cell>
          <table:table-cell table:style-name="ce7" office:value-type="string">
            <text:p>-777213671_config.csv</text:p>
          </table:table-cell>
        </table:table-row>
        <table:table-row table:style-name="ro5">
          <table:table-cell table:style-name="ce3" office:value-type="float" office:value="51994.86">
            <text:p>5,20E+004</text:p>
          </table:table-cell>
          <table:table-cell table:style-name="ce3" office:value-type="float" office:value="7.18005">
            <text:p>7,18E+000</text:p>
          </table:table-cell>
          <table:table-cell table:style-name="ce3" office:value-type="float" office:value="0.6154874">
            <text:p>6,15E-001</text:p>
          </table:table-cell>
          <table:table-cell table:style-name="ce3" office:value-type="float" office:value="0.01061075">
            <text:p>1,06E-002</text:p>
          </table:table-cell>
          <table:table-cell table:style-name="ce3" office:value-type="float" office:value="0.6971572">
            <text:p>6,97E-001</text:p>
          </table:table-cell>
          <table:table-cell table:style-name="ce3" office:value-type="float" office:value="865.5818">
            <text:p>8,66E+002</text:p>
          </table:table-cell>
          <table:table-cell table:style-name="ce3" office:value-type="float" office:value="3">
            <text:p>3,00E+000</text:p>
          </table:table-cell>
          <table:table-cell table:style-name="ce3" office:value-type="float" office:value="0.8540505">
            <text:p>8,54E-001</text:p>
          </table:table-cell>
          <table:table-cell table:style-name="ce3" office:value-type="float" office:value="1">
            <text:p>1,00E+000</text:p>
          </table:table-cell>
          <table:table-cell table:style-name="ce7" office:value-type="string">
            <text:p>7356620371_config.csv</text:p>
          </table:table-cell>
        </table:table-row>
        <table:table-row table:style-name="ro4">
          <table:table-cell table:style-name="ce3" office:value-type="float" office:value="51533.63">
            <text:p>5,15E+004</text:p>
          </table:table-cell>
          <table:table-cell table:style-name="ce3" office:value-type="float" office:value="6.045608">
            <text:p>6,05E+000</text:p>
          </table:table-cell>
          <table:table-cell table:style-name="ce3" office:value-type="float" office:value="0.6372947">
            <text:p>6,37E-001</text:p>
          </table:table-cell>
          <table:table-cell table:style-name="ce3" office:value-type="float" office:value="0.01382567">
            <text:p>1,38E-002</text:p>
          </table:table-cell>
          <table:table-cell table:style-name="ce3" office:value-type="float" office:value="0.764681">
            <text:p>7,65E-001</text:p>
          </table:table-cell>
          <table:table-cell table:style-name="ce3" office:value-type="float" office:value="857.8944">
            <text:p>8,58E+002</text:p>
          </table:table-cell>
          <table:table-cell table:style-name="ce3" office:value-type="float" office:value="3">
            <text:p>3,00E+000</text:p>
          </table:table-cell>
          <table:table-cell table:style-name="ce3" office:value-type="float" office:value="0.8552697">
            <text:p>8,55E-001</text:p>
          </table:table-cell>
          <table:table-cell table:style-name="ce3" office:value-type="float" office:value="1">
            <text:p>1,00E+000</text:p>
          </table:table-cell>
          <table:table-cell table:style-name="ce7" office:value-type="string">
            <text:p>-2012382101_config.csv</text:p>
          </table:table-cell>
        </table:table-row>
        <table:table-row table:style-name="ro5">
          <table:table-cell table:style-name="ce3" office:value-type="float" office:value="56191.16">
            <text:p>5,62E+004</text:p>
          </table:table-cell>
          <table:table-cell table:style-name="ce3" office:value-type="float" office:value="5.978679">
            <text:p>5,98E+000</text:p>
          </table:table-cell>
          <table:table-cell table:style-name="ce3" office:value-type="float" office:value="0.5807756">
            <text:p>5,81E-001</text:p>
          </table:table-cell>
          <table:table-cell table:style-name="ce3" office:value-type="float" office:value="0.01257631">
            <text:p>1,26E-002</text:p>
          </table:table-cell>
          <table:table-cell table:style-name="ce3" office:value-type="float" office:value="0.8186601">
            <text:p>8,19E-001</text:p>
          </table:table-cell>
          <table:table-cell table:style-name="ce3" office:value-type="float" office:value="935.5198">
            <text:p>9,36E+002</text:p>
          </table:table-cell>
          <table:table-cell table:style-name="ce3" office:value-type="float" office:value="3">
            <text:p>3,00E+000</text:p>
          </table:table-cell>
          <table:table-cell table:style-name="ce3" office:value-type="float" office:value="0.8603425">
            <text:p>8,60E-001</text:p>
          </table:table-cell>
          <table:table-cell table:style-name="ce3" office:value-type="float" office:value="1">
            <text:p>1,00E+000</text:p>
          </table:table-cell>
          <table:table-cell table:style-name="ce7" office:value-type="string">
            <text:p>12588498172_config.csv</text:p>
          </table:table-cell>
        </table:table-row>
        <table:table-row table:style-name="ro5">
          <table:table-cell table:style-name="ce3" office:value-type="float" office:value="37453.9">
            <text:p>3,75E+004</text:p>
          </table:table-cell>
          <table:table-cell table:style-name="ce3" office:value-type="float" office:value="8.813048">
            <text:p>8,81E+000</text:p>
          </table:table-cell>
          <table:table-cell table:style-name="ce3" office:value-type="float" office:value="0.8192256">
            <text:p>8,19E-001</text:p>
          </table:table-cell>
          <table:table-cell table:style-name="ce3" office:value-type="float" office:value="0.01433192">
            <text:p>1,43E-002</text:p>
          </table:table-cell>
          <table:table-cell table:style-name="ce3" office:value-type="float" office:value="0.5826261">
            <text:p>5,83E-001</text:p>
          </table:table-cell>
          <table:table-cell table:style-name="ce3" office:value-type="float" office:value="623.233">
            <text:p>6,23E+002</text:p>
          </table:table-cell>
          <table:table-cell table:style-name="ce3" office:value-type="float" office:value="3">
            <text:p>3,00E+000</text:p>
          </table:table-cell>
          <table:table-cell table:style-name="ce3" office:value-type="float" office:value="0.8608644">
            <text:p>8,61E-001</text:p>
          </table:table-cell>
          <table:table-cell table:style-name="ce3" office:value-type="float" office:value="1">
            <text:p>1,00E+000</text:p>
          </table:table-cell>
          <table:table-cell table:style-name="ce7" office:value-type="string">
            <text:p>12129481641_config.csv</text:p>
          </table:table-cell>
        </table:table-row>
        <table:table-row table:style-name="ro4">
          <table:table-cell table:style-name="ce3" office:value-type="float" office:value="44958.27">
            <text:p>4,50E+004</text:p>
          </table:table-cell>
          <table:table-cell table:style-name="ce3" office:value-type="float" office:value="8.109789">
            <text:p>8,11E+000</text:p>
          </table:table-cell>
          <table:table-cell table:style-name="ce3" office:value-type="float" office:value="0.7221102">
            <text:p>7,22E-001</text:p>
          </table:table-cell>
          <table:table-cell table:style-name="ce3" office:value-type="float" office:value="0.008695605">
            <text:p>8,70E-003</text:p>
          </table:table-cell>
          <table:table-cell table:style-name="ce3" office:value-type="float" office:value="0.5989369">
            <text:p>5,99E-001</text:p>
          </table:table-cell>
          <table:table-cell table:style-name="ce3" office:value-type="float" office:value="748.3055">
            <text:p>7,48E+002</text:p>
          </table:table-cell>
          <table:table-cell table:style-name="ce3" office:value-type="float" office:value="3">
            <text:p>3,00E+000</text:p>
          </table:table-cell>
          <table:table-cell table:style-name="ce3" office:value-type="float" office:value="0.8621435">
            <text:p>8,62E-001</text:p>
          </table:table-cell>
          <table:table-cell table:style-name="ce3" office:value-type="float" office:value="1">
            <text:p>1,00E+000</text:p>
          </table:table-cell>
          <table:table-cell table:style-name="ce7" office:value-type="string">
            <text:p>-1264657812_config.csv</text:p>
          </table:table-cell>
        </table:table-row>
        <table:table-row table:style-name="ro4">
          <table:table-cell table:style-name="ce3" office:value-type="float" office:value="52631.73">
            <text:p>5,26E+004</text:p>
          </table:table-cell>
          <table:table-cell table:style-name="ce3" office:value-type="float" office:value="9.102245">
            <text:p>9,10E+000</text:p>
          </table:table-cell>
          <table:table-cell table:style-name="ce3" office:value-type="float" office:value="0.7737296">
            <text:p>7,74E-001</text:p>
          </table:table-cell>
          <table:table-cell table:style-name="ce3" office:value-type="float" office:value="0.01526389">
            <text:p>1,53E-002</text:p>
          </table:table-cell>
          <table:table-cell table:style-name="ce3" office:value-type="float" office:value="0.5598746">
            <text:p>5,60E-001</text:p>
          </table:table-cell>
          <table:table-cell table:style-name="ce3" office:value-type="float" office:value="876.1965">
            <text:p>8,76E+002</text:p>
          </table:table-cell>
          <table:table-cell table:style-name="ce3" office:value-type="float" office:value="3">
            <text:p>3,00E+000</text:p>
          </table:table-cell>
          <table:table-cell table:style-name="ce3" office:value-type="float" office:value="0.8664994">
            <text:p>8,66E-001</text:p>
          </table:table-cell>
          <table:table-cell table:style-name="ce3" office:value-type="float" office:value="1">
            <text:p>1,00E+000</text:p>
          </table:table-cell>
          <table:table-cell table:style-name="ce7" office:value-type="string">
            <text:p>-14783475733_config.csv</text:p>
          </table:table-cell>
        </table:table-row>
        <table:table-row table:style-name="ro5">
          <table:table-cell table:style-name="ce3" office:value-type="float" office:value="52109.74">
            <text:p>5,21E+004</text:p>
          </table:table-cell>
          <table:table-cell table:style-name="ce3" office:value-type="float" office:value="5.221711">
            <text:p>5,22E+000</text:p>
          </table:table-cell>
          <table:table-cell table:style-name="ce3" office:value-type="float" office:value="0.5632762">
            <text:p>5,63E-001</text:p>
          </table:table-cell>
          <table:table-cell table:style-name="ce3" office:value-type="float" office:value="0.01634405">
            <text:p>1,63E-002</text:p>
          </table:table-cell>
          <table:table-cell table:style-name="ce3" office:value-type="float" office:value="0.915137">
            <text:p>9,15E-001</text:p>
          </table:table-cell>
          <table:table-cell table:style-name="ce3" office:value-type="float" office:value="867.4962">
            <text:p>8,67E+002</text:p>
          </table:table-cell>
          <table:table-cell table:style-name="ce3" office:value-type="float" office:value="3">
            <text:p>3,00E+000</text:p>
          </table:table-cell>
          <table:table-cell table:style-name="ce3" office:value-type="float" office:value="0.8687981">
            <text:p>8,69E-001</text:p>
          </table:table-cell>
          <table:table-cell table:style-name="ce3" office:value-type="float" office:value="2">
            <text:p>2,00E+000</text:p>
          </table:table-cell>
          <table:table-cell table:style-name="ce7" office:value-type="string">
            <text:p>21156392381_config.csv</text:p>
          </table:table-cell>
        </table:table-row>
        <table:table-row table:style-name="ro4">
          <table:table-cell table:style-name="ce3" office:value-type="float" office:value="23431.1">
            <text:p>2,34E+004</text:p>
          </table:table-cell>
          <table:table-cell table:style-name="ce3" office:value-type="float" office:value="9.328658">
            <text:p>9,33E+000</text:p>
          </table:table-cell>
          <table:table-cell table:style-name="ce3" office:value-type="float" office:value="0.8881429">
            <text:p>8,88E-001</text:p>
          </table:table-cell>
          <table:table-cell table:style-name="ce3" office:value-type="float" office:value="0.01079838">
            <text:p>1,08E-002</text:p>
          </table:table-cell>
          <table:table-cell table:style-name="ce3" office:value-type="float" office:value="0.6032136">
            <text:p>6,03E-001</text:p>
          </table:table-cell>
          <table:table-cell table:style-name="ce3" office:value-type="float" office:value="389.5205">
            <text:p>3,90E+002</text:p>
          </table:table-cell>
          <table:table-cell table:style-name="ce3" office:value-type="float" office:value="3">
            <text:p>3,00E+000</text:p>
          </table:table-cell>
          <table:table-cell table:style-name="ce3" office:value-type="float" office:value="0.8698643">
            <text:p>8,70E-001</text:p>
          </table:table-cell>
          <table:table-cell table:style-name="ce3" office:value-type="float" office:value="1">
            <text:p>1,00E+000</text:p>
          </table:table-cell>
          <table:table-cell table:style-name="ce7" office:value-type="string">
            <text:p>-10802723961_config.csv</text:p>
          </table:table-cell>
        </table:table-row>
        <table:table-row table:style-name="ro5">
          <table:table-cell table:style-name="ce3" office:value-type="float" office:value="37149.44">
            <text:p>3,71E+004</text:p>
          </table:table-cell>
          <table:table-cell table:style-name="ce3" office:value-type="float" office:value="4.772843">
            <text:p>4,77E+000</text:p>
          </table:table-cell>
          <table:table-cell table:style-name="ce3" office:value-type="float" office:value="0.5973488">
            <text:p>5,97E-001</text:p>
          </table:table-cell>
          <table:table-cell table:style-name="ce3" office:value-type="float" office:value="0.01635508">
            <text:p>1,64E-002</text:p>
          </table:table-cell>
          <table:table-cell table:style-name="ce3" office:value-type="float" office:value="0.8867043">
            <text:p>8,87E-001</text:p>
          </table:table-cell>
          <table:table-cell table:style-name="ce3" office:value-type="float" office:value="618.158">
            <text:p>6,18E+002</text:p>
          </table:table-cell>
          <table:table-cell table:style-name="ce3" office:value-type="float" office:value="3">
            <text:p>3,00E+000</text:p>
          </table:table-cell>
          <table:table-cell table:style-name="ce3" office:value-type="float" office:value="0.8748609">
            <text:p>8,75E-001</text:p>
          </table:table-cell>
          <table:table-cell table:style-name="ce3" office:value-type="float" office:value="2">
            <text:p>2,00E+000</text:p>
          </table:table-cell>
          <table:table-cell table:style-name="ce7" office:value-type="string">
            <text:p>7955112411_config.csv</text:p>
          </table:table-cell>
        </table:table-row>
        <table:table-row table:style-name="ro5">
          <table:table-cell table:style-name="ce3" office:value-type="float" office:value="35832.89">
            <text:p>3,58E+004</text:p>
          </table:table-cell>
          <table:table-cell table:style-name="ce3" office:value-type="float" office:value="9.262974">
            <text:p>9,26E+000</text:p>
          </table:table-cell>
          <table:table-cell table:style-name="ce3" office:value-type="float" office:value="0.7858407">
            <text:p>7,86E-001</text:p>
          </table:table-cell>
          <table:table-cell table:style-name="ce3" office:value-type="float" office:value="0.01333254">
            <text:p>1,33E-002</text:p>
          </table:table-cell>
          <table:table-cell table:style-name="ce3" office:value-type="float" office:value="0.5519729">
            <text:p>5,52E-001</text:p>
          </table:table-cell>
          <table:table-cell table:style-name="ce3" office:value-type="float" office:value="596.2163">
            <text:p>5,96E+002</text:p>
          </table:table-cell>
          <table:table-cell table:style-name="ce3" office:value-type="float" office:value="3">
            <text:p>3,00E+000</text:p>
          </table:table-cell>
          <table:table-cell table:style-name="ce3" office:value-type="float" office:value="0.8754361">
            <text:p>8,75E-001</text:p>
          </table:table-cell>
          <table:table-cell table:style-name="ce3" office:value-type="float" office:value="1">
            <text:p>1,00E+000</text:p>
          </table:table-cell>
          <table:table-cell table:style-name="ce7" office:value-type="string">
            <text:p>11755667321_config.csv</text:p>
          </table:table-cell>
        </table:table-row>
        <table:table-row table:style-name="ro4">
          <table:table-cell table:style-name="ce3" office:value-type="float" office:value="70140.1">
            <text:p>7,01E+004</text:p>
          </table:table-cell>
          <table:table-cell table:style-name="ce3" office:value-type="float" office:value="5.495241">
            <text:p>5,50E+000</text:p>
          </table:table-cell>
          <table:table-cell table:style-name="ce3" office:value-type="float" office:value="0.6370726">
            <text:p>6,37E-001</text:p>
          </table:table-cell>
          <table:table-cell table:style-name="ce3" office:value-type="float" office:value="0.009399376">
            <text:p>9,40E-003</text:p>
          </table:table-cell>
          <table:table-cell table:style-name="ce3" office:value-type="float" office:value="0.8000149">
            <text:p>8,00E-001</text:p>
          </table:table-cell>
          <table:table-cell table:style-name="ce3" office:value-type="float" office:value="1168.002">
            <text:p>1,17E+003</text:p>
          </table:table-cell>
          <table:table-cell table:style-name="ce3" office:value-type="float" office:value="3">
            <text:p>3,00E+000</text:p>
          </table:table-cell>
          <table:table-cell table:style-name="ce3" office:value-type="float" office:value="0.8770853">
            <text:p>8,77E-001</text:p>
          </table:table-cell>
          <table:table-cell table:style-name="ce3" office:value-type="float" office:value="1">
            <text:p>1,00E+000</text:p>
          </table:table-cell>
          <table:table-cell table:style-name="ce7" office:value-type="string">
            <text:p>-9510150192_config.csv</text:p>
          </table:table-cell>
        </table:table-row>
        <table:table-row table:style-name="ro4">
          <table:table-cell table:style-name="ce3" office:value-type="float" office:value="51319.96">
            <text:p>5,13E+004</text:p>
          </table:table-cell>
          <table:table-cell table:style-name="ce3" office:value-type="float" office:value="3.068835">
            <text:p>3,07E+000</text:p>
          </table:table-cell>
          <table:table-cell table:style-name="ce3" office:value-type="float" office:value="0.4633838">
            <text:p>4,63E-001</text:p>
          </table:table-cell>
          <table:table-cell table:style-name="ce3" office:value-type="float" office:value="0.02012458">
            <text:p>2,01E-002</text:p>
          </table:table-cell>
          <table:table-cell table:style-name="ce3" office:value-type="float" office:value="1.190482">
            <text:p>1,19E+000</text:p>
          </table:table-cell>
          <table:table-cell table:style-name="ce3" office:value-type="float" office:value="854.3331">
            <text:p>8,54E+002</text:p>
          </table:table-cell>
          <table:table-cell table:style-name="ce3" office:value-type="float" office:value="3">
            <text:p>3,00E+000</text:p>
          </table:table-cell>
          <table:table-cell table:style-name="ce3" office:value-type="float" office:value="0.8816492">
            <text:p>8,82E-001</text:p>
          </table:table-cell>
          <table:table-cell table:style-name="ce3" office:value-type="float" office:value="3">
            <text:p>3,00E+000</text:p>
          </table:table-cell>
          <table:table-cell table:style-name="ce7" office:value-type="string">
            <text:p>-18905927952_config.csv</text:p>
          </table:table-cell>
        </table:table-row>
        <table:table-row table:style-name="ro4">
          <table:table-cell table:style-name="ce3" office:value-type="float" office:value="37838.75">
            <text:p>3,78E+004</text:p>
          </table:table-cell>
          <table:table-cell table:style-name="ce3" office:value-type="float" office:value="4.780468">
            <text:p>4,78E+000</text:p>
          </table:table-cell>
          <table:table-cell table:style-name="ce3" office:value-type="float" office:value="0.5858483">
            <text:p>5,86E-001</text:p>
          </table:table-cell>
          <table:table-cell table:style-name="ce3" office:value-type="float" office:value="0.01650983">
            <text:p>1,65E-002</text:p>
          </table:table-cell>
          <table:table-cell table:style-name="ce3" office:value-type="float" office:value="0.8877151">
            <text:p>8,88E-001</text:p>
          </table:table-cell>
          <table:table-cell table:style-name="ce3" office:value-type="float" office:value="629.6466">
            <text:p>6,30E+002</text:p>
          </table:table-cell>
          <table:table-cell table:style-name="ce3" office:value-type="float" office:value="3">
            <text:p>3,00E+000</text:p>
          </table:table-cell>
          <table:table-cell table:style-name="ce3" office:value-type="float" office:value="0.8843665">
            <text:p>8,84E-001</text:p>
          </table:table-cell>
          <table:table-cell table:style-name="ce3" office:value-type="float" office:value="2">
            <text:p>2,00E+000</text:p>
          </table:table-cell>
          <table:table-cell table:style-name="ce7" office:value-type="string">
            <text:p>-15217897402_config.csv</text:p>
          </table:table-cell>
        </table:table-row>
        <table:table-row table:style-name="ro5">
          <table:table-cell table:style-name="ce3" office:value-type="float" office:value="46785.41">
            <text:p>4,68E+004</text:p>
          </table:table-cell>
          <table:table-cell table:style-name="ce3" office:value-type="float" office:value="9.86181">
            <text:p>9,86E+000</text:p>
          </table:table-cell>
          <table:table-cell table:style-name="ce3" office:value-type="float" office:value="0.820878">
            <text:p>8,21E-001</text:p>
          </table:table-cell>
          <table:table-cell table:style-name="ce3" office:value-type="float" office:value="0.01020543">
            <text:p>1,02E-002</text:p>
          </table:table-cell>
          <table:table-cell table:style-name="ce3" office:value-type="float" office:value="0.5470434">
            <text:p>5,47E-001</text:p>
          </table:table-cell>
          <table:table-cell table:style-name="ce3" office:value-type="float" office:value="778.758">
            <text:p>7,79E+002</text:p>
          </table:table-cell>
          <table:table-cell table:style-name="ce3" office:value-type="float" office:value="3">
            <text:p>3,00E+000</text:p>
          </table:table-cell>
          <table:table-cell table:style-name="ce3" office:value-type="float" office:value="0.8874222">
            <text:p>8,87E-001</text:p>
          </table:table-cell>
          <table:table-cell table:style-name="ce3" office:value-type="float" office:value="1">
            <text:p>1,00E+000</text:p>
          </table:table-cell>
          <table:table-cell table:style-name="ce7" office:value-type="string">
            <text:p>2724895301_config.csv</text:p>
          </table:table-cell>
        </table:table-row>
        <table:table-row table:style-name="ro3">
          <table:table-cell office:value-type="float" office:value="72719.241672434">
            <text:p>72719,241672434</text:p>
          </table:table-cell>
          <table:table-cell office:value-type="float" office:value="2.38222721366363">
            <text:p>2,3822272137</text:p>
          </table:table-cell>
          <table:table-cell office:value-type="float" office:value="0.893202990850347">
            <text:p>0,8932029909</text:p>
          </table:table-cell>
          <table:table-cell office:value-type="float" office:value="0.0016197408641966">
            <text:p>0,0016197409</text:p>
          </table:table-cell>
          <table:table-cell office:value-type="float" office:value="1.25066787954331">
            <text:p>1,2506678795</text:p>
          </table:table-cell>
          <table:table-cell office:value-type="float" office:value="1210.98769055835">
            <text:p>1210,9876905584</text:p>
          </table:table-cell>
          <table:table-cell office:value-type="float" office:value="3">
            <text:p>3</text:p>
          </table:table-cell>
          <table:table-cell office:value-type="float" office:value="0.890016477382538">
            <text:p>0,8900164774</text:p>
          </table:table-cell>
          <table:table-cell office:value-type="float" office:value="2">
            <text:p>2</text:p>
          </table:table-cell>
          <table:table-cell office:value-type="string">
            <text:p>gridAnas_25</text:p>
          </table:table-cell>
        </table:table-row>
        <table:table-row table:style-name="ro5">
          <table:table-cell table:style-name="ce3" office:value-type="float" office:value="50774.91">
            <text:p>5,08E+004</text:p>
          </table:table-cell>
          <table:table-cell table:style-name="ce3" office:value-type="float" office:value="4.861349">
            <text:p>4,86E+000</text:p>
          </table:table-cell>
          <table:table-cell table:style-name="ce3" office:value-type="float" office:value="0.5746601">
            <text:p>5,75E-001</text:p>
          </table:table-cell>
          <table:table-cell table:style-name="ce3" office:value-type="float" office:value="0.01545511">
            <text:p>1,55E-002</text:p>
          </table:table-cell>
          <table:table-cell table:style-name="ce3" office:value-type="float" office:value="0.8877941">
            <text:p>8,88E-001</text:p>
          </table:table-cell>
          <table:table-cell table:style-name="ce3" office:value-type="float" office:value="845.249">
            <text:p>8,45E+002</text:p>
          </table:table-cell>
          <table:table-cell table:style-name="ce3" office:value-type="float" office:value="3">
            <text:p>3,00E+000</text:p>
          </table:table-cell>
          <table:table-cell table:style-name="ce3" office:value-type="float" office:value="0.8933572">
            <text:p>8,93E-001</text:p>
          </table:table-cell>
          <table:table-cell table:style-name="ce3" office:value-type="float" office:value="2">
            <text:p>2,00E+000</text:p>
          </table:table-cell>
          <table:table-cell table:style-name="ce7" office:value-type="string">
            <text:p>8457680812_config.csv</text:p>
          </table:table-cell>
        </table:table-row>
        <table:table-row table:style-name="ro5">
          <table:table-cell table:style-name="ce3" office:value-type="float" office:value="53560.61">
            <text:p>5,36E+004</text:p>
          </table:table-cell>
          <table:table-cell table:style-name="ce3" office:value-type="float" office:value="4.865061">
            <text:p>4,87E+000</text:p>
          </table:table-cell>
          <table:table-cell table:style-name="ce3" office:value-type="float" office:value="0.5565411">
            <text:p>5,57E-001</text:p>
          </table:table-cell>
          <table:table-cell table:style-name="ce3" office:value-type="float" office:value="0.02015944">
            <text:p>2,02E-002</text:p>
          </table:table-cell>
          <table:table-cell table:style-name="ce3" office:value-type="float" office:value="0.8960532">
            <text:p>8,96E-001</text:p>
          </table:table-cell>
          <table:table-cell table:style-name="ce3" office:value-type="float" office:value="891.6774">
            <text:p>8,92E+002</text:p>
          </table:table-cell>
          <table:table-cell table:style-name="ce3" office:value-type="float" office:value="3">
            <text:p>3,00E+000</text:p>
          </table:table-cell>
          <table:table-cell table:style-name="ce3" office:value-type="float" office:value="0.8966462">
            <text:p>8,97E-001</text:p>
          </table:table-cell>
          <table:table-cell table:style-name="ce3" office:value-type="float" office:value="2">
            <text:p>2,00E+000</text:p>
          </table:table-cell>
          <table:table-cell table:style-name="ce7" office:value-type="string">
            <text:p>18939891641_config.csv</text:p>
          </table:table-cell>
        </table:table-row>
        <table:table-row table:style-name="ro4">
          <table:table-cell table:style-name="ce3" office:value-type="float" office:value="53163.38">
            <text:p>5,32E+004</text:p>
          </table:table-cell>
          <table:table-cell table:style-name="ce3" office:value-type="float" office:value="6.078726">
            <text:p>6,08E+000</text:p>
          </table:table-cell>
          <table:table-cell table:style-name="ce3" office:value-type="float" office:value="0.5682481">
            <text:p>5,68E-001</text:p>
          </table:table-cell>
          <table:table-cell table:style-name="ce3" office:value-type="float" office:value="0.01196964">
            <text:p>1,20E-002</text:p>
          </table:table-cell>
          <table:table-cell table:style-name="ce3" office:value-type="float" office:value="0.7698719">
            <text:p>7,70E-001</text:p>
          </table:table-cell>
          <table:table-cell table:style-name="ce3" office:value-type="float" office:value="885.0569">
            <text:p>8,85E+002</text:p>
          </table:table-cell>
          <table:table-cell table:style-name="ce3" office:value-type="float" office:value="3">
            <text:p>3,00E+000</text:p>
          </table:table-cell>
          <table:table-cell table:style-name="ce3" office:value-type="float" office:value="0.8975579">
            <text:p>8,98E-001</text:p>
          </table:table-cell>
          <table:table-cell table:style-name="ce3" office:value-type="float" office:value="1">
            <text:p>1,00E+000</text:p>
          </table:table-cell>
          <table:table-cell table:style-name="ce7" office:value-type="string">
            <text:p>-9082690653_config.csv</text:p>
          </table:table-cell>
        </table:table-row>
        <table:table-row table:style-name="ro4">
          <table:table-cell table:style-name="ce3" office:value-type="float" office:value="19590.6">
            <text:p>1,96E+004</text:p>
          </table:table-cell>
          <table:table-cell table:style-name="ce3" office:value-type="float" office:value="10.67609">
            <text:p>1,07E+001</text:p>
          </table:table-cell>
          <table:table-cell table:style-name="ce3" office:value-type="float" office:value="0.8974521">
            <text:p>8,97E-001</text:p>
          </table:table-cell>
          <table:table-cell table:style-name="ce3" office:value-type="float" office:value="0.002992387">
            <text:p>2,99E-003</text:p>
          </table:table-cell>
          <table:table-cell table:style-name="ce3" office:value-type="float" office:value="0.5892611">
            <text:p>5,89E-001</text:p>
          </table:table-cell>
          <table:table-cell table:style-name="ce3" office:value-type="float" office:value="325.513">
            <text:p>3,26E+002</text:p>
          </table:table-cell>
          <table:table-cell table:style-name="ce3" office:value-type="float" office:value="3">
            <text:p>3,00E+000</text:p>
          </table:table-cell>
          <table:table-cell table:style-name="ce3" office:value-type="float" office:value="0.8981375">
            <text:p>8,98E-001</text:p>
          </table:table-cell>
          <table:table-cell table:style-name="ce3" office:value-type="float" office:value="1">
            <text:p>1,00E+000</text:p>
          </table:table-cell>
          <table:table-cell table:style-name="ce7" office:value-type="string">
            <text:p>-14144224492_config.csv</text:p>
          </table:table-cell>
        </table:table-row>
        <table:table-row table:style-name="ro4">
          <table:table-cell table:style-name="ce3" office:value-type="float" office:value="57277.34">
            <text:p>5,73E+004</text:p>
          </table:table-cell>
          <table:table-cell table:style-name="ce3" office:value-type="float" office:value="10.05477">
            <text:p>1,01E+001</text:p>
          </table:table-cell>
          <table:table-cell table:style-name="ce3" office:value-type="float" office:value="0.7880728">
            <text:p>7,88E-001</text:p>
          </table:table-cell>
          <table:table-cell table:style-name="ce3" office:value-type="float" office:value="0.006597539">
            <text:p>6,60E-003</text:p>
          </table:table-cell>
          <table:table-cell table:style-name="ce3" office:value-type="float" office:value="0.5317969">
            <text:p>5,32E-001</text:p>
          </table:table-cell>
          <table:table-cell table:style-name="ce3" office:value-type="float" office:value="953.6234">
            <text:p>9,54E+002</text:p>
          </table:table-cell>
          <table:table-cell table:style-name="ce3" office:value-type="float" office:value="3">
            <text:p>3,00E+000</text:p>
          </table:table-cell>
          <table:table-cell table:style-name="ce3" office:value-type="float" office:value="0.8981737">
            <text:p>8,98E-001</text:p>
          </table:table-cell>
          <table:table-cell table:style-name="ce3" office:value-type="float" office:value="1">
            <text:p>1,00E+000</text:p>
          </table:table-cell>
          <table:table-cell table:style-name="ce7" office:value-type="string">
            <text:p>-1112726332_config.csv</text:p>
          </table:table-cell>
        </table:table-row>
        <table:table-row table:style-name="ro5">
          <table:table-cell table:style-name="ce3" office:value-type="float" office:value="57353.54">
            <text:p>5,74E+004</text:p>
          </table:table-cell>
          <table:table-cell table:style-name="ce3" office:value-type="float" office:value="5.537936">
            <text:p>5,54E+000</text:p>
          </table:table-cell>
          <table:table-cell table:style-name="ce3" office:value-type="float" office:value="0.5842154">
            <text:p>5,84E-001</text:p>
          </table:table-cell>
          <table:table-cell table:style-name="ce3" office:value-type="float" office:value="0.01606553">
            <text:p>1,61E-002</text:p>
          </table:table-cell>
          <table:table-cell table:style-name="ce3" office:value-type="float" office:value="0.7953978">
            <text:p>7,95E-001</text:p>
          </table:table-cell>
          <table:table-cell table:style-name="ce3" office:value-type="float" office:value="954.8928">
            <text:p>9,55E+002</text:p>
          </table:table-cell>
          <table:table-cell table:style-name="ce3" office:value-type="float" office:value="3">
            <text:p>3,00E+000</text:p>
          </table:table-cell>
          <table:table-cell table:style-name="ce3" office:value-type="float" office:value="0.9029755">
            <text:p>9,03E-001</text:p>
          </table:table-cell>
          <table:table-cell table:style-name="ce3" office:value-type="float" office:value="1">
            <text:p>1,00E+000</text:p>
          </table:table-cell>
          <table:table-cell table:style-name="ce7" office:value-type="string">
            <text:p>11727605552_config.csv</text:p>
          </table:table-cell>
        </table:table-row>
        <table:table-row table:style-name="ro5">
          <table:table-cell table:style-name="ce3" office:value-type="float" office:value="23375.67">
            <text:p>2,34E+004</text:p>
          </table:table-cell>
          <table:table-cell table:style-name="ce3" office:value-type="float" office:value="10.1513">
            <text:p>1,02E+001</text:p>
          </table:table-cell>
          <table:table-cell table:style-name="ce3" office:value-type="float" office:value="0.875845">
            <text:p>8,76E-001</text:p>
          </table:table-cell>
          <table:table-cell table:style-name="ce3" office:value-type="float" office:value="0.02779404">
            <text:p>2,78E-002</text:p>
          </table:table-cell>
          <table:table-cell table:style-name="ce3" office:value-type="float" office:value="0.539234">
            <text:p>5,39E-001</text:p>
          </table:table-cell>
          <table:table-cell table:style-name="ce3" office:value-type="float" office:value="388.5968">
            <text:p>3,89E+002</text:p>
          </table:table-cell>
          <table:table-cell table:style-name="ce3" office:value-type="float" office:value="3">
            <text:p>3,00E+000</text:p>
          </table:table-cell>
          <table:table-cell table:style-name="ce3" office:value-type="float" office:value="0.9038536">
            <text:p>9,04E-001</text:p>
          </table:table-cell>
          <table:table-cell table:style-name="ce3" office:value-type="float" office:value="1">
            <text:p>1,00E+000</text:p>
          </table:table-cell>
          <table:table-cell table:style-name="ce7" office:value-type="string">
            <text:p>7476777861_config.csv</text:p>
          </table:table-cell>
        </table:table-row>
        <table:table-row table:style-name="ro5">
          <table:table-cell table:style-name="ce3" office:value-type="float" office:value="34654.28">
            <text:p>3,47E+004</text:p>
          </table:table-cell>
          <table:table-cell table:style-name="ce3" office:value-type="float" office:value="9.650989">
            <text:p>9,65E+000</text:p>
          </table:table-cell>
          <table:table-cell table:style-name="ce3" office:value-type="float" office:value="0.8560079">
            <text:p>8,56E-001</text:p>
          </table:table-cell>
          <table:table-cell table:style-name="ce3" office:value-type="float" office:value="0.01412242">
            <text:p>1,41E-002</text:p>
          </table:table-cell>
          <table:table-cell table:style-name="ce3" office:value-type="float" office:value="0.5401388">
            <text:p>5,40E-001</text:p>
          </table:table-cell>
          <table:table-cell table:style-name="ce3" office:value-type="float" office:value="576.5729">
            <text:p>5,77E+002</text:p>
          </table:table-cell>
          <table:table-cell table:style-name="ce3" office:value-type="float" office:value="3">
            <text:p>3,00E+000</text:p>
          </table:table-cell>
          <table:table-cell table:style-name="ce3" office:value-type="float" office:value="0.904652">
            <text:p>9,05E-001</text:p>
          </table:table-cell>
          <table:table-cell table:style-name="ce3" office:value-type="float" office:value="1">
            <text:p>1,00E+000</text:p>
          </table:table-cell>
          <table:table-cell table:style-name="ce7" office:value-type="string">
            <text:p>12294555082_config.csv</text:p>
          </table:table-cell>
        </table:table-row>
        <table:table-row table:style-name="ro4">
          <table:table-cell table:style-name="ce3" office:value-type="float" office:value="81248.86">
            <text:p>8,12E+004</text:p>
          </table:table-cell>
          <table:table-cell table:style-name="ce3" office:value-type="float" office:value="4.923012">
            <text:p>4,92E+000</text:p>
          </table:table-cell>
          <table:table-cell table:style-name="ce3" office:value-type="float" office:value="0.4598275">
            <text:p>4,60E-001</text:p>
          </table:table-cell>
          <table:table-cell table:style-name="ce3" office:value-type="float" office:value="0.006919683">
            <text:p>6,92E-003</text:p>
          </table:table-cell>
          <table:table-cell table:style-name="ce3" office:value-type="float" office:value="1.089744">
            <text:p>1,09E+000</text:p>
          </table:table-cell>
          <table:table-cell table:style-name="ce3" office:value-type="float" office:value="1353.148">
            <text:p>1,35E+003</text:p>
          </table:table-cell>
          <table:table-cell table:style-name="ce3" office:value-type="float" office:value="3">
            <text:p>3,00E+000</text:p>
          </table:table-cell>
          <table:table-cell table:style-name="ce3" office:value-type="float" office:value="0.9153503">
            <text:p>9,15E-001</text:p>
          </table:table-cell>
          <table:table-cell table:style-name="ce3" office:value-type="float" office:value="3">
            <text:p>3,00E+000</text:p>
          </table:table-cell>
          <table:table-cell table:style-name="ce7" office:value-type="string">
            <text:p>-2797320021_config.csv</text:p>
          </table:table-cell>
        </table:table-row>
        <table:table-row table:style-name="ro4">
          <table:table-cell table:style-name="ce3" office:value-type="float" office:value="81248.86">
            <text:p>8,12E+004</text:p>
          </table:table-cell>
          <table:table-cell table:style-name="ce3" office:value-type="float" office:value="4.923012">
            <text:p>4,92E+000</text:p>
          </table:table-cell>
          <table:table-cell table:style-name="ce3" office:value-type="float" office:value="0.4598275">
            <text:p>4,60E-001</text:p>
          </table:table-cell>
          <table:table-cell table:style-name="ce3" office:value-type="float" office:value="0.006919683">
            <text:p>6,92E-003</text:p>
          </table:table-cell>
          <table:table-cell table:style-name="ce3" office:value-type="float" office:value="1.089744">
            <text:p>1,09E+000</text:p>
          </table:table-cell>
          <table:table-cell table:style-name="ce3" office:value-type="float" office:value="1353.148">
            <text:p>1,35E+003</text:p>
          </table:table-cell>
          <table:table-cell table:style-name="ce3" office:value-type="float" office:value="3">
            <text:p>3,00E+000</text:p>
          </table:table-cell>
          <table:table-cell table:style-name="ce3" office:value-type="float" office:value="0.9153503">
            <text:p>9,15E-001</text:p>
          </table:table-cell>
          <table:table-cell table:style-name="ce3" office:value-type="float" office:value="3">
            <text:p>3,00E+000</text:p>
          </table:table-cell>
          <table:table-cell table:style-name="ce7" office:value-type="string">
            <text:p>-2797320021_config.csv</text:p>
          </table:table-cell>
        </table:table-row>
        <table:table-row table:style-name="ro4">
          <table:table-cell table:style-name="ce3" office:value-type="float" office:value="81248.86">
            <text:p>8,12E+004</text:p>
          </table:table-cell>
          <table:table-cell table:style-name="ce3" office:value-type="float" office:value="4.923012">
            <text:p>4,92E+000</text:p>
          </table:table-cell>
          <table:table-cell table:style-name="ce3" office:value-type="float" office:value="0.4598275">
            <text:p>4,60E-001</text:p>
          </table:table-cell>
          <table:table-cell table:style-name="ce3" office:value-type="float" office:value="0.006919683">
            <text:p>6,92E-003</text:p>
          </table:table-cell>
          <table:table-cell table:style-name="ce3" office:value-type="float" office:value="1.089744">
            <text:p>1,09E+000</text:p>
          </table:table-cell>
          <table:table-cell table:style-name="ce3" office:value-type="float" office:value="1353.148">
            <text:p>1,35E+003</text:p>
          </table:table-cell>
          <table:table-cell table:style-name="ce3" office:value-type="float" office:value="3">
            <text:p>3,00E+000</text:p>
          </table:table-cell>
          <table:table-cell table:style-name="ce3" office:value-type="float" office:value="0.9153503">
            <text:p>9,15E-001</text:p>
          </table:table-cell>
          <table:table-cell table:style-name="ce3" office:value-type="float" office:value="3">
            <text:p>3,00E+000</text:p>
          </table:table-cell>
          <table:table-cell table:style-name="ce7" office:value-type="string">
            <text:p>-2797320021_config.csv</text:p>
          </table:table-cell>
        </table:table-row>
        <table:table-row table:style-name="ro5">
          <table:table-cell table:style-name="ce3" office:value-type="float" office:value="36724.5">
            <text:p>3,67E+004</text:p>
          </table:table-cell>
          <table:table-cell table:style-name="ce3" office:value-type="float" office:value="9.858361">
            <text:p>9,86E+000</text:p>
          </table:table-cell>
          <table:table-cell table:style-name="ce3" office:value-type="float" office:value="0.8395359">
            <text:p>8,40E-001</text:p>
          </table:table-cell>
          <table:table-cell table:style-name="ce3" office:value-type="float" office:value="0.01214994">
            <text:p>1,21E-002</text:p>
          </table:table-cell>
          <table:table-cell table:style-name="ce3" office:value-type="float" office:value="0.5173037">
            <text:p>5,17E-001</text:p>
          </table:table-cell>
          <table:table-cell table:style-name="ce3" office:value-type="float" office:value="611.0765">
            <text:p>6,11E+002</text:p>
          </table:table-cell>
          <table:table-cell table:style-name="ce3" office:value-type="float" office:value="3">
            <text:p>3,00E+000</text:p>
          </table:table-cell>
          <table:table-cell table:style-name="ce3" office:value-type="float" office:value="0.9205154">
            <text:p>9,21E-001</text:p>
          </table:table-cell>
          <table:table-cell table:style-name="ce3" office:value-type="float" office:value="1">
            <text:p>1,00E+000</text:p>
          </table:table-cell>
          <table:table-cell table:style-name="ce7" office:value-type="string">
            <text:p>6997988603_config.csv</text:p>
          </table:table-cell>
        </table:table-row>
        <table:table-row table:style-name="ro4">
          <table:table-cell table:style-name="ce3" office:value-type="float" office:value="39736.78">
            <text:p>3,97E+004</text:p>
          </table:table-cell>
          <table:table-cell table:style-name="ce3" office:value-type="float" office:value="10.12398">
            <text:p>1,01E+001</text:p>
          </table:table-cell>
          <table:table-cell table:style-name="ce3" office:value-type="float" office:value="0.8544206">
            <text:p>8,54E-001</text:p>
          </table:table-cell>
          <table:table-cell table:style-name="ce3" office:value-type="float" office:value="0.01098938">
            <text:p>1,10E-002</text:p>
          </table:table-cell>
          <table:table-cell table:style-name="ce3" office:value-type="float" office:value="0.5229721">
            <text:p>5,23E-001</text:p>
          </table:table-cell>
          <table:table-cell table:style-name="ce3" office:value-type="float" office:value="661.2811">
            <text:p>6,61E+002</text:p>
          </table:table-cell>
          <table:table-cell table:style-name="ce3" office:value-type="float" office:value="3">
            <text:p>3,00E+000</text:p>
          </table:table-cell>
          <table:table-cell table:style-name="ce3" office:value-type="float" office:value="0.9225391">
            <text:p>9,23E-001</text:p>
          </table:table-cell>
          <table:table-cell table:style-name="ce3" office:value-type="float" office:value="1">
            <text:p>1,00E+000</text:p>
          </table:table-cell>
          <table:table-cell table:style-name="ce7" office:value-type="string">
            <text:p>-14696451042_config.csv</text:p>
          </table:table-cell>
        </table:table-row>
        <table:table-row table:style-name="ro4">
          <table:table-cell table:style-name="ce3" office:value-type="float" office:value="26219.24">
            <text:p>2,62E+004</text:p>
          </table:table-cell>
          <table:table-cell table:style-name="ce3" office:value-type="float" office:value="9.56368">
            <text:p>9,56E+000</text:p>
          </table:table-cell>
          <table:table-cell table:style-name="ce3" office:value-type="float" office:value="0.8754355">
            <text:p>8,75E-001</text:p>
          </table:table-cell>
          <table:table-cell table:style-name="ce3" office:value-type="float" office:value="0.008227278">
            <text:p>8,23E-003</text:p>
          </table:table-cell>
          <table:table-cell table:style-name="ce3" office:value-type="float" office:value="0.534002">
            <text:p>5,34E-001</text:p>
          </table:table-cell>
          <table:table-cell table:style-name="ce3" office:value-type="float" office:value="435.9895">
            <text:p>4,36E+002</text:p>
          </table:table-cell>
          <table:table-cell table:style-name="ce3" office:value-type="float" office:value="3">
            <text:p>3,00E+000</text:p>
          </table:table-cell>
          <table:table-cell table:style-name="ce3" office:value-type="float" office:value="0.9270854">
            <text:p>9,27E-001</text:p>
          </table:table-cell>
          <table:table-cell table:style-name="ce3" office:value-type="float" office:value="1">
            <text:p>1,00E+000</text:p>
          </table:table-cell>
          <table:table-cell table:style-name="ce7" office:value-type="string">
            <text:p>-13976619491_config.csv</text:p>
          </table:table-cell>
        </table:table-row>
        <table:table-row table:style-name="ro5">
          <table:table-cell table:style-name="ce3" office:value-type="float" office:value="28841.21">
            <text:p>2,88E+004</text:p>
          </table:table-cell>
          <table:table-cell table:style-name="ce3" office:value-type="float" office:value="9.502591">
            <text:p>9,50E+000</text:p>
          </table:table-cell>
          <table:table-cell table:style-name="ce3" office:value-type="float" office:value="0.8547466">
            <text:p>8,55E-001</text:p>
          </table:table-cell>
          <table:table-cell table:style-name="ce3" office:value-type="float" office:value="0.0181542">
            <text:p>1,82E-002</text:p>
          </table:table-cell>
          <table:table-cell table:style-name="ce3" office:value-type="float" office:value="0.5127948">
            <text:p>5,13E-001</text:p>
          </table:table-cell>
          <table:table-cell table:style-name="ce3" office:value-type="float" office:value="479.6887">
            <text:p>4,80E+002</text:p>
          </table:table-cell>
          <table:table-cell table:style-name="ce3" office:value-type="float" office:value="3">
            <text:p>3,00E+000</text:p>
          </table:table-cell>
          <table:table-cell table:style-name="ce3" office:value-type="float" office:value="0.9274913">
            <text:p>9,27E-001</text:p>
          </table:table-cell>
          <table:table-cell table:style-name="ce3" office:value-type="float" office:value="1">
            <text:p>1,00E+000</text:p>
          </table:table-cell>
          <table:table-cell table:style-name="ce7" office:value-type="string">
            <text:p>9043528731_config.csv</text:p>
          </table:table-cell>
        </table:table-row>
        <table:table-row table:style-name="ro5">
          <table:table-cell table:style-name="ce3" office:value-type="float" office:value="12820.8">
            <text:p>1,28E+004</text:p>
          </table:table-cell>
          <table:table-cell table:style-name="ce3" office:value-type="float" office:value="10.55353">
            <text:p>1,06E+001</text:p>
          </table:table-cell>
          <table:table-cell table:style-name="ce3" office:value-type="float" office:value="0.9543951">
            <text:p>9,54E-001</text:p>
          </table:table-cell>
          <table:table-cell table:style-name="ce3" office:value-type="float" office:value="0.009757131">
            <text:p>9,76E-003</text:p>
          </table:table-cell>
          <table:table-cell table:style-name="ce3" office:value-type="float" office:value="0.5937673">
            <text:p>5,94E-001</text:p>
          </table:table-cell>
          <table:table-cell table:style-name="ce3" office:value-type="float" office:value="212.6847">
            <text:p>2,13E+002</text:p>
          </table:table-cell>
          <table:table-cell table:style-name="ce3" office:value-type="float" office:value="3">
            <text:p>3,00E+000</text:p>
          </table:table-cell>
          <table:table-cell table:style-name="ce3" office:value-type="float" office:value="0.9286525">
            <text:p>9,29E-001</text:p>
          </table:table-cell>
          <table:table-cell table:style-name="ce3" office:value-type="float" office:value="1">
            <text:p>1,00E+000</text:p>
          </table:table-cell>
          <table:table-cell table:style-name="ce7" office:value-type="string">
            <text:p>12164327993_config.csv</text:p>
          </table:table-cell>
        </table:table-row>
        <table:table-row table:style-name="ro4">
          <table:table-cell table:style-name="ce3" office:value-type="float" office:value="43159.54">
            <text:p>4,32E+004</text:p>
          </table:table-cell>
          <table:table-cell table:style-name="ce3" office:value-type="float" office:value="9.490703">
            <text:p>9,49E+000</text:p>
          </table:table-cell>
          <table:table-cell table:style-name="ce3" office:value-type="float" office:value="0.819868">
            <text:p>8,20E-001</text:p>
          </table:table-cell>
          <table:table-cell table:style-name="ce3" office:value-type="float" office:value="0.009651321">
            <text:p>9,65E-003</text:p>
          </table:table-cell>
          <table:table-cell table:style-name="ce3" office:value-type="float" office:value="0.5061634">
            <text:p>5,06E-001</text:p>
          </table:table-cell>
          <table:table-cell table:style-name="ce3" office:value-type="float" office:value="718.3269">
            <text:p>7,18E+002</text:p>
          </table:table-cell>
          <table:table-cell table:style-name="ce3" office:value-type="float" office:value="3">
            <text:p>3,00E+000</text:p>
          </table:table-cell>
          <table:table-cell table:style-name="ce3" office:value-type="float" office:value="0.9290981">
            <text:p>9,29E-001</text:p>
          </table:table-cell>
          <table:table-cell table:style-name="ce3" office:value-type="float" office:value="1">
            <text:p>1,00E+000</text:p>
          </table:table-cell>
          <table:table-cell table:style-name="ce7" office:value-type="string">
            <text:p>-1264657813_config.csv</text:p>
          </table:table-cell>
        </table:table-row>
        <table:table-row table:style-name="ro3">
          <table:table-cell office:value-type="float" office:value="22670.5654137937">
            <text:p>22670,5654137937</text:p>
          </table:table-cell>
          <table:table-cell office:value-type="float" office:value="4.11372240162147">
            <text:p>4,1137224016</text:p>
          </table:table-cell>
          <table:table-cell office:value-type="float" office:value="0.686345053510314">
            <text:p>0,6863450535</text:p>
          </table:table-cell>
          <table:table-cell office:value-type="float" office:value="0.0812642785988018">
            <text:p>0,0812642786</text:p>
          </table:table-cell>
          <table:table-cell office:value-type="float" office:value="2.59338906418071">
            <text:p>2,5933890642</text:p>
          </table:table-cell>
          <table:table-cell office:value-type="float" office:value="376.843902279655">
            <text:p>376,8439022797</text:p>
          </table:table-cell>
          <table:table-cell office:value-type="float" office:value="3">
            <text:p>3</text:p>
          </table:table-cell>
          <table:table-cell office:value-type="float" office:value="0.929117837694078">
            <text:p>0,9291178377</text:p>
          </table:table-cell>
          <table:table-cell office:value-type="float" office:value="3">
            <text:p>3</text:p>
          </table:table-cell>
          <table:table-cell office:value-type="string">
            <text:p>gridAnas_87</text:p>
          </table:table-cell>
        </table:table-row>
        <table:table-row table:style-name="ro3">
          <table:table-cell office:value-type="float" office:value="22670.5654137937">
            <text:p>22670,5654137937</text:p>
          </table:table-cell>
          <table:table-cell office:value-type="float" office:value="4.11372240162147">
            <text:p>4,1137224016</text:p>
          </table:table-cell>
          <table:table-cell office:value-type="float" office:value="0.686345053510314">
            <text:p>0,6863450535</text:p>
          </table:table-cell>
          <table:table-cell office:value-type="float" office:value="0.0812642785988018">
            <text:p>0,0812642786</text:p>
          </table:table-cell>
          <table:table-cell office:value-type="float" office:value="2.59338906418071">
            <text:p>2,5933890642</text:p>
          </table:table-cell>
          <table:table-cell office:value-type="float" office:value="376.843902279655">
            <text:p>376,8439022797</text:p>
          </table:table-cell>
          <table:table-cell office:value-type="float" office:value="3">
            <text:p>3</text:p>
          </table:table-cell>
          <table:table-cell office:value-type="float" office:value="0.929117837694078">
            <text:p>0,9291178377</text:p>
          </table:table-cell>
          <table:table-cell office:value-type="float" office:value="3">
            <text:p>3</text:p>
          </table:table-cell>
          <table:table-cell office:value-type="string">
            <text:p>gridAnas_87</text:p>
          </table:table-cell>
        </table:table-row>
        <table:table-row table:style-name="ro5">
          <table:table-cell table:style-name="ce3" office:value-type="float" office:value="55962.39">
            <text:p>5,60E+004</text:p>
          </table:table-cell>
          <table:table-cell table:style-name="ce3" office:value-type="float" office:value="9.585858">
            <text:p>9,59E+000</text:p>
          </table:table-cell>
          <table:table-cell table:style-name="ce3" office:value-type="float" office:value="0.8079729">
            <text:p>8,08E-001</text:p>
          </table:table-cell>
          <table:table-cell table:style-name="ce3" office:value-type="float" office:value="0.01082005">
            <text:p>1,08E-002</text:p>
          </table:table-cell>
          <table:table-cell table:style-name="ce3" office:value-type="float" office:value="0.4989667">
            <text:p>4,99E-001</text:p>
          </table:table-cell>
          <table:table-cell table:style-name="ce3" office:value-type="float" office:value="931.7075">
            <text:p>9,32E+002</text:p>
          </table:table-cell>
          <table:table-cell table:style-name="ce3" office:value-type="float" office:value="3">
            <text:p>3,00E+000</text:p>
          </table:table-cell>
          <table:table-cell table:style-name="ce3" office:value-type="float" office:value="0.9307852">
            <text:p>9,31E-001</text:p>
          </table:table-cell>
          <table:table-cell table:style-name="ce3" office:value-type="float" office:value="1">
            <text:p>1,00E+000</text:p>
          </table:table-cell>
          <table:table-cell table:style-name="ce7" office:value-type="string">
            <text:p>1549485161_config.csv</text:p>
          </table:table-cell>
        </table:table-row>
        <table:table-row table:style-name="ro5">
          <table:table-cell table:style-name="ce3" office:value-type="float" office:value="9393.713">
            <text:p>9,39E+003</text:p>
          </table:table-cell>
          <table:table-cell table:style-name="ce3" office:value-type="float" office:value="10.42701">
            <text:p>1,04E+001</text:p>
          </table:table-cell>
          <table:table-cell table:style-name="ce3" office:value-type="float" office:value="0.9642534">
            <text:p>9,64E-001</text:p>
          </table:table-cell>
          <table:table-cell table:style-name="ce3" office:value-type="float" office:value="0.02120787">
            <text:p>2,12E-002</text:p>
          </table:table-cell>
          <table:table-cell table:style-name="ce3" office:value-type="float" office:value="0.5862827">
            <text:p>5,86E-001</text:p>
          </table:table-cell>
          <table:table-cell table:style-name="ce3" office:value-type="float" office:value="155.5682">
            <text:p>1,56E+002</text:p>
          </table:table-cell>
          <table:table-cell table:style-name="ce3" office:value-type="float" office:value="3">
            <text:p>3,00E+000</text:p>
          </table:table-cell>
          <table:table-cell table:style-name="ce3" office:value-type="float" office:value="0.9323774">
            <text:p>9,32E-001</text:p>
          </table:table-cell>
          <table:table-cell table:style-name="ce3" office:value-type="float" office:value="1">
            <text:p>1,00E+000</text:p>
          </table:table-cell>
          <table:table-cell table:style-name="ce7" office:value-type="string">
            <text:p>4849075441_config.csv</text:p>
          </table:table-cell>
        </table:table-row>
        <table:table-row table:style-name="ro4">
          <table:table-cell table:style-name="ce3" office:value-type="float" office:value="59512.06">
            <text:p>5,95E+004</text:p>
          </table:table-cell>
          <table:table-cell table:style-name="ce3" office:value-type="float" office:value="3.211163">
            <text:p>3,21E+000</text:p>
          </table:table-cell>
          <table:table-cell table:style-name="ce3" office:value-type="float" office:value="0.4733564">
            <text:p>4,73E-001</text:p>
          </table:table-cell>
          <table:table-cell table:style-name="ce3" office:value-type="float" office:value="0.02041028">
            <text:p>2,04E-002</text:p>
          </table:table-cell>
          <table:table-cell table:style-name="ce3" office:value-type="float" office:value="1.078483">
            <text:p>1,08E+000</text:p>
          </table:table-cell>
          <table:table-cell table:style-name="ce3" office:value-type="float" office:value="990.8682">
            <text:p>9,91E+002</text:p>
          </table:table-cell>
          <table:table-cell table:style-name="ce3" office:value-type="float" office:value="3">
            <text:p>3,00E+000</text:p>
          </table:table-cell>
          <table:table-cell table:style-name="ce3" office:value-type="float" office:value="0.9336171">
            <text:p>9,34E-001</text:p>
          </table:table-cell>
          <table:table-cell table:style-name="ce3" office:value-type="float" office:value="3">
            <text:p>3,00E+000</text:p>
          </table:table-cell>
          <table:table-cell table:style-name="ce7" office:value-type="string">
            <text:p>-1551999211_config.csv</text:p>
          </table:table-cell>
        </table:table-row>
        <table:table-row table:style-name="ro3">
          <table:table-cell office:value-type="float" office:value="7631.95057291533">
            <text:p>7631,9505729153</text:p>
          </table:table-cell>
          <table:table-cell office:value-type="float" office:value="8.33048300904663">
            <text:p>8,330483009</text:p>
          </table:table-cell>
          <table:table-cell office:value-type="float" office:value="0.968638383247526">
            <text:p>0,9686383832</text:p>
          </table:table-cell>
          <table:table-cell office:value-type="float" office:value="0.162281106000697">
            <text:p>0,162281106</text:p>
          </table:table-cell>
          <table:table-cell office:value-type="float" office:value="0.583271385926371">
            <text:p>0,5832713859</text:p>
          </table:table-cell>
          <table:table-cell office:value-type="float" office:value="126.205981085168">
            <text:p>126,2059810852</text:p>
          </table:table-cell>
          <table:table-cell office:value-type="float" office:value="3">
            <text:p>3</text:p>
          </table:table-cell>
          <table:table-cell office:value-type="float" office:value="0.937806588565472">
            <text:p>0,9378065886</text:p>
          </table:table-cell>
          <table:table-cell office:value-type="float" office:value="2">
            <text:p>2</text:p>
          </table:table-cell>
          <table:table-cell office:value-type="string">
            <text:p>gridAnas_93</text:p>
          </table:table-cell>
        </table:table-row>
        <table:table-row table:style-name="ro4">
          <table:table-cell table:style-name="ce3" office:value-type="float" office:value="14322.38">
            <text:p>1,43E+004</text:p>
          </table:table-cell>
          <table:table-cell table:style-name="ce3" office:value-type="float" office:value="10.56925">
            <text:p>1,06E+001</text:p>
          </table:table-cell>
          <table:table-cell table:style-name="ce3" office:value-type="float" office:value="0.9404118">
            <text:p>9,40E-001</text:p>
          </table:table-cell>
          <table:table-cell table:style-name="ce3" office:value-type="float" office:value="0.007546442">
            <text:p>7,55E-003</text:p>
          </table:table-cell>
          <table:table-cell table:style-name="ce3" office:value-type="float" office:value="0.5638793">
            <text:p>5,64E-001</text:p>
          </table:table-cell>
          <table:table-cell table:style-name="ce3" office:value-type="float" office:value="237.7107">
            <text:p>2,38E+002</text:p>
          </table:table-cell>
          <table:table-cell table:style-name="ce3" office:value-type="float" office:value="3">
            <text:p>3,00E+000</text:p>
          </table:table-cell>
          <table:table-cell table:style-name="ce3" office:value-type="float" office:value="0.9456454">
            <text:p>9,46E-001</text:p>
          </table:table-cell>
          <table:table-cell table:style-name="ce3" office:value-type="float" office:value="1">
            <text:p>1,00E+000</text:p>
          </table:table-cell>
          <table:table-cell table:style-name="ce7" office:value-type="string">
            <text:p>-6223040471_config.csv</text:p>
          </table:table-cell>
        </table:table-row>
        <table:table-row table:style-name="ro4">
          <table:table-cell table:style-name="ce3" office:value-type="float" office:value="21775.37">
            <text:p>2,18E+004</text:p>
          </table:table-cell>
          <table:table-cell table:style-name="ce3" office:value-type="float" office:value="10.25353">
            <text:p>1,03E+001</text:p>
          </table:table-cell>
          <table:table-cell table:style-name="ce3" office:value-type="float" office:value="0.9193684">
            <text:p>9,19E-001</text:p>
          </table:table-cell>
          <table:table-cell table:style-name="ce3" office:value-type="float" office:value="0.02205947">
            <text:p>2,21E-002</text:p>
          </table:table-cell>
          <table:table-cell table:style-name="ce3" office:value-type="float" office:value="0.5264807">
            <text:p>5,26E-001</text:p>
          </table:table-cell>
          <table:table-cell table:style-name="ce3" office:value-type="float" office:value="361.9256">
            <text:p>3,62E+002</text:p>
          </table:table-cell>
          <table:table-cell table:style-name="ce3" office:value-type="float" office:value="3">
            <text:p>3,00E+000</text:p>
          </table:table-cell>
          <table:table-cell table:style-name="ce3" office:value-type="float" office:value="0.9477868">
            <text:p>9,48E-001</text:p>
          </table:table-cell>
          <table:table-cell table:style-name="ce3" office:value-type="float" office:value="1">
            <text:p>1,00E+000</text:p>
          </table:table-cell>
          <table:table-cell table:style-name="ce7" office:value-type="string">
            <text:p>-11159428422_config.csv</text:p>
          </table:table-cell>
        </table:table-row>
        <table:table-row table:style-name="ro3">
          <table:table-cell office:value-type="float" office:value="6847.19372715929">
            <text:p>6847,1937271593</text:p>
          </table:table-cell>
          <table:table-cell office:value-type="float" office:value="8.9986533600037">
            <text:p>8,99865336</text:p>
          </table:table-cell>
          <table:table-cell office:value-type="float" office:value="0.96763088629881">
            <text:p>0,9676308863</text:p>
          </table:table-cell>
          <table:table-cell office:value-type="float" office:value="0.173858911583876">
            <text:p>0,1738589116</text:p>
          </table:table-cell>
          <table:table-cell office:value-type="float" office:value="0.600114306846063">
            <text:p>0,6001143068</text:p>
          </table:table-cell>
          <table:table-cell office:value-type="float" office:value="113.127732577711">
            <text:p>113,1277325777</text:p>
          </table:table-cell>
          <table:table-cell office:value-type="float" office:value="3">
            <text:p>3</text:p>
          </table:table-cell>
          <table:table-cell office:value-type="float" office:value="0.950883270765465">
            <text:p>0,9508832708</text:p>
          </table:table-cell>
          <table:table-cell office:value-type="float" office:value="2">
            <text:p>2</text:p>
          </table:table-cell>
          <table:table-cell office:value-type="string">
            <text:p>gridAnas_71</text:p>
          </table:table-cell>
        </table:table-row>
        <table:table-row table:style-name="ro5">
          <table:table-cell table:style-name="ce3" office:value-type="float" office:value="54468.92">
            <text:p>5,45E+004</text:p>
          </table:table-cell>
          <table:table-cell table:style-name="ce3" office:value-type="float" office:value="9.411153">
            <text:p>9,41E+000</text:p>
          </table:table-cell>
          <table:table-cell table:style-name="ce3" office:value-type="float" office:value="0.8093388">
            <text:p>8,09E-001</text:p>
          </table:table-cell>
          <table:table-cell table:style-name="ce3" office:value-type="float" office:value="0.008862137">
            <text:p>8,86E-003</text:p>
          </table:table-cell>
          <table:table-cell table:style-name="ce3" office:value-type="float" office:value="0.4805026">
            <text:p>4,81E-001</text:p>
          </table:table-cell>
          <table:table-cell table:style-name="ce3" office:value-type="float" office:value="906.8163">
            <text:p>9,07E+002</text:p>
          </table:table-cell>
          <table:table-cell table:style-name="ce3" office:value-type="float" office:value="3">
            <text:p>3,00E+000</text:p>
          </table:table-cell>
          <table:table-cell table:style-name="ce3" office:value-type="float" office:value="0.9525155">
            <text:p>9,53E-001</text:p>
          </table:table-cell>
          <table:table-cell table:style-name="ce3" office:value-type="float" office:value="1">
            <text:p>1,00E+000</text:p>
          </table:table-cell>
          <table:table-cell table:style-name="ce7" office:value-type="string">
            <text:p>19280079903_config.csv</text:p>
          </table:table-cell>
        </table:table-row>
        <table:table-row table:style-name="ro4">
          <table:table-cell table:style-name="ce3" office:value-type="float" office:value="28499.69">
            <text:p>2,85E+004</text:p>
          </table:table-cell>
          <table:table-cell table:style-name="ce3" office:value-type="float" office:value="10.09405">
            <text:p>1,01E+001</text:p>
          </table:table-cell>
          <table:table-cell table:style-name="ce3" office:value-type="float" office:value="0.8831876">
            <text:p>8,83E-001</text:p>
          </table:table-cell>
          <table:table-cell table:style-name="ce3" office:value-type="float" office:value="0.01852205">
            <text:p>1,85E-002</text:p>
          </table:table-cell>
          <table:table-cell table:style-name="ce3" office:value-type="float" office:value="0.4991462">
            <text:p>4,99E-001</text:p>
          </table:table-cell>
          <table:table-cell table:style-name="ce3" office:value-type="float" office:value="473.9969">
            <text:p>4,74E+002</text:p>
          </table:table-cell>
          <table:table-cell table:style-name="ce3" office:value-type="float" office:value="3">
            <text:p>3,00E+000</text:p>
          </table:table-cell>
          <table:table-cell table:style-name="ce3" office:value-type="float" office:value="0.9525771">
            <text:p>9,53E-001</text:p>
          </table:table-cell>
          <table:table-cell table:style-name="ce3" office:value-type="float" office:value="1">
            <text:p>1,00E+000</text:p>
          </table:table-cell>
          <table:table-cell table:style-name="ce7" office:value-type="string">
            <text:p>-13453456642_config.csv</text:p>
          </table:table-cell>
        </table:table-row>
        <table:table-row table:style-name="ro5">
          <table:table-cell table:style-name="ce3" office:value-type="float" office:value="70150.83">
            <text:p>7,02E+004</text:p>
          </table:table-cell>
          <table:table-cell table:style-name="ce3" office:value-type="float" office:value="2.219564">
            <text:p>2,22E+000</text:p>
          </table:table-cell>
          <table:table-cell table:style-name="ce3" office:value-type="float" office:value="0.392628">
            <text:p>3,93E-001</text:p>
          </table:table-cell>
          <table:table-cell table:style-name="ce3" office:value-type="float" office:value="0.01120061">
            <text:p>1,12E-002</text:p>
          </table:table-cell>
          <table:table-cell table:style-name="ce3" office:value-type="float" office:value="1.341261">
            <text:p>1,34E+000</text:p>
          </table:table-cell>
          <table:table-cell table:style-name="ce3" office:value-type="float" office:value="1168.181">
            <text:p>1,17E+003</text:p>
          </table:table-cell>
          <table:table-cell table:style-name="ce3" office:value-type="float" office:value="3">
            <text:p>3,00E+000</text:p>
          </table:table-cell>
          <table:table-cell table:style-name="ce3" office:value-type="float" office:value="0.9628319">
            <text:p>9,63E-001</text:p>
          </table:table-cell>
          <table:table-cell table:style-name="ce3" office:value-type="float" office:value="3">
            <text:p>3,00E+000</text:p>
          </table:table-cell>
          <table:table-cell table:style-name="ce7" office:value-type="string">
            <text:p>18356937111_config.csv</text:p>
          </table:table-cell>
        </table:table-row>
        <table:table-row table:style-name="ro5">
          <table:table-cell table:style-name="ce3" office:value-type="float" office:value="16473.12">
            <text:p>1,65E+004</text:p>
          </table:table-cell>
          <table:table-cell table:style-name="ce3" office:value-type="float" office:value="9.914016">
            <text:p>9,91E+000</text:p>
          </table:table-cell>
          <table:table-cell table:style-name="ce3" office:value-type="float" office:value="0.9233507">
            <text:p>9,23E-001</text:p>
          </table:table-cell>
          <table:table-cell table:style-name="ce3" office:value-type="float" office:value="0.01537989">
            <text:p>1,54E-002</text:p>
          </table:table-cell>
          <table:table-cell table:style-name="ce3" office:value-type="float" office:value="0.5177079">
            <text:p>5,18E-001</text:p>
          </table:table-cell>
          <table:table-cell table:style-name="ce3" office:value-type="float" office:value="273.5557">
            <text:p>2,74E+002</text:p>
          </table:table-cell>
          <table:table-cell table:style-name="ce3" office:value-type="float" office:value="3">
            <text:p>3,00E+000</text:p>
          </table:table-cell>
          <table:table-cell table:style-name="ce3" office:value-type="float" office:value="0.9637015">
            <text:p>9,64E-001</text:p>
          </table:table-cell>
          <table:table-cell table:style-name="ce3" office:value-type="float" office:value="1">
            <text:p>1,00E+000</text:p>
          </table:table-cell>
          <table:table-cell table:style-name="ce7" office:value-type="string">
            <text:p>21452524641_config.csv</text:p>
          </table:table-cell>
        </table:table-row>
        <table:table-row table:style-name="ro4">
          <table:table-cell table:style-name="ce3" office:value-type="float" office:value="58952.75">
            <text:p>5,90E+004</text:p>
          </table:table-cell>
          <table:table-cell table:style-name="ce3" office:value-type="float" office:value="4.338902">
            <text:p>4,34E+000</text:p>
          </table:table-cell>
          <table:table-cell table:style-name="ce3" office:value-type="float" office:value="0.5175674">
            <text:p>5,18E-001</text:p>
          </table:table-cell>
          <table:table-cell table:style-name="ce3" office:value-type="float" office:value="0.01526004">
            <text:p>1,53E-002</text:p>
          </table:table-cell>
          <table:table-cell table:style-name="ce3" office:value-type="float" office:value="0.927565">
            <text:p>9,28E-001</text:p>
          </table:table-cell>
          <table:table-cell table:style-name="ce3" office:value-type="float" office:value="981.5464">
            <text:p>9,82E+002</text:p>
          </table:table-cell>
          <table:table-cell table:style-name="ce3" office:value-type="float" office:value="3">
            <text:p>3,00E+000</text:p>
          </table:table-cell>
          <table:table-cell table:style-name="ce3" office:value-type="float" office:value="0.964998">
            <text:p>9,65E-001</text:p>
          </table:table-cell>
          <table:table-cell table:style-name="ce3" office:value-type="float" office:value="2">
            <text:p>2,00E+000</text:p>
          </table:table-cell>
          <table:table-cell table:style-name="ce7" office:value-type="string">
            <text:p>-5604635073_config.csv</text:p>
          </table:table-cell>
        </table:table-row>
        <table:table-row table:style-name="ro4">
          <table:table-cell table:style-name="ce3" office:value-type="float" office:value="19729.31">
            <text:p>1,97E+004</text:p>
          </table:table-cell>
          <table:table-cell table:style-name="ce3" office:value-type="float" office:value="10.44508">
            <text:p>1,04E+001</text:p>
          </table:table-cell>
          <table:table-cell table:style-name="ce3" office:value-type="float" office:value="0.9153999">
            <text:p>9,15E-001</text:p>
          </table:table-cell>
          <table:table-cell table:style-name="ce3" office:value-type="float" office:value="0.005168612">
            <text:p>5,17E-003</text:p>
          </table:table-cell>
          <table:table-cell table:style-name="ce3" office:value-type="float" office:value="0.5225903">
            <text:p>5,23E-001</text:p>
          </table:table-cell>
          <table:table-cell table:style-name="ce3" office:value-type="float" office:value="327.8251">
            <text:p>3,28E+002</text:p>
          </table:table-cell>
          <table:table-cell table:style-name="ce3" office:value-type="float" office:value="3">
            <text:p>3,00E+000</text:p>
          </table:table-cell>
          <table:table-cell table:style-name="ce3" office:value-type="float" office:value="0.9657215">
            <text:p>9,66E-001</text:p>
          </table:table-cell>
          <table:table-cell table:style-name="ce3" office:value-type="float" office:value="1">
            <text:p>1,00E+000</text:p>
          </table:table-cell>
          <table:table-cell table:style-name="ce7" office:value-type="string">
            <text:p>-6784683073_config.csv</text:p>
          </table:table-cell>
        </table:table-row>
        <table:table-row table:style-name="ro4">
          <table:table-cell table:style-name="ce3" office:value-type="float" office:value="21978.84">
            <text:p>2,20E+004</text:p>
          </table:table-cell>
          <table:table-cell table:style-name="ce3" office:value-type="float" office:value="8.714897">
            <text:p>8,71E+000</text:p>
          </table:table-cell>
          <table:table-cell table:style-name="ce3" office:value-type="float" office:value="0.9172742">
            <text:p>9,17E-001</text:p>
          </table:table-cell>
          <table:table-cell table:style-name="ce3" office:value-type="float" office:value="0.01503028">
            <text:p>1,50E-002</text:p>
          </table:table-cell>
          <table:table-cell table:style-name="ce3" office:value-type="float" office:value="0.521823">
            <text:p>5,22E-001</text:p>
          </table:table-cell>
          <table:table-cell table:style-name="ce3" office:value-type="float" office:value="365.3166">
            <text:p>3,65E+002</text:p>
          </table:table-cell>
          <table:table-cell table:style-name="ce3" office:value-type="float" office:value="3">
            <text:p>3,00E+000</text:p>
          </table:table-cell>
          <table:table-cell table:style-name="ce3" office:value-type="float" office:value="0.969275">
            <text:p>9,69E-001</text:p>
          </table:table-cell>
          <table:table-cell table:style-name="ce3" office:value-type="float" office:value="1">
            <text:p>1,00E+000</text:p>
          </table:table-cell>
          <table:table-cell table:style-name="ce7" office:value-type="string">
            <text:p>-3934658461_config.csv</text:p>
          </table:table-cell>
        </table:table-row>
        <table:table-row table:style-name="ro4">
          <table:table-cell table:style-name="ce3" office:value-type="float" office:value="62825.45">
            <text:p>6,28E+004</text:p>
          </table:table-cell>
          <table:table-cell table:style-name="ce3" office:value-type="float" office:value="9.720514">
            <text:p>9,72E+000</text:p>
          </table:table-cell>
          <table:table-cell table:style-name="ce3" office:value-type="float" office:value="0.7996925">
            <text:p>8,00E-001</text:p>
          </table:table-cell>
          <table:table-cell table:style-name="ce3" office:value-type="float" office:value="0.005660666">
            <text:p>5,66E-003</text:p>
          </table:table-cell>
          <table:table-cell table:style-name="ce3" office:value-type="float" office:value="0.4605254">
            <text:p>4,61E-001</text:p>
          </table:table-cell>
          <table:table-cell table:style-name="ce3" office:value-type="float" office:value="1046.092">
            <text:p>1,05E+003</text:p>
          </table:table-cell>
          <table:table-cell table:style-name="ce3" office:value-type="float" office:value="3">
            <text:p>3,00E+000</text:p>
          </table:table-cell>
          <table:table-cell table:style-name="ce3" office:value-type="float" office:value="0.9710097">
            <text:p>9,71E-001</text:p>
          </table:table-cell>
          <table:table-cell table:style-name="ce3" office:value-type="float" office:value="1">
            <text:p>1,00E+000</text:p>
          </table:table-cell>
          <table:table-cell table:style-name="ce7" office:value-type="string">
            <text:p>-3738625282_config.csv</text:p>
          </table:table-cell>
        </table:table-row>
        <table:table-row table:style-name="ro6">
          <table:table-cell table:style-name="ce3" office:value-type="float" office:value="57679.46">
            <text:p>5,77E+004</text:p>
          </table:table-cell>
          <table:table-cell table:style-name="ce3" office:value-type="float" office:value="5.562206">
            <text:p>5,56E+000</text:p>
          </table:table-cell>
          <table:table-cell table:style-name="ce3" office:value-type="float" office:value="0.4549865">
            <text:p>4,55E-001</text:p>
          </table:table-cell>
          <table:table-cell table:style-name="ce3" office:value-type="float" office:value="0.0003037167">
            <text:p>3,04E-004</text:p>
          </table:table-cell>
          <table:table-cell table:style-name="ce3" office:value-type="float" office:value="0.9199205">
            <text:p>9,20E-001</text:p>
          </table:table-cell>
          <table:table-cell table:style-name="ce3" office:value-type="float" office:value="960.3249">
            <text:p>9,60E+002</text:p>
          </table:table-cell>
          <table:table-cell table:style-name="ce3" office:value-type="float" office:value="3">
            <text:p>3,00E+000</text:p>
          </table:table-cell>
          <table:table-cell table:style-name="ce3" office:value-type="float" office:value="0.9736889">
            <text:p>9,74E-001</text:p>
          </table:table-cell>
          <table:table-cell table:style-name="ce3" office:value-type="float" office:value="1">
            <text:p>1,00E+000</text:p>
          </table:table-cell>
          <table:table-cell table:style-name="ce7" office:value-type="string">
            <text:p>866941941_config.csv</text:p>
          </table:table-cell>
        </table:table-row>
        <table:table-row table:style-name="ro5">
          <table:table-cell table:style-name="ce3" office:value-type="float" office:value="47299.5">
            <text:p>4,73E+004</text:p>
          </table:table-cell>
          <table:table-cell table:style-name="ce3" office:value-type="float" office:value="4.029399">
            <text:p>4,03E+000</text:p>
          </table:table-cell>
          <table:table-cell table:style-name="ce3" office:value-type="float" office:value="0.5379133">
            <text:p>5,38E-001</text:p>
          </table:table-cell>
          <table:table-cell table:style-name="ce3" office:value-type="float" office:value="0.01989358">
            <text:p>1,99E-002</text:p>
          </table:table-cell>
          <table:table-cell table:style-name="ce3" office:value-type="float" office:value="0.8739658">
            <text:p>8,74E-001</text:p>
          </table:table-cell>
          <table:table-cell table:style-name="ce3" office:value-type="float" office:value="787.3256">
            <text:p>7,87E+002</text:p>
          </table:table-cell>
          <table:table-cell table:style-name="ce3" office:value-type="float" office:value="3">
            <text:p>3,00E+000</text:p>
          </table:table-cell>
          <table:table-cell table:style-name="ce3" office:value-type="float" office:value="0.9788945">
            <text:p>9,79E-001</text:p>
          </table:table-cell>
          <table:table-cell table:style-name="ce3" office:value-type="float" office:value="2">
            <text:p>2,00E+000</text:p>
          </table:table-cell>
          <table:table-cell table:style-name="ce7" office:value-type="string">
            <text:p>8799147322_config.csv</text:p>
          </table:table-cell>
        </table:table-row>
        <table:table-row table:style-name="ro4">
          <table:table-cell table:style-name="ce3" office:value-type="float" office:value="12232.33">
            <text:p>1,22E+004</text:p>
          </table:table-cell>
          <table:table-cell table:style-name="ce3" office:value-type="float" office:value="10.6799">
            <text:p>1,07E+001</text:p>
          </table:table-cell>
          <table:table-cell table:style-name="ce3" office:value-type="float" office:value="0.9613875">
            <text:p>9,61E-001</text:p>
          </table:table-cell>
          <table:table-cell table:style-name="ce3" office:value-type="float" office:value="0.02013363">
            <text:p>2,01E-002</text:p>
          </table:table-cell>
          <table:table-cell table:style-name="ce3" office:value-type="float" office:value="0.5206742">
            <text:p>5,21E-001</text:p>
          </table:table-cell>
          <table:table-cell table:style-name="ce3" office:value-type="float" office:value="202.8774">
            <text:p>2,03E+002</text:p>
          </table:table-cell>
          <table:table-cell table:style-name="ce3" office:value-type="float" office:value="3">
            <text:p>3,00E+000</text:p>
          </table:table-cell>
          <table:table-cell table:style-name="ce3" office:value-type="float" office:value="0.9906944">
            <text:p>9,91E-001</text:p>
          </table:table-cell>
          <table:table-cell table:style-name="ce3" office:value-type="float" office:value="1">
            <text:p>1,00E+000</text:p>
          </table:table-cell>
          <table:table-cell table:style-name="ce7" office:value-type="string">
            <text:p>-5814156511_config.csv</text:p>
          </table:table-cell>
        </table:table-row>
        <table:table-row table:style-name="ro4">
          <table:table-cell table:style-name="ce3" office:value-type="float" office:value="20927.22">
            <text:p>2,09E+004</text:p>
          </table:table-cell>
          <table:table-cell table:style-name="ce3" office:value-type="float" office:value="10.17028">
            <text:p>1,02E+001</text:p>
          </table:table-cell>
          <table:table-cell table:style-name="ce3" office:value-type="float" office:value="0.9149479">
            <text:p>9,15E-001</text:p>
          </table:table-cell>
          <table:table-cell table:style-name="ce3" office:value-type="float" office:value="0.01036907">
            <text:p>1,04E-002</text:p>
          </table:table-cell>
          <table:table-cell table:style-name="ce3" office:value-type="float" office:value="0.4820561">
            <text:p>4,82E-001</text:p>
          </table:table-cell>
          <table:table-cell table:style-name="ce3" office:value-type="float" office:value="347.7901">
            <text:p>3,48E+002</text:p>
          </table:table-cell>
          <table:table-cell table:style-name="ce3" office:value-type="float" office:value="3">
            <text:p>3,00E+000</text:p>
          </table:table-cell>
          <table:table-cell table:style-name="ce3" office:value-type="float" office:value="0.9955755">
            <text:p>9,96E-001</text:p>
          </table:table-cell>
          <table:table-cell table:style-name="ce3" office:value-type="float" office:value="1">
            <text:p>1,00E+000</text:p>
          </table:table-cell>
          <table:table-cell table:style-name="ce7" office:value-type="string">
            <text:p>-17964655302_config.csv</text:p>
          </table:table-cell>
        </table:table-row>
        <table:table-row table:style-name="ro5">
          <table:table-cell table:style-name="ce3" office:value-type="float" office:value="13581.97">
            <text:p>1,36E+004</text:p>
          </table:table-cell>
          <table:table-cell table:style-name="ce3" office:value-type="float" office:value="10.4879">
            <text:p>1,05E+001</text:p>
          </table:table-cell>
          <table:table-cell table:style-name="ce3" office:value-type="float" office:value="0.9536736">
            <text:p>9,54E-001</text:p>
          </table:table-cell>
          <table:table-cell table:style-name="ce3" office:value-type="float" office:value="0.006739704">
            <text:p>6,74E-003</text:p>
          </table:table-cell>
          <table:table-cell table:style-name="ce3" office:value-type="float" office:value="0.5188892">
            <text:p>5,19E-001</text:p>
          </table:table-cell>
          <table:table-cell table:style-name="ce3" office:value-type="float" office:value="225.371">
            <text:p>2,25E+002</text:p>
          </table:table-cell>
          <table:table-cell table:style-name="ce3" office:value-type="float" office:value="3">
            <text:p>3,00E+000</text:p>
          </table:table-cell>
          <table:table-cell table:style-name="ce3" office:value-type="float" office:value="0.9963904">
            <text:p>9,96E-001</text:p>
          </table:table-cell>
          <table:table-cell table:style-name="ce3" office:value-type="float" office:value="1">
            <text:p>1,00E+000</text:p>
          </table:table-cell>
          <table:table-cell table:style-name="ce7" office:value-type="string">
            <text:p>11532223111_config.csv</text:p>
          </table:table-cell>
        </table:table-row>
        <table:table-row table:style-name="ro4">
          <table:table-cell table:style-name="ce3" office:value-type="float" office:value="9771.368">
            <text:p>9,77E+003</text:p>
          </table:table-cell>
          <table:table-cell table:style-name="ce3" office:value-type="float" office:value="10.29529">
            <text:p>1,03E+001</text:p>
          </table:table-cell>
          <table:table-cell table:style-name="ce3" office:value-type="float" office:value="0.9679781">
            <text:p>9,68E-001</text:p>
          </table:table-cell>
          <table:table-cell table:style-name="ce3" office:value-type="float" office:value="0.006919621">
            <text:p>6,92E-003</text:p>
          </table:table-cell>
          <table:table-cell table:style-name="ce3" office:value-type="float" office:value="0.5235035">
            <text:p>5,24E-001</text:p>
          </table:table-cell>
          <table:table-cell table:style-name="ce3" office:value-type="float" office:value="161.8629">
            <text:p>1,62E+002</text:p>
          </table:table-cell>
          <table:table-cell table:style-name="ce3" office:value-type="float" office:value="3">
            <text:p>3,00E+000</text:p>
          </table:table-cell>
          <table:table-cell table:style-name="ce3" office:value-type="float" office:value="1.003028">
            <text:p>1,00E+000</text:p>
          </table:table-cell>
          <table:table-cell table:style-name="ce3" office:value-type="float" office:value="1">
            <text:p>1,00E+000</text:p>
          </table:table-cell>
          <table:table-cell table:style-name="ce7" office:value-type="string">
            <text:p>-3288843812_config.csv</text:p>
          </table:table-cell>
        </table:table-row>
        <table:table-row table:style-name="ro3">
          <table:table-cell office:value-type="float" office:value="7604.10216146136">
            <text:p>7604,1021614614</text:p>
          </table:table-cell>
          <table:table-cell office:value-type="float" office:value="9.4435607041579">
            <text:p>9,4435607042</text:p>
          </table:table-cell>
          <table:table-cell office:value-type="float" office:value="0.97325600655391">
            <text:p>0,9732560066</text:p>
          </table:table-cell>
          <table:table-cell office:value-type="float" office:value="0.167332604588192">
            <text:p>0,1673326046</text:p>
          </table:table-cell>
          <table:table-cell office:value-type="float" office:value="0.535710515169617">
            <text:p>0,5357105152</text:p>
          </table:table-cell>
          <table:table-cell office:value-type="float" office:value="125.742801600711">
            <text:p>125,7428016007</text:p>
          </table:table-cell>
          <table:table-cell office:value-type="float" office:value="3">
            <text:p>3</text:p>
          </table:table-cell>
          <table:table-cell office:value-type="float" office:value="1.00646376468435">
            <text:p>1,0064637647</text:p>
          </table:table-cell>
          <table:table-cell office:value-type="float" office:value="2">
            <text:p>2</text:p>
          </table:table-cell>
          <table:table-cell office:value-type="string">
            <text:p>gridAnas_104</text:p>
          </table:table-cell>
        </table:table-row>
        <table:table-row table:style-name="ro4">
          <table:table-cell table:style-name="ce3" office:value-type="float" office:value="17276.52">
            <text:p>1,73E+004</text:p>
          </table:table-cell>
          <table:table-cell table:style-name="ce3" office:value-type="float" office:value="10.39519">
            <text:p>1,04E+001</text:p>
          </table:table-cell>
          <table:table-cell table:style-name="ce3" office:value-type="float" office:value="0.9567505">
            <text:p>9,57E-001</text:p>
          </table:table-cell>
          <table:table-cell table:style-name="ce3" office:value-type="float" office:value="0.01303563">
            <text:p>1,30E-002</text:p>
          </table:table-cell>
          <table:table-cell table:style-name="ce3" office:value-type="float" office:value="0.5011556">
            <text:p>5,01E-001</text:p>
          </table:table-cell>
          <table:table-cell table:style-name="ce3" office:value-type="float" office:value="286.9458">
            <text:p>2,87E+002</text:p>
          </table:table-cell>
          <table:table-cell table:style-name="ce3" office:value-type="float" office:value="3">
            <text:p>3,00E+000</text:p>
          </table:table-cell>
          <table:table-cell table:style-name="ce3" office:value-type="float" office:value="1.007722">
            <text:p>1,01E+000</text:p>
          </table:table-cell>
          <table:table-cell table:style-name="ce3" office:value-type="float" office:value="1">
            <text:p>1,00E+000</text:p>
          </table:table-cell>
          <table:table-cell table:style-name="ce7" office:value-type="string">
            <text:p>-3857270652_config.csv</text:p>
          </table:table-cell>
        </table:table-row>
        <table:table-row table:style-name="ro3">
          <table:table-cell office:value-type="float" office:value="7203.70074469459">
            <text:p>7203,7007446946</text:p>
          </table:table-cell>
          <table:table-cell office:value-type="float" office:value="8.72943912697546">
            <text:p>8,729439127</text:p>
          </table:table-cell>
          <table:table-cell office:value-type="float" office:value="0.979663138589055">
            <text:p>0,9796631386</text:p>
          </table:table-cell>
          <table:table-cell office:value-type="float" office:value="0.133274113153823">
            <text:p>0,1332741132</text:p>
          </table:table-cell>
          <table:table-cell office:value-type="float" office:value="0.467525739887039">
            <text:p>0,4675257399</text:p>
          </table:table-cell>
          <table:table-cell office:value-type="float" office:value="119.069976679681">
            <text:p>119,0699766797</text:p>
          </table:table-cell>
          <table:table-cell office:value-type="float" office:value="3">
            <text:p>3</text:p>
          </table:table-cell>
          <table:table-cell office:value-type="float" office:value="1.01716102800768">
            <text:p>1,017161028</text:p>
          </table:table-cell>
          <table:table-cell office:value-type="float" office:value="2">
            <text:p>2</text:p>
          </table:table-cell>
          <table:table-cell office:value-type="string">
            <text:p>gridAnas_50</text:p>
          </table:table-cell>
        </table:table-row>
        <table:table-row table:style-name="ro5">
          <table:table-cell table:style-name="ce3" office:value-type="float" office:value="12134.68">
            <text:p>1,21E+004</text:p>
          </table:table-cell>
          <table:table-cell table:style-name="ce3" office:value-type="float" office:value="10.22403">
            <text:p>1,02E+001</text:p>
          </table:table-cell>
          <table:table-cell table:style-name="ce3" office:value-type="float" office:value="0.9590239">
            <text:p>9,59E-001</text:p>
          </table:table-cell>
          <table:table-cell table:style-name="ce3" office:value-type="float" office:value="0.004959108">
            <text:p>4,96E-003</text:p>
          </table:table-cell>
          <table:table-cell table:style-name="ce3" office:value-type="float" office:value="0.500087">
            <text:p>5,00E-001</text:p>
          </table:table-cell>
          <table:table-cell table:style-name="ce3" office:value-type="float" office:value="201.2502">
            <text:p>2,01E+002</text:p>
          </table:table-cell>
          <table:table-cell table:style-name="ce3" office:value-type="float" office:value="3">
            <text:p>3,00E+000</text:p>
          </table:table-cell>
          <table:table-cell table:style-name="ce3" office:value-type="float" office:value="1.017894">
            <text:p>1,02E+000</text:p>
          </table:table-cell>
          <table:table-cell table:style-name="ce3" office:value-type="float" office:value="1">
            <text:p>1,00E+000</text:p>
          </table:table-cell>
          <table:table-cell table:style-name="ce7" office:value-type="string">
            <text:p>-255738002_config.csv</text:p>
          </table:table-cell>
        </table:table-row>
        <table:table-row table:style-name="ro5">
          <table:table-cell table:style-name="ce3" office:value-type="float" office:value="10098.78">
            <text:p>1,01E+004</text:p>
          </table:table-cell>
          <table:table-cell table:style-name="ce3" office:value-type="float" office:value="10.5865">
            <text:p>1,06E+001</text:p>
          </table:table-cell>
          <table:table-cell table:style-name="ce3" office:value-type="float" office:value="0.9703088">
            <text:p>9,70E-001</text:p>
          </table:table-cell>
          <table:table-cell table:style-name="ce3" office:value-type="float" office:value="0.006586701">
            <text:p>6,59E-003</text:p>
          </table:table-cell>
          <table:table-cell table:style-name="ce3" office:value-type="float" office:value="0.5068258">
            <text:p>5,07E-001</text:p>
          </table:table-cell>
          <table:table-cell table:style-name="ce3" office:value-type="float" office:value="167.3198">
            <text:p>1,67E+002</text:p>
          </table:table-cell>
          <table:table-cell table:style-name="ce3" office:value-type="float" office:value="3">
            <text:p>3,00E+000</text:p>
          </table:table-cell>
          <table:table-cell table:style-name="ce3" office:value-type="float" office:value="1.021957">
            <text:p>1,02E+000</text:p>
          </table:table-cell>
          <table:table-cell table:style-name="ce3" office:value-type="float" office:value="1">
            <text:p>1,00E+000</text:p>
          </table:table-cell>
          <table:table-cell table:style-name="ce7" office:value-type="string">
            <text:p>2235453813_config.csv</text:p>
          </table:table-cell>
        </table:table-row>
        <table:table-row table:style-name="ro4">
          <table:table-cell table:style-name="ce3" office:value-type="float" office:value="10293.95">
            <text:p>1,03E+004</text:p>
          </table:table-cell>
          <table:table-cell table:style-name="ce3" office:value-type="float" office:value="10.43698">
            <text:p>1,04E+001</text:p>
          </table:table-cell>
          <table:table-cell table:style-name="ce3" office:value-type="float" office:value="0.973142">
            <text:p>9,73E-001</text:p>
          </table:table-cell>
          <table:table-cell table:style-name="ce3" office:value-type="float" office:value="0.02242068">
            <text:p>2,24E-002</text:p>
          </table:table-cell>
          <table:table-cell table:style-name="ce3" office:value-type="float" office:value="0.4901735">
            <text:p>4,90E-001</text:p>
          </table:table-cell>
          <table:table-cell table:style-name="ce3" office:value-type="float" office:value="170.5723">
            <text:p>1,71E+002</text:p>
          </table:table-cell>
          <table:table-cell table:style-name="ce3" office:value-type="float" office:value="3">
            <text:p>3,00E+000</text:p>
          </table:table-cell>
          <table:table-cell table:style-name="ce3" office:value-type="float" office:value="1.024184">
            <text:p>1,02E+000</text:p>
          </table:table-cell>
          <table:table-cell table:style-name="ce3" office:value-type="float" office:value="1">
            <text:p>1,00E+000</text:p>
          </table:table-cell>
          <table:table-cell table:style-name="ce7" office:value-type="string">
            <text:p>-18394125103_config.csv</text:p>
          </table:table-cell>
        </table:table-row>
        <table:table-row table:style-name="ro5">
          <table:table-cell table:style-name="ce3" office:value-type="float" office:value="8569.992">
            <text:p>8,57E+003</text:p>
          </table:table-cell>
          <table:table-cell table:style-name="ce3" office:value-type="float" office:value="10.50464">
            <text:p>1,05E+001</text:p>
          </table:table-cell>
          <table:table-cell table:style-name="ce3" office:value-type="float" office:value="0.9739889">
            <text:p>9,74E-001</text:p>
          </table:table-cell>
          <table:table-cell table:style-name="ce3" office:value-type="float" office:value="0.00983271">
            <text:p>9,83E-003</text:p>
          </table:table-cell>
          <table:table-cell table:style-name="ce3" office:value-type="float" office:value="0.5020654">
            <text:p>5,02E-001</text:p>
          </table:table-cell>
          <table:table-cell table:style-name="ce3" office:value-type="float" office:value="141.8412">
            <text:p>1,42E+002</text:p>
          </table:table-cell>
          <table:table-cell table:style-name="ce3" office:value-type="float" office:value="3">
            <text:p>3,00E+000</text:p>
          </table:table-cell>
          <table:table-cell table:style-name="ce3" office:value-type="float" office:value="1.025322">
            <text:p>1,03E+000</text:p>
          </table:table-cell>
          <table:table-cell table:style-name="ce3" office:value-type="float" office:value="1">
            <text:p>1,00E+000</text:p>
          </table:table-cell>
          <table:table-cell table:style-name="ce7" office:value-type="string">
            <text:p>20926881113_config.csv</text:p>
          </table:table-cell>
        </table:table-row>
        <table:table-row table:style-name="ro5">
          <table:table-cell table:style-name="ce3" office:value-type="float" office:value="13143.98">
            <text:p>1,31E+004</text:p>
          </table:table-cell>
          <table:table-cell table:style-name="ce3" office:value-type="float" office:value="10.6525">
            <text:p>1,07E+001</text:p>
          </table:table-cell>
          <table:table-cell table:style-name="ce3" office:value-type="float" office:value="0.9633671">
            <text:p>9,63E-001</text:p>
          </table:table-cell>
          <table:table-cell table:style-name="ce3" office:value-type="float" office:value="0.01204426">
            <text:p>1,20E-002</text:p>
          </table:table-cell>
          <table:table-cell table:style-name="ce3" office:value-type="float" office:value="0.4797697">
            <text:p>4,80E-001</text:p>
          </table:table-cell>
          <table:table-cell table:style-name="ce3" office:value-type="float" office:value="218.0717">
            <text:p>2,18E+002</text:p>
          </table:table-cell>
          <table:table-cell table:style-name="ce3" office:value-type="float" office:value="3">
            <text:p>3,00E+000</text:p>
          </table:table-cell>
          <table:table-cell table:style-name="ce3" office:value-type="float" office:value="1.035178">
            <text:p>1,04E+000</text:p>
          </table:table-cell>
          <table:table-cell table:style-name="ce3" office:value-type="float" office:value="1">
            <text:p>1,00E+000</text:p>
          </table:table-cell>
          <table:table-cell table:style-name="ce7" office:value-type="string">
            <text:p>14539866801_config.csv</text:p>
          </table:table-cell>
        </table:table-row>
        <table:table-row table:style-name="ro5">
          <table:table-cell table:style-name="ce3" office:value-type="float" office:value="10787.95">
            <text:p>1,08E+004</text:p>
          </table:table-cell>
          <table:table-cell table:style-name="ce3" office:value-type="float" office:value="10.4818">
            <text:p>1,05E+001</text:p>
          </table:table-cell>
          <table:table-cell table:style-name="ce3" office:value-type="float" office:value="0.972744">
            <text:p>9,73E-001</text:p>
          </table:table-cell>
          <table:table-cell table:style-name="ce3" office:value-type="float" office:value="0.004727654">
            <text:p>4,73E-003</text:p>
          </table:table-cell>
          <table:table-cell table:style-name="ce3" office:value-type="float" office:value="0.4891301">
            <text:p>4,89E-001</text:p>
          </table:table-cell>
          <table:table-cell table:style-name="ce3" office:value-type="float" office:value="178.8056">
            <text:p>1,79E+002</text:p>
          </table:table-cell>
          <table:table-cell table:style-name="ce3" office:value-type="float" office:value="3">
            <text:p>3,00E+000</text:p>
          </table:table-cell>
          <table:table-cell table:style-name="ce3" office:value-type="float" office:value="1.040678">
            <text:p>1,04E+000</text:p>
          </table:table-cell>
          <table:table-cell table:style-name="ce3" office:value-type="float" office:value="1">
            <text:p>1,00E+000</text:p>
          </table:table-cell>
          <table:table-cell table:style-name="ce7" office:value-type="string">
            <text:p>-50236341_config.csv</text:p>
          </table:table-cell>
        </table:table-row>
        <table:table-row table:style-name="ro4">
          <table:table-cell table:style-name="ce4" office:value-type="float" office:value="73156.9">
            <text:p>7,32E+004</text:p>
          </table:table-cell>
          <table:table-cell table:style-name="ce4" office:value-type="float" office:value="1.260111">
            <text:p>1,26E+000</text:p>
          </table:table-cell>
          <table:table-cell table:style-name="ce4" office:value-type="float" office:value="0.3418763">
            <text:p>3,42E-001</text:p>
          </table:table-cell>
          <table:table-cell table:style-name="ce4" office:value-type="float" office:value="0.008478424">
            <text:p>8,48E-003</text:p>
          </table:table-cell>
          <table:table-cell table:style-name="ce4" office:value-type="float" office:value="1.590684">
            <text:p>1,59E+000</text:p>
          </table:table-cell>
          <table:table-cell table:style-name="ce4" office:value-type="float" office:value="1218.282">
            <text:p>1,22E+003</text:p>
          </table:table-cell>
          <table:table-cell table:style-name="ce4" office:value-type="float" office:value="3">
            <text:p>3,00E+000</text:p>
          </table:table-cell>
          <table:table-cell table:style-name="ce4" office:value-type="float" office:value="1.041828">
            <text:p>1,04E+000</text:p>
          </table:table-cell>
          <table:table-cell table:style-name="ce4" office:value-type="float" office:value="3">
            <text:p>3,00E+000</text:p>
          </table:table-cell>
          <table:table-cell table:style-name="ce8" office:value-type="string">
            <text:p>-1879355941_config.csv</text:p>
          </table:table-cell>
        </table:table-row>
        <table:table-row table:style-name="ro3">
          <table:table-cell office:value-type="float" office:value="7672.3594514085">
            <text:p>7672,3594514085</text:p>
          </table:table-cell>
          <table:table-cell office:value-type="float" office:value="9.79477437025571">
            <text:p>9,7947743703</text:p>
          </table:table-cell>
          <table:table-cell office:value-type="float" office:value="0.979380632203447">
            <text:p>0,9793806322</text:p>
          </table:table-cell>
          <table:table-cell office:value-type="float" office:value="0.139233941572908">
            <text:p>0,1392339416</text:p>
          </table:table-cell>
          <table:table-cell office:value-type="float" office:value="0.462539584440806">
            <text:p>0,4625395844</text:p>
          </table:table-cell>
          <table:table-cell office:value-type="float" office:value="126.880960892236">
            <text:p>126,8809608922</text:p>
          </table:table-cell>
          <table:table-cell office:value-type="float" office:value="3">
            <text:p>3</text:p>
          </table:table-cell>
          <table:table-cell office:value-type="float" office:value="1.04707006206122">
            <text:p>1,0470700621</text:p>
          </table:table-cell>
          <table:table-cell office:value-type="float" office:value="2">
            <text:p>2</text:p>
          </table:table-cell>
          <table:table-cell office:value-type="string">
            <text:p>gridAnas_67</text:p>
          </table:table-cell>
        </table:table-row>
        <table:table-row table:style-name="ro3">
          <table:table-cell office:value-type="float" office:value="7257.27620210455">
            <text:p>7257,2762021046</text:p>
          </table:table-cell>
          <table:table-cell office:value-type="float" office:value="9.27319311602126">
            <text:p>9,273193116</text:p>
          </table:table-cell>
          <table:table-cell office:value-type="float" office:value="0.979543221441561">
            <text:p>0,9795432214</text:p>
          </table:table-cell>
          <table:table-cell office:value-type="float" office:value="0.168373435109077">
            <text:p>0,1683734351</text:p>
          </table:table-cell>
          <table:table-cell office:value-type="float" office:value="0.467814252689617">
            <text:p>0,4678142527</text:p>
          </table:table-cell>
          <table:table-cell office:value-type="float" office:value="119.963419444524">
            <text:p>119,9634194445</text:p>
          </table:table-cell>
          <table:table-cell office:value-type="float" office:value="3">
            <text:p>3</text:p>
          </table:table-cell>
          <table:table-cell office:value-type="float" office:value="1.06776165658394">
            <text:p>1,0677616566</text:p>
          </table:table-cell>
          <table:table-cell office:value-type="float" office:value="2">
            <text:p>2</text:p>
          </table:table-cell>
          <table:table-cell office:value-type="string">
            <text:p>gridAnas_31</text:p>
          </table:table-cell>
        </table:table-row>
        <table:table-row table:style-name="ro5">
          <table:table-cell table:style-name="ce4" office:value-type="float" office:value="17019.72">
            <text:p>1,70E+004</text:p>
          </table:table-cell>
          <table:table-cell table:style-name="ce4" office:value-type="float" office:value="10.65181">
            <text:p>1,07E+001</text:p>
          </table:table-cell>
          <table:table-cell table:style-name="ce4" office:value-type="float" office:value="0.9467499">
            <text:p>9,47E-001</text:p>
          </table:table-cell>
          <table:table-cell table:style-name="ce4" office:value-type="float" office:value="0.007835993">
            <text:p>7,84E-003</text:p>
          </table:table-cell>
          <table:table-cell table:style-name="ce4" office:value-type="float" office:value="0.4162847">
            <text:p>4,16E-001</text:p>
          </table:table-cell>
          <table:table-cell table:style-name="ce4" office:value-type="float" office:value="282.6663">
            <text:p>2,83E+002</text:p>
          </table:table-cell>
          <table:table-cell table:style-name="ce4" office:value-type="float" office:value="3">
            <text:p>3,00E+000</text:p>
          </table:table-cell>
          <table:table-cell table:style-name="ce4" office:value-type="float" office:value="1.083338">
            <text:p>1,08E+000</text:p>
          </table:table-cell>
          <table:table-cell table:style-name="ce4" office:value-type="float" office:value="1">
            <text:p>1,00E+000</text:p>
          </table:table-cell>
          <table:table-cell table:style-name="ce8" office:value-type="string">
            <text:p>6435306151_config.csv</text:p>
          </table:table-cell>
        </table:table-row>
        <table:table-row table:style-name="ro5">
          <table:table-cell table:style-name="ce4" office:value-type="float" office:value="13723.56">
            <text:p>1,37E+004</text:p>
          </table:table-cell>
          <table:table-cell table:style-name="ce4" office:value-type="float" office:value="10.58758">
            <text:p>1,06E+001</text:p>
          </table:table-cell>
          <table:table-cell table:style-name="ce4" office:value-type="float" office:value="0.9656163">
            <text:p>9,66E-001</text:p>
          </table:table-cell>
          <table:table-cell table:style-name="ce4" office:value-type="float" office:value="0.01041678">
            <text:p>1,04E-002</text:p>
          </table:table-cell>
          <table:table-cell table:style-name="ce4" office:value-type="float" office:value="0.4262984">
            <text:p>4,26E-001</text:p>
          </table:table-cell>
          <table:table-cell table:style-name="ce4" office:value-type="float" office:value="227.7314">
            <text:p>2,28E+002</text:p>
          </table:table-cell>
          <table:table-cell table:style-name="ce4" office:value-type="float" office:value="3">
            <text:p>3,00E+000</text:p>
          </table:table-cell>
          <table:table-cell table:style-name="ce4" office:value-type="float" office:value="1.085643">
            <text:p>1,09E+000</text:p>
          </table:table-cell>
          <table:table-cell table:style-name="ce4" office:value-type="float" office:value="1">
            <text:p>1,00E+000</text:p>
          </table:table-cell>
          <table:table-cell table:style-name="ce8" office:value-type="string">
            <text:p>21276310431_config.csv</text:p>
          </table:table-cell>
        </table:table-row>
        <table:table-row table:style-name="ro3">
          <table:table-cell office:value-type="float" office:value="8588.23402113438">
            <text:p>8588,2340211344</text:p>
          </table:table-cell>
          <table:table-cell office:value-type="float" office:value="9.82316299988798">
            <text:p>9,8231629999</text:p>
          </table:table-cell>
          <table:table-cell office:value-type="float" office:value="0.979618440894402">
            <text:p>0,9796184409</text:p>
          </table:table-cell>
          <table:table-cell office:value-type="float" office:value="0.119076005208663">
            <text:p>0,1190760052</text:p>
          </table:table-cell>
          <table:table-cell office:value-type="float" office:value="0.403359087301588">
            <text:p>0,4033590873</text:p>
          </table:table-cell>
          <table:table-cell office:value-type="float" office:value="142.14508329405">
            <text:p>142,1450832941</text:p>
          </table:table-cell>
          <table:table-cell office:value-type="float" office:value="3">
            <text:p>3</text:p>
          </table:table-cell>
          <table:table-cell office:value-type="float" office:value="1.08783174131375">
            <text:p>1,0878317413</text:p>
          </table:table-cell>
          <table:table-cell office:value-type="float" office:value="2">
            <text:p>2</text:p>
          </table:table-cell>
          <table:table-cell office:value-type="string">
            <text:p>gridAnas_2</text:p>
          </table:table-cell>
        </table:table-row>
        <table:table-row table:style-name="ro5">
          <table:table-cell table:style-name="ce4" office:value-type="float" office:value="98925.84">
            <text:p>9,89E+004</text:p>
          </table:table-cell>
          <table:table-cell table:style-name="ce4" office:value-type="float" office:value="2.26295">
            <text:p>2,26E+000</text:p>
          </table:table-cell>
          <table:table-cell table:style-name="ce4" office:value-type="float" office:value="0.3733144">
            <text:p>3,73E-001</text:p>
          </table:table-cell>
          <table:table-cell table:style-name="ce4" office:value-type="float" office:value="0.006338993">
            <text:p>6,34E-003</text:p>
          </table:table-cell>
          <table:table-cell table:style-name="ce4" office:value-type="float" office:value="1.121395">
            <text:p>1,12E+000</text:p>
          </table:table-cell>
          <table:table-cell table:style-name="ce4" office:value-type="float" office:value="1647.764">
            <text:p>1,65E+003</text:p>
          </table:table-cell>
          <table:table-cell table:style-name="ce4" office:value-type="float" office:value="3">
            <text:p>3,00E+000</text:p>
          </table:table-cell>
          <table:table-cell table:style-name="ce4" office:value-type="float" office:value="1.09508">
            <text:p>1,10E+000</text:p>
          </table:table-cell>
          <table:table-cell table:style-name="ce4" office:value-type="float" office:value="3">
            <text:p>3,00E+000</text:p>
          </table:table-cell>
          <table:table-cell table:style-name="ce8" office:value-type="string">
            <text:p>8742228911_config.csv</text:p>
          </table:table-cell>
        </table:table-row>
        <table:table-row table:style-name="ro5">
          <table:table-cell table:style-name="ce4" office:value-type="float" office:value="78905.94">
            <text:p>7,89E+004</text:p>
          </table:table-cell>
          <table:table-cell table:style-name="ce4" office:value-type="float" office:value="4.40375">
            <text:p>4,40E+000</text:p>
          </table:table-cell>
          <table:table-cell table:style-name="ce4" office:value-type="float" office:value="0.363168">
            <text:p>3,63E-001</text:p>
          </table:table-cell>
          <table:table-cell table:style-name="ce4" office:value-type="float" office:value="0.001001302">
            <text:p>1,00E-003</text:p>
          </table:table-cell>
          <table:table-cell table:style-name="ce4" office:value-type="float" office:value="1.008034">
            <text:p>1,01E+000</text:p>
          </table:table-cell>
          <table:table-cell table:style-name="ce4" office:value-type="float" office:value="1314.099">
            <text:p>1,31E+003</text:p>
          </table:table-cell>
          <table:table-cell table:style-name="ce4" office:value-type="float" office:value="3">
            <text:p>3,00E+000</text:p>
          </table:table-cell>
          <table:table-cell table:style-name="ce4" office:value-type="float" office:value="1.103391">
            <text:p>1,10E+000</text:p>
          </table:table-cell>
          <table:table-cell table:style-name="ce4" office:value-type="float" office:value="3">
            <text:p>3,00E+000</text:p>
          </table:table-cell>
          <table:table-cell table:style-name="ce8" office:value-type="string">
            <text:p>21329614002_config.csv</text:p>
          </table:table-cell>
        </table:table-row>
        <table:table-row table:style-name="ro3">
          <table:table-cell office:value-type="string">
            <text:p>NA</text:p>
          </table:table-cell>
          <table:table-cell office:value-type="float" office:value="9.14771466082503">
            <text:p>9,1477146608</text:p>
          </table:table-cell>
          <table:table-cell office:value-type="float" office:value="0.980773984151345">
            <text:p>0,9807739842</text:p>
          </table:table-cell>
          <table:table-cell office:value-type="float" office:value="0.179656433821459">
            <text:p>0,1796564338</text:p>
          </table:table-cell>
          <table:table-cell office:value-type="float" office:value="0.446866600670696">
            <text:p>0,4468666007</text:p>
          </table:table-cell>
          <table:table-cell office:value-type="string">
            <text:p>NA</text:p>
          </table:table-cell>
          <table:table-cell/>
          <table:table-cell office:value-type="float" office:value="1.10380746113573">
            <text:p>1,1038074611</text:p>
          </table:table-cell>
          <table:table-cell office:value-type="float" office:value="2">
            <text:p>2</text:p>
          </table:table-cell>
          <table:table-cell office:value-type="string">
            <text:p>gridAnas_76</text:p>
          </table:table-cell>
        </table:table-row>
        <table:table-row table:style-name="ro3">
          <table:table-cell office:value-type="string">
            <text:p>NA</text:p>
          </table:table-cell>
          <table:table-cell office:value-type="float" office:value="9.39932559212494">
            <text:p>9,3993255921</text:p>
          </table:table-cell>
          <table:table-cell office:value-type="float" office:value="0.98214554874414">
            <text:p>0,9821455487</text:p>
          </table:table-cell>
          <table:table-cell office:value-type="float" office:value="0.172704506709299">
            <text:p>0,1727045067</text:p>
          </table:table-cell>
          <table:table-cell office:value-type="float" office:value="0.431613326657387">
            <text:p>0,4316133267</text:p>
          </table:table-cell>
          <table:table-cell office:value-type="string">
            <text:p>NA</text:p>
          </table:table-cell>
          <table:table-cell/>
          <table:table-cell office:value-type="float" office:value="1.11050659024383">
            <text:p>1,1105065902</text:p>
          </table:table-cell>
          <table:table-cell office:value-type="float" office:value="2">
            <text:p>2</text:p>
          </table:table-cell>
          <table:table-cell office:value-type="string">
            <text:p>gridAnas_98</text:p>
          </table:table-cell>
        </table:table-row>
        <table:table-row table:style-name="ro3">
          <table:table-cell office:value-type="string">
            <text:p>NA</text:p>
          </table:table-cell>
          <table:table-cell office:value-type="float" office:value="9.4630169700122">
            <text:p>9,46301697</text:p>
          </table:table-cell>
          <table:table-cell office:value-type="float" office:value="0.983864757404139">
            <text:p>0,9838647574</text:p>
          </table:table-cell>
          <table:table-cell office:value-type="float" office:value="0.171718365398615">
            <text:p>0,1717183654</text:p>
          </table:table-cell>
          <table:table-cell office:value-type="float" office:value="0.41183197338377">
            <text:p>0,4118319734</text:p>
          </table:table-cell>
          <table:table-cell office:value-type="string">
            <text:p>NA</text:p>
          </table:table-cell>
          <table:table-cell/>
          <table:table-cell office:value-type="float" office:value="1.12859788443503">
            <text:p>1,1285978844</text:p>
          </table:table-cell>
          <table:table-cell office:value-type="float" office:value="2">
            <text:p>2</text:p>
          </table:table-cell>
          <table:table-cell office:value-type="string">
            <text:p>gridAnas_4</text:p>
          </table:table-cell>
        </table:table-row>
        <table:table-row table:style-name="ro3">
          <table:table-cell office:value-type="string">
            <text:p>NA</text:p>
          </table:table-cell>
          <table:table-cell office:value-type="float" office:value="10.0373457349419">
            <text:p>10,0373457349</text:p>
          </table:table-cell>
          <table:table-cell office:value-type="float" office:value="0.985276540152262">
            <text:p>0,9852765402</text:p>
          </table:table-cell>
          <table:table-cell office:value-type="float" office:value="0.155451920224128">
            <text:p>0,1554519202</text:p>
          </table:table-cell>
          <table:table-cell office:value-type="float" office:value="0.393025005404402">
            <text:p>0,3930250054</text:p>
          </table:table-cell>
          <table:table-cell office:value-type="string">
            <text:p>NA</text:p>
          </table:table-cell>
          <table:table-cell/>
          <table:table-cell office:value-type="float" office:value="1.13711785324132">
            <text:p>1,1371178532</text:p>
          </table:table-cell>
          <table:table-cell office:value-type="float" office:value="2">
            <text:p>2</text:p>
          </table:table-cell>
          <table:table-cell office:value-type="string">
            <text:p>gridAnas_10</text:p>
          </table:table-cell>
        </table:table-row>
        <table:table-row table:style-name="ro3">
          <table:table-cell office:value-type="float" office:value="6711.99729452101">
            <text:p>6711,997294521</text:p>
          </table:table-cell>
          <table:table-cell office:value-type="float" office:value="9.52312375137711">
            <text:p>9,5231237514</text:p>
          </table:table-cell>
          <table:table-cell office:value-type="float" office:value="0.98494933448603">
            <text:p>0,9849493345</text:p>
          </table:table-cell>
          <table:table-cell office:value-type="float" office:value="0.167905102798236">
            <text:p>0,1679051028</text:p>
          </table:table-cell>
          <table:table-cell office:value-type="float" office:value="0.395574533179899">
            <text:p>0,3955745332</text:p>
          </table:table-cell>
          <table:table-cell office:value-type="float" office:value="110.877154144409">
            <text:p>110,8771541444</text:p>
          </table:table-cell>
          <table:table-cell office:value-type="float" office:value="3">
            <text:p>3</text:p>
          </table:table-cell>
          <table:table-cell office:value-type="float" office:value="1.13895638591276">
            <text:p>1,1389563859</text:p>
          </table:table-cell>
          <table:table-cell office:value-type="float" office:value="2">
            <text:p>2</text:p>
          </table:table-cell>
          <table:table-cell office:value-type="string">
            <text:p>gridAnas_9</text:p>
          </table:table-cell>
        </table:table-row>
        <table:table-row table:style-name="ro3">
          <table:table-cell office:value-type="float" office:value="7120.52899582014">
            <text:p>7120,5289958201</text:p>
          </table:table-cell>
          <table:table-cell office:value-type="float" office:value="9.71184378403604">
            <text:p>9,711843784</text:p>
          </table:table-cell>
          <table:table-cell office:value-type="float" office:value="0.986663989372411">
            <text:p>0,9866639894</text:p>
          </table:table-cell>
          <table:table-cell office:value-type="float" office:value="0.142565262590115">
            <text:p>0,1425652626</text:p>
          </table:table-cell>
          <table:table-cell office:value-type="float" office:value="0.366004327255322">
            <text:p>0,3660043273</text:p>
          </table:table-cell>
          <table:table-cell office:value-type="float" office:value="117.68554789643">
            <text:p>117,6855478964</text:p>
          </table:table-cell>
          <table:table-cell office:value-type="float" office:value="3">
            <text:p>3</text:p>
          </table:table-cell>
          <table:table-cell office:value-type="float" office:value="1.14000154091114">
            <text:p>1,1400015409</text:p>
          </table:table-cell>
          <table:table-cell office:value-type="float" office:value="2">
            <text:p>2</text:p>
          </table:table-cell>
          <table:table-cell office:value-type="string">
            <text:p>gridAnas_14</text:p>
          </table:table-cell>
        </table:table-row>
        <table:table-row table:style-name="ro3">
          <table:table-cell office:value-type="float" office:value="7486.62242183421">
            <text:p>7486,6224218342</text:p>
          </table:table-cell>
          <table:table-cell office:value-type="float" office:value="9.44140372508847">
            <text:p>9,4414037251</text:p>
          </table:table-cell>
          <table:table-cell office:value-type="float" office:value="0.987585115115137">
            <text:p>0,9875851151</text:p>
          </table:table-cell>
          <table:table-cell office:value-type="float" office:value="0.142229786214232">
            <text:p>0,1422297862</text:p>
          </table:table-cell>
          <table:table-cell office:value-type="float" office:value="0.347598560170461">
            <text:p>0,3475985602</text:p>
          </table:table-cell>
          <table:table-cell office:value-type="float" office:value="123.786692202748">
            <text:p>123,7866922027</text:p>
          </table:table-cell>
          <table:table-cell office:value-type="float" office:value="3">
            <text:p>3</text:p>
          </table:table-cell>
          <table:table-cell office:value-type="float" office:value="1.15123783890037">
            <text:p>1,1512378389</text:p>
          </table:table-cell>
          <table:table-cell office:value-type="float" office:value="2">
            <text:p>2</text:p>
          </table:table-cell>
          <table:table-cell office:value-type="string">
            <text:p>gridAnas_12</text:p>
          </table:table-cell>
        </table:table-row>
        <table:table-row table:style-name="ro4">
          <table:table-cell table:style-name="ce4" office:value-type="float" office:value="83307.48">
            <text:p>8,33E+004</text:p>
          </table:table-cell>
          <table:table-cell table:style-name="ce4" office:value-type="float" office:value="3.946366">
            <text:p>3,95E+000</text:p>
          </table:table-cell>
          <table:table-cell table:style-name="ce4" office:value-type="float" office:value="0.3605754">
            <text:p>3,61E-001</text:p>
          </table:table-cell>
          <table:table-cell table:style-name="ce4" office:value-type="float" office:value="0.0004009527">
            <text:p>4,01E-004</text:p>
          </table:table-cell>
          <table:table-cell table:style-name="ce4" office:value-type="float" office:value="0.9290534">
            <text:p>9,29E-001</text:p>
          </table:table-cell>
          <table:table-cell table:style-name="ce4" office:value-type="float" office:value="1387.459">
            <text:p>1,39E+003</text:p>
          </table:table-cell>
          <table:table-cell table:style-name="ce4" office:value-type="float" office:value="3">
            <text:p>3,00E+000</text:p>
          </table:table-cell>
          <table:table-cell table:style-name="ce4" office:value-type="float" office:value="1.170082">
            <text:p>1,17E+000</text:p>
          </table:table-cell>
          <table:table-cell table:style-name="ce4" office:value-type="float" office:value="3">
            <text:p>3,00E+000</text:p>
          </table:table-cell>
          <table:table-cell table:style-name="ce8" office:value-type="string">
            <text:p>-18331011491_config.csv</text:p>
          </table:table-cell>
        </table:table-row>
        <table:table-row table:style-name="ro3">
          <table:table-cell office:value-type="string">
            <text:p>NA</text:p>
          </table:table-cell>
          <table:table-cell office:value-type="float" office:value="8.95265195304333">
            <text:p>8,952651953</text:p>
          </table:table-cell>
          <table:table-cell office:value-type="float" office:value="0.990129574960775">
            <text:p>0,990129575</text:p>
          </table:table-cell>
          <table:table-cell office:value-type="float" office:value="0.147361096606134">
            <text:p>0,1473610966</text:p>
          </table:table-cell>
          <table:table-cell office:value-type="float" office:value="0.321064458355544">
            <text:p>0,3210644584</text:p>
          </table:table-cell>
          <table:table-cell office:value-type="string">
            <text:p>NA</text:p>
          </table:table-cell>
          <table:table-cell/>
          <table:table-cell office:value-type="float" office:value="1.17428964193694">
            <text:p>1,1742896419</text:p>
          </table:table-cell>
          <table:table-cell office:value-type="float" office:value="2">
            <text:p>2</text:p>
          </table:table-cell>
          <table:table-cell office:value-type="string">
            <text:p>gridAnas_24</text:p>
          </table:table-cell>
        </table:table-row>
        <table:table-row table:style-name="ro3">
          <table:table-cell office:value-type="string">
            <text:p>NA</text:p>
          </table:table-cell>
          <table:table-cell office:value-type="float" office:value="9.59539344662809">
            <text:p>9,5953934466</text:p>
          </table:table-cell>
          <table:table-cell office:value-type="float" office:value="0.989176795905882">
            <text:p>0,9891767959</text:p>
          </table:table-cell>
          <table:table-cell office:value-type="float" office:value="0.171162413919487">
            <text:p>0,1711624139</text:p>
          </table:table-cell>
          <table:table-cell office:value-type="float" office:value="0.336543383473789">
            <text:p>0,3365433835</text:p>
          </table:table-cell>
          <table:table-cell office:value-type="string">
            <text:p>NA</text:p>
          </table:table-cell>
          <table:table-cell/>
          <table:table-cell office:value-type="float" office:value="1.20019317130226">
            <text:p>1,2001931713</text:p>
          </table:table-cell>
          <table:table-cell office:value-type="float" office:value="2">
            <text:p>2</text:p>
          </table:table-cell>
          <table:table-cell office:value-type="string">
            <text:p>gridAnas_3</text:p>
          </table:table-cell>
        </table:table-row>
        <table:table-row table:style-name="ro3">
          <table:table-cell office:value-type="float" office:value="8149.93961994026">
            <text:p>8149,9396199403</text:p>
          </table:table-cell>
          <table:table-cell office:value-type="float" office:value="10.3480429378846">
            <text:p>10,3480429379</text:p>
          </table:table-cell>
          <table:table-cell office:value-type="float" office:value="0.991090863918932">
            <text:p>0,9910908639</text:p>
          </table:table-cell>
          <table:table-cell office:value-type="float" office:value="0.0884591209498613">
            <text:p>0,0884591209</text:p>
          </table:table-cell>
          <table:table-cell office:value-type="float" office:value="0.291876919974395">
            <text:p>0,29187692</text:p>
          </table:table-cell>
          <table:table-cell office:value-type="float" office:value="134.842044177699">
            <text:p>134,8420441777</text:p>
          </table:table-cell>
          <table:table-cell office:value-type="float" office:value="3">
            <text:p>3</text:p>
          </table:table-cell>
          <table:table-cell office:value-type="float" office:value="1.20974163828724">
            <text:p>1,2097416383</text:p>
          </table:table-cell>
          <table:table-cell office:value-type="float" office:value="2">
            <text:p>2</text:p>
          </table:table-cell>
          <table:table-cell office:value-type="string">
            <text:p>gridAnas_105</text:p>
          </table:table-cell>
        </table:table-row>
        <table:table-row table:style-name="ro3">
          <table:table-cell office:value-type="string">
            <text:p>NA</text:p>
          </table:table-cell>
          <table:table-cell office:value-type="float" office:value="9.47097272713223">
            <text:p>9,4709727271</text:p>
          </table:table-cell>
          <table:table-cell office:value-type="float" office:value="0.990057768198026">
            <text:p>0,9900577682</text:p>
          </table:table-cell>
          <table:table-cell office:value-type="float" office:value="0.175016213486956">
            <text:p>0,1750162135</text:p>
          </table:table-cell>
          <table:table-cell office:value-type="float" office:value="0.321530344289067">
            <text:p>0,3215303443</text:p>
          </table:table-cell>
          <table:table-cell office:value-type="string">
            <text:p>NA</text:p>
          </table:table-cell>
          <table:table-cell/>
          <table:table-cell office:value-type="float" office:value="1.21740674730507">
            <text:p>1,2174067473</text:p>
          </table:table-cell>
          <table:table-cell office:value-type="float" office:value="2">
            <text:p>2</text:p>
          </table:table-cell>
          <table:table-cell office:value-type="string">
            <text:p>gridAnas_73</text:p>
          </table:table-cell>
        </table:table-row>
        <table:table-row table:style-name="ro3">
          <table:table-cell office:value-type="string">
            <text:p>NA</text:p>
          </table:table-cell>
          <table:table-cell office:value-type="float" office:value="9.76217003939759">
            <text:p>9,7621700394</text:p>
          </table:table-cell>
          <table:table-cell office:value-type="float" office:value="0.990895456086753">
            <text:p>0,9908954561</text:p>
          </table:table-cell>
          <table:table-cell office:value-type="float" office:value="0.169606496071079">
            <text:p>0,1696064961</text:p>
          </table:table-cell>
          <table:table-cell office:value-type="float" office:value="0.307935985607683">
            <text:p>0,3079359856</text:p>
          </table:table-cell>
          <table:table-cell office:value-type="string">
            <text:p>NA</text:p>
          </table:table-cell>
          <table:table-cell/>
          <table:table-cell office:value-type="float" office:value="1.2280122740744">
            <text:p>1,2280122741</text:p>
          </table:table-cell>
          <table:table-cell office:value-type="float" office:value="2">
            <text:p>2</text:p>
          </table:table-cell>
          <table:table-cell office:value-type="string">
            <text:p>gridAnas_42</text:p>
          </table:table-cell>
        </table:table-row>
        <table:table-row table:style-name="ro3">
          <table:table-cell office:value-type="string">
            <text:p>NA</text:p>
          </table:table-cell>
          <table:table-cell office:value-type="float" office:value="9.9817767986824">
            <text:p>9,9817767987</text:p>
          </table:table-cell>
          <table:table-cell office:value-type="float" office:value="0.993816571555006">
            <text:p>0,9938165716</text:p>
          </table:table-cell>
          <table:table-cell office:value-type="float" office:value="0.134272622201737">
            <text:p>0,1342726222</text:p>
          </table:table-cell>
          <table:table-cell office:value-type="float" office:value="0.241011783760116">
            <text:p>0,2410117838</text:p>
          </table:table-cell>
          <table:table-cell office:value-type="string">
            <text:p>NA</text:p>
          </table:table-cell>
          <table:table-cell/>
          <table:table-cell office:value-type="float" office:value="1.25866782495686">
            <text:p>1,258667825</text:p>
          </table:table-cell>
          <table:table-cell office:value-type="float" office:value="2">
            <text:p>2</text:p>
          </table:table-cell>
          <table:table-cell office:value-type="string">
            <text:p>gridAnas_32</text:p>
          </table:table-cell>
        </table:table-row>
        <table:table-row table:style-name="ro4">
          <table:table-cell table:style-name="ce4" office:value-type="float" office:value="227882.5">
            <text:p>2,28E+005</text:p>
          </table:table-cell>
          <table:table-cell table:style-name="ce4" office:value-type="float" office:value="3.225197">
            <text:p>3,23E+000</text:p>
          </table:table-cell>
          <table:table-cell table:style-name="ce4" office:value-type="float" office:value="0.1898158">
            <text:p>1,90E-001</text:p>
          </table:table-cell>
          <table:table-cell table:style-name="ce4" office:value-type="float" office:value="-0.000768478">
            <text:p>-7,68E-004</text:p>
          </table:table-cell>
          <table:table-cell table:style-name="ce4" office:value-type="float" office:value="1.276439">
            <text:p>1,28E+000</text:p>
          </table:table-cell>
          <table:table-cell table:style-name="ce4" office:value-type="float" office:value="3797.043">
            <text:p>3,80E+003</text:p>
          </table:table-cell>
          <table:table-cell table:style-name="ce4" office:value-type="float" office:value="3">
            <text:p>3,00E+000</text:p>
          </table:table-cell>
          <table:table-cell table:style-name="ce4" office:value-type="float" office:value="1.262822">
            <text:p>1,26E+000</text:p>
          </table:table-cell>
          <table:table-cell table:style-name="ce4" office:value-type="float" office:value="3">
            <text:p>3,00E+000</text:p>
          </table:table-cell>
          <table:table-cell table:style-name="ce8" office:value-type="string">
            <text:p>-17797929751_config.csv</text:p>
          </table:table-cell>
        </table:table-row>
        <table:table-row table:style-name="ro3">
          <table:table-cell office:value-type="string">
            <text:p>NA</text:p>
          </table:table-cell>
          <table:table-cell office:value-type="float" office:value="9.54468945461987">
            <text:p>9,5446894546</text:p>
          </table:table-cell>
          <table:table-cell office:value-type="float" office:value="0.993296365019057">
            <text:p>0,993296365</text:p>
          </table:table-cell>
          <table:table-cell office:value-type="float" office:value="0.175632534581219">
            <text:p>0,1756325346</text:p>
          </table:table-cell>
          <table:table-cell office:value-type="float" office:value="0.263624707259533">
            <text:p>0,2636247073</text:p>
          </table:table-cell>
          <table:table-cell office:value-type="string">
            <text:p>NA</text:p>
          </table:table-cell>
          <table:table-cell/>
          <table:table-cell office:value-type="float" office:value="1.2732211220607">
            <text:p>1,2732211221</text:p>
          </table:table-cell>
          <table:table-cell office:value-type="float" office:value="2">
            <text:p>2</text:p>
          </table:table-cell>
          <table:table-cell office:value-type="string">
            <text:p>gridAnas_28</text:p>
          </table:table-cell>
        </table:table-row>
        <table:table-row table:style-name="ro5">
          <table:table-cell table:style-name="ce4" office:value-type="float" office:value="96291.1">
            <text:p>9,63E+004</text:p>
          </table:table-cell>
          <table:table-cell table:style-name="ce4" office:value-type="float" office:value="1.744381">
            <text:p>1,74E+000</text:p>
          </table:table-cell>
          <table:table-cell table:style-name="ce4" office:value-type="float" office:value="0.1931457">
            <text:p>1,93E-001</text:p>
          </table:table-cell>
          <table:table-cell table:style-name="ce4" office:value-type="float" office:value="0.0002815458">
            <text:p>2,82E-004</text:p>
          </table:table-cell>
          <table:table-cell table:style-name="ce4" office:value-type="float" office:value="1.357608">
            <text:p>1,36E+000</text:p>
          </table:table-cell>
          <table:table-cell table:style-name="ce4" office:value-type="float" office:value="1603.852">
            <text:p>1,60E+003</text:p>
          </table:table-cell>
          <table:table-cell table:style-name="ce4" office:value-type="float" office:value="3">
            <text:p>3,00E+000</text:p>
          </table:table-cell>
          <table:table-cell table:style-name="ce4" office:value-type="float" office:value="1.294761">
            <text:p>1,29E+000</text:p>
          </table:table-cell>
          <table:table-cell table:style-name="ce4" office:value-type="float" office:value="3">
            <text:p>3,00E+000</text:p>
          </table:table-cell>
          <table:table-cell table:style-name="ce8" office:value-type="string">
            <text:p>5520346191_config.csv</text:p>
          </table:table-cell>
        </table:table-row>
        <table:table-row table:style-name="ro3">
          <table:table-cell office:value-type="string">
            <text:p>NA</text:p>
          </table:table-cell>
          <table:table-cell office:value-type="float" office:value="9.74736643345426">
            <text:p>9,7473664335</text:p>
          </table:table-cell>
          <table:table-cell office:value-type="float" office:value="0.995453544604119">
            <text:p>0,9954535446</text:p>
          </table:table-cell>
          <table:table-cell office:value-type="float" office:value="0.174505792341088">
            <text:p>0,1745057923</text:p>
          </table:table-cell>
          <table:table-cell office:value-type="float" office:value="0.217890084590061">
            <text:p>0,2178900846</text:p>
          </table:table-cell>
          <table:table-cell office:value-type="string">
            <text:p>NA</text:p>
          </table:table-cell>
          <table:table-cell/>
          <table:table-cell office:value-type="float" office:value="1.31783067179077">
            <text:p>1,3178306718</text:p>
          </table:table-cell>
          <table:table-cell office:value-type="float" office:value="2">
            <text:p>2</text:p>
          </table:table-cell>
          <table:table-cell office:value-type="string">
            <text:p>gridAnas_112</text:p>
          </table:table-cell>
        </table:table-row>
        <table:table-row table:style-name="ro3">
          <table:table-cell office:value-type="string">
            <text:p>NA</text:p>
          </table:table-cell>
          <table:table-cell office:value-type="float" office:value="9.68503703433905">
            <text:p>9,6850370343</text:p>
          </table:table-cell>
          <table:table-cell office:value-type="float" office:value="0.995414159941136">
            <text:p>0,9954141599</text:p>
          </table:table-cell>
          <table:table-cell office:value-type="float" office:value="0.175966475702669">
            <text:p>0,1759664757</text:p>
          </table:table-cell>
          <table:table-cell office:value-type="float" office:value="0.217608307110304">
            <text:p>0,2176083071</text:p>
          </table:table-cell>
          <table:table-cell office:value-type="string">
            <text:p>NA</text:p>
          </table:table-cell>
          <table:table-cell/>
          <table:table-cell office:value-type="float" office:value="1.31887617596934">
            <text:p>1,318876176</text:p>
          </table:table-cell>
          <table:table-cell office:value-type="float" office:value="2">
            <text:p>2</text:p>
          </table:table-cell>
          <table:table-cell office:value-type="string">
            <text:p>gridAnas_61</text:p>
          </table:table-cell>
        </table:table-row>
        <table:table-row table:style-name="ro3">
          <table:table-cell office:value-type="string">
            <text:p>NA</text:p>
          </table:table-cell>
          <table:table-cell office:value-type="float" office:value="9.68503703433905">
            <text:p>9,6850370343</text:p>
          </table:table-cell>
          <table:table-cell office:value-type="float" office:value="0.995414159941136">
            <text:p>0,9954141599</text:p>
          </table:table-cell>
          <table:table-cell office:value-type="float" office:value="0.175966475702669">
            <text:p>0,1759664757</text:p>
          </table:table-cell>
          <table:table-cell office:value-type="float" office:value="0.217608307110304">
            <text:p>0,2176083071</text:p>
          </table:table-cell>
          <table:table-cell office:value-type="string">
            <text:p>NA</text:p>
          </table:table-cell>
          <table:table-cell/>
          <table:table-cell office:value-type="float" office:value="1.31887617596934">
            <text:p>1,318876176</text:p>
          </table:table-cell>
          <table:table-cell office:value-type="float" office:value="2">
            <text:p>2</text:p>
          </table:table-cell>
          <table:table-cell office:value-type="string">
            <text:p>gridAnas_61</text:p>
          </table:table-cell>
        </table:table-row>
        <table:table-row table:style-name="ro3">
          <table:table-cell office:value-type="string">
            <text:p>NA</text:p>
          </table:table-cell>
          <table:table-cell office:value-type="float" office:value="9.76761523980076">
            <text:p>9,7676152398</text:p>
          </table:table-cell>
          <table:table-cell office:value-type="float" office:value="0.996068781782131">
            <text:p>0,9960687818</text:p>
          </table:table-cell>
          <table:table-cell office:value-type="float" office:value="0.175997038384731">
            <text:p>0,1759970384</text:p>
          </table:table-cell>
          <table:table-cell office:value-type="float" office:value="0.200861581457881">
            <text:p>0,2008615815</text:p>
          </table:table-cell>
          <table:table-cell office:value-type="string">
            <text:p>NA</text:p>
          </table:table-cell>
          <table:table-cell/>
          <table:table-cell office:value-type="float" office:value="1.33600647677142">
            <text:p>1,3360064768</text:p>
          </table:table-cell>
          <table:table-cell office:value-type="float" office:value="2">
            <text:p>2</text:p>
          </table:table-cell>
          <table:table-cell office:value-type="string">
            <text:p>gridAnas_45</text:p>
          </table:table-cell>
        </table:table-row>
        <table:table-row table:style-name="ro3">
          <table:table-cell office:value-type="string">
            <text:p>NA</text:p>
          </table:table-cell>
          <table:table-cell office:value-type="float" office:value="9.66697034690912">
            <text:p>9,6669703469</text:p>
          </table:table-cell>
          <table:table-cell office:value-type="float" office:value="0.996705869895513">
            <text:p>0,9967058699</text:p>
          </table:table-cell>
          <table:table-cell office:value-type="float" office:value="0.170402173851711">
            <text:p>0,1704021739</text:p>
          </table:table-cell>
          <table:table-cell office:value-type="float" office:value="0.188311149661354">
            <text:p>0,1883111497</text:p>
          </table:table-cell>
          <table:table-cell office:value-type="string">
            <text:p>NA</text:p>
          </table:table-cell>
          <table:table-cell/>
          <table:table-cell office:value-type="float" office:value="1.33801827902858">
            <text:p>1,338018279</text:p>
          </table:table-cell>
          <table:table-cell office:value-type="float" office:value="2">
            <text:p>2</text:p>
          </table:table-cell>
          <table:table-cell office:value-type="string">
            <text:p>gridAnas_54</text:p>
          </table:table-cell>
        </table:table-row>
        <table:table-row table:style-name="ro3">
          <table:table-cell office:value-type="float" office:value="23903.1320046136">
            <text:p>23903,1320046136</text:p>
          </table:table-cell>
          <table:table-cell office:value-type="float" office:value="3.69971212842916">
            <text:p>3,6997121284</text:p>
          </table:table-cell>
          <table:table-cell office:value-type="float" office:value="0.673564583235816">
            <text:p>0,6735645832</text:p>
          </table:table-cell>
          <table:table-cell office:value-type="float" office:value="0.076784513280333">
            <text:p>0,0767845133</text:p>
          </table:table-cell>
          <table:table-cell office:value-type="float" office:value="3.0072576430569">
            <text:p>3,0072576431</text:p>
          </table:table-cell>
          <table:table-cell office:value-type="float" office:value="397.387808107538">
            <text:p>397,3878081075</text:p>
          </table:table-cell>
          <table:table-cell office:value-type="float" office:value="3">
            <text:p>3</text:p>
          </table:table-cell>
          <table:table-cell office:value-type="float" office:value="1.34457011086199">
            <text:p>1,3445701109</text:p>
          </table:table-cell>
          <table:table-cell office:value-type="float" office:value="3">
            <text:p>3</text:p>
          </table:table-cell>
          <table:table-cell office:value-type="string">
            <text:p>gridAnas_83</text:p>
          </table:table-cell>
        </table:table-row>
        <table:table-row table:style-name="ro3">
          <table:table-cell office:value-type="string">
            <text:p>NA</text:p>
          </table:table-cell>
          <table:table-cell office:value-type="float" office:value="9.73492184939651">
            <text:p>9,7349218494</text:p>
          </table:table-cell>
          <table:table-cell office:value-type="float" office:value="0.997375624950335">
            <text:p>0,997375625</text:p>
          </table:table-cell>
          <table:table-cell office:value-type="float" office:value="0.167833248625345">
            <text:p>0,1678332486</text:p>
          </table:table-cell>
          <table:table-cell office:value-type="float" office:value="0.167496829521716">
            <text:p>0,1674968295</text:p>
          </table:table-cell>
          <table:table-cell office:value-type="string">
            <text:p>NA</text:p>
          </table:table-cell>
          <table:table-cell/>
          <table:table-cell office:value-type="float" office:value="1.35534382483053">
            <text:p>1,3553438248</text:p>
          </table:table-cell>
          <table:table-cell office:value-type="float" office:value="2">
            <text:p>2</text:p>
          </table:table-cell>
          <table:table-cell office:value-type="string">
            <text:p>gridAnas_40</text:p>
          </table:table-cell>
        </table:table-row>
        <table:table-row table:style-name="ro3">
          <table:table-cell office:value-type="string">
            <text:p>NA</text:p>
          </table:table-cell>
          <table:table-cell office:value-type="float" office:value="9.81525613105389">
            <text:p>9,8152561311</text:p>
          </table:table-cell>
          <table:table-cell office:value-type="float" office:value="0.997829087855022">
            <text:p>0,9978290879</text:p>
          </table:table-cell>
          <table:table-cell office:value-type="float" office:value="0.175355328391514">
            <text:p>0,1753553284</text:p>
          </table:table-cell>
          <table:table-cell office:value-type="float" office:value="0.14868072696823">
            <text:p>0,148680727</text:p>
          </table:table-cell>
          <table:table-cell office:value-type="string">
            <text:p>NA</text:p>
          </table:table-cell>
          <table:table-cell/>
          <table:table-cell office:value-type="float" office:value="1.38412165183377">
            <text:p>1,3841216518</text:p>
          </table:table-cell>
          <table:table-cell office:value-type="float" office:value="2">
            <text:p>2</text:p>
          </table:table-cell>
          <table:table-cell office:value-type="string">
            <text:p>gridAnas_55</text:p>
          </table:table-cell>
        </table:table-row>
        <table:table-row table:style-name="ro3">
          <table:table-cell office:value-type="string">
            <text:p>NA</text:p>
          </table:table-cell>
          <table:table-cell office:value-type="float" office:value="9.80776255063742">
            <text:p>9,8077625506</text:p>
          </table:table-cell>
          <table:table-cell office:value-type="float" office:value="0.997893470490268">
            <text:p>0,9978934705</text:p>
          </table:table-cell>
          <table:table-cell office:value-type="float" office:value="0.177578203622589">
            <text:p>0,1775782036</text:p>
          </table:table-cell>
          <table:table-cell office:value-type="float" office:value="0.145221909855339">
            <text:p>0,1452219099</text:p>
          </table:table-cell>
          <table:table-cell office:value-type="string">
            <text:p>NA</text:p>
          </table:table-cell>
          <table:table-cell/>
          <table:table-cell office:value-type="float" office:value="1.39019329054722">
            <text:p>1,3901932905</text:p>
          </table:table-cell>
          <table:table-cell office:value-type="float" office:value="2">
            <text:p>2</text:p>
          </table:table-cell>
          <table:table-cell office:value-type="string">
            <text:p>gridAnas_80</text:p>
          </table:table-cell>
        </table:table-row>
        <table:table-row table:style-name="ro3">
          <table:table-cell office:value-type="string">
            <text:p>NA</text:p>
          </table:table-cell>
          <table:table-cell office:value-type="float" office:value="9.79294390466537">
            <text:p>9,7929439047</text:p>
          </table:table-cell>
          <table:table-cell office:value-type="float" office:value="0.998158320894828">
            <text:p>0,9981583209</text:p>
          </table:table-cell>
          <table:table-cell office:value-type="float" office:value="0.176576023483021">
            <text:p>0,1765760235</text:p>
          </table:table-cell>
          <table:table-cell office:value-type="float" office:value="0.137815766880416">
            <text:p>0,1378157669</text:p>
          </table:table-cell>
          <table:table-cell office:value-type="string">
            <text:p>NA</text:p>
          </table:table-cell>
          <table:table-cell/>
          <table:table-cell office:value-type="float" office:value="1.39535012659524">
            <text:p>1,3953501266</text:p>
          </table:table-cell>
          <table:table-cell office:value-type="float" office:value="2">
            <text:p>2</text:p>
          </table:table-cell>
          <table:table-cell office:value-type="string">
            <text:p>gridAnas_41</text:p>
          </table:table-cell>
        </table:table-row>
        <table:table-row table:style-name="ro3">
          <table:table-cell office:value-type="string">
            <text:p>NA</text:p>
          </table:table-cell>
          <table:table-cell office:value-type="float" office:value="9.92234078866977">
            <text:p>9,9223407887</text:p>
          </table:table-cell>
          <table:table-cell office:value-type="float" office:value="0.999832349209203">
            <text:p>0,9998323492</text:p>
          </table:table-cell>
          <table:table-cell office:value-type="float" office:value="0.107087767281061">
            <text:p>0,1070877673</text:p>
          </table:table-cell>
          <table:table-cell office:value-type="float" office:value="0.0442326872964669">
            <text:p>0,0442326873</text:p>
          </table:table-cell>
          <table:table-cell office:value-type="string">
            <text:p>NA</text:p>
          </table:table-cell>
          <table:table-cell/>
          <table:table-cell office:value-type="float" office:value="1.43416642040494">
            <text:p>1,4341664204</text:p>
          </table:table-cell>
          <table:table-cell office:value-type="float" office:value="2">
            <text:p>2</text:p>
          </table:table-cell>
          <table:table-cell office:value-type="string">
            <text:p>gridAnas_91</text:p>
          </table:table-cell>
        </table:table-row>
        <table:table-row table:style-name="ro3">
          <table:table-cell office:value-type="string">
            <text:p>NA</text:p>
          </table:table-cell>
          <table:table-cell office:value-type="float" office:value="9.78580906087198">
            <text:p>9,7858090609</text:p>
          </table:table-cell>
          <table:table-cell office:value-type="float" office:value="0.999842931962663">
            <text:p>0,999842932</text:p>
          </table:table-cell>
          <table:table-cell office:value-type="float" office:value="0.139541069634363">
            <text:p>0,1395410696</text:p>
          </table:table-cell>
          <table:table-cell office:value-type="float" office:value="0.0398146631174274">
            <text:p>0,0398146631</text:p>
          </table:table-cell>
          <table:table-cell office:value-type="string">
            <text:p>NA</text:p>
          </table:table-cell>
          <table:table-cell/>
          <table:table-cell office:value-type="float" office:value="1.44871330892879">
            <text:p>1,4487133089</text:p>
          </table:table-cell>
          <table:table-cell office:value-type="float" office:value="2">
            <text:p>2</text:p>
          </table:table-cell>
          <table:table-cell office:value-type="string">
            <text:p>gridAnas_1</text:p>
          </table:table-cell>
        </table:table-row>
        <table:table-row table:style-name="ro3">
          <table:table-cell office:value-type="string">
            <text:p>NA</text:p>
          </table:table-cell>
          <table:table-cell office:value-type="float" office:value="9.8654051829111">
            <text:p>9,8654051829</text:p>
          </table:table-cell>
          <table:table-cell office:value-type="float" office:value="0.999630625701044">
            <text:p>0,9996306257</text:p>
          </table:table-cell>
          <table:table-cell office:value-type="float" office:value="0.177255606869574">
            <text:p>0,1772556069</text:p>
          </table:table-cell>
          <table:table-cell office:value-type="float" office:value="0.0613741109601687">
            <text:p>0,061374111</text:p>
          </table:table-cell>
          <table:table-cell office:value-type="string">
            <text:p>NA</text:p>
          </table:table-cell>
          <table:table-cell/>
          <table:table-cell office:value-type="float" office:value="1.46796131429109">
            <text:p>1,4679613143</text:p>
          </table:table-cell>
          <table:table-cell office:value-type="float" office:value="2">
            <text:p>2</text:p>
          </table:table-cell>
          <table:table-cell office:value-type="string">
            <text:p>gridAnas_89</text:p>
          </table:table-cell>
        </table:table-row>
        <table:table-row table:style-name="ro3">
          <table:table-cell office:value-type="string">
            <text:p>NA</text:p>
          </table:table-cell>
          <table:table-cell office:value-type="float" office:value="9.89872513344971">
            <text:p>9,8987251334</text:p>
          </table:table-cell>
          <table:table-cell office:value-type="float" office:value="0.999812183576759">
            <text:p>0,9998121836</text:p>
          </table:table-cell>
          <table:table-cell office:value-type="float" office:value="0.17001883523643">
            <text:p>0,1700188352</text:p>
          </table:table-cell>
          <table:table-cell office:value-type="float" office:value="0.0441296715067209">
            <text:p>0,0441296715</text:p>
          </table:table-cell>
          <table:table-cell office:value-type="string">
            <text:p>NA</text:p>
          </table:table-cell>
          <table:table-cell/>
          <table:table-cell office:value-type="float" office:value="1.47545941824966">
            <text:p>1,4754594182</text:p>
          </table:table-cell>
          <table:table-cell office:value-type="float" office:value="2">
            <text:p>2</text:p>
          </table:table-cell>
          <table:table-cell office:value-type="string">
            <text:p>gridAnas_56</text:p>
          </table:table-cell>
        </table:table-row>
        <table:table-row table:style-name="ro3">
          <table:table-cell office:value-type="float" office:value="36649.5504106956">
            <text:p>36649,5504106956</text:p>
          </table:table-cell>
          <table:table-cell office:value-type="float" office:value="2.6041872681427">
            <text:p>2,6041872681</text:p>
          </table:table-cell>
          <table:table-cell office:value-type="float" office:value="0.62997236570124">
            <text:p>0,6299723657</text:p>
          </table:table-cell>
          <table:table-cell office:value-type="float" office:value="0.0961237398778288">
            <text:p>0,0961237399</text:p>
          </table:table-cell>
          <table:table-cell office:value-type="float" office:value="3.44230319617205">
            <text:p>3,4423031962</text:p>
          </table:table-cell>
          <table:table-cell office:value-type="float" office:value="609.828493218411">
            <text:p>609,8284932184</text:p>
          </table:table-cell>
          <table:table-cell office:value-type="float" office:value="3">
            <text:p>3</text:p>
          </table:table-cell>
          <table:table-cell office:value-type="float" office:value="1.79883070831664">
            <text:p>1,7988307083</text:p>
          </table:table-cell>
          <table:table-cell office:value-type="float" office:value="3">
            <text:p>3</text:p>
          </table:table-cell>
          <table:table-cell office:value-type="string">
            <text:p>gridAnas_57</text:p>
          </table:table-cell>
        </table:table-row>
        <table:table-row table:style-name="ro3">
          <table:table-cell office:value-type="float" office:value="33423.8552616498">
            <text:p>33423,8552616498</text:p>
          </table:table-cell>
          <table:table-cell office:value-type="float" office:value="3.14393476128361">
            <text:p>3,1439347613</text:p>
          </table:table-cell>
          <table:table-cell office:value-type="float" office:value="0.581733614677204">
            <text:p>0,5817336147</text:p>
          </table:table-cell>
          <table:table-cell office:value-type="float" office:value="0.0582899482815497">
            <text:p>0,0582899483</text:p>
          </table:table-cell>
          <table:table-cell office:value-type="float" office:value="3.58946256620477">
            <text:p>3,5894625662</text:p>
          </table:table-cell>
          <table:table-cell office:value-type="float" office:value="556.067668492279">
            <text:p>556,0676684923</text:p>
          </table:table-cell>
          <table:table-cell office:value-type="float" office:value="3">
            <text:p>3</text:p>
          </table:table-cell>
          <table:table-cell office:value-type="float" office:value="1.94858014299111">
            <text:p>1,948580143</text:p>
          </table:table-cell>
          <table:table-cell office:value-type="float" office:value="3">
            <text:p>3</text:p>
          </table:table-cell>
          <table:table-cell office:value-type="string">
            <text:p>gridAnas_51</text:p>
          </table:table-cell>
        </table:table-row>
        <table:table-row table:style-name="ro3">
          <table:table-cell office:value-type="float" office:value="27930.7531372264">
            <text:p>27930,7531372264</text:p>
          </table:table-cell>
          <table:table-cell office:value-type="float" office:value="3.77965432962348">
            <text:p>3,7796543296</text:p>
          </table:table-cell>
          <table:table-cell office:value-type="float" office:value="0.662629924532352">
            <text:p>0,6626299245</text:p>
          </table:table-cell>
          <table:table-cell office:value-type="float" office:value="0.0734352069571836">
            <text:p>0,073435207</text:p>
          </table:table-cell>
          <table:table-cell office:value-type="float" office:value="4.27256517651419">
            <text:p>4,2725651765</text:p>
          </table:table-cell>
          <table:table-cell office:value-type="float" office:value="464.519783843915">
            <text:p>464,5197838439</text:p>
          </table:table-cell>
          <table:table-cell office:value-type="float" office:value="3">
            <text:p>3</text:p>
          </table:table-cell>
          <table:table-cell office:value-type="float" office:value="2.59197803155426">
            <text:p>2,5919780316</text:p>
          </table:table-cell>
          <table:table-cell office:value-type="float" office:value="3">
            <text:p>3</text:p>
          </table:table-cell>
          <table:table-cell office:value-type="string">
            <text:p>gridAnas_70</text:p>
          </table:table-cell>
        </table:table-row>
        <table:table-row table:style-name="ro3">
          <table:table-cell office:value-type="float" office:value="32993.1982016059">
            <text:p>32993,1982016059</text:p>
          </table:table-cell>
          <table:table-cell office:value-type="float" office:value="3.3913912852561">
            <text:p>3,3913912853</text:p>
          </table:table-cell>
          <table:table-cell office:value-type="float" office:value="0.574236784502189">
            <text:p>0,5742367845</text:p>
          </table:table-cell>
          <table:table-cell office:value-type="float" office:value="0.056785634772272">
            <text:p>0,0567856348</text:p>
          </table:table-cell>
          <table:table-cell office:value-type="float" office:value="4.5195541808758">
            <text:p>4,5195541809</text:p>
          </table:table-cell>
          <table:table-cell office:value-type="float" office:value="548.894075486885">
            <text:p>548,8940754869</text:p>
          </table:table-cell>
          <table:table-cell office:value-type="float" office:value="3">
            <text:p>3</text:p>
          </table:table-cell>
          <table:table-cell office:value-type="float" office:value="2.85765007908171">
            <text:p>2,8576500791</text:p>
          </table:table-cell>
          <table:table-cell office:value-type="float" office:value="3">
            <text:p>3</text:p>
          </table:table-cell>
          <table:table-cell office:value-type="string">
            <text:p>gridAnas_64</text:p>
          </table:table-cell>
        </table:table-row>
      </table:table>
      <table:database-ranges>
        <table:database-range table:name="__Anonymous_Sheet_DB__1" table:target-range-address="Feuille2.A1:Feuille2.J289">
          <table:sort>
            <table:sort-by table:field-number="8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4">24/07/2017</text:date>, <text:time>13:36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24T13:36:03</dc:date>
    <meta:generator>OpenOffice/4.1.1$Unix OpenOffice.org_project/411m6$Build-9775</meta:generator>
    <dc:creator>Juste Raimbault</dc:creator>
    <meta:editing-duration>PT1M1S</meta:editing-duration>
    <meta:editing-cycles>1</meta:editing-cycles>
    <meta:document-statistic meta:table-count="2" meta:cell-count="286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19.216cm" xlink:href=".." xlink:type="simple" chart:class="chart:bar" chart:style-name="ch1">
        <chart:legend chart:legend-position="end" svg:x="14.49cm" svg:y="9.313cm" style:legend-expansion="high" chart:style-name="ch2"/>
        <chart:plot-area chart:style-name="ch3" table:cell-range-address="Feuille2.H1:Feuille2.H289" chart:data-source-has-labels="row" svg:x="0.77cm" svg:y="1.671cm" svg:width="13.08cm" svg:height="16.741cm">
          <chartooo:coordinate-region svg:x="1.502cm" svg:y="1.867cm" svg:width="12.348cm" svg:height="15.51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euille2.H2:Feuille2.H289" chart:label-cell-address="Feuille2.H1:Feuille2.H1" chart:class="chart:bar">
            <chart:data-point chart:repeated="28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st4</text:p>
                <draw:g>
                  <svg:desc>Feuille2.H1:Feuille2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64792178926958">
                <text:p>0.164792178926958</text:p>
                <draw:g>
                  <svg:desc>Feuille2.H2:Feuille2.H28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00670091224354">
                <text:p>0.2006700912243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05847602072708">
                <text:p>0.2058476020727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09159464075272">
                <text:p>0.2091594640752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17942827722615">
                <text:p>0.2179428277226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1855398088319">
                <text:p>0.218553980883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24627361056243">
                <text:p>0.2246273610562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33107395019889">
                <text:p>0.2331073950198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33107395019889">
                <text:p>0.2331073950198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36414556376002">
                <text:p>0.2364145563760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46412725234179">
                <text:p>0.24641272523417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51655649793123">
                <text:p>0.2516556497931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52557140015803">
                <text:p>0.2525571400158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53899188389669">
                <text:p>0.25389918838966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73125113417012">
                <text:p>0.2731251134170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8254073811243">
                <text:p>0.2825407381124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86745140317801">
                <text:p>0.2867451403178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94648766554331">
                <text:p>0.29464876655433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96472870764859">
                <text:p>0.29647287076485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13024228916179">
                <text:p>0.31302422891617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16900605719873">
                <text:p>0.31690060571987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25991585734381">
                <text:p>0.32599158573438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27822098451208">
                <text:p>0.32782209845120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38770492471616">
                <text:p>0.33877049247161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40010130278404">
                <text:p>0.34001013027840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4402340968526">
                <text:p>0.3440234096852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63534132253605">
                <text:p>0.36353413225360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64871576281757">
                <text:p>0.36487157628175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71693677461276">
                <text:p>0.37169367746127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96665496389194">
                <text:p>0.39666549638919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97594497370863">
                <text:p>0.39759449737086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413797815516317">
                <text:p>0.41379781551631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413797815516317">
                <text:p>0.41379781551631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420435321159803">
                <text:p>0.42043532115980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423961886288386">
                <text:p>0.42396188628838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42677203630368">
                <text:p>0.4267720363036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447699627687433">
                <text:p>0.44769962768743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45194153414991">
                <text:p>0.4519415341499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467212169161859">
                <text:p>0.46721216916185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67212169161859">
                <text:p>0.46721216916185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68701328625685">
                <text:p>0.46870132862568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68862640189537">
                <text:p>0.46886264018953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82335789953089">
                <text:p>0.48233578995308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95457279276226">
                <text:p>0.49545727927622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506739863688751">
                <text:p>0.50673986368875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5079217">
                <text:p>0.507921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509335761307338">
                <text:p>0.50933576130733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525480498789712">
                <text:p>0.52548049878971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531701090174919">
                <text:p>0.53170109017491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4273417968157">
                <text:p>0.5427341796815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573018">
                <text:p>0.557301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59236625546278">
                <text:p>0.55923662554627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615065">
                <text:p>0.561506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759842">
                <text:p>0.575984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870147">
                <text:p>0.587014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937696">
                <text:p>0.593769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610808437887517">
                <text:p>0.61080843788751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614223851883309">
                <text:p>0.61422385188330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618996235754225">
                <text:p>0.61899623575422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619884974255843">
                <text:p>0.61988497425584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25648837022691">
                <text:p>0.62564883702269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343424">
                <text:p>0.634342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359954">
                <text:p>0.635995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364936">
                <text:p>0.636493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367242">
                <text:p>0.636724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372596">
                <text:p>0.637259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435524">
                <text:p>0.643552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48859767239518">
                <text:p>0.64885976723951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55423">
                <text:p>0.65542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595747">
                <text:p>0.659574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6631601">
                <text:p>0.663160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6636443">
                <text:p>0.663644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6677453">
                <text:p>0.667745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669705266680897">
                <text:p>0.66970526668089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6720284">
                <text:p>0.672028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6729235">
                <text:p>0.672923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674082669125241">
                <text:p>0.67408266912524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674202080177261">
                <text:p>0.67420208017726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6828718">
                <text:p>0.682871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6829962">
                <text:p>0.682996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688084607254406">
                <text:p>0.68808460725440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6881342">
                <text:p>0.688134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6895756">
                <text:p>0.689575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6903258">
                <text:p>0.690325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6959712">
                <text:p>0.695971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6964901">
                <text:p>0.696490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7000966">
                <text:p>0.700096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700992">
                <text:p>0.70099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7028704">
                <text:p>0.702870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7054592">
                <text:p>0.705459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7080848">
                <text:p>0.708084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712381">
                <text:p>0.71238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712852">
                <text:p>0.71285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7138059">
                <text:p>0.713805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7196993">
                <text:p>0.719699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720308360901383">
                <text:p>0.72030836090138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7234673">
                <text:p>0.723467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7249474">
                <text:p>0.724947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7251228">
                <text:p>0.725122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7291978">
                <text:p>0.729197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7310466">
                <text:p>0.731046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734603856606088">
                <text:p>0.73460385660608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734603856606088">
                <text:p>0.73460385660608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7394959">
                <text:p>0.739495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7395862">
                <text:p>0.739586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7400659">
                <text:p>0.740065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7402194">
                <text:p>0.740219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7405444">
                <text:p>0.740544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7419571">
                <text:p>0.741957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7436021">
                <text:p>0.743602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7442687">
                <text:p>0.744268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7455031">
                <text:p>0.745503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7466475">
                <text:p>0.746647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7473975">
                <text:p>0.747397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7549231">
                <text:p>0.754923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7567157">
                <text:p>0.756715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7602907">
                <text:p>0.760290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7608738">
                <text:p>0.760873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7622652">
                <text:p>0.762265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7627542">
                <text:p>0.762754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770372">
                <text:p>0.77037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7729107">
                <text:p>0.772910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7732045">
                <text:p>0.773204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774248342352946">
                <text:p>0.77424834235294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7767886">
                <text:p>0.776788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7767886">
                <text:p>0.776788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7800414">
                <text:p>0.780041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780092232653464">
                <text:p>0.78009223265346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7807328">
                <text:p>0.780732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782008816049759">
                <text:p>0.78200881604975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783621">
                <text:p>0.78362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7876463">
                <text:p>0.787646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7879243">
                <text:p>0.787924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7902854">
                <text:p>0.790285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7920384">
                <text:p>0.792038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7946615">
                <text:p>0.794661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7949414">
                <text:p>0.794941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7957603">
                <text:p>0.795760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8013378">
                <text:p>0.801337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8025709">
                <text:p>0.802570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8038803">
                <text:p>0.803880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8040363">
                <text:p>0.804036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8043102">
                <text:p>0.804310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8043104">
                <text:p>0.804310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8067556">
                <text:p>0.806755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8107963">
                <text:p>0.810796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815373">
                <text:p>0.81537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815705266970537">
                <text:p>0.81570526697053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816219">
                <text:p>0.81621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8170062">
                <text:p>0.817006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8171605">
                <text:p>0.817160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8189587">
                <text:p>0.818958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8234788">
                <text:p>0.823478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8245738">
                <text:p>0.824573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8249046">
                <text:p>0.824904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8255119">
                <text:p>0.825511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8263247">
                <text:p>0.826324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8263247">
                <text:p>0.826324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8266764">
                <text:p>0.826676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8266764">
                <text:p>0.826676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8292318">
                <text:p>0.829231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8317535">
                <text:p>0.831753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8327976">
                <text:p>0.832797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8336934">
                <text:p>0.833693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8341554">
                <text:p>0.834155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835200626033963">
                <text:p>0.83520062603396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8355129">
                <text:p>0.835512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8355395">
                <text:p>0.835539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84348183545653">
                <text:p>0.8434818354565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84348183545653">
                <text:p>0.8434818354565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8458491">
                <text:p>0.845849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8463004">
                <text:p>0.846300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846341">
                <text:p>0.84634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8473298">
                <text:p>0.847329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847885614045476">
                <text:p>0.84788561404547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8479134">
                <text:p>0.847913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848404">
                <text:p>0.84840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8488636">
                <text:p>0.848863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8500754">
                <text:p>0.850075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8502123">
                <text:p>0.850212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8506162">
                <text:p>0.850616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8540505">
                <text:p>0.854050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8552697">
                <text:p>0.855269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8603425">
                <text:p>0.860342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8608644">
                <text:p>0.860864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8621435">
                <text:p>0.862143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8664994">
                <text:p>0.866499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8687981">
                <text:p>0.868798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8698643">
                <text:p>0.869864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8748609">
                <text:p>0.874860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8754361">
                <text:p>0.875436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8770853">
                <text:p>0.877085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8816492">
                <text:p>0.881649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8843665">
                <text:p>0.884366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8874222">
                <text:p>0.887422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890016477382538">
                <text:p>0.89001647738253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8933572">
                <text:p>0.893357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8966462">
                <text:p>0.896646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8975579">
                <text:p>0.897557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8981375">
                <text:p>0.898137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8981737">
                <text:p>0.898173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9029755">
                <text:p>0.902975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9038536">
                <text:p>0.903853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904652">
                <text:p>0.90465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9153503">
                <text:p>0.915350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9153503">
                <text:p>0.915350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9153503">
                <text:p>0.915350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9205154">
                <text:p>0.920515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9225391">
                <text:p>0.922539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9270854">
                <text:p>0.927085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9274913">
                <text:p>0.927491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9286525">
                <text:p>0.928652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9290981">
                <text:p>0.929098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929117837694078">
                <text:p>0.92911783769407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929117837694078">
                <text:p>0.92911783769407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9307852">
                <text:p>0.930785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9323774">
                <text:p>0.932377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9336171">
                <text:p>0.933617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937806588565472">
                <text:p>0.93780658856547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9456454">
                <text:p>0.945645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9477868">
                <text:p>0.947786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950883270765465">
                <text:p>0.95088327076546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9525155">
                <text:p>0.952515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9525771">
                <text:p>0.952577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9628319">
                <text:p>0.962831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9637015">
                <text:p>0.963701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964998">
                <text:p>0.96499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9657215">
                <text:p>0.965721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969275">
                <text:p>0.96927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9710097">
                <text:p>0.971009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9736889">
                <text:p>0.973688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9788945">
                <text:p>0.978894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9906944">
                <text:p>0.990694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9955755">
                <text:p>0.995575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9963904">
                <text:p>0.996390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.003028">
                <text:p>1.00302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.00646376468435">
                <text:p>1.0064637646843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.007722">
                <text:p>1.00772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.01716102800768">
                <text:p>1.0171610280076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.017894">
                <text:p>1.01789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.021957">
                <text:p>1.02195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.024184">
                <text:p>1.02418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.025322">
                <text:p>1.02532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.035178">
                <text:p>1.03517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.040678">
                <text:p>1.04067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.041828">
                <text:p>1.04182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.04707006206122">
                <text:p>1.0470700620612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.06776165658394">
                <text:p>1.0677616565839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.083338">
                <text:p>1.08333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.085643">
                <text:p>1.08564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.08783174131375">
                <text:p>1.0878317413137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.09508">
                <text:p>1.0950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.103391">
                <text:p>1.10339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.10380746113573">
                <text:p>1.1038074611357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.11050659024383">
                <text:p>1.1105065902438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.12859788443503">
                <text:p>1.1285978844350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.13711785324132">
                <text:p>1.1371178532413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.13895638591276">
                <text:p>1.1389563859127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.14000154091114">
                <text:p>1.1400015409111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.15123783890037">
                <text:p>1.1512378389003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.170082">
                <text:p>1.17008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.17428964193694">
                <text:p>1.1742896419369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.20019317130226">
                <text:p>1.2001931713022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.20974163828724">
                <text:p>1.2097416382872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.21740674730507">
                <text:p>1.2174067473050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.2280122740744">
                <text:p>1.228012274074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.25866782495686">
                <text:p>1.2586678249568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.262822">
                <text:p>1.26282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.2732211220607">
                <text:p>1.273221122060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.294761">
                <text:p>1.29476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.31783067179077">
                <text:p>1.3178306717907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.31887617596934">
                <text:p>1.3188761759693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.31887617596934">
                <text:p>1.3188761759693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.33600647677142">
                <text:p>1.3360064767714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.33801827902858">
                <text:p>1.3380182790285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.34457011086199">
                <text:p>1.3445701108619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.35534382483053">
                <text:p>1.3553438248305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.38412165183377">
                <text:p>1.3841216518337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.39019329054722">
                <text:p>1.3901932905472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.39535012659524">
                <text:p>1.3953501265952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.43416642040494">
                <text:p>1.4341664204049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.44871330892879">
                <text:p>1.4487133089287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.46796131429109">
                <text:p>1.4679613142910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.47545941824966">
                <text:p>1.4754594182496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.79883070831664">
                <text:p>1.7988307083166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.94858014299111">
                <text:p>1.9485801429911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.59197803155426">
                <text:p>2.5919780315542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.85765007908171">
                <text:p>2.8576500790817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